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0"/>
    <style:style style:name="co1" style:family="table-column">
      <style:table-column-properties fo:break-before="auto" style:column-width="2.07433333333333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.41816666666667cm"/>
    </style:style>
    <style:style style:name="co5" style:family="table-column">
      <style:table-column-properties fo:break-before="auto" style:column-width="2.053166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73566666666667cm"/>
    </style:style>
    <style:style style:name="co8" style:family="table-column">
      <style:table-column-properties fo:break-before="auto" style:column-width="1.0795cm"/>
    </style:style>
    <style:style style:name="co9" style:family="table-column">
      <style:table-column-properties fo:break-before="auto" style:column-width="0.867833333333333cm"/>
    </style:style>
    <style:style style:name="co10" style:family="table-column">
      <style:table-column-properties fo:break-before="auto" style:column-width="1.03716666666667cm"/>
    </style:style>
    <style:style style:name="co11" style:family="table-column">
      <style:table-column-properties fo:break-before="auto" style:column-width="2.0955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2062023-16290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number-columns-repeated="1636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Depth</text:p>
          </table:table-cell>
          <table:table-cell office:value-type="string" table:style-name="ce1">
            <text:p>Depth_Rate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Pitch</text:p>
          </table:table-cell>
          <table:table-cell office:value-type="string" table:style-name="ce1">
            <text:p>MM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05</text:p>
          </table:table-cell>
          <table:table-cell office:value-type="float" office:value="3.5309999999999999E-3" table:style-name="ce1">
            <text:p>0.003531</text:p>
          </table:table-cell>
          <table:table-cell office:value-type="float" office:value="0" table:style-name="ce1">
            <text:p>0</text:p>
          </table:table-cell>
          <table:table-cell office:value-type="float" office:value="518" table:style-name="ce1">
            <text:p>518</text:p>
          </table:table-cell>
          <table:table-cell office:value-type="float" office:value="6.0810079999999997" table:style-name="ce1">
            <text:p>6.081008</text:p>
          </table:table-cell>
          <table:table-cell office:value-type="float" office:value="33" table:style-name="ce1">
            <text:p>33</text:p>
          </table:table-cell>
          <table:table-cell office:value-type="float" office:value="0.35309999999999997" table:formula="of:=[.C2]*100" table:style-name="ce1">
            <text:p>0.3531</text:p>
          </table:table-cell>
          <table:table-cell office:value-type="float" office:value="0" table:formula="of:=[.D2]*10000" table:style-name="ce1">
            <text:p>0</text:p>
          </table:table-cell>
          <table:table-cell office:value-type="float" office:value="0" table:formula="of:=[.I2]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06</text:p>
          </table:table-cell>
          <table:table-cell office:value-type="float" office:value="2.5829999999999999E-2" table:style-name="ce1">
            <text:p>0.02583</text:p>
          </table:table-cell>
          <table:table-cell office:value-type="float" office:value="2.2298999999999999E-2" table:formula="of:=[.C3]-[.C2]" table:style-name="ce1">
            <text:p>0.022299</text:p>
          </table:table-cell>
          <table:table-cell office:value-type="float" office:value="517" table:style-name="ce1">
            <text:p>517</text:p>
          </table:table-cell>
          <table:table-cell office:value-type="float" office:value="5.6462310000000002" table:style-name="ce1">
            <text:p>5.646231</text:p>
          </table:table-cell>
          <table:table-cell office:value-type="float" office:value="32" table:style-name="ce1">
            <text:p>32</text:p>
          </table:table-cell>
          <table:table-cell office:value-type="float" office:value="2.5829999999999997" table:formula="of:=[.C3]*100" table:style-name="ce1">
            <text:p>2.583</text:p>
          </table:table-cell>
          <table:table-cell office:value-type="float" office:value="222.98999999999998" table:formula="of:=[.D3]*10000" table:style-name="ce1">
            <text:p>222.99</text:p>
          </table:table-cell>
          <table:table-cell office:value-type="float" office:value="222.98999999999998" table:formula="of:=[.I3]-[.I2]" table:style-name="ce1">
            <text:p>222.9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07</text:p>
          </table:table-cell>
          <table:table-cell office:value-type="float" office:value="5.5541E-2" table:style-name="ce1">
            <text:p>0.055541</text:p>
          </table:table-cell>
          <table:table-cell office:value-type="float" office:value="2.9711000000000001E-2" table:formula="of:=[.C4]-[.C3]" table:style-name="ce1">
            <text:p>0.029711</text:p>
          </table:table-cell>
          <table:table-cell office:value-type="float" office:value="512" table:style-name="ce1">
            <text:p>512</text:p>
          </table:table-cell>
          <table:table-cell office:value-type="float" office:value="4.9809770000000002" table:style-name="ce1">
            <text:p>4.980977</text:p>
          </table:table-cell>
          <table:table-cell office:value-type="float" office:value="32" table:style-name="ce1">
            <text:p>32</text:p>
          </table:table-cell>
          <table:table-cell office:value-type="float" office:value="5.5541" table:formula="of:=[.C4]*100" table:style-name="ce1">
            <text:p>5.5541</text:p>
          </table:table-cell>
          <table:table-cell office:value-type="float" office:value="297.11" table:formula="of:=[.D4]*10000" table:style-name="ce1">
            <text:p>297.11</text:p>
          </table:table-cell>
          <table:table-cell office:value-type="float" office:value="74.120000000000033" table:formula="of:=[.I4]-[.I3]" table:style-name="ce1">
            <text:p>74.1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08</text:p>
          </table:table-cell>
          <table:table-cell office:value-type="float" office:value="8.1007999999999997E-2" table:style-name="ce1">
            <text:p>0.081008</text:p>
          </table:table-cell>
          <table:table-cell office:value-type="float" office:value="2.5466999999999997E-2" table:formula="of:=[.C5]-[.C4]" table:style-name="ce1">
            <text:p>0.025467</text:p>
          </table:table-cell>
          <table:table-cell office:value-type="float" office:value="515" table:style-name="ce1">
            <text:p>515</text:p>
          </table:table-cell>
          <table:table-cell office:value-type="float" office:value="4.4859330000000002" table:style-name="ce1">
            <text:p>4.485933</text:p>
          </table:table-cell>
          <table:table-cell office:value-type="float" office:value="32" table:style-name="ce1">
            <text:p>32</text:p>
          </table:table-cell>
          <table:table-cell office:value-type="float" office:value="8.1007999999999996" table:formula="of:=[.C5]*100" table:style-name="ce1">
            <text:p>8.1008</text:p>
          </table:table-cell>
          <table:table-cell office:value-type="float" office:value="254.66999999999996" table:formula="of:=[.D5]*10000" table:style-name="ce1">
            <text:p>254.67</text:p>
          </table:table-cell>
          <table:table-cell office:value-type="float" office:value="-42.440000000000055" table:formula="of:=[.I5]-[.I4]" table:style-name="ce1">
            <text:p>-42.4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09</text:p>
          </table:table-cell>
          <table:table-cell office:value-type="float" office:value="0.10993" table:style-name="ce1">
            <text:p>0.10993</text:p>
          </table:table-cell>
          <table:table-cell office:value-type="float" office:value="2.8922000000000003E-2" table:formula="of:=[.C6]-[.C5]" table:style-name="ce1">
            <text:p>0.028922</text:p>
          </table:table-cell>
          <table:table-cell office:value-type="float" office:value="513" table:style-name="ce1">
            <text:p>513</text:p>
          </table:table-cell>
          <table:table-cell office:value-type="float" office:value="3.9152269999999998" table:style-name="ce1">
            <text:p>3.915227</text:p>
          </table:table-cell>
          <table:table-cell office:value-type="float" office:value="32" table:style-name="ce1">
            <text:p>32</text:p>
          </table:table-cell>
          <table:table-cell office:value-type="float" office:value="10.993" table:formula="of:=[.C6]*100" table:style-name="ce1">
            <text:p>10.993</text:p>
          </table:table-cell>
          <table:table-cell office:value-type="float" office:value="289.22000000000003" table:formula="of:=[.D6]*10000" table:style-name="ce1">
            <text:p>289.22</text:p>
          </table:table-cell>
          <table:table-cell office:value-type="float" office:value="34.550000000000068" table:formula="of:=[.I6]-[.I5]" table:style-name="ce1">
            <text:p>34.5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10</text:p>
          </table:table-cell>
          <table:table-cell office:value-type="float" office:value="0.13988200000000001" table:style-name="ce1">
            <text:p>0.139882</text:p>
          </table:table-cell>
          <table:table-cell office:value-type="float" office:value="2.9952000000000006E-2" table:formula="of:=[.C7]-[.C6]" table:style-name="ce1">
            <text:p>0.029952</text:p>
          </table:table-cell>
          <table:table-cell office:value-type="float" office:value="512" table:style-name="ce1">
            <text:p>512</text:p>
          </table:table-cell>
          <table:table-cell office:value-type="float" office:value="3.2910840000000001" table:style-name="ce1">
            <text:p>3.291084</text:p>
          </table:table-cell>
          <table:table-cell office:value-type="float" office:value="32" table:style-name="ce1">
            <text:p>32</text:p>
          </table:table-cell>
          <table:table-cell office:value-type="float" office:value="13.988200000000001" table:formula="of:=[.C7]*100" table:style-name="ce1">
            <text:p>13.9882</text:p>
          </table:table-cell>
          <table:table-cell office:value-type="float" office:value="299.52000000000004" table:formula="of:=[.D7]*10000" table:style-name="ce1">
            <text:p>299.52</text:p>
          </table:table-cell>
          <table:table-cell office:value-type="float" office:value="10.300000000000011" table:formula="of:=[.I7]-[.I6]" table:style-name="ce1">
            <text:p>10.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11</text:p>
          </table:table-cell>
          <table:table-cell office:value-type="float" office:value="0.17147899999999999" table:style-name="ce1">
            <text:p>0.171479</text:p>
          </table:table-cell>
          <table:table-cell office:value-type="float" office:value="3.1596999999999986E-2" table:formula="of:=[.C8]-[.C7]" table:style-name="ce1">
            <text:p>0.031597</text:p>
          </table:table-cell>
          <table:table-cell office:value-type="float" office:value="515" table:style-name="ce1">
            <text:p>515</text:p>
          </table:table-cell>
          <table:table-cell office:value-type="float" office:value="2.5294400000000001" table:style-name="ce1">
            <text:p>2.52944</text:p>
          </table:table-cell>
          <table:table-cell office:value-type="float" office:value="31" table:style-name="ce1">
            <text:p>31</text:p>
          </table:table-cell>
          <table:table-cell office:value-type="float" office:value="17.1479" table:formula="of:=[.C8]*100" table:style-name="ce1">
            <text:p>17.1479</text:p>
          </table:table-cell>
          <table:table-cell office:value-type="float" office:value="315.96999999999986" table:formula="of:=[.D8]*10000" table:style-name="ce1">
            <text:p>315.97</text:p>
          </table:table-cell>
          <table:table-cell office:value-type="float" office:value="16.449999999999818" table:formula="of:=[.I8]-[.I7]" table:style-name="ce1">
            <text:p>16.4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12</text:p>
          </table:table-cell>
          <table:table-cell office:value-type="float" office:value="0.202123" table:style-name="ce1">
            <text:p>0.202123</text:p>
          </table:table-cell>
          <table:table-cell office:value-type="float" office:value="3.0644000000000005E-2" table:formula="of:=[.C9]-[.C8]" table:style-name="ce1">
            <text:p>0.030644</text:p>
          </table:table-cell>
          <table:table-cell office:value-type="float" office:value="513" table:style-name="ce1">
            <text:p>513</text:p>
          </table:table-cell>
          <table:table-cell office:value-type="float" office:value="1.9742930000000001" table:style-name="ce1">
            <text:p>1.974293</text:p>
          </table:table-cell>
          <table:table-cell office:value-type="float" office:value="31" table:style-name="ce1">
            <text:p>31</text:p>
          </table:table-cell>
          <table:table-cell office:value-type="float" office:value="20.212299999999999" table:formula="of:=[.C9]*100" table:style-name="ce1">
            <text:p>20.2123</text:p>
          </table:table-cell>
          <table:table-cell office:value-type="float" office:value="306.44000000000005" table:formula="of:=[.D9]*10000" table:style-name="ce1">
            <text:p>306.44</text:p>
          </table:table-cell>
          <table:table-cell office:value-type="float" office:value="-9.5299999999998022" table:formula="of:=[.I9]-[.I8]" table:style-name="ce1">
            <text:p>-9.5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13</text:p>
          </table:table-cell>
          <table:table-cell office:value-type="float" office:value="0.23116700000000001" table:style-name="ce1">
            <text:p>0.231167</text:p>
          </table:table-cell>
          <table:table-cell office:value-type="float" office:value="2.9044000000000014E-2" table:formula="of:=[.C10]-[.C9]" table:style-name="ce1">
            <text:p>0.029044</text:p>
          </table:table-cell>
          <table:table-cell office:value-type="float" office:value="515" table:style-name="ce1">
            <text:p>515</text:p>
          </table:table-cell>
          <table:table-cell office:value-type="float" office:value="1.4506270000000001" table:style-name="ce1">
            <text:p>1.450627</text:p>
          </table:table-cell>
          <table:table-cell office:value-type="float" office:value="31" table:style-name="ce1">
            <text:p>31</text:p>
          </table:table-cell>
          <table:table-cell office:value-type="float" office:value="23.116700000000002" table:formula="of:=[.C10]*100" table:style-name="ce1">
            <text:p>23.1167</text:p>
          </table:table-cell>
          <table:table-cell office:value-type="float" office:value="290.44000000000017" table:formula="of:=[.D10]*10000" table:style-name="ce1">
            <text:p>290.44</text:p>
          </table:table-cell>
          <table:table-cell office:value-type="float" office:value="-15.999999999999886" table:formula="of:=[.I10]-[.I9]" table:style-name="ce1">
            <text:p>-1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14</text:p>
          </table:table-cell>
          <table:table-cell office:value-type="float" office:value="0.26078400000000002" table:style-name="ce1">
            <text:p>0.260784</text:p>
          </table:table-cell>
          <table:table-cell office:value-type="float" office:value="2.9617000000000004E-2" table:formula="of:=[.C11]-[.C10]" table:style-name="ce1">
            <text:p>0.029617</text:p>
          </table:table-cell>
          <table:table-cell office:value-type="float" office:value="515" table:style-name="ce1">
            <text:p>515</text:p>
          </table:table-cell>
          <table:table-cell office:value-type="float" office:value="0.84509400000000001" table:style-name="ce1">
            <text:p>0.845094</text:p>
          </table:table-cell>
          <table:table-cell office:value-type="float" office:value="31" table:style-name="ce1">
            <text:p>31</text:p>
          </table:table-cell>
          <table:table-cell office:value-type="float" office:value="26.078400000000002" table:formula="of:=[.C11]*100" table:style-name="ce1">
            <text:p>26.0784</text:p>
          </table:table-cell>
          <table:table-cell office:value-type="float" office:value="296.17000000000007" table:formula="of:=[.D11]*10000" table:style-name="ce1">
            <text:p>296.17</text:p>
          </table:table-cell>
          <table:table-cell office:value-type="float" office:value="5.7299999999999045" table:formula="of:=[.I11]-[.I10]" table:style-name="ce1">
            <text:p>5.7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15</text:p>
          </table:table-cell>
          <table:table-cell office:value-type="float" office:value="0.28758099999999998" table:style-name="ce1">
            <text:p>0.287581</text:p>
          </table:table-cell>
          <table:table-cell office:value-type="float" office:value="2.679699999999996E-2" table:formula="of:=[.C12]-[.C11]" table:style-name="ce1">
            <text:p>0.026797</text:p>
          </table:table-cell>
          <table:table-cell office:value-type="float" office:value="517" table:style-name="ce1">
            <text:p>517</text:p>
          </table:table-cell>
          <table:table-cell office:value-type="float" office:value="0.33450999999999997" table:style-name="ce1">
            <text:p>0.33451</text:p>
          </table:table-cell>
          <table:table-cell office:value-type="float" office:value="31" table:style-name="ce1">
            <text:p>31</text:p>
          </table:table-cell>
          <table:table-cell office:value-type="float" office:value="28.758099999999999" table:formula="of:=[.C12]*100" table:style-name="ce1">
            <text:p>28.7581</text:p>
          </table:table-cell>
          <table:table-cell office:value-type="float" office:value="267.96999999999957" table:formula="of:=[.D12]*10000" table:style-name="ce1">
            <text:p>267.97</text:p>
          </table:table-cell>
          <table:table-cell office:value-type="float" office:value="-28.2000000000005" table:formula="of:=[.I12]-[.I11]" table:style-name="ce1">
            <text:p>-28.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16</text:p>
          </table:table-cell>
          <table:table-cell office:value-type="float" office:value="0.31270999999999999" table:style-name="ce1">
            <text:p>0.31271</text:p>
          </table:table-cell>
          <table:table-cell office:value-type="float" office:value="2.5129000000000012E-2" table:formula="of:=[.C13]-[.C12]" table:style-name="ce1">
            <text:p>0.025129</text:p>
          </table:table-cell>
          <table:table-cell office:value-type="float" office:value="518" table:style-name="ce1">
            <text:p>518</text:p>
          </table:table-cell>
          <table:table-cell office:value-type="float" office:value="-8.9111999999999997E-2" table:style-name="ce1">
            <text:p>-0.089112</text:p>
          </table:table-cell>
          <table:table-cell office:value-type="float" office:value="30" table:style-name="ce1">
            <text:p>30</text:p>
          </table:table-cell>
          <table:table-cell office:value-type="float" office:value="31.270999999999997" table:formula="of:=[.C13]*100" table:style-name="ce1">
            <text:p>31.271</text:p>
          </table:table-cell>
          <table:table-cell office:value-type="float" office:value="251.29000000000013" table:formula="of:=[.D13]*10000" table:style-name="ce1">
            <text:p>251.29</text:p>
          </table:table-cell>
          <table:table-cell office:value-type="float" office:value="-16.679999999999438" table:formula="of:=[.I13]-[.I12]" table:style-name="ce1">
            <text:p>-16.6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17</text:p>
          </table:table-cell>
          <table:table-cell office:value-type="float" office:value="0.33487099999999997" table:style-name="ce1">
            <text:p>0.334871</text:p>
          </table:table-cell>
          <table:table-cell office:value-type="float" office:value="2.2160999999999986E-2" table:formula="of:=[.C14]-[.C13]" table:style-name="ce1">
            <text:p>0.022161</text:p>
          </table:table-cell>
          <table:table-cell office:value-type="float" office:value="520" table:style-name="ce1">
            <text:p>520</text:p>
          </table:table-cell>
          <table:table-cell office:value-type="float" office:value="-0.46230100000000002" table:style-name="ce1">
            <text:p>-0.462301</text:p>
          </table:table-cell>
          <table:table-cell office:value-type="float" office:value="30" table:style-name="ce1">
            <text:p>30</text:p>
          </table:table-cell>
          <table:table-cell office:value-type="float" office:value="33.487099999999998" table:formula="of:=[.C14]*100" table:style-name="ce1">
            <text:p>33.4871</text:p>
          </table:table-cell>
          <table:table-cell office:value-type="float" office:value="221.60999999999987" table:formula="of:=[.D14]*10000" table:style-name="ce1">
            <text:p>221.61</text:p>
          </table:table-cell>
          <table:table-cell office:value-type="float" office:value="-29.680000000000263" table:formula="of:=[.I14]-[.I13]" table:style-name="ce1">
            <text:p>-29.6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18</text:p>
          </table:table-cell>
          <table:table-cell office:value-type="float" office:value="0.359456" table:style-name="ce1">
            <text:p>0.359456</text:p>
          </table:table-cell>
          <table:table-cell office:value-type="float" office:value="2.4585000000000024E-2" table:formula="of:=[.C15]-[.C14]" table:style-name="ce1">
            <text:p>0.024585</text:p>
          </table:table-cell>
          <table:table-cell office:value-type="float" office:value="521" table:style-name="ce1">
            <text:p>521</text:p>
          </table:table-cell>
          <table:table-cell office:value-type="float" office:value="-0.90975499999999998" table:style-name="ce1">
            <text:p>-0.909755</text:p>
          </table:table-cell>
          <table:table-cell office:value-type="float" office:value="30" table:style-name="ce1">
            <text:p>30</text:p>
          </table:table-cell>
          <table:table-cell office:value-type="float" office:value="35.945599999999999" table:formula="of:=[.C15]*100" table:style-name="ce1">
            <text:p>35.9456</text:p>
          </table:table-cell>
          <table:table-cell office:value-type="float" office:value="245.85000000000022" table:formula="of:=[.D15]*10000" table:style-name="ce1">
            <text:p>245.85</text:p>
          </table:table-cell>
          <table:table-cell office:value-type="float" office:value="24.24000000000035" table:formula="of:=[.I15]-[.I14]" table:style-name="ce1">
            <text:p>24.2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19</text:p>
          </table:table-cell>
          <table:table-cell office:value-type="float" office:value="0.38009300000000001" table:style-name="ce1">
            <text:p>0.380093</text:p>
          </table:table-cell>
          <table:table-cell office:value-type="float" office:value="2.0637000000000016E-2" table:formula="of:=[.C16]-[.C15]" table:style-name="ce1">
            <text:p>0.020637</text:p>
          </table:table-cell>
          <table:table-cell office:value-type="float" office:value="522" table:style-name="ce1">
            <text:p>522</text:p>
          </table:table-cell>
          <table:table-cell office:value-type="float" office:value="-1.2556590000000001" table:style-name="ce1">
            <text:p>-1.255659</text:p>
          </table:table-cell>
          <table:table-cell office:value-type="float" office:value="30" table:style-name="ce1">
            <text:p>30</text:p>
          </table:table-cell>
          <table:table-cell office:value-type="float" office:value="38.009300000000003" table:formula="of:=[.C16]*100" table:style-name="ce1">
            <text:p>38.0093</text:p>
          </table:table-cell>
          <table:table-cell office:value-type="float" office:value="206.37000000000018" table:formula="of:=[.D16]*10000" table:style-name="ce1">
            <text:p>206.37</text:p>
          </table:table-cell>
          <table:table-cell office:value-type="float" office:value="-39.480000000000047" table:formula="of:=[.I16]-[.I15]" table:style-name="ce1">
            <text:p>-39.4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20</text:p>
          </table:table-cell>
          <table:table-cell office:value-type="float" office:value="0.40121800000000002" table:style-name="ce1">
            <text:p>0.401218</text:p>
          </table:table-cell>
          <table:table-cell office:value-type="float" office:value="2.1125000000000005E-2" table:formula="of:=[.C17]-[.C16]" table:style-name="ce1">
            <text:p>0.021125</text:p>
          </table:table-cell>
          <table:table-cell office:value-type="float" office:value="522" table:style-name="ce1">
            <text:p>522</text:p>
          </table:table-cell>
          <table:table-cell office:value-type="float" office:value="-1.574954" table:style-name="ce1">
            <text:p>-1.574954</text:p>
          </table:table-cell>
          <table:table-cell office:value-type="float" office:value="30" table:style-name="ce1">
            <text:p>30</text:p>
          </table:table-cell>
          <table:table-cell office:value-type="float" office:value="40.1218" table:formula="of:=[.C17]*100" table:style-name="ce1">
            <text:p>40.1218</text:p>
          </table:table-cell>
          <table:table-cell office:value-type="float" office:value="211.25000000000006" table:formula="of:=[.D17]*10000" table:style-name="ce1">
            <text:p>211.25</text:p>
          </table:table-cell>
          <table:table-cell office:value-type="float" office:value="4.8799999999998818" table:formula="of:=[.I17]-[.I16]" table:style-name="ce1">
            <text:p>4.8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21</text:p>
          </table:table-cell>
          <table:table-cell office:value-type="float" office:value="0.42419400000000002" table:style-name="ce1">
            <text:p>0.424194</text:p>
          </table:table-cell>
          <table:table-cell office:value-type="float" office:value="2.2975999999999996E-2" table:formula="of:=[.C18]-[.C17]" table:style-name="ce1">
            <text:p>0.022976</text:p>
          </table:table-cell>
          <table:table-cell office:value-type="float" office:value="519" table:style-name="ce1">
            <text:p>519</text:p>
          </table:table-cell>
          <table:table-cell office:value-type="float" office:value="-2.0429750000000002" table:style-name="ce1">
            <text:p>-2.042975</text:p>
          </table:table-cell>
          <table:table-cell office:value-type="float" office:value="29" table:style-name="ce1">
            <text:p>29</text:p>
          </table:table-cell>
          <table:table-cell office:value-type="float" office:value="42.419400000000003" table:formula="of:=[.C18]*100" table:style-name="ce1">
            <text:p>42.4194</text:p>
          </table:table-cell>
          <table:table-cell office:value-type="float" office:value="229.75999999999996" table:formula="of:=[.D18]*10000" table:style-name="ce1">
            <text:p>229.76</text:p>
          </table:table-cell>
          <table:table-cell office:value-type="float" office:value="18.509999999999906" table:formula="of:=[.I18]-[.I17]" table:style-name="ce1">
            <text:p>18.5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22</text:p>
          </table:table-cell>
          <table:table-cell office:value-type="float" office:value="0.44415100000000002" table:style-name="ce1">
            <text:p>0.444151</text:p>
          </table:table-cell>
          <table:table-cell office:value-type="float" office:value="1.9957000000000003E-2" table:formula="of:=[.C19]-[.C18]" table:style-name="ce1">
            <text:p>0.019957</text:p>
          </table:table-cell>
          <table:table-cell office:value-type="float" office:value="522" table:style-name="ce1">
            <text:p>522</text:p>
          </table:table-cell>
          <table:table-cell office:value-type="float" office:value="-2.4057970000000002" table:style-name="ce1">
            <text:p>-2.405797</text:p>
          </table:table-cell>
          <table:table-cell office:value-type="float" office:value="29" table:style-name="ce1">
            <text:p>29</text:p>
          </table:table-cell>
          <table:table-cell office:value-type="float" office:value="44.415100000000002" table:formula="of:=[.C19]*100" table:style-name="ce1">
            <text:p>44.4151</text:p>
          </table:table-cell>
          <table:table-cell office:value-type="float" office:value="199.57000000000002" table:formula="of:=[.D19]*10000" table:style-name="ce1">
            <text:p>199.57</text:p>
          </table:table-cell>
          <table:table-cell office:value-type="float" office:value="-30.189999999999941" table:formula="of:=[.I19]-[.I18]" table:style-name="ce1">
            <text:p>-30.1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23</text:p>
          </table:table-cell>
          <table:table-cell office:value-type="float" office:value="0.466221" table:style-name="ce1">
            <text:p>0.466221</text:p>
          </table:table-cell>
          <table:table-cell office:value-type="float" office:value="2.2069999999999979E-2" table:formula="of:=[.C20]-[.C19]" table:style-name="ce1">
            <text:p>0.02207</text:p>
          </table:table-cell>
          <table:table-cell office:value-type="float" office:value="519" table:style-name="ce1">
            <text:p>519</text:p>
          </table:table-cell>
          <table:table-cell office:value-type="float" office:value="-2.7746119999999999" table:style-name="ce1">
            <text:p>-2.774612</text:p>
          </table:table-cell>
          <table:table-cell office:value-type="float" office:value="29" table:style-name="ce1">
            <text:p>29</text:p>
          </table:table-cell>
          <table:table-cell office:value-type="float" office:value="46.622100000000003" table:formula="of:=[.C20]*100" table:style-name="ce1">
            <text:p>46.6221</text:p>
          </table:table-cell>
          <table:table-cell office:value-type="float" office:value="220.69999999999979" table:formula="of:=[.D20]*10000" table:style-name="ce1">
            <text:p>220.7</text:p>
          </table:table-cell>
          <table:table-cell office:value-type="float" office:value="21.129999999999768" table:formula="of:=[.I20]-[.I19]" table:style-name="ce1">
            <text:p>21.1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24</text:p>
          </table:table-cell>
          <table:table-cell office:value-type="float" office:value="0.48849500000000001" table:style-name="ce1">
            <text:p>0.488495</text:p>
          </table:table-cell>
          <table:table-cell office:value-type="float" office:value="2.2274000000000016E-2" table:formula="of:=[.C21]-[.C20]" table:style-name="ce1">
            <text:p>0.022274</text:p>
          </table:table-cell>
          <table:table-cell office:value-type="float" office:value="519" table:style-name="ce1">
            <text:p>519</text:p>
          </table:table-cell>
          <table:table-cell office:value-type="float" office:value="-3.25861" table:style-name="ce1">
            <text:p>-3.25861</text:p>
          </table:table-cell>
          <table:table-cell office:value-type="float" office:value="29" table:style-name="ce1">
            <text:p>29</text:p>
          </table:table-cell>
          <table:table-cell office:value-type="float" office:value="48.849499999999999" table:formula="of:=[.C21]*100" table:style-name="ce1">
            <text:p>48.8495</text:p>
          </table:table-cell>
          <table:table-cell office:value-type="float" office:value="222.74000000000015" table:formula="of:=[.D21]*10000" table:style-name="ce1">
            <text:p>222.74</text:p>
          </table:table-cell>
          <table:table-cell office:value-type="float" office:value="2.0400000000003615" table:formula="of:=[.I21]-[.I20]" table:style-name="ce1">
            <text:p>2.0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25</text:p>
          </table:table-cell>
          <table:table-cell office:value-type="float" office:value="0.51027900000000004" table:style-name="ce1">
            <text:p>0.510279</text:p>
          </table:table-cell>
          <table:table-cell office:value-type="float" office:value="2.1784000000000026E-2" table:formula="of:=[.C22]-[.C21]" table:style-name="ce1">
            <text:p>0.021784</text:p>
          </table:table-cell>
          <table:table-cell office:value-type="float" office:value="520" table:style-name="ce1">
            <text:p>520</text:p>
          </table:table-cell>
          <table:table-cell office:value-type="float" office:value="-3.6649949999999998" table:style-name="ce1">
            <text:p>-3.664995</text:p>
          </table:table-cell>
          <table:table-cell office:value-type="float" office:value="29" table:style-name="ce1">
            <text:p>29</text:p>
          </table:table-cell>
          <table:table-cell office:value-type="float" office:value="51.027900000000002" table:formula="of:=[.C22]*100" table:style-name="ce1">
            <text:p>51.0279</text:p>
          </table:table-cell>
          <table:table-cell office:value-type="float" office:value="217.84000000000026" table:formula="of:=[.D22]*10000" table:style-name="ce1">
            <text:p>217.84</text:p>
          </table:table-cell>
          <table:table-cell office:value-type="float" office:value="-4.899999999999892" table:formula="of:=[.I22]-[.I21]" table:style-name="ce1">
            <text:p>-4.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26</text:p>
          </table:table-cell>
          <table:table-cell office:value-type="float" office:value="0.52949000000000002" table:style-name="ce1">
            <text:p>0.52949</text:p>
          </table:table-cell>
          <table:table-cell office:value-type="float" office:value="1.9210999999999978E-2" table:formula="of:=[.C23]-[.C22]" table:style-name="ce1">
            <text:p>0.019211</text:p>
          </table:table-cell>
          <table:table-cell office:value-type="float" office:value="520" table:style-name="ce1">
            <text:p>520</text:p>
          </table:table-cell>
          <table:table-cell office:value-type="float" office:value="-3.9894050000000001" table:style-name="ce1">
            <text:p>-3.989405</text:p>
          </table:table-cell>
          <table:table-cell office:value-type="float" office:value="28" table:style-name="ce1">
            <text:p>28</text:p>
          </table:table-cell>
          <table:table-cell office:value-type="float" office:value="52.948999999999998" table:formula="of:=[.C23]*100" table:style-name="ce1">
            <text:p>52.949</text:p>
          </table:table-cell>
          <table:table-cell office:value-type="float" office:value="192.10999999999979" table:formula="of:=[.D23]*10000" table:style-name="ce1">
            <text:p>192.11</text:p>
          </table:table-cell>
          <table:table-cell office:value-type="float" office:value="-25.730000000000473" table:formula="of:=[.I23]-[.I22]" table:style-name="ce1">
            <text:p>-25.7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27</text:p>
          </table:table-cell>
          <table:table-cell office:value-type="float" office:value="0.54807099999999997" table:style-name="ce1">
            <text:p>0.548071</text:p>
          </table:table-cell>
          <table:table-cell office:value-type="float" office:value="1.8580999999999959E-2" table:formula="of:=[.C24]-[.C23]" table:style-name="ce1">
            <text:p>0.018581</text:p>
          </table:table-cell>
          <table:table-cell office:value-type="float" office:value="522" table:style-name="ce1">
            <text:p>522</text:p>
          </table:table-cell>
          <table:table-cell office:value-type="float" office:value="-4.3332639999999998" table:style-name="ce1">
            <text:p>-4.333264</text:p>
          </table:table-cell>
          <table:table-cell office:value-type="float" office:value="28" table:style-name="ce1">
            <text:p>28</text:p>
          </table:table-cell>
          <table:table-cell office:value-type="float" office:value="54.807099999999998" table:formula="of:=[.C24]*100" table:style-name="ce1">
            <text:p>54.8071</text:p>
          </table:table-cell>
          <table:table-cell office:value-type="float" office:value="185.80999999999958" table:formula="of:=[.D24]*10000" table:style-name="ce1">
            <text:p>185.81</text:p>
          </table:table-cell>
          <table:table-cell office:value-type="float" office:value="-6.3000000000002103" table:formula="of:=[.I24]-[.I23]" table:style-name="ce1">
            <text:p>-6.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28</text:p>
          </table:table-cell>
          <table:table-cell office:value-type="float" office:value="0.56942000000000004" table:style-name="ce1">
            <text:p>0.56942</text:p>
          </table:table-cell>
          <table:table-cell office:value-type="float" office:value="2.1349000000000062E-2" table:formula="of:=[.C25]-[.C24]" table:style-name="ce1">
            <text:p>0.021349</text:p>
          </table:table-cell>
          <table:table-cell office:value-type="float" office:value="521" table:style-name="ce1">
            <text:p>521</text:p>
          </table:table-cell>
          <table:table-cell office:value-type="float" office:value="-4.7697200000000004" table:style-name="ce1">
            <text:p>-4.76972</text:p>
          </table:table-cell>
          <table:table-cell office:value-type="float" office:value="28" table:style-name="ce1">
            <text:p>28</text:p>
          </table:table-cell>
          <table:table-cell office:value-type="float" office:value="56.942000000000007" table:formula="of:=[.C25]*100" table:style-name="ce1">
            <text:p>56.942</text:p>
          </table:table-cell>
          <table:table-cell office:value-type="float" office:value="213.49000000000063" table:formula="of:=[.D25]*10000" table:style-name="ce1">
            <text:p>213.49</text:p>
          </table:table-cell>
          <table:table-cell office:value-type="float" office:value="27.680000000001058" table:formula="of:=[.I25]-[.I24]" table:style-name="ce1">
            <text:p>27.6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29</text:p>
          </table:table-cell>
          <table:table-cell office:value-type="float" office:value="0.585978" table:style-name="ce1">
            <text:p>0.585978</text:p>
          </table:table-cell>
          <table:table-cell office:value-type="float" office:value="1.6557999999999962E-2" table:formula="of:=[.C26]-[.C25]" table:style-name="ce1">
            <text:p>0.016558</text:p>
          </table:table-cell>
          <table:table-cell office:value-type="float" office:value="524" table:style-name="ce1">
            <text:p>524</text:p>
          </table:table-cell>
          <table:table-cell office:value-type="float" office:value="-5.0604129999999996" table:style-name="ce1">
            <text:p>-5.060413</text:p>
          </table:table-cell>
          <table:table-cell office:value-type="float" office:value="28" table:style-name="ce1">
            <text:p>28</text:p>
          </table:table-cell>
          <table:table-cell office:value-type="float" office:value="58.597799999999999" table:formula="of:=[.C26]*100" table:style-name="ce1">
            <text:p>58.5978</text:p>
          </table:table-cell>
          <table:table-cell office:value-type="float" office:value="165.57999999999961" table:formula="of:=[.D26]*10000" table:style-name="ce1">
            <text:p>165.58</text:p>
          </table:table-cell>
          <table:table-cell office:value-type="float" office:value="-47.91000000000102" table:formula="of:=[.I26]-[.I25]" table:style-name="ce1">
            <text:p>-47.9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30</text:p>
          </table:table-cell>
          <table:table-cell office:value-type="float" office:value="0.60335000000000005" table:style-name="ce1">
            <text:p>0.60335</text:p>
          </table:table-cell>
          <table:table-cell office:value-type="float" office:value="1.7372000000000054E-2" table:formula="of:=[.C27]-[.C26]" table:style-name="ce1">
            <text:p>0.017372</text:p>
          </table:table-cell>
          <table:table-cell office:value-type="float" office:value="525" table:style-name="ce1">
            <text:p>525</text:p>
          </table:table-cell>
          <table:table-cell office:value-type="float" office:value="-5.3415650000000001" table:style-name="ce1">
            <text:p>-5.341565</text:p>
          </table:table-cell>
          <table:table-cell office:value-type="float" office:value="28" table:style-name="ce1">
            <text:p>28</text:p>
          </table:table-cell>
          <table:table-cell office:value-type="float" office:value="60.335000000000008" table:formula="of:=[.C27]*100" table:style-name="ce1">
            <text:p>60.335</text:p>
          </table:table-cell>
          <table:table-cell office:value-type="float" office:value="173.72000000000054" table:formula="of:=[.D27]*10000" table:style-name="ce1">
            <text:p>173.72</text:p>
          </table:table-cell>
          <table:table-cell office:value-type="float" office:value="8.1400000000009243" table:formula="of:=[.I27]-[.I26]" table:style-name="ce1">
            <text:p>8.1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31</text:p>
          </table:table-cell>
          <table:table-cell office:value-type="float" office:value="0.61883900000000003" table:style-name="ce1">
            <text:p>0.618839</text:p>
          </table:table-cell>
          <table:table-cell office:value-type="float" office:value="1.5488999999999975E-2" table:formula="of:=[.C28]-[.C27]" table:style-name="ce1">
            <text:p>0.015489</text:p>
          </table:table-cell>
          <table:table-cell office:value-type="float" office:value="528" table:style-name="ce1">
            <text:p>528</text:p>
          </table:table-cell>
          <table:table-cell office:value-type="float" office:value="-5.6812579999999997" table:style-name="ce1">
            <text:p>-5.681258</text:p>
          </table:table-cell>
          <table:table-cell office:value-type="float" office:value="27" table:style-name="ce1">
            <text:p>27</text:p>
          </table:table-cell>
          <table:table-cell office:value-type="float" office:value="61.883900000000004" table:formula="of:=[.C28]*100" table:style-name="ce1">
            <text:p>61.8839</text:p>
          </table:table-cell>
          <table:table-cell office:value-type="float" office:value="154.88999999999976" table:formula="of:=[.D28]*10000" table:style-name="ce1">
            <text:p>154.89</text:p>
          </table:table-cell>
          <table:table-cell office:value-type="float" office:value="-18.83000000000078" table:formula="of:=[.I28]-[.I27]" table:style-name="ce1">
            <text:p>-18.8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32</text:p>
          </table:table-cell>
          <table:table-cell office:value-type="float" office:value="0.63562700000000005" table:style-name="ce1">
            <text:p>0.635627</text:p>
          </table:table-cell>
          <table:table-cell office:value-type="float" office:value="1.6788000000000025E-2" table:formula="of:=[.C29]-[.C28]" table:style-name="ce1">
            <text:p>0.016788</text:p>
          </table:table-cell>
          <table:table-cell office:value-type="float" office:value="532" table:style-name="ce1">
            <text:p>532</text:p>
          </table:table-cell>
          <table:table-cell office:value-type="float" office:value="-5.9320870000000001" table:style-name="ce1">
            <text:p>-5.932087</text:p>
          </table:table-cell>
          <table:table-cell office:value-type="float" office:value="27" table:style-name="ce1">
            <text:p>27</text:p>
          </table:table-cell>
          <table:table-cell office:value-type="float" office:value="63.562700000000007" table:formula="of:=[.C29]*100" table:style-name="ce1">
            <text:p>63.5627</text:p>
          </table:table-cell>
          <table:table-cell office:value-type="float" office:value="167.88000000000025" table:formula="of:=[.D29]*10000" table:style-name="ce1">
            <text:p>167.88</text:p>
          </table:table-cell>
          <table:table-cell office:value-type="float" office:value="12.990000000000492" table:formula="of:=[.I29]-[.I28]" table:style-name="ce1">
            <text:p>12.9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33</text:p>
          </table:table-cell>
          <table:table-cell office:value-type="float" office:value="0.65098800000000001" table:style-name="ce1">
            <text:p>0.650988</text:p>
          </table:table-cell>
          <table:table-cell office:value-type="float" office:value="1.5360999999999958E-2" table:formula="of:=[.C30]-[.C29]" table:style-name="ce1">
            <text:p>0.015361</text:p>
          </table:table-cell>
          <table:table-cell office:value-type="float" office:value="533" table:style-name="ce1">
            <text:p>533</text:p>
          </table:table-cell>
          <table:table-cell office:value-type="float" office:value="-6.1605949999999998" table:style-name="ce1">
            <text:p>-6.160595</text:p>
          </table:table-cell>
          <table:table-cell office:value-type="float" office:value="27" table:style-name="ce1">
            <text:p>27</text:p>
          </table:table-cell>
          <table:table-cell office:value-type="float" office:value="65.098799999999997" table:formula="of:=[.C30]*100" table:style-name="ce1">
            <text:p>65.0988</text:p>
          </table:table-cell>
          <table:table-cell office:value-type="float" office:value="153.60999999999959" table:formula="of:=[.D30]*10000" table:style-name="ce1">
            <text:p>153.61</text:p>
          </table:table-cell>
          <table:table-cell office:value-type="float" office:value="-14.270000000000664" table:formula="of:=[.I30]-[.I29]" table:style-name="ce1">
            <text:p>-14.2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34</text:p>
          </table:table-cell>
          <table:table-cell office:value-type="float" office:value="0.66516799999999998" table:style-name="ce1">
            <text:p>0.665168</text:p>
          </table:table-cell>
          <table:table-cell office:value-type="float" office:value="1.417999999999997E-2" table:formula="of:=[.C31]-[.C30]" table:style-name="ce1">
            <text:p>0.01418</text:p>
          </table:table-cell>
          <table:table-cell office:value-type="float" office:value="537" table:style-name="ce1">
            <text:p>537</text:p>
          </table:table-cell>
          <table:table-cell office:value-type="float" office:value="-6.4480209999999998" table:style-name="ce1">
            <text:p>-6.448021</text:p>
          </table:table-cell>
          <table:table-cell office:value-type="float" office:value="27" table:style-name="ce1">
            <text:p>27</text:p>
          </table:table-cell>
          <table:table-cell office:value-type="float" office:value="66.516800000000003" table:formula="of:=[.C31]*100" table:style-name="ce1">
            <text:p>66.5168</text:p>
          </table:table-cell>
          <table:table-cell office:value-type="float" office:value="141.7999999999997" table:formula="of:=[.D31]*10000" table:style-name="ce1">
            <text:p>141.8</text:p>
          </table:table-cell>
          <table:table-cell office:value-type="float" office:value="-11.809999999999889" table:formula="of:=[.I31]-[.I30]" table:style-name="ce1">
            <text:p>-11.8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35</text:p>
          </table:table-cell>
          <table:table-cell office:value-type="float" office:value="0.67812600000000001" table:style-name="ce1">
            <text:p>0.678126</text:p>
          </table:table-cell>
          <table:table-cell office:value-type="float" office:value="1.2958000000000025E-2" table:formula="of:=[.C32]-[.C31]" table:style-name="ce1">
            <text:p>0.012958</text:p>
          </table:table-cell>
          <table:table-cell office:value-type="float" office:value="539" table:style-name="ce1">
            <text:p>539</text:p>
          </table:table-cell>
          <table:table-cell office:value-type="float" office:value="-6.6398210000000004" table:style-name="ce1">
            <text:p>-6.639821</text:p>
          </table:table-cell>
          <table:table-cell office:value-type="float" office:value="27" table:style-name="ce1">
            <text:p>27</text:p>
          </table:table-cell>
          <table:table-cell office:value-type="float" office:value="67.812600000000003" table:formula="of:=[.C32]*100" table:style-name="ce1">
            <text:p>67.8126</text:p>
          </table:table-cell>
          <table:table-cell office:value-type="float" office:value="129.58000000000024" table:formula="of:=[.D32]*10000" table:style-name="ce1">
            <text:p>129.58</text:p>
          </table:table-cell>
          <table:table-cell office:value-type="float" office:value="-12.219999999999459" table:formula="of:=[.I32]-[.I31]" table:style-name="ce1">
            <text:p>-12.2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36</text:p>
          </table:table-cell>
          <table:table-cell office:value-type="float" office:value="0.69105700000000003" table:style-name="ce1">
            <text:p>0.691057</text:p>
          </table:table-cell>
          <table:table-cell office:value-type="float" office:value="1.2931000000000026E-2" table:formula="of:=[.C33]-[.C32]" table:style-name="ce1">
            <text:p>0.012931</text:p>
          </table:table-cell>
          <table:table-cell office:value-type="float" office:value="543" table:style-name="ce1">
            <text:p>543</text:p>
          </table:table-cell>
          <table:table-cell office:value-type="float" office:value="-6.8460780000000003" table:style-name="ce1">
            <text:p>-6.846078</text:p>
          </table:table-cell>
          <table:table-cell office:value-type="float" office:value="26" table:style-name="ce1">
            <text:p>26</text:p>
          </table:table-cell>
          <table:table-cell office:value-type="float" office:value="69.105699999999999" table:formula="of:=[.C33]*100" table:style-name="ce1">
            <text:p>69.1057</text:p>
          </table:table-cell>
          <table:table-cell office:value-type="float" office:value="129.31000000000026" table:formula="of:=[.D33]*10000" table:style-name="ce1">
            <text:p>129.31</text:p>
          </table:table-cell>
          <table:table-cell office:value-type="float" office:value="-0.26999999999998181" table:formula="of:=[.I33]-[.I32]" table:style-name="ce1">
            <text:p>-0.2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37</text:p>
          </table:table-cell>
          <table:table-cell office:value-type="float" office:value="0.70356600000000002" table:style-name="ce1">
            <text:p>0.703566</text:p>
          </table:table-cell>
          <table:table-cell office:value-type="float" office:value="1.2508999999999992E-2" table:formula="of:=[.C34]-[.C33]" table:style-name="ce1">
            <text:p>0.012509</text:p>
          </table:table-cell>
          <table:table-cell office:value-type="float" office:value="548" table:style-name="ce1">
            <text:p>548</text:p>
          </table:table-cell>
          <table:table-cell office:value-type="float" office:value="-7.1001459999999996" table:style-name="ce1">
            <text:p>-7.100146</text:p>
          </table:table-cell>
          <table:table-cell office:value-type="float" office:value="26" table:style-name="ce1">
            <text:p>26</text:p>
          </table:table-cell>
          <table:table-cell office:value-type="float" office:value="70.3566" table:formula="of:=[.C34]*100" table:style-name="ce1">
            <text:p>70.3566</text:p>
          </table:table-cell>
          <table:table-cell office:value-type="float" office:value="125.08999999999992" table:formula="of:=[.D34]*10000" table:style-name="ce1">
            <text:p>125.09</text:p>
          </table:table-cell>
          <table:table-cell office:value-type="float" office:value="-4.2200000000003399" table:formula="of:=[.I34]-[.I33]" table:style-name="ce1">
            <text:p>-4.2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38</text:p>
          </table:table-cell>
          <table:table-cell office:value-type="float" office:value="0.72670999999999997" table:style-name="ce1">
            <text:p>0.72671</text:p>
          </table:table-cell>
          <table:table-cell office:value-type="float" office:value="2.3143999999999942E-2" table:formula="of:=[.C35]-[.C34]" table:style-name="ce1">
            <text:p>0.023144</text:p>
          </table:table-cell>
          <table:table-cell office:value-type="float" office:value="546" table:style-name="ce1">
            <text:p>546</text:p>
          </table:table-cell>
          <table:table-cell office:value-type="float" office:value="-7.3004889999999998" table:style-name="ce1">
            <text:p>-7.300489</text:p>
          </table:table-cell>
          <table:table-cell office:value-type="float" office:value="26" table:style-name="ce1">
            <text:p>26</text:p>
          </table:table-cell>
          <table:table-cell office:value-type="float" office:value="72.670999999999992" table:formula="of:=[.C35]*100" table:style-name="ce1">
            <text:p>72.671</text:p>
          </table:table-cell>
          <table:table-cell office:value-type="float" office:value="231.43999999999943" table:formula="of:=[.D35]*10000" table:style-name="ce1">
            <text:p>231.44</text:p>
          </table:table-cell>
          <table:table-cell office:value-type="float" office:value="106.34999999999951" table:formula="of:=[.I35]-[.I34]" table:style-name="ce1">
            <text:p>106.3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39</text:p>
          </table:table-cell>
          <table:table-cell office:value-type="float" office:value="0.730074" table:style-name="ce1">
            <text:p>0.730074</text:p>
          </table:table-cell>
          <table:table-cell office:value-type="float" office:value="3.3640000000000336E-3" table:formula="of:=[.C36]-[.C35]" table:style-name="ce1">
            <text:p>0.003364</text:p>
          </table:table-cell>
          <table:table-cell office:value-type="float" office:value="555" table:style-name="ce1">
            <text:p>555</text:p>
          </table:table-cell>
          <table:table-cell office:value-type="float" office:value="-7.4772790000000002" table:style-name="ce1">
            <text:p>-7.477279</text:p>
          </table:table-cell>
          <table:table-cell office:value-type="float" office:value="26" table:style-name="ce1">
            <text:p>26</text:p>
          </table:table-cell>
          <table:table-cell office:value-type="float" office:value="73.007400000000004" table:formula="of:=[.C36]*100" table:style-name="ce1">
            <text:p>73.0074</text:p>
          </table:table-cell>
          <table:table-cell office:value-type="float" office:value="33.640000000000335" table:formula="of:=[.D36]*10000" table:style-name="ce1">
            <text:p>33.64</text:p>
          </table:table-cell>
          <table:table-cell office:value-type="float" office:value="-197.7999999999991" table:formula="of:=[.I36]-[.I35]" table:style-name="ce1">
            <text:p>-197.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40</text:p>
          </table:table-cell>
          <table:table-cell office:value-type="float" office:value="0.74250400000000005" table:style-name="ce1">
            <text:p>0.742504</text:p>
          </table:table-cell>
          <table:table-cell office:value-type="float" office:value="1.2430000000000052E-2" table:formula="of:=[.C37]-[.C36]" table:style-name="ce1">
            <text:p>0.01243</text:p>
          </table:table-cell>
          <table:table-cell office:value-type="float" office:value="559" table:style-name="ce1">
            <text:p>559</text:p>
          </table:table-cell>
          <table:table-cell office:value-type="float" office:value="-7.6576079999999997" table:style-name="ce1">
            <text:p>-7.657608</text:p>
          </table:table-cell>
          <table:table-cell office:value-type="float" office:value="26" table:style-name="ce1">
            <text:p>26</text:p>
          </table:table-cell>
          <table:table-cell office:value-type="float" office:value="74.250399999999999" table:formula="of:=[.C37]*100" table:style-name="ce1">
            <text:p>74.2504</text:p>
          </table:table-cell>
          <table:table-cell office:value-type="float" office:value="124.30000000000052" table:formula="of:=[.D37]*10000" table:style-name="ce1">
            <text:p>124.3</text:p>
          </table:table-cell>
          <table:table-cell office:value-type="float" office:value="90.660000000000196" table:formula="of:=[.I37]-[.I36]" table:style-name="ce1">
            <text:p>90.6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41</text:p>
          </table:table-cell>
          <table:table-cell office:value-type="float" office:value="0.75478199999999995" table:style-name="ce1">
            <text:p>0.754782</text:p>
          </table:table-cell>
          <table:table-cell office:value-type="float" office:value="1.22779999999999E-2" table:formula="of:=[.C38]-[.C37]" table:style-name="ce1">
            <text:p>0.012278</text:p>
          </table:table-cell>
          <table:table-cell office:value-type="float" office:value="561" table:style-name="ce1">
            <text:p>561</text:p>
          </table:table-cell>
          <table:table-cell office:value-type="float" office:value="-7.8300049999999999" table:style-name="ce1">
            <text:p>-7.830005</text:p>
          </table:table-cell>
          <table:table-cell office:value-type="float" office:value="25" table:style-name="ce1">
            <text:p>25</text:p>
          </table:table-cell>
          <table:table-cell office:value-type="float" office:value="75.478200000000001" table:formula="of:=[.C38]*100" table:style-name="ce1">
            <text:p>75.4782</text:p>
          </table:table-cell>
          <table:table-cell office:value-type="float" office:value="122.77999999999901" table:formula="of:=[.D38]*10000" table:style-name="ce1">
            <text:p>122.78</text:p>
          </table:table-cell>
          <table:table-cell office:value-type="float" office:value="-1.5200000000015166" table:formula="of:=[.I38]-[.I37]" table:style-name="ce1">
            <text:p>-1.5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42</text:p>
          </table:table-cell>
          <table:table-cell office:value-type="float" office:value="0.76916799999999996" table:style-name="ce1">
            <text:p>0.769168</text:p>
          </table:table-cell>
          <table:table-cell office:value-type="float" office:value="1.438600000000001E-2" table:formula="of:=[.C39]-[.C38]" table:style-name="ce1">
            <text:p>0.014386</text:p>
          </table:table-cell>
          <table:table-cell office:value-type="float" office:value="567" table:style-name="ce1">
            <text:p>567</text:p>
          </table:table-cell>
          <table:table-cell office:value-type="float" office:value="-8.0552159999999997" table:style-name="ce1">
            <text:p>-8.055216</text:p>
          </table:table-cell>
          <table:table-cell office:value-type="float" office:value="25" table:style-name="ce1">
            <text:p>25</text:p>
          </table:table-cell>
          <table:table-cell office:value-type="float" office:value="76.916799999999995" table:formula="of:=[.C39]*100" table:style-name="ce1">
            <text:p>76.9168</text:p>
          </table:table-cell>
          <table:table-cell office:value-type="float" office:value="143.8600000000001" table:formula="of:=[.D39]*10000" table:style-name="ce1">
            <text:p>143.86</text:p>
          </table:table-cell>
          <table:table-cell office:value-type="float" office:value="21.080000000001093" table:formula="of:=[.I39]-[.I38]" table:style-name="ce1">
            <text:p>21.0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43</text:p>
          </table:table-cell>
          <table:table-cell office:value-type="float" office:value="0.78204399999999996" table:style-name="ce1">
            <text:p>0.782044</text:p>
          </table:table-cell>
          <table:table-cell office:value-type="float" office:value="1.2875999999999999E-2" table:formula="of:=[.C40]-[.C39]" table:style-name="ce1">
            <text:p>0.012876</text:p>
          </table:table-cell>
          <table:table-cell office:value-type="float" office:value="564" table:style-name="ce1">
            <text:p>564</text:p>
          </table:table-cell>
          <table:table-cell office:value-type="float" office:value="-8.2121840000000006" table:style-name="ce1">
            <text:p>-8.212184</text:p>
          </table:table-cell>
          <table:table-cell office:value-type="float" office:value="25" table:style-name="ce1">
            <text:p>25</text:p>
          </table:table-cell>
          <table:table-cell office:value-type="float" office:value="78.204399999999993" table:formula="of:=[.C40]*100" table:style-name="ce1">
            <text:p>78.2044</text:p>
          </table:table-cell>
          <table:table-cell office:value-type="float" office:value="128.76" table:formula="of:=[.D40]*10000" table:style-name="ce1">
            <text:p>128.76</text:p>
          </table:table-cell>
          <table:table-cell office:value-type="float" office:value="-15.100000000000108" table:formula="of:=[.I40]-[.I39]" table:style-name="ce1">
            <text:p>-15.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44</text:p>
          </table:table-cell>
          <table:table-cell office:value-type="float" office:value="0.79751499999999997" table:style-name="ce1">
            <text:p>0.797515</text:p>
          </table:table-cell>
          <table:table-cell office:value-type="float" office:value="1.5471000000000013E-2" table:formula="of:=[.C41]-[.C40]" table:style-name="ce1">
            <text:p>0.015471</text:p>
          </table:table-cell>
          <table:table-cell office:value-type="float" office:value="566" table:style-name="ce1">
            <text:p>566</text:p>
          </table:table-cell>
          <table:table-cell office:value-type="float" office:value="-8.3423130000000008" table:style-name="ce1">
            <text:p>-8.342313</text:p>
          </table:table-cell>
          <table:table-cell office:value-type="float" office:value="25" table:style-name="ce1">
            <text:p>25</text:p>
          </table:table-cell>
          <table:table-cell office:value-type="float" office:value="79.751499999999993" table:formula="of:=[.C41]*100" table:style-name="ce1">
            <text:p>79.7515</text:p>
          </table:table-cell>
          <table:table-cell office:value-type="float" office:value="154.71000000000012" table:formula="of:=[.D41]*10000" table:style-name="ce1">
            <text:p>154.71</text:p>
          </table:table-cell>
          <table:table-cell office:value-type="float" office:value="25.950000000000131" table:formula="of:=[.I41]-[.I40]" table:style-name="ce1">
            <text:p>25.9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45</text:p>
          </table:table-cell>
          <table:table-cell office:value-type="float" office:value="0.811006" table:style-name="ce1">
            <text:p>0.811006</text:p>
          </table:table-cell>
          <table:table-cell office:value-type="float" office:value="1.3491000000000031E-2" table:formula="of:=[.C42]-[.C41]" table:style-name="ce1">
            <text:p>0.013491</text:p>
          </table:table-cell>
          <table:table-cell office:value-type="float" office:value="567" table:style-name="ce1">
            <text:p>567</text:p>
          </table:table-cell>
          <table:table-cell office:value-type="float" office:value="-8.4735010000000006" table:style-name="ce1">
            <text:p>-8.473501</text:p>
          </table:table-cell>
          <table:table-cell office:value-type="float" office:value="25" table:style-name="ce1">
            <text:p>25</text:p>
          </table:table-cell>
          <table:table-cell office:value-type="float" office:value="81.1006" table:formula="of:=[.C42]*100" table:style-name="ce1">
            <text:p>81.1006</text:p>
          </table:table-cell>
          <table:table-cell office:value-type="float" office:value="134.91000000000031" table:formula="of:=[.D42]*10000" table:style-name="ce1">
            <text:p>134.91</text:p>
          </table:table-cell>
          <table:table-cell office:value-type="float" office:value="-19.799999999999812" table:formula="of:=[.I42]-[.I41]" table:style-name="ce1">
            <text:p>-19.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46</text:p>
          </table:table-cell>
          <table:table-cell office:value-type="float" office:value="0.82664000000000004" table:style-name="ce1">
            <text:p>0.82664</text:p>
          </table:table-cell>
          <table:table-cell office:value-type="float" office:value="1.5634000000000037E-2" table:formula="of:=[.C43]-[.C42]" table:style-name="ce1">
            <text:p>0.015634</text:p>
          </table:table-cell>
          <table:table-cell office:value-type="float" office:value="567" table:style-name="ce1">
            <text:p>567</text:p>
          </table:table-cell>
          <table:table-cell office:value-type="float" office:value="-8.665025" table:style-name="ce1">
            <text:p>-8.665025</text:p>
          </table:table-cell>
          <table:table-cell office:value-type="float" office:value="24" table:style-name="ce1">
            <text:p>24</text:p>
          </table:table-cell>
          <table:table-cell office:value-type="float" office:value="82.664000000000001" table:formula="of:=[.C43]*100" table:style-name="ce1">
            <text:p>82.664</text:p>
          </table:table-cell>
          <table:table-cell office:value-type="float" office:value="156.34000000000037" table:formula="of:=[.D43]*10000" table:style-name="ce1">
            <text:p>156.34</text:p>
          </table:table-cell>
          <table:table-cell office:value-type="float" office:value="21.430000000000064" table:formula="of:=[.I43]-[.I42]" table:style-name="ce1">
            <text:p>21.4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47</text:p>
          </table:table-cell>
          <table:table-cell office:value-type="float" office:value="0.84333999999999998" table:style-name="ce1">
            <text:p>0.84334</text:p>
          </table:table-cell>
          <table:table-cell office:value-type="float" office:value="1.6699999999999937E-2" table:formula="of:=[.C44]-[.C43]" table:style-name="ce1">
            <text:p>0.0167</text:p>
          </table:table-cell>
          <table:table-cell office:value-type="float" office:value="565" table:style-name="ce1">
            <text:p>565</text:p>
          </table:table-cell>
          <table:table-cell office:value-type="float" office:value="-8.8073879999999996" table:style-name="ce1">
            <text:p>-8.807388</text:p>
          </table:table-cell>
          <table:table-cell office:value-type="float" office:value="24" table:style-name="ce1">
            <text:p>24</text:p>
          </table:table-cell>
          <table:table-cell office:value-type="float" office:value="84.334000000000003" table:formula="of:=[.C44]*100" table:style-name="ce1">
            <text:p>84.334</text:p>
          </table:table-cell>
          <table:table-cell office:value-type="float" office:value="166.99999999999937" table:formula="of:=[.D44]*10000" table:style-name="ce1">
            <text:p>167</text:p>
          </table:table-cell>
          <table:table-cell office:value-type="float" office:value="10.659999999999002" table:formula="of:=[.I44]-[.I43]" table:style-name="ce1">
            <text:p>10.6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48</text:p>
          </table:table-cell>
          <table:table-cell office:value-type="float" office:value="0.85999800000000004" table:style-name="ce1">
            <text:p>0.859998</text:p>
          </table:table-cell>
          <table:table-cell office:value-type="float" office:value="1.6658000000000062E-2" table:formula="of:=[.C45]-[.C44]" table:style-name="ce1">
            <text:p>0.016658</text:p>
          </table:table-cell>
          <table:table-cell office:value-type="float" office:value="567" table:style-name="ce1">
            <text:p>567</text:p>
          </table:table-cell>
          <table:table-cell office:value-type="float" office:value="-8.9475879999999997" table:style-name="ce1">
            <text:p>-8.947588</text:p>
          </table:table-cell>
          <table:table-cell office:value-type="float" office:value="24" table:style-name="ce1">
            <text:p>24</text:p>
          </table:table-cell>
          <table:table-cell office:value-type="float" office:value="85.999800000000008" table:formula="of:=[.C45]*100" table:style-name="ce1">
            <text:p>85.9998</text:p>
          </table:table-cell>
          <table:table-cell office:value-type="float" office:value="166.58000000000061" table:formula="of:=[.D45]*10000" table:style-name="ce1">
            <text:p>166.58</text:p>
          </table:table-cell>
          <table:table-cell office:value-type="float" office:value="-0.41999999999876536" table:formula="of:=[.I45]-[.I44]" table:style-name="ce1">
            <text:p>-0.4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49</text:p>
          </table:table-cell>
          <table:table-cell office:value-type="float" office:value="0.876973" table:style-name="ce1">
            <text:p>0.876973</text:p>
          </table:table-cell>
          <table:table-cell office:value-type="float" office:value="1.6974999999999962E-2" table:formula="of:=[.C46]-[.C45]" table:style-name="ce1">
            <text:p>0.016975</text:p>
          </table:table-cell>
          <table:table-cell office:value-type="float" office:value="565" table:style-name="ce1">
            <text:p>565</text:p>
          </table:table-cell>
          <table:table-cell office:value-type="float" office:value="-9.1045689999999997" table:style-name="ce1">
            <text:p>-9.104569</text:p>
          </table:table-cell>
          <table:table-cell office:value-type="float" office:value="24" table:style-name="ce1">
            <text:p>24</text:p>
          </table:table-cell>
          <table:table-cell office:value-type="float" office:value="87.697299999999998" table:formula="of:=[.C46]*100" table:style-name="ce1">
            <text:p>87.6973</text:p>
          </table:table-cell>
          <table:table-cell office:value-type="float" office:value="169.74999999999963" table:formula="of:=[.D46]*10000" table:style-name="ce1">
            <text:p>169.75</text:p>
          </table:table-cell>
          <table:table-cell office:value-type="float" office:value="3.1699999999990212" table:formula="of:=[.I46]-[.I45]" table:style-name="ce1">
            <text:p>3.1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50</text:p>
          </table:table-cell>
          <table:table-cell office:value-type="float" office:value="0.89781500000000003" table:style-name="ce1">
            <text:p>0.897815</text:p>
          </table:table-cell>
          <table:table-cell office:value-type="float" office:value="2.0842000000000027E-2" table:formula="of:=[.C47]-[.C46]" table:style-name="ce1">
            <text:p>0.020842</text:p>
          </table:table-cell>
          <table:table-cell office:value-type="float" office:value="564" table:style-name="ce1">
            <text:p>564</text:p>
          </table:table-cell>
          <table:table-cell office:value-type="float" office:value="-9.3074049999999993" table:style-name="ce1">
            <text:p>-9.307405</text:p>
          </table:table-cell>
          <table:table-cell office:value-type="float" office:value="24" table:style-name="ce1">
            <text:p>24</text:p>
          </table:table-cell>
          <table:table-cell office:value-type="float" office:value="89.781500000000008" table:formula="of:=[.C47]*100" table:style-name="ce1">
            <text:p>89.7815</text:p>
          </table:table-cell>
          <table:table-cell office:value-type="float" office:value="208.42000000000027" table:formula="of:=[.D47]*10000" table:style-name="ce1">
            <text:p>208.42</text:p>
          </table:table-cell>
          <table:table-cell office:value-type="float" office:value="38.670000000000641" table:formula="of:=[.I47]-[.I46]" table:style-name="ce1">
            <text:p>38.6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51</text:p>
          </table:table-cell>
          <table:table-cell office:value-type="float" office:value="0.91822999999999999" table:style-name="ce1">
            <text:p>0.91823</text:p>
          </table:table-cell>
          <table:table-cell office:value-type="float" office:value="2.0414999999999961E-2" table:formula="of:=[.C48]-[.C47]" table:style-name="ce1">
            <text:p>0.020415</text:p>
          </table:table-cell>
          <table:table-cell office:value-type="float" office:value="564" table:style-name="ce1">
            <text:p>564</text:p>
          </table:table-cell>
          <table:table-cell office:value-type="float" office:value="-9.4877950000000002" table:style-name="ce1">
            <text:p>-9.487795</text:p>
          </table:table-cell>
          <table:table-cell office:value-type="float" office:value="23" table:style-name="ce1">
            <text:p>23</text:p>
          </table:table-cell>
          <table:table-cell office:value-type="float" office:value="91.822999999999993" table:formula="of:=[.C48]*100" table:style-name="ce1">
            <text:p>91.823</text:p>
          </table:table-cell>
          <table:table-cell office:value-type="float" office:value="204.14999999999961" table:formula="of:=[.D48]*10000" table:style-name="ce1">
            <text:p>204.15</text:p>
          </table:table-cell>
          <table:table-cell office:value-type="float" office:value="-4.2700000000006639" table:formula="of:=[.I48]-[.I47]" table:style-name="ce1">
            <text:p>-4.2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52</text:p>
          </table:table-cell>
          <table:table-cell office:value-type="float" office:value="0.94088400000000005" table:style-name="ce1">
            <text:p>0.940884</text:p>
          </table:table-cell>
          <table:table-cell office:value-type="float" office:value="2.2654000000000063E-2" table:formula="of:=[.C49]-[.C48]" table:style-name="ce1">
            <text:p>0.022654</text:p>
          </table:table-cell>
          <table:table-cell office:value-type="float" office:value="562" table:style-name="ce1">
            <text:p>562</text:p>
          </table:table-cell>
          <table:table-cell office:value-type="float" office:value="-9.7588050000000006" table:style-name="ce1">
            <text:p>-9.758805</text:p>
          </table:table-cell>
          <table:table-cell office:value-type="float" office:value="23" table:style-name="ce1">
            <text:p>23</text:p>
          </table:table-cell>
          <table:table-cell office:value-type="float" office:value="94.088400000000007" table:formula="of:=[.C49]*100" table:style-name="ce1">
            <text:p>94.0884</text:p>
          </table:table-cell>
          <table:table-cell office:value-type="float" office:value="226.54000000000062" table:formula="of:=[.D49]*10000" table:style-name="ce1">
            <text:p>226.54</text:p>
          </table:table-cell>
          <table:table-cell office:value-type="float" office:value="22.39000000000101" table:formula="of:=[.I49]-[.I48]" table:style-name="ce1">
            <text:p>22.3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53</text:p>
          </table:table-cell>
          <table:table-cell office:value-type="float" office:value="0.96502399999999999" table:style-name="ce1">
            <text:p>0.965024</text:p>
          </table:table-cell>
          <table:table-cell office:value-type="float" office:value="2.4139999999999939E-2" table:formula="of:=[.C50]-[.C49]" table:style-name="ce1">
            <text:p>0.02414</text:p>
          </table:table-cell>
          <table:table-cell office:value-type="float" office:value="562" table:style-name="ce1">
            <text:p>562</text:p>
          </table:table-cell>
          <table:table-cell office:value-type="float" office:value="-9.8998550000000005" table:style-name="ce1">
            <text:p>-9.899855</text:p>
          </table:table-cell>
          <table:table-cell office:value-type="float" office:value="23" table:style-name="ce1">
            <text:p>23</text:p>
          </table:table-cell>
          <table:table-cell office:value-type="float" office:value="96.502399999999994" table:formula="of:=[.C50]*100" table:style-name="ce1">
            <text:p>96.5024</text:p>
          </table:table-cell>
          <table:table-cell office:value-type="float" office:value="241.39999999999938" table:formula="of:=[.D50]*10000" table:style-name="ce1">
            <text:p>241.4</text:p>
          </table:table-cell>
          <table:table-cell office:value-type="float" office:value="14.859999999998763" table:formula="of:=[.I50]-[.I49]" table:style-name="ce1">
            <text:p>14.8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54</text:p>
          </table:table-cell>
          <table:table-cell office:value-type="float" office:value="0.98987499999999995" table:style-name="ce1">
            <text:p>0.989875</text:p>
          </table:table-cell>
          <table:table-cell office:value-type="float" office:value="2.4850999999999956E-2" table:formula="of:=[.C51]-[.C50]" table:style-name="ce1">
            <text:p>0.024851</text:p>
          </table:table-cell>
          <table:table-cell office:value-type="float" office:value="562" table:style-name="ce1">
            <text:p>562</text:p>
          </table:table-cell>
          <table:table-cell office:value-type="float" office:value="-10.209497000000001" table:style-name="ce1">
            <text:p>-10.209497</text:p>
          </table:table-cell>
          <table:table-cell office:value-type="float" office:value="23" table:style-name="ce1">
            <text:p>23</text:p>
          </table:table-cell>
          <table:table-cell office:value-type="float" office:value="98.987499999999997" table:formula="of:=[.C51]*100" table:style-name="ce1">
            <text:p>98.9875</text:p>
          </table:table-cell>
          <table:table-cell office:value-type="float" office:value="248.50999999999956" table:formula="of:=[.D51]*10000" table:style-name="ce1">
            <text:p>248.51</text:p>
          </table:table-cell>
          <table:table-cell office:value-type="float" office:value="7.1100000000001842" table:formula="of:=[.I51]-[.I50]" table:style-name="ce1">
            <text:p>7.1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55</text:p>
          </table:table-cell>
          <table:table-cell office:value-type="float" office:value="1.017198" table:style-name="ce1">
            <text:p>1.017198</text:p>
          </table:table-cell>
          <table:table-cell office:value-type="float" office:value="2.7323000000000097E-2" table:formula="of:=[.C52]-[.C51]" table:style-name="ce1">
            <text:p>0.027323</text:p>
          </table:table-cell>
          <table:table-cell office:value-type="float" office:value="561" table:style-name="ce1">
            <text:p>561</text:p>
          </table:table-cell>
          <table:table-cell office:value-type="float" office:value="-10.438510000000001" table:style-name="ce1">
            <text:p>-10.43851</text:p>
          </table:table-cell>
          <table:table-cell office:value-type="float" office:value="23" table:style-name="ce1">
            <text:p>23</text:p>
          </table:table-cell>
          <table:table-cell office:value-type="float" office:value="101.71980000000001" table:formula="of:=[.C52]*100" table:style-name="ce1">
            <text:p>101.7198</text:p>
          </table:table-cell>
          <table:table-cell office:value-type="float" office:value="273.23000000000098" table:formula="of:=[.D52]*10000" table:style-name="ce1">
            <text:p>273.23</text:p>
          </table:table-cell>
          <table:table-cell office:value-type="float" office:value="24.72000000000142" table:formula="of:=[.I52]-[.I51]" table:style-name="ce1">
            <text:p>24.7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56</text:p>
          </table:table-cell>
          <table:table-cell office:value-type="float" office:value="1.0443899999999999" table:style-name="ce1">
            <text:p>1.04439</text:p>
          </table:table-cell>
          <table:table-cell office:value-type="float" office:value="2.7191999999999883E-2" table:formula="of:=[.C53]-[.C52]" table:style-name="ce1">
            <text:p>0.027192</text:p>
          </table:table-cell>
          <table:table-cell office:value-type="float" office:value="562" table:style-name="ce1">
            <text:p>562</text:p>
          </table:table-cell>
          <table:table-cell office:value-type="float" office:value="-10.792464000000001" table:style-name="ce1">
            <text:p>-10.792464</text:p>
          </table:table-cell>
          <table:table-cell office:value-type="float" office:value="22" table:style-name="ce1">
            <text:p>22</text:p>
          </table:table-cell>
          <table:table-cell office:value-type="float" office:value="104.43899999999999" table:formula="of:=[.C53]*100" table:style-name="ce1">
            <text:p>104.439</text:p>
          </table:table-cell>
          <table:table-cell office:value-type="float" office:value="271.91999999999882" table:formula="of:=[.D53]*10000" table:style-name="ce1">
            <text:p>271.92</text:p>
          </table:table-cell>
          <table:table-cell office:value-type="float" office:value="-1.3100000000021623" table:formula="of:=[.I53]-[.I52]" table:style-name="ce1">
            <text:p>-1.3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57</text:p>
          </table:table-cell>
          <table:table-cell office:value-type="float" office:value="1.0752029999999999" table:style-name="ce1">
            <text:p>1.075203</text:p>
          </table:table-cell>
          <table:table-cell office:value-type="float" office:value="3.0812999999999979E-2" table:formula="of:=[.C54]-[.C53]" table:style-name="ce1">
            <text:p>0.030813</text:p>
          </table:table-cell>
          <table:table-cell office:value-type="float" office:value="560" table:style-name="ce1">
            <text:p>560</text:p>
          </table:table-cell>
          <table:table-cell office:value-type="float" office:value="-11.075276000000001" table:style-name="ce1">
            <text:p>-11.075276</text:p>
          </table:table-cell>
          <table:table-cell office:value-type="float" office:value="22" table:style-name="ce1">
            <text:p>22</text:p>
          </table:table-cell>
          <table:table-cell office:value-type="float" office:value="107.52029999999999" table:formula="of:=[.C54]*100" table:style-name="ce1">
            <text:p>107.5203</text:p>
          </table:table-cell>
          <table:table-cell office:value-type="float" office:value="308.12999999999977" table:formula="of:=[.D54]*10000" table:style-name="ce1">
            <text:p>308.13</text:p>
          </table:table-cell>
          <table:table-cell office:value-type="float" office:value="36.210000000000946" table:formula="of:=[.I54]-[.I53]" table:style-name="ce1">
            <text:p>36.2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58</text:p>
          </table:table-cell>
          <table:table-cell office:value-type="float" office:value="1.103996" table:style-name="ce1">
            <text:p>1.103996</text:p>
          </table:table-cell>
          <table:table-cell office:value-type="float" office:value="2.8793000000000069E-2" table:formula="of:=[.C55]-[.C54]" table:style-name="ce1">
            <text:p>0.028793</text:p>
          </table:table-cell>
          <table:table-cell office:value-type="float" office:value="561" table:style-name="ce1">
            <text:p>561</text:p>
          </table:table-cell>
          <table:table-cell office:value-type="float" office:value="-11.329926" table:style-name="ce1">
            <text:p>-11.329926</text:p>
          </table:table-cell>
          <table:table-cell office:value-type="float" office:value="22" table:style-name="ce1">
            <text:p>22</text:p>
          </table:table-cell>
          <table:table-cell office:value-type="float" office:value="110.39959999999999" table:formula="of:=[.C55]*100" table:style-name="ce1">
            <text:p>110.3996</text:p>
          </table:table-cell>
          <table:table-cell office:value-type="float" office:value="287.93000000000069" table:formula="of:=[.D55]*10000" table:style-name="ce1">
            <text:p>287.93</text:p>
          </table:table-cell>
          <table:table-cell office:value-type="float" office:value="-20.199999999999079" table:formula="of:=[.I55]-[.I54]" table:style-name="ce1">
            <text:p>-20.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0:59</text:p>
          </table:table-cell>
          <table:table-cell office:value-type="float" office:value="1.1631689999999999" table:style-name="ce1">
            <text:p>1.163169</text:p>
          </table:table-cell>
          <table:table-cell office:value-type="float" office:value="5.917299999999992E-2" table:formula="of:=[.C56]-[.C55]" table:style-name="ce1">
            <text:p>0.059173</text:p>
          </table:table-cell>
          <table:table-cell office:value-type="float" office:value="552" table:style-name="ce1">
            <text:p>552</text:p>
          </table:table-cell>
          <table:table-cell office:value-type="float" office:value="-11.711391000000001" table:style-name="ce1">
            <text:p>-11.711391</text:p>
          </table:table-cell>
          <table:table-cell office:value-type="float" office:value="22" table:style-name="ce1">
            <text:p>22</text:p>
          </table:table-cell>
          <table:table-cell office:value-type="float" office:value="116.31689999999999" table:formula="of:=[.C56]*100" table:style-name="ce1">
            <text:p>116.3169</text:p>
          </table:table-cell>
          <table:table-cell office:value-type="float" office:value="591.72999999999922" table:formula="of:=[.D56]*10000" table:style-name="ce1">
            <text:p>591.73</text:p>
          </table:table-cell>
          <table:table-cell office:value-type="float" office:value="303.79999999999853" table:formula="of:=[.I56]-[.I55]" table:style-name="ce1">
            <text:p>303.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00</text:p>
          </table:table-cell>
          <table:table-cell office:value-type="float" office:value="1.16795" table:style-name="ce1">
            <text:p>1.16795</text:p>
          </table:table-cell>
          <table:table-cell office:value-type="float" office:value="4.7810000000001462E-3" table:formula="of:=[.C57]-[.C56]" table:style-name="ce1">
            <text:p>0.004781</text:p>
          </table:table-cell>
          <table:table-cell office:value-type="float" office:value="565" table:style-name="ce1">
            <text:p>565</text:p>
          </table:table-cell>
          <table:table-cell office:value-type="float" office:value="-11.965987999999999" table:style-name="ce1">
            <text:p>-11.965988</text:p>
          </table:table-cell>
          <table:table-cell office:value-type="float" office:value="22" table:style-name="ce1">
            <text:p>22</text:p>
          </table:table-cell>
          <table:table-cell office:value-type="float" office:value="116.795" table:formula="of:=[.C57]*100" table:style-name="ce1">
            <text:p>116.795</text:p>
          </table:table-cell>
          <table:table-cell office:value-type="float" office:value="47.810000000001466" table:formula="of:=[.D57]*10000" table:style-name="ce1">
            <text:p>47.81</text:p>
          </table:table-cell>
          <table:table-cell office:value-type="float" office:value="-543.9199999999978" table:formula="of:=[.I57]-[.I56]" table:style-name="ce1">
            <text:p>-543.9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01</text:p>
          </table:table-cell>
          <table:table-cell office:value-type="float" office:value="1.198806" table:style-name="ce1">
            <text:p>1.198806</text:p>
          </table:table-cell>
          <table:table-cell office:value-type="float" office:value="3.0855999999999995E-2" table:formula="of:=[.C58]-[.C57]" table:style-name="ce1">
            <text:p>0.030856</text:p>
          </table:table-cell>
          <table:table-cell office:value-type="float" office:value="562" table:style-name="ce1">
            <text:p>562</text:p>
          </table:table-cell>
          <table:table-cell office:value-type="float" office:value="-12.224755" table:style-name="ce1">
            <text:p>-12.224755</text:p>
          </table:table-cell>
          <table:table-cell office:value-type="float" office:value="21" table:style-name="ce1">
            <text:p>21</text:p>
          </table:table-cell>
          <table:table-cell office:value-type="float" office:value="119.8806" table:formula="of:=[.C58]*100" table:style-name="ce1">
            <text:p>119.8806</text:p>
          </table:table-cell>
          <table:table-cell office:value-type="float" office:value="308.55999999999995" table:formula="of:=[.D58]*10000" table:style-name="ce1">
            <text:p>308.56</text:p>
          </table:table-cell>
          <table:table-cell office:value-type="float" office:value="260.74999999999847" table:formula="of:=[.I58]-[.I57]" table:style-name="ce1">
            <text:p>260.7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02</text:p>
          </table:table-cell>
          <table:table-cell office:value-type="float" office:value="1.228801" table:style-name="ce1">
            <text:p>1.228801</text:p>
          </table:table-cell>
          <table:table-cell office:value-type="float" office:value="2.9994999999999994E-2" table:formula="of:=[.C59]-[.C58]" table:style-name="ce1">
            <text:p>0.029995</text:p>
          </table:table-cell>
          <table:table-cell office:value-type="float" office:value="561" table:style-name="ce1">
            <text:p>561</text:p>
          </table:table-cell>
          <table:table-cell office:value-type="float" office:value="-12.491265" table:style-name="ce1">
            <text:p>-12.491265</text:p>
          </table:table-cell>
          <table:table-cell office:value-type="float" office:value="21" table:style-name="ce1">
            <text:p>21</text:p>
          </table:table-cell>
          <table:table-cell office:value-type="float" office:value="122.8801" table:formula="of:=[.C59]*100" table:style-name="ce1">
            <text:p>122.8801</text:p>
          </table:table-cell>
          <table:table-cell office:value-type="float" office:value="299.94999999999993" table:formula="of:=[.D59]*10000" table:style-name="ce1">
            <text:p>299.95</text:p>
          </table:table-cell>
          <table:table-cell office:value-type="float" office:value="-8.6100000000000136" table:formula="of:=[.I59]-[.I58]" table:style-name="ce1">
            <text:p>-8.6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03</text:p>
          </table:table-cell>
          <table:table-cell office:value-type="float" office:value="1.2615810000000001" table:style-name="ce1">
            <text:p>1.261581</text:p>
          </table:table-cell>
          <table:table-cell office:value-type="float" office:value="3.2780000000000031E-2" table:formula="of:=[.C60]-[.C59]" table:style-name="ce1">
            <text:p>0.03278</text:p>
          </table:table-cell>
          <table:table-cell office:value-type="float" office:value="572" table:style-name="ce1">
            <text:p>572</text:p>
          </table:table-cell>
          <table:table-cell office:value-type="float" office:value="-12.836301000000001" table:style-name="ce1">
            <text:p>-12.836301</text:p>
          </table:table-cell>
          <table:table-cell office:value-type="float" office:value="21" table:style-name="ce1">
            <text:p>21</text:p>
          </table:table-cell>
          <table:table-cell office:value-type="float" office:value="126.1581" table:formula="of:=[.C60]*100" table:style-name="ce1">
            <text:p>126.1581</text:p>
          </table:table-cell>
          <table:table-cell office:value-type="float" office:value="327.8000000000003" table:formula="of:=[.D60]*10000" table:style-name="ce1">
            <text:p>327.8</text:p>
          </table:table-cell>
          <table:table-cell office:value-type="float" office:value="27.850000000000364" table:formula="of:=[.I60]-[.I59]" table:style-name="ce1">
            <text:p>27.8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04</text:p>
          </table:table-cell>
          <table:table-cell office:value-type="float" office:value="1.322379" table:style-name="ce1">
            <text:p>1.322379</text:p>
          </table:table-cell>
          <table:table-cell office:value-type="float" office:value="6.0797999999999908E-2" table:formula="of:=[.C61]-[.C60]" table:style-name="ce1">
            <text:p>0.060798</text:p>
          </table:table-cell>
          <table:table-cell office:value-type="float" office:value="557" table:style-name="ce1">
            <text:p>557</text:p>
          </table:table-cell>
          <table:table-cell office:value-type="float" office:value="-13.056512" table:style-name="ce1">
            <text:p>-13.056512</text:p>
          </table:table-cell>
          <table:table-cell office:value-type="float" office:value="21" table:style-name="ce1">
            <text:p>21</text:p>
          </table:table-cell>
          <table:table-cell office:value-type="float" office:value="132.2379" table:formula="of:=[.C61]*100" table:style-name="ce1">
            <text:p>132.2379</text:p>
          </table:table-cell>
          <table:table-cell office:value-type="float" office:value="607.97999999999911" table:formula="of:=[.D61]*10000" table:style-name="ce1">
            <text:p>607.98</text:p>
          </table:table-cell>
          <table:table-cell office:value-type="float" office:value="280.17999999999881" table:formula="of:=[.I61]-[.I60]" table:style-name="ce1">
            <text:p>280.1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05</text:p>
          </table:table-cell>
          <table:table-cell office:value-type="float" office:value="1.3260609999999999" table:style-name="ce1">
            <text:p>1.326061</text:p>
          </table:table-cell>
          <table:table-cell office:value-type="float" office:value="3.6819999999999631E-3" table:formula="of:=[.C62]-[.C61]" table:style-name="ce1">
            <text:p>0.003682</text:p>
          </table:table-cell>
          <table:table-cell office:value-type="float" office:value="570" table:style-name="ce1">
            <text:p>570</text:p>
          </table:table-cell>
          <table:table-cell office:value-type="float" office:value="-13.253558" table:style-name="ce1">
            <text:p>-13.253558</text:p>
          </table:table-cell>
          <table:table-cell office:value-type="float" office:value="21" table:style-name="ce1">
            <text:p>21</text:p>
          </table:table-cell>
          <table:table-cell office:value-type="float" office:value="132.6061" table:formula="of:=[.C62]*100" table:style-name="ce1">
            <text:p>132.6061</text:p>
          </table:table-cell>
          <table:table-cell office:value-type="float" office:value="36.819999999999631" table:formula="of:=[.D62]*10000" table:style-name="ce1">
            <text:p>36.82</text:p>
          </table:table-cell>
          <table:table-cell office:value-type="float" office:value="-571.15999999999951" table:formula="of:=[.I62]-[.I61]" table:style-name="ce1">
            <text:p>-571.1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06</text:p>
          </table:table-cell>
          <table:table-cell office:value-type="float" office:value="1.354411" table:style-name="ce1">
            <text:p>1.354411</text:p>
          </table:table-cell>
          <table:table-cell office:value-type="float" office:value="2.8350000000000097E-2" table:formula="of:=[.C63]-[.C62]" table:style-name="ce1">
            <text:p>0.02835</text:p>
          </table:table-cell>
          <table:table-cell office:value-type="float" office:value="567" table:style-name="ce1">
            <text:p>567</text:p>
          </table:table-cell>
          <table:table-cell office:value-type="float" office:value="-13.432964" table:style-name="ce1">
            <text:p>-13.432964</text:p>
          </table:table-cell>
          <table:table-cell office:value-type="float" office:value="20" table:style-name="ce1">
            <text:p>20</text:p>
          </table:table-cell>
          <table:table-cell office:value-type="float" office:value="135.44110000000001" table:formula="of:=[.C63]*100" table:style-name="ce1">
            <text:p>135.4411</text:p>
          </table:table-cell>
          <table:table-cell office:value-type="float" office:value="283.50000000000097" table:formula="of:=[.D63]*10000" table:style-name="ce1">
            <text:p>283.5</text:p>
          </table:table-cell>
          <table:table-cell office:value-type="float" office:value="246.68000000000134" table:formula="of:=[.I63]-[.I62]" table:style-name="ce1">
            <text:p>246.6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07</text:p>
          </table:table-cell>
          <table:table-cell office:value-type="float" office:value="1.385483" table:style-name="ce1">
            <text:p>1.385483</text:p>
          </table:table-cell>
          <table:table-cell office:value-type="float" office:value="3.1071999999999989E-2" table:formula="of:=[.C64]-[.C63]" table:style-name="ce1">
            <text:p>0.031072</text:p>
          </table:table-cell>
          <table:table-cell office:value-type="float" office:value="567" table:style-name="ce1">
            <text:p>567</text:p>
          </table:table-cell>
          <table:table-cell office:value-type="float" office:value="-13.597588" table:style-name="ce1">
            <text:p>-13.597588</text:p>
          </table:table-cell>
          <table:table-cell office:value-type="float" office:value="20" table:style-name="ce1">
            <text:p>20</text:p>
          </table:table-cell>
          <table:table-cell office:value-type="float" office:value="138.54830000000001" table:formula="of:=[.C64]*100" table:style-name="ce1">
            <text:p>138.5483</text:p>
          </table:table-cell>
          <table:table-cell office:value-type="float" office:value="310.71999999999991" table:formula="of:=[.D64]*10000" table:style-name="ce1">
            <text:p>310.72</text:p>
          </table:table-cell>
          <table:table-cell office:value-type="float" office:value="27.219999999998947" table:formula="of:=[.I64]-[.I63]" table:style-name="ce1">
            <text:p>27.2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08</text:p>
          </table:table-cell>
          <table:table-cell office:value-type="float" office:value="1.4137519999999999" table:style-name="ce1">
            <text:p>1.413752</text:p>
          </table:table-cell>
          <table:table-cell office:value-type="float" office:value="2.8268999999999878E-2" table:formula="of:=[.C65]-[.C64]" table:style-name="ce1">
            <text:p>0.028269</text:p>
          </table:table-cell>
          <table:table-cell office:value-type="float" office:value="577" table:style-name="ce1">
            <text:p>577</text:p>
          </table:table-cell>
          <table:table-cell office:value-type="float" office:value="-13.762252" table:style-name="ce1">
            <text:p>-13.762252</text:p>
          </table:table-cell>
          <table:table-cell office:value-type="float" office:value="20" table:style-name="ce1">
            <text:p>20</text:p>
          </table:table-cell>
          <table:table-cell office:value-type="float" office:value="141.37519999999998" table:formula="of:=[.C65]*100" table:style-name="ce1">
            <text:p>141.3752</text:p>
          </table:table-cell>
          <table:table-cell office:value-type="float" office:value="282.6899999999988" table:formula="of:=[.D65]*10000" table:style-name="ce1">
            <text:p>282.69</text:p>
          </table:table-cell>
          <table:table-cell office:value-type="float" office:value="-28.03000000000111" table:formula="of:=[.I65]-[.I64]" table:style-name="ce1">
            <text:p>-28.0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09</text:p>
          </table:table-cell>
          <table:table-cell office:value-type="float" office:value="1.4696499999999999" table:style-name="ce1">
            <text:p>1.46965</text:p>
          </table:table-cell>
          <table:table-cell office:value-type="float" office:value="5.5898000000000003E-2" table:formula="of:=[.C66]-[.C65]" table:style-name="ce1">
            <text:p>0.055898</text:p>
          </table:table-cell>
          <table:table-cell office:value-type="float" office:value="562" table:style-name="ce1">
            <text:p>562</text:p>
          </table:table-cell>
          <table:table-cell office:value-type="float" office:value="-13.874808" table:style-name="ce1">
            <text:p>-13.874808</text:p>
          </table:table-cell>
          <table:table-cell office:value-type="float" office:value="22" table:style-name="ce1">
            <text:p>22</text:p>
          </table:table-cell>
          <table:table-cell office:value-type="float" office:value="146.965" table:formula="of:=[.C66]*100" table:style-name="ce1">
            <text:p>146.965</text:p>
          </table:table-cell>
          <table:table-cell office:value-type="float" office:value="558.98" table:formula="of:=[.D66]*10000" table:style-name="ce1">
            <text:p>558.98</text:p>
          </table:table-cell>
          <table:table-cell office:value-type="float" office:value="276.29000000000121" table:formula="of:=[.I66]-[.I65]" table:style-name="ce1">
            <text:p>276.2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10</text:p>
          </table:table-cell>
          <table:table-cell office:value-type="float" office:value="1.4707589999999999" table:style-name="ce1">
            <text:p>1.470759</text:p>
          </table:table-cell>
          <table:table-cell office:value-type="float" office:value="1.1090000000000266E-3" table:formula="of:=[.C67]-[.C66]" table:style-name="ce1">
            <text:p>0.001109</text:p>
          </table:table-cell>
          <table:table-cell office:value-type="float" office:value="575" table:style-name="ce1">
            <text:p>575</text:p>
          </table:table-cell>
          <table:table-cell office:value-type="float" office:value="-13.93435" table:style-name="ce1">
            <text:p>-13.93435</text:p>
          </table:table-cell>
          <table:table-cell office:value-type="float" office:value="22" table:style-name="ce1">
            <text:p>22</text:p>
          </table:table-cell>
          <table:table-cell office:value-type="float" office:value="147.07589999999999" table:formula="of:=[.C67]*100" table:style-name="ce1">
            <text:p>147.0759</text:p>
          </table:table-cell>
          <table:table-cell office:value-type="float" office:value="11.090000000000266" table:formula="of:=[.D67]*10000" table:style-name="ce1">
            <text:p>11.09</text:p>
          </table:table-cell>
          <table:table-cell office:value-type="float" office:value="-547.88999999999976" table:formula="of:=[.I67]-[.I66]" table:style-name="ce1">
            <text:p>-547.8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11</text:p>
          </table:table-cell>
          <table:table-cell office:value-type="float" office:value="1.4977529999999999" table:style-name="ce1">
            <text:p>1.497753</text:p>
          </table:table-cell>
          <table:table-cell office:value-type="float" office:value="2.6993999999999962E-2" table:formula="of:=[.C68]-[.C67]" table:style-name="ce1">
            <text:p>0.026994</text:p>
          </table:table-cell>
          <table:table-cell office:value-type="float" office:value="574" table:style-name="ce1">
            <text:p>574</text:p>
          </table:table-cell>
          <table:table-cell office:value-type="float" office:value="-13.987724" table:style-name="ce1">
            <text:p>-13.987724</text:p>
          </table:table-cell>
          <table:table-cell office:value-type="float" office:value="22" table:style-name="ce1">
            <text:p>22</text:p>
          </table:table-cell>
          <table:table-cell office:value-type="float" office:value="149.77529999999999" table:formula="of:=[.C68]*100" table:style-name="ce1">
            <text:p>149.7753</text:p>
          </table:table-cell>
          <table:table-cell office:value-type="float" office:value="269.9399999999996" table:formula="of:=[.D68]*10000" table:style-name="ce1">
            <text:p>269.94</text:p>
          </table:table-cell>
          <table:table-cell office:value-type="float" office:value="258.84999999999934" table:formula="of:=[.I68]-[.I67]" table:style-name="ce1">
            <text:p>258.8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12</text:p>
          </table:table-cell>
          <table:table-cell office:value-type="float" office:value="1.524756" table:style-name="ce1">
            <text:p>1.524756</text:p>
          </table:table-cell>
          <table:table-cell office:value-type="float" office:value="2.700300000000011E-2" table:formula="of:=[.C69]-[.C68]" table:style-name="ce1">
            <text:p>0.027003</text:p>
          </table:table-cell>
          <table:table-cell office:value-type="float" office:value="573" table:style-name="ce1">
            <text:p>573</text:p>
          </table:table-cell>
          <table:table-cell office:value-type="float" office:value="-13.987864" table:style-name="ce1">
            <text:p>-13.987864</text:p>
          </table:table-cell>
          <table:table-cell office:value-type="float" office:value="22" table:style-name="ce1">
            <text:p>22</text:p>
          </table:table-cell>
          <table:table-cell office:value-type="float" office:value="152.47559999999999" table:formula="of:=[.C69]*100" table:style-name="ce1">
            <text:p>152.4756</text:p>
          </table:table-cell>
          <table:table-cell office:value-type="float" office:value="270.03000000000111" table:formula="of:=[.D69]*10000" table:style-name="ce1">
            <text:p>270.03</text:p>
          </table:table-cell>
          <table:table-cell office:value-type="float" office:value="9.0000000001509761E-2" table:formula="of:=[.I69]-[.I68]" table:style-name="ce1">
            <text:p>0.0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13</text:p>
          </table:table-cell>
          <table:table-cell office:value-type="float" office:value="1.5744149999999999" table:style-name="ce1">
            <text:p>1.574415</text:p>
          </table:table-cell>
          <table:table-cell office:value-type="float" office:value="4.9658999999999898E-2" table:formula="of:=[.C70]-[.C69]" table:style-name="ce1">
            <text:p>0.049659</text:p>
          </table:table-cell>
          <table:table-cell office:value-type="float" office:value="576" table:style-name="ce1">
            <text:p>576</text:p>
          </table:table-cell>
          <table:table-cell office:value-type="float" office:value="-13.915882" table:style-name="ce1">
            <text:p>-13.915882</text:p>
          </table:table-cell>
          <table:table-cell office:value-type="float" office:value="22" table:style-name="ce1">
            <text:p>22</text:p>
          </table:table-cell>
          <table:table-cell office:value-type="float" office:value="157.44149999999999" table:formula="of:=[.C70]*100" table:style-name="ce1">
            <text:p>157.4415</text:p>
          </table:table-cell>
          <table:table-cell office:value-type="float" office:value="496.58999999999895" table:formula="of:=[.D70]*10000" table:style-name="ce1">
            <text:p>496.59</text:p>
          </table:table-cell>
          <table:table-cell office:value-type="float" office:value="226.55999999999784" table:formula="of:=[.I70]-[.I69]" table:style-name="ce1">
            <text:p>226.5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14</text:p>
          </table:table-cell>
          <table:table-cell office:value-type="float" office:value="1.572349" table:style-name="ce1">
            <text:p>1.572349</text:p>
          </table:table-cell>
          <table:table-cell office:value-type="float" office:value="-2.0659999999999012E-3" table:formula="of:=[.C71]-[.C70]" table:style-name="ce1">
            <text:p>-0.002066</text:p>
          </table:table-cell>
          <table:table-cell office:value-type="float" office:value="575" table:style-name="ce1">
            <text:p>575</text:p>
          </table:table-cell>
          <table:table-cell office:value-type="float" office:value="-13.804955" table:style-name="ce1">
            <text:p>-13.804955</text:p>
          </table:table-cell>
          <table:table-cell office:value-type="float" office:value="22" table:style-name="ce1">
            <text:p>22</text:p>
          </table:table-cell>
          <table:table-cell office:value-type="float" office:value="157.23490000000001" table:formula="of:=[.C71]*100" table:style-name="ce1">
            <text:p>157.2349</text:p>
          </table:table-cell>
          <table:table-cell office:value-type="float" office:value="-20.659999999999012" table:formula="of:=[.D71]*10000" table:style-name="ce1">
            <text:p>-20.66</text:p>
          </table:table-cell>
          <table:table-cell office:value-type="float" office:value="-517.24999999999795" table:formula="of:=[.I71]-[.I70]" table:style-name="ce1">
            <text:p>-517.2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15</text:p>
          </table:table-cell>
          <table:table-cell office:value-type="float" office:value="1.5907739999999999" table:style-name="ce1">
            <text:p>1.590774</text:p>
          </table:table-cell>
          <table:table-cell office:value-type="float" office:value="1.8424999999999914E-2" table:formula="of:=[.C72]-[.C71]" table:style-name="ce1">
            <text:p>0.018425</text:p>
          </table:table-cell>
          <table:table-cell office:value-type="float" office:value="578" table:style-name="ce1">
            <text:p>578</text:p>
          </table:table-cell>
          <table:table-cell office:value-type="float" office:value="-13.613194" table:style-name="ce1">
            <text:p>-13.613194</text:p>
          </table:table-cell>
          <table:table-cell office:value-type="float" office:value="22" table:style-name="ce1">
            <text:p>22</text:p>
          </table:table-cell>
          <table:table-cell office:value-type="float" office:value="159.07739999999998" table:formula="of:=[.C72]*100" table:style-name="ce1">
            <text:p>159.0774</text:p>
          </table:table-cell>
          <table:table-cell office:value-type="float" office:value="184.24999999999915" table:formula="of:=[.D72]*10000" table:style-name="ce1">
            <text:p>184.25</text:p>
          </table:table-cell>
          <table:table-cell office:value-type="float" office:value="204.90999999999815" table:formula="of:=[.I72]-[.I71]" table:style-name="ce1">
            <text:p>204.9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16</text:p>
          </table:table-cell>
          <table:table-cell office:value-type="float" office:value="1.609173" table:style-name="ce1">
            <text:p>1.609173</text:p>
          </table:table-cell>
          <table:table-cell office:value-type="float" office:value="1.8399000000000054E-2" table:formula="of:=[.C73]-[.C72]" table:style-name="ce1">
            <text:p>0.018399</text:p>
          </table:table-cell>
          <table:table-cell office:value-type="float" office:value="582" table:style-name="ce1">
            <text:p>582</text:p>
          </table:table-cell>
          <table:table-cell office:value-type="float" office:value="-13.366612" table:style-name="ce1">
            <text:p>-13.366612</text:p>
          </table:table-cell>
          <table:table-cell office:value-type="float" office:value="22" table:style-name="ce1">
            <text:p>22</text:p>
          </table:table-cell>
          <table:table-cell office:value-type="float" office:value="160.91729999999998" table:formula="of:=[.C73]*100" table:style-name="ce1">
            <text:p>160.9173</text:p>
          </table:table-cell>
          <table:table-cell office:value-type="float" office:value="183.99000000000055" table:formula="of:=[.D73]*10000" table:style-name="ce1">
            <text:p>183.99</text:p>
          </table:table-cell>
          <table:table-cell office:value-type="float" office:value="-0.25999999999859824" table:formula="of:=[.I73]-[.I72]" table:style-name="ce1">
            <text:p>-0.2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17</text:p>
          </table:table-cell>
          <table:table-cell office:value-type="float" office:value="1.623545" table:style-name="ce1">
            <text:p>1.623545</text:p>
          </table:table-cell>
          <table:table-cell office:value-type="float" office:value="1.4372000000000051E-2" table:formula="of:=[.C74]-[.C73]" table:style-name="ce1">
            <text:p>0.014372</text:p>
          </table:table-cell>
          <table:table-cell office:value-type="float" office:value="587" table:style-name="ce1">
            <text:p>587</text:p>
          </table:table-cell>
          <table:table-cell office:value-type="float" office:value="-12.958416" table:style-name="ce1">
            <text:p>-12.958416</text:p>
          </table:table-cell>
          <table:table-cell office:value-type="float" office:value="23" table:style-name="ce1">
            <text:p>23</text:p>
          </table:table-cell>
          <table:table-cell office:value-type="float" office:value="162.3545" table:formula="of:=[.C74]*100" table:style-name="ce1">
            <text:p>162.3545</text:p>
          </table:table-cell>
          <table:table-cell office:value-type="float" office:value="143.72000000000051" table:formula="of:=[.D74]*10000" table:style-name="ce1">
            <text:p>143.72</text:p>
          </table:table-cell>
          <table:table-cell office:value-type="float" office:value="-40.270000000000039" table:formula="of:=[.I74]-[.I73]" table:style-name="ce1">
            <text:p>-40.2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18</text:p>
          </table:table-cell>
          <table:table-cell office:value-type="float" office:value="1.6379239999999999" table:style-name="ce1">
            <text:p>1.637924</text:p>
          </table:table-cell>
          <table:table-cell office:value-type="float" office:value="1.437899999999992E-2" table:formula="of:=[.C75]-[.C74]" table:style-name="ce1">
            <text:p>0.014379</text:p>
          </table:table-cell>
          <table:table-cell office:value-type="float" office:value="580" table:style-name="ce1">
            <text:p>580</text:p>
          </table:table-cell>
          <table:table-cell office:value-type="float" office:value="-12.417501" table:style-name="ce1">
            <text:p>-12.417501</text:p>
          </table:table-cell>
          <table:table-cell office:value-type="float" office:value="23" table:style-name="ce1">
            <text:p>23</text:p>
          </table:table-cell>
          <table:table-cell office:value-type="float" office:value="163.79239999999999" table:formula="of:=[.C75]*100" table:style-name="ce1">
            <text:p>163.7924</text:p>
          </table:table-cell>
          <table:table-cell office:value-type="float" office:value="143.7899999999992" table:formula="of:=[.D75]*10000" table:style-name="ce1">
            <text:p>143.79</text:p>
          </table:table-cell>
          <table:table-cell office:value-type="float" office:value="6.999999999868578E-2" table:formula="of:=[.I75]-[.I74]" table:style-name="ce1">
            <text:p>0.0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19</text:p>
          </table:table-cell>
          <table:table-cell office:value-type="float" office:value="1.64862" table:style-name="ce1">
            <text:p>1.64862</text:p>
          </table:table-cell>
          <table:table-cell office:value-type="float" office:value="1.0696000000000039E-2" table:formula="of:=[.C76]-[.C75]" table:style-name="ce1">
            <text:p>0.010696</text:p>
          </table:table-cell>
          <table:table-cell office:value-type="float" office:value="592" table:style-name="ce1">
            <text:p>592</text:p>
          </table:table-cell>
          <table:table-cell office:value-type="float" office:value="-12.108266" table:style-name="ce1">
            <text:p>-12.108266</text:p>
          </table:table-cell>
          <table:table-cell office:value-type="float" office:value="23" table:style-name="ce1">
            <text:p>23</text:p>
          </table:table-cell>
          <table:table-cell office:value-type="float" office:value="164.86199999999999" table:formula="of:=[.C76]*100" table:style-name="ce1">
            <text:p>164.862</text:p>
          </table:table-cell>
          <table:table-cell office:value-type="float" office:value="106.96000000000039" table:formula="of:=[.D76]*10000" table:style-name="ce1">
            <text:p>106.96</text:p>
          </table:table-cell>
          <table:table-cell office:value-type="float" office:value="-36.829999999998805" table:formula="of:=[.I76]-[.I75]" table:style-name="ce1">
            <text:p>-36.8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20</text:p>
          </table:table-cell>
          <table:table-cell office:value-type="float" office:value="1.673872" table:style-name="ce1">
            <text:p>1.673872</text:p>
          </table:table-cell>
          <table:table-cell office:value-type="float" office:value="2.5252000000000052E-2" table:formula="of:=[.C77]-[.C76]" table:style-name="ce1">
            <text:p>0.025252</text:p>
          </table:table-cell>
          <table:table-cell office:value-type="float" office:value="589" table:style-name="ce1">
            <text:p>589</text:p>
          </table:table-cell>
          <table:table-cell office:value-type="float" office:value="-11.482811" table:style-name="ce1">
            <text:p>-11.482811</text:p>
          </table:table-cell>
          <table:table-cell office:value-type="float" office:value="23" table:style-name="ce1">
            <text:p>23</text:p>
          </table:table-cell>
          <table:table-cell office:value-type="float" office:value="167.38720000000001" table:formula="of:=[.C77]*100" table:style-name="ce1">
            <text:p>167.3872</text:p>
          </table:table-cell>
          <table:table-cell office:value-type="float" office:value="252.52000000000052" table:formula="of:=[.D77]*10000" table:style-name="ce1">
            <text:p>252.52</text:p>
          </table:table-cell>
          <table:table-cell office:value-type="float" office:value="145.56000000000012" table:formula="of:=[.I77]-[.I76]" table:style-name="ce1">
            <text:p>145.5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21</text:p>
          </table:table-cell>
          <table:table-cell office:value-type="float" office:value="1.6632309999999999" table:style-name="ce1">
            <text:p>1.663231</text:p>
          </table:table-cell>
          <table:table-cell office:value-type="float" office:value="-1.0641000000000123E-2" table:formula="of:=[.C78]-[.C77]" table:style-name="ce1">
            <text:p>-0.010641</text:p>
          </table:table-cell>
          <table:table-cell office:value-type="float" office:value="597" table:style-name="ce1">
            <text:p>597</text:p>
          </table:table-cell>
          <table:table-cell office:value-type="float" office:value="-10.917522999999999" table:style-name="ce1">
            <text:p>-10.917523</text:p>
          </table:table-cell>
          <table:table-cell office:value-type="float" office:value="23" table:style-name="ce1">
            <text:p>23</text:p>
          </table:table-cell>
          <table:table-cell office:value-type="float" office:value="166.32309999999998" table:formula="of:=[.C78]*100" table:style-name="ce1">
            <text:p>166.3231</text:p>
          </table:table-cell>
          <table:table-cell office:value-type="float" office:value="-106.41000000000122" table:formula="of:=[.D78]*10000" table:style-name="ce1">
            <text:p>-106.41</text:p>
          </table:table-cell>
          <table:table-cell office:value-type="float" office:value="-358.93000000000177" table:formula="of:=[.I78]-[.I77]" table:style-name="ce1">
            <text:p>-358.9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22</text:p>
          </table:table-cell>
          <table:table-cell office:value-type="float" office:value="1.672731" table:style-name="ce1">
            <text:p>1.672731</text:p>
          </table:table-cell>
          <table:table-cell office:value-type="float" office:value="9.5000000000000639E-3" table:formula="of:=[.C79]-[.C78]" table:style-name="ce1">
            <text:p>0.0095</text:p>
          </table:table-cell>
          <table:table-cell office:value-type="float" office:value="600" table:style-name="ce1">
            <text:p>600</text:p>
          </table:table-cell>
          <table:table-cell office:value-type="float" office:value="-10.360763" table:style-name="ce1">
            <text:p>-10.360763</text:p>
          </table:table-cell>
          <table:table-cell office:value-type="float" office:value="24" table:style-name="ce1">
            <text:p>24</text:p>
          </table:table-cell>
          <table:table-cell office:value-type="float" office:value="167.2731" table:formula="of:=[.C79]*100" table:style-name="ce1">
            <text:p>167.2731</text:p>
          </table:table-cell>
          <table:table-cell office:value-type="float" office:value="95.000000000000639" table:formula="of:=[.D79]*10000" table:style-name="ce1">
            <text:p>95</text:p>
          </table:table-cell>
          <table:table-cell office:value-type="float" office:value="201.41000000000184" table:formula="of:=[.I79]-[.I78]" table:style-name="ce1">
            <text:p>201.4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23</text:p>
          </table:table-cell>
          <table:table-cell office:value-type="float" office:value="1.6782280000000001" table:style-name="ce1">
            <text:p>1.678228</text:p>
          </table:table-cell>
          <table:table-cell office:value-type="float" office:value="5.4970000000000852E-3" table:formula="of:=[.C80]-[.C79]" table:style-name="ce1">
            <text:p>0.005497</text:p>
          </table:table-cell>
          <table:table-cell office:value-type="float" office:value="600" table:style-name="ce1">
            <text:p>600</text:p>
          </table:table-cell>
          <table:table-cell office:value-type="float" office:value="-9.7519650000000002" table:style-name="ce1">
            <text:p>-9.751965</text:p>
          </table:table-cell>
          <table:table-cell office:value-type="float" office:value="24" table:style-name="ce1">
            <text:p>24</text:p>
          </table:table-cell>
          <table:table-cell office:value-type="float" office:value="167.8228" table:formula="of:=[.C80]*100" table:style-name="ce1">
            <text:p>167.8228</text:p>
          </table:table-cell>
          <table:table-cell office:value-type="float" office:value="54.970000000000852" table:formula="of:=[.D80]*10000" table:style-name="ce1">
            <text:p>54.97</text:p>
          </table:table-cell>
          <table:table-cell office:value-type="float" office:value="-40.029999999999788" table:formula="of:=[.I80]-[.I79]" table:style-name="ce1">
            <text:p>-40.0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24</text:p>
          </table:table-cell>
          <table:table-cell office:value-type="float" office:value="1.6854720000000001" table:style-name="ce1">
            <text:p>1.685472</text:p>
          </table:table-cell>
          <table:table-cell office:value-type="float" office:value="7.2440000000000282E-3" table:formula="of:=[.C81]-[.C80]" table:style-name="ce1">
            <text:p>0.007244</text:p>
          </table:table-cell>
          <table:table-cell office:value-type="float" office:value="600" table:style-name="ce1">
            <text:p>600</text:p>
          </table:table-cell>
          <table:table-cell office:value-type="float" office:value="-8.9379829999999991" table:style-name="ce1">
            <text:p>-8.937983</text:p>
          </table:table-cell>
          <table:table-cell office:value-type="float" office:value="24" table:style-name="ce1">
            <text:p>24</text:p>
          </table:table-cell>
          <table:table-cell office:value-type="float" office:value="168.5472" table:formula="of:=[.C81]*100" table:style-name="ce1">
            <text:p>168.5472</text:p>
          </table:table-cell>
          <table:table-cell office:value-type="float" office:value="72.440000000000282" table:formula="of:=[.D81]*10000" table:style-name="ce1">
            <text:p>72.44</text:p>
          </table:table-cell>
          <table:table-cell office:value-type="float" office:value="17.46999999999943" table:formula="of:=[.I81]-[.I80]" table:style-name="ce1">
            <text:p>17.4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25</text:p>
          </table:table-cell>
          <table:table-cell office:value-type="float" office:value="1.7070909999999999" table:style-name="ce1">
            <text:p>1.707091</text:p>
          </table:table-cell>
          <table:table-cell office:value-type="float" office:value="2.1618999999999833E-2" table:formula="of:=[.C82]-[.C81]" table:style-name="ce1">
            <text:p>0.021619</text:p>
          </table:table-cell>
          <table:table-cell office:value-type="float" office:value="589" table:style-name="ce1">
            <text:p>589</text:p>
          </table:table-cell>
          <table:table-cell office:value-type="float" office:value="-8.3199889999999996" table:style-name="ce1">
            <text:p>-8.319989</text:p>
          </table:table-cell>
          <table:table-cell office:value-type="float" office:value="24" table:style-name="ce1">
            <text:p>24</text:p>
          </table:table-cell>
          <table:table-cell office:value-type="float" office:value="170.70909999999998" table:formula="of:=[.C82]*100" table:style-name="ce1">
            <text:p>170.7091</text:p>
          </table:table-cell>
          <table:table-cell office:value-type="float" office:value="216.18999999999832" table:formula="of:=[.D82]*10000" table:style-name="ce1">
            <text:p>216.19</text:p>
          </table:table-cell>
          <table:table-cell office:value-type="float" office:value="143.74999999999804" table:formula="of:=[.I82]-[.I81]" table:style-name="ce1">
            <text:p>143.7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26</text:p>
          </table:table-cell>
          <table:table-cell office:value-type="float" office:value="1.6961900000000001" table:style-name="ce1">
            <text:p>1.69619</text:p>
          </table:table-cell>
          <table:table-cell office:value-type="float" office:value="-1.0900999999999827E-2" table:formula="of:=[.C83]-[.C82]" table:style-name="ce1">
            <text:p>-0.010901</text:p>
          </table:table-cell>
          <table:table-cell office:value-type="float" office:value="600" table:style-name="ce1">
            <text:p>600</text:p>
          </table:table-cell>
          <table:table-cell office:value-type="float" office:value="-7.7462600000000004" table:style-name="ce1">
            <text:p>-7.74626</text:p>
          </table:table-cell>
          <table:table-cell office:value-type="float" office:value="24" table:style-name="ce1">
            <text:p>24</text:p>
          </table:table-cell>
          <table:table-cell office:value-type="float" office:value="169.619" table:formula="of:=[.C83]*100" table:style-name="ce1">
            <text:p>169.619</text:p>
          </table:table-cell>
          <table:table-cell office:value-type="float" office:value="-109.00999999999827" table:formula="of:=[.D83]*10000" table:style-name="ce1">
            <text:p>-109.01</text:p>
          </table:table-cell>
          <table:table-cell office:value-type="float" office:value="-325.19999999999658" table:formula="of:=[.I83]-[.I82]" table:style-name="ce1">
            <text:p>-325.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27</text:p>
          </table:table-cell>
          <table:table-cell office:value-type="float" office:value="1.708116" table:style-name="ce1">
            <text:p>1.708116</text:p>
          </table:table-cell>
          <table:table-cell office:value-type="float" office:value="1.1925999999999881E-2" table:formula="of:=[.C84]-[.C83]" table:style-name="ce1">
            <text:p>0.011926</text:p>
          </table:table-cell>
          <table:table-cell office:value-type="float" office:value="600" table:style-name="ce1">
            <text:p>600</text:p>
          </table:table-cell>
          <table:table-cell office:value-type="float" office:value="-7.216761" table:style-name="ce1">
            <text:p>-7.216761</text:p>
          </table:table-cell>
          <table:table-cell office:value-type="float" office:value="25" table:style-name="ce1">
            <text:p>25</text:p>
          </table:table-cell>
          <table:table-cell office:value-type="float" office:value="170.8116" table:formula="of:=[.C84]*100" table:style-name="ce1">
            <text:p>170.8116</text:p>
          </table:table-cell>
          <table:table-cell office:value-type="float" office:value="119.25999999999881" table:formula="of:=[.D84]*10000" table:style-name="ce1">
            <text:p>119.26</text:p>
          </table:table-cell>
          <table:table-cell office:value-type="float" office:value="228.26999999999708" table:formula="of:=[.I84]-[.I83]" table:style-name="ce1">
            <text:p>228.2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28</text:p>
          </table:table-cell>
          <table:table-cell office:value-type="float" office:value="1.7207209999999999" table:style-name="ce1">
            <text:p>1.720721</text:p>
          </table:table-cell>
          <table:table-cell office:value-type="float" office:value="1.2604999999999977E-2" table:formula="of:=[.C85]-[.C84]" table:style-name="ce1">
            <text:p>0.012605</text:p>
          </table:table-cell>
          <table:table-cell office:value-type="float" office:value="600" table:style-name="ce1">
            <text:p>600</text:p>
          </table:table-cell>
          <table:table-cell office:value-type="float" office:value="-6.723509" table:style-name="ce1">
            <text:p>-6.723509</text:p>
          </table:table-cell>
          <table:table-cell office:value-type="float" office:value="25" table:style-name="ce1">
            <text:p>25</text:p>
          </table:table-cell>
          <table:table-cell office:value-type="float" office:value="172.07210000000001" table:formula="of:=[.C85]*100" table:style-name="ce1">
            <text:p>172.0721</text:p>
          </table:table-cell>
          <table:table-cell office:value-type="float" office:value="126.04999999999977" table:formula="of:=[.D85]*10000" table:style-name="ce1">
            <text:p>126.05</text:p>
          </table:table-cell>
          <table:table-cell office:value-type="float" office:value="6.7900000000009584" table:formula="of:=[.I85]-[.I84]" table:style-name="ce1">
            <text:p>6.7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29</text:p>
          </table:table-cell>
          <table:table-cell office:value-type="float" office:value="1.7577830000000001" table:style-name="ce1">
            <text:p>1.757783</text:p>
          </table:table-cell>
          <table:table-cell office:value-type="float" office:value="3.706200000000015E-2" table:formula="of:=[.C86]-[.C85]" table:style-name="ce1">
            <text:p>0.037062</text:p>
          </table:table-cell>
          <table:table-cell office:value-type="float" office:value="597" table:style-name="ce1">
            <text:p>597</text:p>
          </table:table-cell>
          <table:table-cell office:value-type="float" office:value="-6.0974740000000001" table:style-name="ce1">
            <text:p>-6.097474</text:p>
          </table:table-cell>
          <table:table-cell office:value-type="float" office:value="25" table:style-name="ce1">
            <text:p>25</text:p>
          </table:table-cell>
          <table:table-cell office:value-type="float" office:value="175.7783" table:formula="of:=[.C86]*100" table:style-name="ce1">
            <text:p>175.7783</text:p>
          </table:table-cell>
          <table:table-cell office:value-type="float" office:value="370.62000000000148" table:formula="of:=[.D86]*10000" table:style-name="ce1">
            <text:p>370.62</text:p>
          </table:table-cell>
          <table:table-cell office:value-type="float" office:value="244.5700000000017" table:formula="of:=[.I86]-[.I85]" table:style-name="ce1">
            <text:p>244.5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30</text:p>
          </table:table-cell>
          <table:table-cell office:value-type="float" office:value="1.7504150000000001" table:style-name="ce1">
            <text:p>1.750415</text:p>
          </table:table-cell>
          <table:table-cell office:value-type="float" office:value="-7.3680000000000412E-3" table:formula="of:=[.C87]-[.C86]" table:style-name="ce1">
            <text:p>-0.007368</text:p>
          </table:table-cell>
          <table:table-cell office:value-type="float" office:value="600" table:style-name="ce1">
            <text:p>600</text:p>
          </table:table-cell>
          <table:table-cell office:value-type="float" office:value="-5.711417" table:style-name="ce1">
            <text:p>-5.711417</text:p>
          </table:table-cell>
          <table:table-cell office:value-type="float" office:value="25" table:style-name="ce1">
            <text:p>25</text:p>
          </table:table-cell>
          <table:table-cell office:value-type="float" office:value="175.04150000000001" table:formula="of:=[.C87]*100" table:style-name="ce1">
            <text:p>175.0415</text:p>
          </table:table-cell>
          <table:table-cell office:value-type="float" office:value="-73.680000000000405" table:formula="of:=[.D87]*10000" table:style-name="ce1">
            <text:p>-73.68</text:p>
          </table:table-cell>
          <table:table-cell office:value-type="float" office:value="-444.30000000000189" table:formula="of:=[.I87]-[.I86]" table:style-name="ce1">
            <text:p>-444.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31</text:p>
          </table:table-cell>
          <table:table-cell office:value-type="float" office:value="1.771501" table:style-name="ce1">
            <text:p>1.771501</text:p>
          </table:table-cell>
          <table:table-cell office:value-type="float" office:value="2.1085999999999938E-2" table:formula="of:=[.C88]-[.C87]" table:style-name="ce1">
            <text:p>0.021086</text:p>
          </table:table-cell>
          <table:table-cell office:value-type="float" office:value="598" table:style-name="ce1">
            <text:p>598</text:p>
          </table:table-cell>
          <table:table-cell office:value-type="float" office:value="-5.4018139999999999" table:style-name="ce1">
            <text:p>-5.401814</text:p>
          </table:table-cell>
          <table:table-cell office:value-type="float" office:value="25" table:style-name="ce1">
            <text:p>25</text:p>
          </table:table-cell>
          <table:table-cell office:value-type="float" office:value="177.15010000000001" table:formula="of:=[.C88]*100" table:style-name="ce1">
            <text:p>177.1501</text:p>
          </table:table-cell>
          <table:table-cell office:value-type="float" office:value="210.85999999999939" table:formula="of:=[.D88]*10000" table:style-name="ce1">
            <text:p>210.86</text:p>
          </table:table-cell>
          <table:table-cell office:value-type="float" office:value="284.53999999999979" table:formula="of:=[.I88]-[.I87]" table:style-name="ce1">
            <text:p>284.5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32</text:p>
          </table:table-cell>
          <table:table-cell office:value-type="float" office:value="1.8246169999999999" table:style-name="ce1">
            <text:p>1.824617</text:p>
          </table:table-cell>
          <table:table-cell office:value-type="float" office:value="5.3115999999999941E-2" table:formula="of:=[.C89]-[.C88]" table:style-name="ce1">
            <text:p>0.053116</text:p>
          </table:table-cell>
          <table:table-cell office:value-type="float" office:value="587" table:style-name="ce1">
            <text:p>587</text:p>
          </table:table-cell>
          <table:table-cell office:value-type="float" office:value="-5.0415530000000004" table:style-name="ce1">
            <text:p>-5.041553</text:p>
          </table:table-cell>
          <table:table-cell office:value-type="float" office:value="26" table:style-name="ce1">
            <text:p>26</text:p>
          </table:table-cell>
          <table:table-cell office:value-type="float" office:value="182.46170000000001" table:formula="of:=[.C89]*100" table:style-name="ce1">
            <text:p>182.4617</text:p>
          </table:table-cell>
          <table:table-cell office:value-type="float" office:value="531.1599999999994" table:formula="of:=[.D89]*10000" table:style-name="ce1">
            <text:p>531.16</text:p>
          </table:table-cell>
          <table:table-cell office:value-type="float" office:value="320.3" table:formula="of:=[.I89]-[.I88]" table:style-name="ce1">
            <text:p>320.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33</text:p>
          </table:table-cell>
          <table:table-cell office:value-type="float" office:value="1.8204199999999999" table:style-name="ce1">
            <text:p>1.82042</text:p>
          </table:table-cell>
          <table:table-cell office:value-type="float" office:value="-4.1970000000000063E-3" table:formula="of:=[.C90]-[.C89]" table:style-name="ce1">
            <text:p>-0.004197</text:p>
          </table:table-cell>
          <table:table-cell office:value-type="float" office:value="600" table:style-name="ce1">
            <text:p>600</text:p>
          </table:table-cell>
          <table:table-cell office:value-type="float" office:value="-4.8220179999999999" table:style-name="ce1">
            <text:p>-4.822018</text:p>
          </table:table-cell>
          <table:table-cell office:value-type="float" office:value="26" table:style-name="ce1">
            <text:p>26</text:p>
          </table:table-cell>
          <table:table-cell office:value-type="float" office:value="182.042" table:formula="of:=[.C90]*100" table:style-name="ce1">
            <text:p>182.042</text:p>
          </table:table-cell>
          <table:table-cell office:value-type="float" office:value="-41.970000000000063" table:formula="of:=[.D90]*10000" table:style-name="ce1">
            <text:p>-41.97</text:p>
          </table:table-cell>
          <table:table-cell office:value-type="float" office:value="-573.12999999999943" table:formula="of:=[.I90]-[.I89]" table:style-name="ce1">
            <text:p>-573.1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34</text:p>
          </table:table-cell>
          <table:table-cell office:value-type="float" office:value="1.8511569999999999" table:style-name="ce1">
            <text:p>1.851157</text:p>
          </table:table-cell>
          <table:table-cell office:value-type="float" office:value="3.0737000000000014E-2" table:formula="of:=[.C91]-[.C90]" table:style-name="ce1">
            <text:p>0.030737</text:p>
          </table:table-cell>
          <table:table-cell office:value-type="float" office:value="587" table:style-name="ce1">
            <text:p>587</text:p>
          </table:table-cell>
          <table:table-cell office:value-type="float" office:value="-4.6513900000000001" table:style-name="ce1">
            <text:p>-4.65139</text:p>
          </table:table-cell>
          <table:table-cell office:value-type="float" office:value="26" table:style-name="ce1">
            <text:p>26</text:p>
          </table:table-cell>
          <table:table-cell office:value-type="float" office:value="185.1157" table:formula="of:=[.C91]*100" table:style-name="ce1">
            <text:p>185.1157</text:p>
          </table:table-cell>
          <table:table-cell office:value-type="float" office:value="307.37000000000012" table:formula="of:=[.D91]*10000" table:style-name="ce1">
            <text:p>307.37</text:p>
          </table:table-cell>
          <table:table-cell office:value-type="float" office:value="349.3400000000002" table:formula="of:=[.I91]-[.I90]" table:style-name="ce1">
            <text:p>349.3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35</text:p>
          </table:table-cell>
          <table:table-cell office:value-type="float" office:value="1.883802" table:style-name="ce1">
            <text:p>1.883802</text:p>
          </table:table-cell>
          <table:table-cell office:value-type="float" office:value="3.2645000000000035E-2" table:formula="of:=[.C92]-[.C91]" table:style-name="ce1">
            <text:p>0.032645</text:p>
          </table:table-cell>
          <table:table-cell office:value-type="float" office:value="585" table:style-name="ce1">
            <text:p>585</text:p>
          </table:table-cell>
          <table:table-cell office:value-type="float" office:value="-4.4946780000000004" table:style-name="ce1">
            <text:p>-4.494678</text:p>
          </table:table-cell>
          <table:table-cell office:value-type="float" office:value="26" table:style-name="ce1">
            <text:p>26</text:p>
          </table:table-cell>
          <table:table-cell office:value-type="float" office:value="188.3802" table:formula="of:=[.C92]*100" table:style-name="ce1">
            <text:p>188.3802</text:p>
          </table:table-cell>
          <table:table-cell office:value-type="float" office:value="326.45000000000033" table:formula="of:=[.D92]*10000" table:style-name="ce1">
            <text:p>326.45</text:p>
          </table:table-cell>
          <table:table-cell office:value-type="float" office:value="19.080000000000211" table:formula="of:=[.I92]-[.I91]" table:style-name="ce1">
            <text:p>19.0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36</text:p>
          </table:table-cell>
          <table:table-cell office:value-type="float" office:value="1.956539" table:style-name="ce1">
            <text:p>1.956539</text:p>
          </table:table-cell>
          <table:table-cell office:value-type="float" office:value="7.2737000000000052E-2" table:formula="of:=[.C93]-[.C92]" table:style-name="ce1">
            <text:p>0.072737</text:p>
          </table:table-cell>
          <table:table-cell office:value-type="float" office:value="577" table:style-name="ce1">
            <text:p>577</text:p>
          </table:table-cell>
          <table:table-cell office:value-type="float" office:value="-4.4099880000000002" table:style-name="ce1">
            <text:p>-4.409988</text:p>
          </table:table-cell>
          <table:table-cell office:value-type="float" office:value="26" table:style-name="ce1">
            <text:p>26</text:p>
          </table:table-cell>
          <table:table-cell office:value-type="float" office:value="195.65389999999999" table:formula="of:=[.C93]*100" table:style-name="ce1">
            <text:p>195.6539</text:p>
          </table:table-cell>
          <table:table-cell office:value-type="float" office:value="727.37000000000057" table:formula="of:=[.D93]*10000" table:style-name="ce1">
            <text:p>727.37</text:p>
          </table:table-cell>
          <table:table-cell office:value-type="float" office:value="400.92000000000024" table:formula="of:=[.I93]-[.I92]" table:style-name="ce1">
            <text:p>400.9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37</text:p>
          </table:table-cell>
          <table:table-cell office:value-type="float" office:value="1.9553469999999999" table:style-name="ce1">
            <text:p>1.955347</text:p>
          </table:table-cell>
          <table:table-cell office:value-type="float" office:value="-1.1920000000000819E-3" table:formula="of:=[.C94]-[.C93]" table:style-name="ce1">
            <text:p>-0.001192</text:p>
          </table:table-cell>
          <table:table-cell office:value-type="float" office:value="578" table:style-name="ce1">
            <text:p>578</text:p>
          </table:table-cell>
          <table:table-cell office:value-type="float" office:value="-4.3476699999999999" table:style-name="ce1">
            <text:p>-4.34767</text:p>
          </table:table-cell>
          <table:table-cell office:value-type="float" office:value="27" table:style-name="ce1">
            <text:p>27</text:p>
          </table:table-cell>
          <table:table-cell office:value-type="float" office:value="195.53469999999999" table:formula="of:=[.C94]*100" table:style-name="ce1">
            <text:p>195.5347</text:p>
          </table:table-cell>
          <table:table-cell office:value-type="float" office:value="-11.920000000000819" table:formula="of:=[.D94]*10000" table:style-name="ce1">
            <text:p>-11.92</text:p>
          </table:table-cell>
          <table:table-cell office:value-type="float" office:value="-739.29000000000144" table:formula="of:=[.I94]-[.I93]" table:style-name="ce1">
            <text:p>-739.2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38</text:p>
          </table:table-cell>
          <table:table-cell office:value-type="float" office:value="1.993487" table:style-name="ce1">
            <text:p>1.993487</text:p>
          </table:table-cell>
          <table:table-cell office:value-type="float" office:value="3.8140000000000063E-2" table:formula="of:=[.C95]-[.C94]" table:style-name="ce1">
            <text:p>0.03814</text:p>
          </table:table-cell>
          <table:table-cell office:value-type="float" office:value="575" table:style-name="ce1">
            <text:p>575</text:p>
          </table:table-cell>
          <table:table-cell office:value-type="float" office:value="-4.30274" table:style-name="ce1">
            <text:p>-4.30274</text:p>
          </table:table-cell>
          <table:table-cell office:value-type="float" office:value="27" table:style-name="ce1">
            <text:p>27</text:p>
          </table:table-cell>
          <table:table-cell office:value-type="float" office:value="199.34870000000001" table:formula="of:=[.C95]*100" table:style-name="ce1">
            <text:p>199.3487</text:p>
          </table:table-cell>
          <table:table-cell office:value-type="float" office:value="381.4000000000006" table:formula="of:=[.D95]*10000" table:style-name="ce1">
            <text:p>381.4</text:p>
          </table:table-cell>
          <table:table-cell office:value-type="float" office:value="393.32000000000141" table:formula="of:=[.I95]-[.I94]" table:style-name="ce1">
            <text:p>393.3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39</text:p>
          </table:table-cell>
          <table:table-cell office:value-type="float" office:value="2.0708220000000002" table:style-name="ce1">
            <text:p>2.070822</text:p>
          </table:table-cell>
          <table:table-cell office:value-type="float" office:value="7.7335000000000154E-2" table:formula="of:=[.C96]-[.C95]" table:style-name="ce1">
            <text:p>0.077335</text:p>
          </table:table-cell>
          <table:table-cell office:value-type="float" office:value="567" table:style-name="ce1">
            <text:p>567</text:p>
          </table:table-cell>
          <table:table-cell office:value-type="float" office:value="-4.2679720000000003" table:style-name="ce1">
            <text:p>-4.267972</text:p>
          </table:table-cell>
          <table:table-cell office:value-type="float" office:value="27" table:style-name="ce1">
            <text:p>27</text:p>
          </table:table-cell>
          <table:table-cell office:value-type="float" office:value="207.08220000000003" table:formula="of:=[.C96]*100" table:style-name="ce1">
            <text:p>207.0822</text:p>
          </table:table-cell>
          <table:table-cell office:value-type="float" office:value="773.3500000000015" table:formula="of:=[.D96]*10000" table:style-name="ce1">
            <text:p>773.35</text:p>
          </table:table-cell>
          <table:table-cell office:value-type="float" office:value="391.9500000000009" table:formula="of:=[.I96]-[.I95]" table:style-name="ce1">
            <text:p>391.9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40</text:p>
          </table:table-cell>
          <table:table-cell office:value-type="float" office:value="2.0702400000000001" table:style-name="ce1">
            <text:p>2.07024</text:p>
          </table:table-cell>
          <table:table-cell office:value-type="float" office:value="-5.8200000000008245E-4" table:formula="of:=[.C97]-[.C96]" table:style-name="ce1">
            <text:p>-0.000582</text:p>
          </table:table-cell>
          <table:table-cell office:value-type="float" office:value="580" table:style-name="ce1">
            <text:p>580</text:p>
          </table:table-cell>
          <table:table-cell office:value-type="float" office:value="-4.2375790000000002" table:style-name="ce1">
            <text:p>-4.237579</text:p>
          </table:table-cell>
          <table:table-cell office:value-type="float" office:value="27" table:style-name="ce1">
            <text:p>27</text:p>
          </table:table-cell>
          <table:table-cell office:value-type="float" office:value="207.024" table:formula="of:=[.C97]*100" table:style-name="ce1">
            <text:p>207.024</text:p>
          </table:table-cell>
          <table:table-cell office:value-type="float" office:value="-5.8200000000008245" table:formula="of:=[.D97]*10000" table:style-name="ce1">
            <text:p>-5.82</text:p>
          </table:table-cell>
          <table:table-cell office:value-type="float" office:value="-779.17000000000235" table:formula="of:=[.I97]-[.I96]" table:style-name="ce1">
            <text:p>-779.1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41</text:p>
          </table:table-cell>
          <table:table-cell office:value-type="float" office:value="2.1084000000000001" table:style-name="ce1">
            <text:p>2.1084</text:p>
          </table:table-cell>
          <table:table-cell office:value-type="float" office:value="3.8159999999999972E-2" table:formula="of:=[.C98]-[.C97]" table:style-name="ce1">
            <text:p>0.03816</text:p>
          </table:table-cell>
          <table:table-cell office:value-type="float" office:value="567" table:style-name="ce1">
            <text:p>567</text:p>
          </table:table-cell>
          <table:table-cell office:value-type="float" office:value="-4.1936660000000003" table:style-name="ce1">
            <text:p>-4.193666</text:p>
          </table:table-cell>
          <table:table-cell office:value-type="float" office:value="27" table:style-name="ce1">
            <text:p>27</text:p>
          </table:table-cell>
          <table:table-cell office:value-type="float" office:value="210.84" table:formula="of:=[.C98]*100" table:style-name="ce1">
            <text:p>210.84</text:p>
          </table:table-cell>
          <table:table-cell office:value-type="float" office:value="381.59999999999974" table:formula="of:=[.D98]*10000" table:style-name="ce1">
            <text:p>381.6</text:p>
          </table:table-cell>
          <table:table-cell office:value-type="float" office:value="387.42000000000058" table:formula="of:=[.I98]-[.I97]" table:style-name="ce1">
            <text:p>387.4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42</text:p>
          </table:table-cell>
          <table:table-cell office:value-type="float" office:value="2.1845500000000002" table:style-name="ce1">
            <text:p>2.18455</text:p>
          </table:table-cell>
          <table:table-cell office:value-type="float" office:value="7.6150000000000162E-2" table:formula="of:=[.C99]-[.C98]" table:style-name="ce1">
            <text:p>0.07615</text:p>
          </table:table-cell>
          <table:table-cell office:value-type="float" office:value="560" table:style-name="ce1">
            <text:p>560</text:p>
          </table:table-cell>
          <table:table-cell office:value-type="float" office:value="-4.097016" table:style-name="ce1">
            <text:p>-4.097016</text:p>
          </table:table-cell>
          <table:table-cell office:value-type="float" office:value="28" table:style-name="ce1">
            <text:p>28</text:p>
          </table:table-cell>
          <table:table-cell office:value-type="float" office:value="218.45500000000001" table:formula="of:=[.C99]*100" table:style-name="ce1">
            <text:p>218.455</text:p>
          </table:table-cell>
          <table:table-cell office:value-type="float" office:value="761.50000000000159" table:formula="of:=[.D99]*10000" table:style-name="ce1">
            <text:p>761.5</text:p>
          </table:table-cell>
          <table:table-cell office:value-type="float" office:value="379.90000000000185" table:formula="of:=[.I99]-[.I98]" table:style-name="ce1">
            <text:p>379.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43</text:p>
          </table:table-cell>
          <table:table-cell office:value-type="float" office:value="2.1825230000000002" table:style-name="ce1">
            <text:p>2.182523</text:p>
          </table:table-cell>
          <table:table-cell office:value-type="float" office:value="-2.027000000000001E-3" table:formula="of:=[.C100]-[.C99]" table:style-name="ce1">
            <text:p>-0.002027</text:p>
          </table:table-cell>
          <table:table-cell office:value-type="float" office:value="572" table:style-name="ce1">
            <text:p>572</text:p>
          </table:table-cell>
          <table:table-cell office:value-type="float" office:value="-3.991085" table:style-name="ce1">
            <text:p>-3.991085</text:p>
          </table:table-cell>
          <table:table-cell office:value-type="float" office:value="28" table:style-name="ce1">
            <text:p>28</text:p>
          </table:table-cell>
          <table:table-cell office:value-type="float" office:value="218.25230000000002" table:formula="of:=[.C100]*100" table:style-name="ce1">
            <text:p>218.2523</text:p>
          </table:table-cell>
          <table:table-cell office:value-type="float" office:value="-20.27000000000001" table:formula="of:=[.D100]*10000" table:style-name="ce1">
            <text:p>-20.27</text:p>
          </table:table-cell>
          <table:table-cell office:value-type="float" office:value="-781.77000000000157" table:formula="of:=[.I100]-[.I99]" table:style-name="ce1">
            <text:p>-781.7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44</text:p>
          </table:table-cell>
          <table:table-cell office:value-type="float" office:value="2.2178770000000001" table:style-name="ce1">
            <text:p>2.217877</text:p>
          </table:table-cell>
          <table:table-cell office:value-type="float" office:value="3.5353999999999886E-2" table:formula="of:=[.C101]-[.C100]" table:style-name="ce1">
            <text:p>0.035354</text:p>
          </table:table-cell>
          <table:table-cell office:value-type="float" office:value="557" table:style-name="ce1">
            <text:p>557</text:p>
          </table:table-cell>
          <table:table-cell office:value-type="float" office:value="-3.8528980000000002" table:style-name="ce1">
            <text:p>-3.852898</text:p>
          </table:table-cell>
          <table:table-cell office:value-type="float" office:value="28" table:style-name="ce1">
            <text:p>28</text:p>
          </table:table-cell>
          <table:table-cell office:value-type="float" office:value="221.7877" table:formula="of:=[.C101]*100" table:style-name="ce1">
            <text:p>221.7877</text:p>
          </table:table-cell>
          <table:table-cell office:value-type="float" office:value="353.53999999999883" table:formula="of:=[.D101]*10000" table:style-name="ce1">
            <text:p>353.54</text:p>
          </table:table-cell>
          <table:table-cell office:value-type="float" office:value="373.80999999999881" table:formula="of:=[.I101]-[.I100]" table:style-name="ce1">
            <text:p>373.8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45</text:p>
          </table:table-cell>
          <table:table-cell office:value-type="float" office:value="2.2530700000000001" table:style-name="ce1">
            <text:p>2.25307</text:p>
          </table:table-cell>
          <table:table-cell office:value-type="float" office:value="3.519300000000003E-2" table:formula="of:=[.C102]-[.C101]" table:style-name="ce1">
            <text:p>0.035193</text:p>
          </table:table-cell>
          <table:table-cell office:value-type="float" office:value="551" table:style-name="ce1">
            <text:p>551</text:p>
          </table:table-cell>
          <table:table-cell office:value-type="float" office:value="-3.7062919999999999" table:style-name="ce1">
            <text:p>-3.706292</text:p>
          </table:table-cell>
          <table:table-cell office:value-type="float" office:value="28" table:style-name="ce1">
            <text:p>28</text:p>
          </table:table-cell>
          <table:table-cell office:value-type="float" office:value="225.30700000000002" table:formula="of:=[.C102]*100" table:style-name="ce1">
            <text:p>225.307</text:p>
          </table:table-cell>
          <table:table-cell office:value-type="float" office:value="351.93000000000029" table:formula="of:=[.D102]*10000" table:style-name="ce1">
            <text:p>351.93</text:p>
          </table:table-cell>
          <table:table-cell office:value-type="float" office:value="-1.6099999999985357" table:formula="of:=[.I102]-[.I101]" table:style-name="ce1">
            <text:p>-1.6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46</text:p>
          </table:table-cell>
          <table:table-cell office:value-type="float" office:value="2.31908" table:style-name="ce1">
            <text:p>2.31908</text:p>
          </table:table-cell>
          <table:table-cell office:value-type="float" office:value="6.6009999999999902E-2" table:formula="of:=[.C103]-[.C102]" table:style-name="ce1">
            <text:p>0.06601</text:p>
          </table:table-cell>
          <table:table-cell office:value-type="float" office:value="546" table:style-name="ce1">
            <text:p>546</text:p>
          </table:table-cell>
          <table:table-cell office:value-type="float" office:value="-3.445748" table:style-name="ce1">
            <text:p>-3.445748</text:p>
          </table:table-cell>
          <table:table-cell office:value-type="float" office:value="28" table:style-name="ce1">
            <text:p>28</text:p>
          </table:table-cell>
          <table:table-cell office:value-type="float" office:value="231.90800000000002" table:formula="of:=[.C103]*100" table:style-name="ce1">
            <text:p>231.908</text:p>
          </table:table-cell>
          <table:table-cell office:value-type="float" office:value="660.099999999999" table:formula="of:=[.D103]*10000" table:style-name="ce1">
            <text:p>660.1</text:p>
          </table:table-cell>
          <table:table-cell office:value-type="float" office:value="308.16999999999871" table:formula="of:=[.I103]-[.I102]" table:style-name="ce1">
            <text:p>308.1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47</text:p>
          </table:table-cell>
          <table:table-cell office:value-type="float" office:value="2.3148249999999999" table:style-name="ce1">
            <text:p>2.314825</text:p>
          </table:table-cell>
          <table:table-cell office:value-type="float" office:value="-4.2550000000001198E-3" table:formula="of:=[.C104]-[.C103]" table:style-name="ce1">
            <text:p>-0.004255</text:p>
          </table:table-cell>
          <table:table-cell office:value-type="float" office:value="545" table:style-name="ce1">
            <text:p>545</text:p>
          </table:table-cell>
          <table:table-cell office:value-type="float" office:value="-3.2236099999999999" table:style-name="ce1">
            <text:p>-3.22361</text:p>
          </table:table-cell>
          <table:table-cell office:value-type="float" office:value="29" table:style-name="ce1">
            <text:p>29</text:p>
          </table:table-cell>
          <table:table-cell office:value-type="float" office:value="231.48249999999999" table:formula="of:=[.C104]*100" table:style-name="ce1">
            <text:p>231.4825</text:p>
          </table:table-cell>
          <table:table-cell office:value-type="float" office:value="-42.550000000001198" table:formula="of:=[.D104]*10000" table:style-name="ce1">
            <text:p>-42.55</text:p>
          </table:table-cell>
          <table:table-cell office:value-type="float" office:value="-702.6500000000002" table:formula="of:=[.I104]-[.I103]" table:style-name="ce1">
            <text:p>-702.6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48</text:p>
          </table:table-cell>
          <table:table-cell office:value-type="float" office:value="2.3441459999999998" table:style-name="ce1">
            <text:p>2.344146</text:p>
          </table:table-cell>
          <table:table-cell office:value-type="float" office:value="2.932099999999993E-2" table:formula="of:=[.C105]-[.C104]" table:style-name="ce1">
            <text:p>0.029321</text:p>
          </table:table-cell>
          <table:table-cell office:value-type="float" office:value="540" table:style-name="ce1">
            <text:p>540</text:p>
          </table:table-cell>
          <table:table-cell office:value-type="float" office:value="-2.9794079999999998" table:style-name="ce1">
            <text:p>-2.979408</text:p>
          </table:table-cell>
          <table:table-cell office:value-type="float" office:value="29" table:style-name="ce1">
            <text:p>29</text:p>
          </table:table-cell>
          <table:table-cell office:value-type="float" office:value="234.41459999999998" table:formula="of:=[.C105]*100" table:style-name="ce1">
            <text:p>234.4146</text:p>
          </table:table-cell>
          <table:table-cell office:value-type="float" office:value="293.2099999999993" table:formula="of:=[.D105]*10000" table:style-name="ce1">
            <text:p>293.21</text:p>
          </table:table-cell>
          <table:table-cell office:value-type="float" office:value="335.7600000000005" table:formula="of:=[.I105]-[.I104]" table:style-name="ce1">
            <text:p>335.7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49</text:p>
          </table:table-cell>
          <table:table-cell office:value-type="float" office:value="2.3731879999999999" table:style-name="ce1">
            <text:p>2.373188</text:p>
          </table:table-cell>
          <table:table-cell office:value-type="float" office:value="2.9042000000000012E-2" table:formula="of:=[.C106]-[.C105]" table:style-name="ce1">
            <text:p>0.029042</text:p>
          </table:table-cell>
          <table:table-cell office:value-type="float" office:value="535" table:style-name="ce1">
            <text:p>535</text:p>
          </table:table-cell>
          <table:table-cell office:value-type="float" office:value="-2.7207219999999999" table:style-name="ce1">
            <text:p>-2.720722</text:p>
          </table:table-cell>
          <table:table-cell office:value-type="float" office:value="29" table:style-name="ce1">
            <text:p>29</text:p>
          </table:table-cell>
          <table:table-cell office:value-type="float" office:value="237.31879999999998" table:formula="of:=[.C106]*100" table:style-name="ce1">
            <text:p>237.3188</text:p>
          </table:table-cell>
          <table:table-cell office:value-type="float" office:value="290.42000000000013" table:formula="of:=[.D106]*10000" table:style-name="ce1">
            <text:p>290.42</text:p>
          </table:table-cell>
          <table:table-cell office:value-type="float" office:value="-2.7899999999991678" table:formula="of:=[.I106]-[.I105]" table:style-name="ce1">
            <text:p>-2.7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50</text:p>
          </table:table-cell>
          <table:table-cell office:value-type="float" office:value="2.4293589999999998" table:style-name="ce1">
            <text:p>2.429359</text:p>
          </table:table-cell>
          <table:table-cell office:value-type="float" office:value="5.6170999999999971E-2" table:formula="of:=[.C107]-[.C106]" table:style-name="ce1">
            <text:p>0.056171</text:p>
          </table:table-cell>
          <table:table-cell office:value-type="float" office:value="529" table:style-name="ce1">
            <text:p>529</text:p>
          </table:table-cell>
          <table:table-cell office:value-type="float" office:value="-2.3644660000000002" table:style-name="ce1">
            <text:p>-2.364466</text:p>
          </table:table-cell>
          <table:table-cell office:value-type="float" office:value="29" table:style-name="ce1">
            <text:p>29</text:p>
          </table:table-cell>
          <table:table-cell office:value-type="float" office:value="242.93589999999998" table:formula="of:=[.C107]*100" table:style-name="ce1">
            <text:p>242.9359</text:p>
          </table:table-cell>
          <table:table-cell office:value-type="float" office:value="561.7099999999997" table:formula="of:=[.D107]*10000" table:style-name="ce1">
            <text:p>561.71</text:p>
          </table:table-cell>
          <table:table-cell office:value-type="float" office:value="271.28999999999957" table:formula="of:=[.I107]-[.I106]" table:style-name="ce1">
            <text:p>271.2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51</text:p>
          </table:table-cell>
          <table:table-cell office:value-type="float" office:value="2.4239760000000001" table:style-name="ce1">
            <text:p>2.423976</text:p>
          </table:table-cell>
          <table:table-cell office:value-type="float" office:value="-5.3829999999996936E-3" table:formula="of:=[.C108]-[.C107]" table:style-name="ce1">
            <text:p>-0.005383</text:p>
          </table:table-cell>
          <table:table-cell office:value-type="float" office:value="526" table:style-name="ce1">
            <text:p>526</text:p>
          </table:table-cell>
          <table:table-cell office:value-type="float" office:value="-2.083739" table:style-name="ce1">
            <text:p>-2.083739</text:p>
          </table:table-cell>
          <table:table-cell office:value-type="float" office:value="29" table:style-name="ce1">
            <text:p>29</text:p>
          </table:table-cell>
          <table:table-cell office:value-type="float" office:value="242.39760000000001" table:formula="of:=[.C108]*100" table:style-name="ce1">
            <text:p>242.3976</text:p>
          </table:table-cell>
          <table:table-cell office:value-type="float" office:value="-53.829999999996936" table:formula="of:=[.D108]*10000" table:style-name="ce1">
            <text:p>-53.83</text:p>
          </table:table-cell>
          <table:table-cell office:value-type="float" office:value="-615.53999999999667" table:formula="of:=[.I108]-[.I107]" table:style-name="ce1">
            <text:p>-615.5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52</text:p>
          </table:table-cell>
          <table:table-cell office:value-type="float" office:value="2.4495110000000002" table:style-name="ce1">
            <text:p>2.449511</text:p>
          </table:table-cell>
          <table:table-cell office:value-type="float" office:value="2.5535000000000085E-2" table:formula="of:=[.C109]-[.C108]" table:style-name="ce1">
            <text:p>0.025535</text:p>
          </table:table-cell>
          <table:table-cell office:value-type="float" office:value="522" table:style-name="ce1">
            <text:p>522</text:p>
          </table:table-cell>
          <table:table-cell office:value-type="float" office:value="-1.7987649999999999" table:style-name="ce1">
            <text:p>-1.798765</text:p>
          </table:table-cell>
          <table:table-cell office:value-type="float" office:value="30" table:style-name="ce1">
            <text:p>30</text:p>
          </table:table-cell>
          <table:table-cell office:value-type="float" office:value="244.95110000000003" table:formula="of:=[.C109]*100" table:style-name="ce1">
            <text:p>244.9511</text:p>
          </table:table-cell>
          <table:table-cell office:value-type="float" office:value="255.35000000000085" table:formula="of:=[.D109]*10000" table:style-name="ce1">
            <text:p>255.35</text:p>
          </table:table-cell>
          <table:table-cell office:value-type="float" office:value="309.17999999999779" table:formula="of:=[.I109]-[.I108]" table:style-name="ce1">
            <text:p>309.1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53</text:p>
          </table:table-cell>
          <table:table-cell office:value-type="float" office:value="2.50088" table:style-name="ce1">
            <text:p>2.50088</text:p>
          </table:table-cell>
          <table:table-cell office:value-type="float" office:value="5.1368999999999776E-2" table:formula="of:=[.C110]-[.C109]" table:style-name="ce1">
            <text:p>0.051369</text:p>
          </table:table-cell>
          <table:table-cell office:value-type="float" office:value="515" table:style-name="ce1">
            <text:p>515</text:p>
          </table:table-cell>
          <table:table-cell office:value-type="float" office:value="-1.4009309999999999" table:style-name="ce1">
            <text:p>-1.400931</text:p>
          </table:table-cell>
          <table:table-cell office:value-type="float" office:value="30" table:style-name="ce1">
            <text:p>30</text:p>
          </table:table-cell>
          <table:table-cell office:value-type="float" office:value="250.08799999999999" table:formula="of:=[.C110]*100" table:style-name="ce1">
            <text:p>250.088</text:p>
          </table:table-cell>
          <table:table-cell office:value-type="float" office:value="513.68999999999778" table:formula="of:=[.D110]*10000" table:style-name="ce1">
            <text:p>513.69</text:p>
          </table:table-cell>
          <table:table-cell office:value-type="float" office:value="258.33999999999696" table:formula="of:=[.I110]-[.I109]" table:style-name="ce1">
            <text:p>258.3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54</text:p>
          </table:table-cell>
          <table:table-cell office:value-type="float" office:value="2.49566" table:style-name="ce1">
            <text:p>2.49566</text:p>
          </table:table-cell>
          <table:table-cell office:value-type="float" office:value="-5.2200000000000024E-3" table:formula="of:=[.C111]-[.C110]" table:style-name="ce1">
            <text:p>-0.00522</text:p>
          </table:table-cell>
          <table:table-cell office:value-type="float" office:value="527" table:style-name="ce1">
            <text:p>527</text:p>
          </table:table-cell>
          <table:table-cell office:value-type="float" office:value="-1.1288469999999999" table:style-name="ce1">
            <text:p>-1.128847</text:p>
          </table:table-cell>
          <table:table-cell office:value-type="float" office:value="30" table:style-name="ce1">
            <text:p>30</text:p>
          </table:table-cell>
          <table:table-cell office:value-type="float" office:value="249.566" table:formula="of:=[.C111]*100" table:style-name="ce1">
            <text:p>249.566</text:p>
          </table:table-cell>
          <table:table-cell office:value-type="float" office:value="-52.200000000000024" table:formula="of:=[.D111]*10000" table:style-name="ce1">
            <text:p>-52.2</text:p>
          </table:table-cell>
          <table:table-cell office:value-type="float" office:value="-565.88999999999783" table:formula="of:=[.I111]-[.I110]" table:style-name="ce1">
            <text:p>-565.8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55</text:p>
          </table:table-cell>
          <table:table-cell office:value-type="float" office:value="2.5206230000000001" table:style-name="ce1">
            <text:p>2.520623</text:p>
          </table:table-cell>
          <table:table-cell office:value-type="float" office:value="2.4963000000000068E-2" table:formula="of:=[.C112]-[.C111]" table:style-name="ce1">
            <text:p>0.024963</text:p>
          </table:table-cell>
          <table:table-cell office:value-type="float" office:value="512" table:style-name="ce1">
            <text:p>512</text:p>
          </table:table-cell>
          <table:table-cell office:value-type="float" office:value="-0.86632399999999998" table:style-name="ce1">
            <text:p>-0.866324</text:p>
          </table:table-cell>
          <table:table-cell office:value-type="float" office:value="29" table:style-name="ce1">
            <text:p>29</text:p>
          </table:table-cell>
          <table:table-cell office:value-type="float" office:value="252.06229999999999" table:formula="of:=[.C112]*100" table:style-name="ce1">
            <text:p>252.0623</text:p>
          </table:table-cell>
          <table:table-cell office:value-type="float" office:value="249.63000000000068" table:formula="of:=[.D112]*10000" table:style-name="ce1">
            <text:p>249.63</text:p>
          </table:table-cell>
          <table:table-cell office:value-type="float" office:value="301.83000000000072" table:formula="of:=[.I112]-[.I111]" table:style-name="ce1">
            <text:p>301.8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56</text:p>
          </table:table-cell>
          <table:table-cell office:value-type="float" office:value="2.572184" table:style-name="ce1">
            <text:p>2.572184</text:p>
          </table:table-cell>
          <table:table-cell office:value-type="float" office:value="5.1560999999999968E-2" table:formula="of:=[.C113]-[.C112]" table:style-name="ce1">
            <text:p>0.051561</text:p>
          </table:table-cell>
          <table:table-cell office:value-type="float" office:value="505" table:style-name="ce1">
            <text:p>505</text:p>
          </table:table-cell>
          <table:table-cell office:value-type="float" office:value="-0.53071199999999996" table:style-name="ce1">
            <text:p>-0.530712</text:p>
          </table:table-cell>
          <table:table-cell office:value-type="float" office:value="29" table:style-name="ce1">
            <text:p>29</text:p>
          </table:table-cell>
          <table:table-cell office:value-type="float" office:value="257.21839999999997" table:formula="of:=[.C113]*100" table:style-name="ce1">
            <text:p>257.2184</text:p>
          </table:table-cell>
          <table:table-cell office:value-type="float" office:value="515.60999999999967" table:formula="of:=[.D113]*10000" table:style-name="ce1">
            <text:p>515.61</text:p>
          </table:table-cell>
          <table:table-cell office:value-type="float" office:value="265.979999999999" table:formula="of:=[.I113]-[.I112]" table:style-name="ce1">
            <text:p>265.9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57</text:p>
          </table:table-cell>
          <table:table-cell office:value-type="float" office:value="2.5676809999999999" table:style-name="ce1">
            <text:p>2.567681</text:p>
          </table:table-cell>
          <table:table-cell office:value-type="float" office:value="-4.5030000000001458E-3" table:formula="of:=[.C114]-[.C113]" table:style-name="ce1">
            <text:p>-0.004503</text:p>
          </table:table-cell>
          <table:table-cell office:value-type="float" office:value="517" table:style-name="ce1">
            <text:p>517</text:p>
          </table:table-cell>
          <table:table-cell office:value-type="float" office:value="-0.29604399999999997" table:style-name="ce1">
            <text:p>-0.296044</text:p>
          </table:table-cell>
          <table:table-cell office:value-type="float" office:value="29" table:style-name="ce1">
            <text:p>29</text:p>
          </table:table-cell>
          <table:table-cell office:value-type="float" office:value="256.7681" table:formula="of:=[.C114]*100" table:style-name="ce1">
            <text:p>256.7681</text:p>
          </table:table-cell>
          <table:table-cell office:value-type="float" office:value="-45.030000000001458" table:formula="of:=[.D114]*10000" table:style-name="ce1">
            <text:p>-45.03</text:p>
          </table:table-cell>
          <table:table-cell office:value-type="float" office:value="-560.64000000000112" table:formula="of:=[.I114]-[.I113]" table:style-name="ce1">
            <text:p>-560.6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58</text:p>
          </table:table-cell>
          <table:table-cell office:value-type="float" office:value="2.5927009999999999" table:style-name="ce1">
            <text:p>2.592701</text:p>
          </table:table-cell>
          <table:table-cell office:value-type="float" office:value="2.5020000000000042E-2" table:formula="of:=[.C115]-[.C114]" table:style-name="ce1">
            <text:p>0.02502</text:p>
          </table:table-cell>
          <table:table-cell office:value-type="float" office:value="502" table:style-name="ce1">
            <text:p>502</text:p>
          </table:table-cell>
          <table:table-cell office:value-type="float" office:value="-8.8622999999999993E-2" table:style-name="ce1">
            <text:p>-0.088623</text:p>
          </table:table-cell>
          <table:table-cell office:value-type="float" office:value="29" table:style-name="ce1">
            <text:p>29</text:p>
          </table:table-cell>
          <table:table-cell office:value-type="float" office:value="259.27010000000001" table:formula="of:=[.C115]*100" table:style-name="ce1">
            <text:p>259.2701</text:p>
          </table:table-cell>
          <table:table-cell office:value-type="float" office:value="250.20000000000041" table:formula="of:=[.D115]*10000" table:style-name="ce1">
            <text:p>250.2</text:p>
          </table:table-cell>
          <table:table-cell office:value-type="float" office:value="295.23000000000189" table:formula="of:=[.I115]-[.I114]" table:style-name="ce1">
            <text:p>295.2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1:59</text:p>
          </table:table-cell>
          <table:table-cell office:value-type="float" office:value="2.648819" table:style-name="ce1">
            <text:p>2.648819</text:p>
          </table:table-cell>
          <table:table-cell office:value-type="float" office:value="5.6118000000000112E-2" table:formula="of:=[.C116]-[.C115]" table:style-name="ce1">
            <text:p>0.056118</text:p>
          </table:table-cell>
          <table:table-cell office:value-type="float" office:value="495" table:style-name="ce1">
            <text:p>495</text:p>
          </table:table-cell>
          <table:table-cell office:value-type="float" office:value="0.113681" table:style-name="ce1">
            <text:p>0.113681</text:p>
          </table:table-cell>
          <table:table-cell office:value-type="float" office:value="29" table:style-name="ce1">
            <text:p>29</text:p>
          </table:table-cell>
          <table:table-cell office:value-type="float" office:value="264.88190000000003" table:formula="of:=[.C116]*100" table:style-name="ce1">
            <text:p>264.8819</text:p>
          </table:table-cell>
          <table:table-cell office:value-type="float" office:value="561.18000000000109" table:formula="of:=[.D116]*10000" table:style-name="ce1">
            <text:p>561.18</text:p>
          </table:table-cell>
          <table:table-cell office:value-type="float" office:value="310.9800000000007" table:formula="of:=[.I116]-[.I115]" table:style-name="ce1">
            <text:p>310.9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00</text:p>
          </table:table-cell>
          <table:table-cell office:value-type="float" office:value="2.647478" table:style-name="ce1">
            <text:p>2.647478</text:p>
          </table:table-cell>
          <table:table-cell office:value-type="float" office:value="-1.3410000000000366E-3" table:formula="of:=[.C117]-[.C116]" table:style-name="ce1">
            <text:p>-0.001341</text:p>
          </table:table-cell>
          <table:table-cell office:value-type="float" office:value="507" table:style-name="ce1">
            <text:p>507</text:p>
          </table:table-cell>
          <table:table-cell office:value-type="float" office:value="0.18354500000000001" table:style-name="ce1">
            <text:p>0.183545</text:p>
          </table:table-cell>
          <table:table-cell office:value-type="float" office:value="29" table:style-name="ce1">
            <text:p>29</text:p>
          </table:table-cell>
          <table:table-cell office:value-type="float" office:value="264.74779999999998" table:formula="of:=[.C117]*100" table:style-name="ce1">
            <text:p>264.7478</text:p>
          </table:table-cell>
          <table:table-cell office:value-type="float" office:value="-13.410000000000366" table:formula="of:=[.D117]*10000" table:style-name="ce1">
            <text:p>-13.41</text:p>
          </table:table-cell>
          <table:table-cell office:value-type="float" office:value="-574.59000000000151" table:formula="of:=[.I117]-[.I116]" table:style-name="ce1">
            <text:p>-574.5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01</text:p>
          </table:table-cell>
          <table:table-cell office:value-type="float" office:value="2.677311" table:style-name="ce1">
            <text:p>2.677311</text:p>
          </table:table-cell>
          <table:table-cell office:value-type="float" office:value="2.9832999999999998E-2" table:formula="of:=[.C118]-[.C117]" table:style-name="ce1">
            <text:p>0.029833</text:p>
          </table:table-cell>
          <table:table-cell office:value-type="float" office:value="492" table:style-name="ce1">
            <text:p>492</text:p>
          </table:table-cell>
          <table:table-cell office:value-type="float" office:value="0.19223100000000001" table:style-name="ce1">
            <text:p>0.192231</text:p>
          </table:table-cell>
          <table:table-cell office:value-type="float" office:value="29" table:style-name="ce1">
            <text:p>29</text:p>
          </table:table-cell>
          <table:table-cell office:value-type="float" office:value="267.73110000000003" table:formula="of:=[.C118]*100" table:style-name="ce1">
            <text:p>267.7311</text:p>
          </table:table-cell>
          <table:table-cell office:value-type="float" office:value="298.33" table:formula="of:=[.D118]*10000" table:style-name="ce1">
            <text:p>298.33</text:p>
          </table:table-cell>
          <table:table-cell office:value-type="float" office:value="311.74000000000035" table:formula="of:=[.I118]-[.I117]" table:style-name="ce1">
            <text:p>311.7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02</text:p>
          </table:table-cell>
          <table:table-cell office:value-type="float" office:value="2.711147" table:style-name="ce1">
            <text:p>2.711147</text:p>
          </table:table-cell>
          <table:table-cell office:value-type="float" office:value="3.3835999999999977E-2" table:formula="of:=[.C119]-[.C118]" table:style-name="ce1">
            <text:p>0.033836</text:p>
          </table:table-cell>
          <table:table-cell office:value-type="float" office:value="485" table:style-name="ce1">
            <text:p>485</text:p>
          </table:table-cell>
          <table:table-cell office:value-type="float" office:value="0.119392" table:style-name="ce1">
            <text:p>0.119392</text:p>
          </table:table-cell>
          <table:table-cell office:value-type="float" office:value="29" table:style-name="ce1">
            <text:p>29</text:p>
          </table:table-cell>
          <table:table-cell office:value-type="float" office:value="271.11469999999997" table:formula="of:=[.C119]*100" table:style-name="ce1">
            <text:p>271.1147</text:p>
          </table:table-cell>
          <table:table-cell office:value-type="float" office:value="338.35999999999979" table:formula="of:=[.D119]*10000" table:style-name="ce1">
            <text:p>338.36</text:p>
          </table:table-cell>
          <table:table-cell office:value-type="float" office:value="40.029999999999802" table:formula="of:=[.I119]-[.I118]" table:style-name="ce1">
            <text:p>40.0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03</text:p>
          </table:table-cell>
          <table:table-cell office:value-type="float" office:value="2.7818990000000001" table:style-name="ce1">
            <text:p>2.781899</text:p>
          </table:table-cell>
          <table:table-cell office:value-type="float" office:value="7.0752000000000148E-2" table:formula="of:=[.C120]-[.C119]" table:style-name="ce1">
            <text:p>0.070752</text:p>
          </table:table-cell>
          <table:table-cell office:value-type="float" office:value="477" table:style-name="ce1">
            <text:p>477</text:p>
          </table:table-cell>
          <table:table-cell office:value-type="float" office:value="5.2820000000000002E-3" table:style-name="ce1">
            <text:p>0.005282</text:p>
          </table:table-cell>
          <table:table-cell office:value-type="float" office:value="29" table:style-name="ce1">
            <text:p>29</text:p>
          </table:table-cell>
          <table:table-cell office:value-type="float" office:value="278.18990000000002" table:formula="of:=[.C120]*100" table:style-name="ce1">
            <text:p>278.1899</text:p>
          </table:table-cell>
          <table:table-cell office:value-type="float" office:value="707.52000000000146" table:formula="of:=[.D120]*10000" table:style-name="ce1">
            <text:p>707.52</text:p>
          </table:table-cell>
          <table:table-cell office:value-type="float" office:value="369.16000000000167" table:formula="of:=[.I120]-[.I119]" table:style-name="ce1">
            <text:p>369.1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04</text:p>
          </table:table-cell>
          <table:table-cell office:value-type="float" office:value="2.7849210000000002" table:style-name="ce1">
            <text:p>2.784921</text:p>
          </table:table-cell>
          <table:table-cell office:value-type="float" office:value="3.0220000000000802E-3" table:formula="of:=[.C121]-[.C120]" table:style-name="ce1">
            <text:p>0.003022</text:p>
          </table:table-cell>
          <table:table-cell office:value-type="float" office:value="470" table:style-name="ce1">
            <text:p>470</text:p>
          </table:table-cell>
          <table:table-cell office:value-type="float" office:value="-0.15224499999999999" table:style-name="ce1">
            <text:p>-0.152245</text:p>
          </table:table-cell>
          <table:table-cell office:value-type="float" office:value="29" table:style-name="ce1">
            <text:p>29</text:p>
          </table:table-cell>
          <table:table-cell office:value-type="float" office:value="278.49209999999999" table:formula="of:=[.C121]*100" table:style-name="ce1">
            <text:p>278.4921</text:p>
          </table:table-cell>
          <table:table-cell office:value-type="float" office:value="30.220000000000802" table:formula="of:=[.D121]*10000" table:style-name="ce1">
            <text:p>30.22</text:p>
          </table:table-cell>
          <table:table-cell office:value-type="float" office:value="-677.30000000000064" table:formula="of:=[.I121]-[.I120]" table:style-name="ce1">
            <text:p>-677.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05</text:p>
          </table:table-cell>
          <table:table-cell office:value-type="float" office:value="2.825002" table:style-name="ce1">
            <text:p>2.825002</text:p>
          </table:table-cell>
          <table:table-cell office:value-type="float" office:value="4.0080999999999811E-2" table:formula="of:=[.C122]-[.C121]" table:style-name="ce1">
            <text:p>0.040081</text:p>
          </table:table-cell>
          <table:table-cell office:value-type="float" office:value="462" table:style-name="ce1">
            <text:p>462</text:p>
          </table:table-cell>
          <table:table-cell office:value-type="float" office:value="-0.364921" table:style-name="ce1">
            <text:p>-0.364921</text:p>
          </table:table-cell>
          <table:table-cell office:value-type="float" office:value="29" table:style-name="ce1">
            <text:p>29</text:p>
          </table:table-cell>
          <table:table-cell office:value-type="float" office:value="282.50020000000001" table:formula="of:=[.C122]*100" table:style-name="ce1">
            <text:p>282.5002</text:p>
          </table:table-cell>
          <table:table-cell office:value-type="float" office:value="400.80999999999813" table:formula="of:=[.D122]*10000" table:style-name="ce1">
            <text:p>400.81</text:p>
          </table:table-cell>
          <table:table-cell office:value-type="float" office:value="370.5899999999973" table:formula="of:=[.I122]-[.I121]" table:style-name="ce1">
            <text:p>370.5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06</text:p>
          </table:table-cell>
          <table:table-cell office:value-type="float" office:value="2.8656920000000001" table:style-name="ce1">
            <text:p>2.865692</text:p>
          </table:table-cell>
          <table:table-cell office:value-type="float" office:value="4.0690000000000115E-2" table:formula="of:=[.C123]-[.C122]" table:style-name="ce1">
            <text:p>0.04069</text:p>
          </table:table-cell>
          <table:table-cell office:value-type="float" office:value="455" table:style-name="ce1">
            <text:p>455</text:p>
          </table:table-cell>
          <table:table-cell office:value-type="float" office:value="-0.60932299999999995" table:style-name="ce1">
            <text:p>-0.609323</text:p>
          </table:table-cell>
          <table:table-cell office:value-type="float" office:value="29" table:style-name="ce1">
            <text:p>29</text:p>
          </table:table-cell>
          <table:table-cell office:value-type="float" office:value="286.56920000000002" table:formula="of:=[.C123]*100" table:style-name="ce1">
            <text:p>286.5692</text:p>
          </table:table-cell>
          <table:table-cell office:value-type="float" office:value="406.90000000000117" table:formula="of:=[.D123]*10000" table:style-name="ce1">
            <text:p>406.9</text:p>
          </table:table-cell>
          <table:table-cell office:value-type="float" office:value="6.0900000000030445" table:formula="of:=[.I123]-[.I122]" table:style-name="ce1">
            <text:p>6.0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07</text:p>
          </table:table-cell>
          <table:table-cell office:value-type="float" office:value="2.9083580000000002" table:style-name="ce1">
            <text:p>2.908358</text:p>
          </table:table-cell>
          <table:table-cell office:value-type="float" office:value="4.2666000000000093E-2" table:formula="of:=[.C124]-[.C123]" table:style-name="ce1">
            <text:p>0.042666</text:p>
          </table:table-cell>
          <table:table-cell office:value-type="float" office:value="458" table:style-name="ce1">
            <text:p>458</text:p>
          </table:table-cell>
          <table:table-cell office:value-type="float" office:value="-0.90462500000000001" table:style-name="ce1">
            <text:p>-0.904625</text:p>
          </table:table-cell>
          <table:table-cell office:value-type="float" office:value="29" table:style-name="ce1">
            <text:p>29</text:p>
          </table:table-cell>
          <table:table-cell office:value-type="float" office:value="290.83580000000001" table:formula="of:=[.C124]*100" table:style-name="ce1">
            <text:p>290.8358</text:p>
          </table:table-cell>
          <table:table-cell office:value-type="float" office:value="426.66000000000093" table:formula="of:=[.D124]*10000" table:style-name="ce1">
            <text:p>426.66</text:p>
          </table:table-cell>
          <table:table-cell office:value-type="float" office:value="19.759999999999764" table:formula="of:=[.I124]-[.I123]" table:style-name="ce1">
            <text:p>19.7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08</text:p>
          </table:table-cell>
          <table:table-cell office:value-type="float" office:value="2.9905810000000002" table:style-name="ce1">
            <text:p>2.990581</text:p>
          </table:table-cell>
          <table:table-cell office:value-type="float" office:value="8.2222999999999935E-2" table:formula="of:=[.C125]-[.C124]" table:style-name="ce1">
            <text:p>0.082223</text:p>
          </table:table-cell>
          <table:table-cell office:value-type="float" office:value="447" table:style-name="ce1">
            <text:p>447</text:p>
          </table:table-cell>
          <table:table-cell office:value-type="float" office:value="-1.3332189999999999" table:style-name="ce1">
            <text:p>-1.333219</text:p>
          </table:table-cell>
          <table:table-cell office:value-type="float" office:value="30" table:style-name="ce1">
            <text:p>30</text:p>
          </table:table-cell>
          <table:table-cell office:value-type="float" office:value="299.05810000000002" table:formula="of:=[.C125]*100" table:style-name="ce1">
            <text:p>299.0581</text:p>
          </table:table-cell>
          <table:table-cell office:value-type="float" office:value="822.22999999999934" table:formula="of:=[.D125]*10000" table:style-name="ce1">
            <text:p>822.23</text:p>
          </table:table-cell>
          <table:table-cell office:value-type="float" office:value="395.5699999999984" table:formula="of:=[.I125]-[.I124]" table:style-name="ce1">
            <text:p>395.5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09</text:p>
          </table:table-cell>
          <table:table-cell office:value-type="float" office:value="2.9964309999999998" table:style-name="ce1">
            <text:p>2.996431</text:p>
          </table:table-cell>
          <table:table-cell office:value-type="float" office:value="5.8499999999996888E-3" table:formula="of:=[.C126]-[.C125]" table:style-name="ce1">
            <text:p>0.00585</text:p>
          </table:table-cell>
          <table:table-cell office:value-type="float" office:value="450" table:style-name="ce1">
            <text:p>450</text:p>
          </table:table-cell>
          <table:table-cell office:value-type="float" office:value="-1.6382289999999999" table:style-name="ce1">
            <text:p>-1.638229</text:p>
          </table:table-cell>
          <table:table-cell office:value-type="float" office:value="30" table:style-name="ce1">
            <text:p>30</text:p>
          </table:table-cell>
          <table:table-cell office:value-type="float" office:value="299.6431" table:formula="of:=[.C126]*100" table:style-name="ce1">
            <text:p>299.6431</text:p>
          </table:table-cell>
          <table:table-cell office:value-type="float" office:value="58.499999999996888" table:formula="of:=[.D126]*10000" table:style-name="ce1">
            <text:p>58.5</text:p>
          </table:table-cell>
          <table:table-cell office:value-type="float" office:value="-763.73000000000241" table:formula="of:=[.I126]-[.I125]" table:style-name="ce1">
            <text:p>-763.7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10</text:p>
          </table:table-cell>
          <table:table-cell office:value-type="float" office:value="3.038624" table:style-name="ce1">
            <text:p>3.038624</text:p>
          </table:table-cell>
          <table:table-cell office:value-type="float" office:value="4.2193000000000147E-2" table:formula="of:=[.C127]-[.C126]" table:style-name="ce1">
            <text:p>0.042193</text:p>
          </table:table-cell>
          <table:table-cell office:value-type="float" office:value="440" table:style-name="ce1">
            <text:p>440</text:p>
          </table:table-cell>
          <table:table-cell office:value-type="float" office:value="-1.961125" table:style-name="ce1">
            <text:p>-1.961125</text:p>
          </table:table-cell>
          <table:table-cell office:value-type="float" office:value="30" table:style-name="ce1">
            <text:p>30</text:p>
          </table:table-cell>
          <table:table-cell office:value-type="float" office:value="303.86239999999998" table:formula="of:=[.C127]*100" table:style-name="ce1">
            <text:p>303.8624</text:p>
          </table:table-cell>
          <table:table-cell office:value-type="float" office:value="421.93000000000148" table:formula="of:=[.D127]*10000" table:style-name="ce1">
            <text:p>421.93</text:p>
          </table:table-cell>
          <table:table-cell office:value-type="float" office:value="363.43000000000461" table:formula="of:=[.I127]-[.I126]" table:style-name="ce1">
            <text:p>363.4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11</text:p>
          </table:table-cell>
          <table:table-cell office:value-type="float" office:value="3.0773450000000002" table:style-name="ce1">
            <text:p>3.077345</text:p>
          </table:table-cell>
          <table:table-cell office:value-type="float" office:value="3.8721000000000227E-2" table:formula="of:=[.C128]-[.C127]" table:style-name="ce1">
            <text:p>0.038721</text:p>
          </table:table-cell>
          <table:table-cell office:value-type="float" office:value="432" table:style-name="ce1">
            <text:p>432</text:p>
          </table:table-cell>
          <table:table-cell office:value-type="float" office:value="-2.2072850000000002" table:style-name="ce1">
            <text:p>-2.207285</text:p>
          </table:table-cell>
          <table:table-cell office:value-type="float" office:value="30" table:style-name="ce1">
            <text:p>30</text:p>
          </table:table-cell>
          <table:table-cell office:value-type="float" office:value="307.73450000000003" table:formula="of:=[.C128]*100" table:style-name="ce1">
            <text:p>307.7345</text:p>
          </table:table-cell>
          <table:table-cell office:value-type="float" office:value="387.21000000000225" table:formula="of:=[.D128]*10000" table:style-name="ce1">
            <text:p>387.21</text:p>
          </table:table-cell>
          <table:table-cell office:value-type="float" office:value="-34.719999999999231" table:formula="of:=[.I128]-[.I127]" table:style-name="ce1">
            <text:p>-34.7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12</text:p>
          </table:table-cell>
          <table:table-cell office:value-type="float" office:value="3.1476839999999999" table:style-name="ce1">
            <text:p>3.147684</text:p>
          </table:table-cell>
          <table:table-cell office:value-type="float" office:value="7.0338999999999707E-2" table:formula="of:=[.C129]-[.C128]" table:style-name="ce1">
            <text:p>0.070339</text:p>
          </table:table-cell>
          <table:table-cell office:value-type="float" office:value="426" table:style-name="ce1">
            <text:p>426</text:p>
          </table:table-cell>
          <table:table-cell office:value-type="float" office:value="-2.485779" table:style-name="ce1">
            <text:p>-2.485779</text:p>
          </table:table-cell>
          <table:table-cell office:value-type="float" office:value="30" table:style-name="ce1">
            <text:p>30</text:p>
          </table:table-cell>
          <table:table-cell office:value-type="float" office:value="314.76839999999999" table:formula="of:=[.C129]*100" table:style-name="ce1">
            <text:p>314.7684</text:p>
          </table:table-cell>
          <table:table-cell office:value-type="float" office:value="703.38999999999703" table:formula="of:=[.D129]*10000" table:style-name="ce1">
            <text:p>703.39</text:p>
          </table:table-cell>
          <table:table-cell office:value-type="float" office:value="316.17999999999478" table:formula="of:=[.I129]-[.I128]" table:style-name="ce1">
            <text:p>316.1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13</text:p>
          </table:table-cell>
          <table:table-cell office:value-type="float" office:value="3.1503990000000002" table:style-name="ce1">
            <text:p>3.150399</text:p>
          </table:table-cell>
          <table:table-cell office:value-type="float" office:value="2.715000000000245E-3" table:formula="of:=[.C130]-[.C129]" table:style-name="ce1">
            <text:p>0.002715</text:p>
          </table:table-cell>
          <table:table-cell office:value-type="float" office:value="420" table:style-name="ce1">
            <text:p>420</text:p>
          </table:table-cell>
          <table:table-cell office:value-type="float" office:value="-2.6273780000000002" table:style-name="ce1">
            <text:p>-2.627378</text:p>
          </table:table-cell>
          <table:table-cell office:value-type="float" office:value="31" table:style-name="ce1">
            <text:p>31</text:p>
          </table:table-cell>
          <table:table-cell office:value-type="float" office:value="315.03989999999999" table:formula="of:=[.C130]*100" table:style-name="ce1">
            <text:p>315.0399</text:p>
          </table:table-cell>
          <table:table-cell office:value-type="float" office:value="27.15000000000245" table:formula="of:=[.D130]*10000" table:style-name="ce1">
            <text:p>27.15</text:p>
          </table:table-cell>
          <table:table-cell office:value-type="float" office:value="-676.23999999999455" table:formula="of:=[.I130]-[.I129]" table:style-name="ce1">
            <text:p>-676.2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14</text:p>
          </table:table-cell>
          <table:table-cell office:value-type="float" office:value="3.1811180000000001" table:style-name="ce1">
            <text:p>3.181118</text:p>
          </table:table-cell>
          <table:table-cell office:value-type="float" office:value="3.0718999999999941E-2" table:formula="of:=[.C131]-[.C130]" table:style-name="ce1">
            <text:p>0.030719</text:p>
          </table:table-cell>
          <table:table-cell office:value-type="float" office:value="414" table:style-name="ce1">
            <text:p>414</text:p>
          </table:table-cell>
          <table:table-cell office:value-type="float" office:value="-2.7170939999999999" table:style-name="ce1">
            <text:p>-2.717094</text:p>
          </table:table-cell>
          <table:table-cell office:value-type="float" office:value="31" table:style-name="ce1">
            <text:p>31</text:p>
          </table:table-cell>
          <table:table-cell office:value-type="float" office:value="318.11180000000002" table:formula="of:=[.C131]*100" table:style-name="ce1">
            <text:p>318.1118</text:p>
          </table:table-cell>
          <table:table-cell office:value-type="float" office:value="307.18999999999943" table:formula="of:=[.D131]*10000" table:style-name="ce1">
            <text:p>307.19</text:p>
          </table:table-cell>
          <table:table-cell office:value-type="float" office:value="280.03999999999701" table:formula="of:=[.I131]-[.I130]" table:style-name="ce1">
            <text:p>280.0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15</text:p>
          </table:table-cell>
          <table:table-cell office:value-type="float" office:value="3.2331979999999998" table:style-name="ce1">
            <text:p>3.233198</text:p>
          </table:table-cell>
          <table:table-cell office:value-type="float" office:value="5.2079999999999682E-2" table:formula="of:=[.C132]-[.C131]" table:style-name="ce1">
            <text:p>0.05208</text:p>
          </table:table-cell>
          <table:table-cell office:value-type="float" office:value="407" table:style-name="ce1">
            <text:p>407</text:p>
          </table:table-cell>
          <table:table-cell office:value-type="float" office:value="-2.7212689999999999" table:style-name="ce1">
            <text:p>-2.721269</text:p>
          </table:table-cell>
          <table:table-cell office:value-type="float" office:value="31" table:style-name="ce1">
            <text:p>31</text:p>
          </table:table-cell>
          <table:table-cell office:value-type="float" office:value="323.31979999999999" table:formula="of:=[.C132]*100" table:style-name="ce1">
            <text:p>323.3198</text:p>
          </table:table-cell>
          <table:table-cell office:value-type="float" office:value="520.79999999999677" table:formula="of:=[.D132]*10000" table:style-name="ce1">
            <text:p>520.8</text:p>
          </table:table-cell>
          <table:table-cell office:value-type="float" office:value="213.60999999999734" table:formula="of:=[.I132]-[.I131]" table:style-name="ce1">
            <text:p>213.6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16</text:p>
          </table:table-cell>
          <table:table-cell office:value-type="float" office:value="3.2538330000000002" table:style-name="ce1">
            <text:p>3.253833</text:p>
          </table:table-cell>
          <table:table-cell office:value-type="float" office:value="2.0635000000000403E-2" table:formula="of:=[.C133]-[.C132]" table:style-name="ce1">
            <text:p>0.020635</text:p>
          </table:table-cell>
          <table:table-cell office:value-type="float" office:value="420" table:style-name="ce1">
            <text:p>420</text:p>
          </table:table-cell>
          <table:table-cell office:value-type="float" office:value="-2.6500210000000002" table:style-name="ce1">
            <text:p>-2.650021</text:p>
          </table:table-cell>
          <table:table-cell office:value-type="float" office:value="31" table:style-name="ce1">
            <text:p>31</text:p>
          </table:table-cell>
          <table:table-cell office:value-type="float" office:value="325.38330000000002" table:formula="of:=[.C133]*100" table:style-name="ce1">
            <text:p>325.3833</text:p>
          </table:table-cell>
          <table:table-cell office:value-type="float" office:value="206.35000000000403" table:formula="of:=[.D133]*10000" table:style-name="ce1">
            <text:p>206.35</text:p>
          </table:table-cell>
          <table:table-cell office:value-type="float" office:value="-314.44999999999277" table:formula="of:=[.I133]-[.I132]" table:style-name="ce1">
            <text:p>-314.4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17</text:p>
          </table:table-cell>
          <table:table-cell office:value-type="float" office:value="3.2513390000000002" table:style-name="ce1">
            <text:p>3.251339</text:p>
          </table:table-cell>
          <table:table-cell office:value-type="float" office:value="-2.4939999999999962E-3" table:formula="of:=[.C134]-[.C133]" table:style-name="ce1">
            <text:p>-0.002494</text:p>
          </table:table-cell>
          <table:table-cell office:value-type="float" office:value="410" table:style-name="ce1">
            <text:p>410</text:p>
          </table:table-cell>
          <table:table-cell office:value-type="float" office:value="-2.5199349999999998" table:style-name="ce1">
            <text:p>-2.519935</text:p>
          </table:table-cell>
          <table:table-cell office:value-type="float" office:value="31" table:style-name="ce1">
            <text:p>31</text:p>
          </table:table-cell>
          <table:table-cell office:value-type="float" office:value="325.13390000000004" table:formula="of:=[.C134]*100" table:style-name="ce1">
            <text:p>325.1339</text:p>
          </table:table-cell>
          <table:table-cell office:value-type="float" office:value="-24.939999999999962" table:formula="of:=[.D134]*10000" table:style-name="ce1">
            <text:p>-24.94</text:p>
          </table:table-cell>
          <table:table-cell office:value-type="float" office:value="-231.290000000004" table:formula="of:=[.I134]-[.I133]" table:style-name="ce1">
            <text:p>-231.2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18</text:p>
          </table:table-cell>
          <table:table-cell office:value-type="float" office:value="3.265269" table:style-name="ce1">
            <text:p>3.265269</text:p>
          </table:table-cell>
          <table:table-cell office:value-type="float" office:value="1.3929999999999776E-2" table:formula="of:=[.C135]-[.C134]" table:style-name="ce1">
            <text:p>0.01393</text:p>
          </table:table-cell>
          <table:table-cell office:value-type="float" office:value="412" table:style-name="ce1">
            <text:p>412</text:p>
          </table:table-cell>
          <table:table-cell office:value-type="float" office:value="-2.307623" table:style-name="ce1">
            <text:p>-2.307623</text:p>
          </table:table-cell>
          <table:table-cell office:value-type="float" office:value="32" table:style-name="ce1">
            <text:p>32</text:p>
          </table:table-cell>
          <table:table-cell office:value-type="float" office:value="326.52690000000001" table:formula="of:=[.C135]*100" table:style-name="ce1">
            <text:p>326.5269</text:p>
          </table:table-cell>
          <table:table-cell office:value-type="float" office:value="139.29999999999777" table:formula="of:=[.D135]*10000" table:style-name="ce1">
            <text:p>139.3</text:p>
          </table:table-cell>
          <table:table-cell office:value-type="float" office:value="164.23999999999774" table:formula="of:=[.I135]-[.I134]" table:style-name="ce1">
            <text:p>164.2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19</text:p>
          </table:table-cell>
          <table:table-cell office:value-type="float" office:value="3.2764350000000002" table:style-name="ce1">
            <text:p>3.276435</text:p>
          </table:table-cell>
          <table:table-cell office:value-type="float" office:value="1.1166000000000231E-2" table:formula="of:=[.C136]-[.C135]" table:style-name="ce1">
            <text:p>0.011166</text:p>
          </table:table-cell>
          <table:table-cell office:value-type="float" office:value="422" table:style-name="ce1">
            <text:p>422</text:p>
          </table:table-cell>
          <table:table-cell office:value-type="float" office:value="-2.0555289999999999" table:style-name="ce1">
            <text:p>-2.055529</text:p>
          </table:table-cell>
          <table:table-cell office:value-type="float" office:value="32" table:style-name="ce1">
            <text:p>32</text:p>
          </table:table-cell>
          <table:table-cell office:value-type="float" office:value="327.64350000000002" table:formula="of:=[.C136]*100" table:style-name="ce1">
            <text:p>327.6435</text:p>
          </table:table-cell>
          <table:table-cell office:value-type="float" office:value="111.66000000000231" table:formula="of:=[.D136]*10000" table:style-name="ce1">
            <text:p>111.66</text:p>
          </table:table-cell>
          <table:table-cell office:value-type="float" office:value="-27.639999999995453" table:formula="of:=[.I136]-[.I135]" table:style-name="ce1">
            <text:p>-27.6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20</text:p>
          </table:table-cell>
          <table:table-cell office:value-type="float" office:value="3.2937509999999999" table:style-name="ce1">
            <text:p>3.293751</text:p>
          </table:table-cell>
          <table:table-cell office:value-type="float" office:value="1.7315999999999665E-2" table:formula="of:=[.C137]-[.C136]" table:style-name="ce1">
            <text:p>0.017316</text:p>
          </table:table-cell>
          <table:table-cell office:value-type="float" office:value="415" table:style-name="ce1">
            <text:p>415</text:p>
          </table:table-cell>
          <table:table-cell office:value-type="float" office:value="-1.6027290000000001" table:style-name="ce1">
            <text:p>-1.602729</text:p>
          </table:table-cell>
          <table:table-cell office:value-type="float" office:value="32" table:style-name="ce1">
            <text:p>32</text:p>
          </table:table-cell>
          <table:table-cell office:value-type="float" office:value="329.37509999999997" table:formula="of:=[.C137]*100" table:style-name="ce1">
            <text:p>329.3751</text:p>
          </table:table-cell>
          <table:table-cell office:value-type="float" office:value="173.15999999999664" table:formula="of:=[.D137]*10000" table:style-name="ce1">
            <text:p>173.16</text:p>
          </table:table-cell>
          <table:table-cell office:value-type="float" office:value="61.49999999999433" table:formula="of:=[.I137]-[.I136]" table:style-name="ce1">
            <text:p>61.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21</text:p>
          </table:table-cell>
          <table:table-cell office:value-type="float" office:value="3.293174" table:style-name="ce1">
            <text:p>3.293174</text:p>
          </table:table-cell>
          <table:table-cell office:value-type="float" office:value="-5.7699999999982765E-4" table:formula="of:=[.C138]-[.C137]" table:style-name="ce1">
            <text:p>-0.000577</text:p>
          </table:table-cell>
          <table:table-cell office:value-type="float" office:value="412" table:style-name="ce1">
            <text:p>412</text:p>
          </table:table-cell>
          <table:table-cell office:value-type="float" office:value="-1.1556420000000001" table:style-name="ce1">
            <text:p>-1.155642</text:p>
          </table:table-cell>
          <table:table-cell office:value-type="float" office:value="32" table:style-name="ce1">
            <text:p>32</text:p>
          </table:table-cell>
          <table:table-cell office:value-type="float" office:value="329.31740000000002" table:formula="of:=[.C138]*100" table:style-name="ce1">
            <text:p>329.3174</text:p>
          </table:table-cell>
          <table:table-cell office:value-type="float" office:value="-5.7699999999982765" table:formula="of:=[.D138]*10000" table:style-name="ce1">
            <text:p>-5.77</text:p>
          </table:table-cell>
          <table:table-cell office:value-type="float" office:value="-178.92999999999492" table:formula="of:=[.I138]-[.I137]" table:style-name="ce1">
            <text:p>-178.9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22</text:p>
          </table:table-cell>
          <table:table-cell office:value-type="float" office:value="3.284081" table:style-name="ce1">
            <text:p>3.284081</text:p>
          </table:table-cell>
          <table:table-cell office:value-type="float" office:value="-9.0930000000000177E-3" table:formula="of:=[.C139]-[.C138]" table:style-name="ce1">
            <text:p>-0.009093</text:p>
          </table:table-cell>
          <table:table-cell office:value-type="float" office:value="424" table:style-name="ce1">
            <text:p>424</text:p>
          </table:table-cell>
          <table:table-cell office:value-type="float" office:value="-0.68171199999999998" table:style-name="ce1">
            <text:p>-0.681712</text:p>
          </table:table-cell>
          <table:table-cell office:value-type="float" office:value="31" table:style-name="ce1">
            <text:p>31</text:p>
          </table:table-cell>
          <table:table-cell office:value-type="float" office:value="328.40809999999999" table:formula="of:=[.C139]*100" table:style-name="ce1">
            <text:p>328.4081</text:p>
          </table:table-cell>
          <table:table-cell office:value-type="float" office:value="-90.930000000000177" table:formula="of:=[.D139]*10000" table:style-name="ce1">
            <text:p>-90.93</text:p>
          </table:table-cell>
          <table:table-cell office:value-type="float" office:value="-85.160000000001901" table:formula="of:=[.I139]-[.I138]" table:style-name="ce1">
            <text:p>-85.1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23</text:p>
          </table:table-cell>
          <table:table-cell office:value-type="float" office:value="3.283747" table:style-name="ce1">
            <text:p>3.283747</text:p>
          </table:table-cell>
          <table:table-cell office:value-type="float" office:value="-3.3400000000005647E-4" table:formula="of:=[.C140]-[.C139]" table:style-name="ce1">
            <text:p>-0.000334</text:p>
          </table:table-cell>
          <table:table-cell office:value-type="float" office:value="425" table:style-name="ce1">
            <text:p>425</text:p>
          </table:table-cell>
          <table:table-cell office:value-type="float" office:value="-0.19528000000000001" table:style-name="ce1">
            <text:p>-0.19528</text:p>
          </table:table-cell>
          <table:table-cell office:value-type="float" office:value="31" table:style-name="ce1">
            <text:p>31</text:p>
          </table:table-cell>
          <table:table-cell office:value-type="float" office:value="328.37470000000002" table:formula="of:=[.C140]*100" table:style-name="ce1">
            <text:p>328.3747</text:p>
          </table:table-cell>
          <table:table-cell office:value-type="float" office:value="-3.3400000000005647" table:formula="of:=[.D140]*10000" table:style-name="ce1">
            <text:p>-3.34</text:p>
          </table:table-cell>
          <table:table-cell office:value-type="float" office:value="87.589999999999606" table:formula="of:=[.I140]-[.I139]" table:style-name="ce1">
            <text:p>87.5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24</text:p>
          </table:table-cell>
          <table:table-cell office:value-type="float" office:value="3.280926" table:style-name="ce1">
            <text:p>3.280926</text:p>
          </table:table-cell>
          <table:table-cell office:value-type="float" office:value="-2.8209999999999624E-3" table:formula="of:=[.C141]-[.C140]" table:style-name="ce1">
            <text:p>-0.002821</text:p>
          </table:table-cell>
          <table:table-cell office:value-type="float" office:value="432" table:style-name="ce1">
            <text:p>432</text:p>
          </table:table-cell>
          <table:table-cell office:value-type="float" office:value="0.52498699999999998" table:style-name="ce1">
            <text:p>0.524987</text:p>
          </table:table-cell>
          <table:table-cell office:value-type="float" office:value="31" table:style-name="ce1">
            <text:p>31</text:p>
          </table:table-cell>
          <table:table-cell office:value-type="float" office:value="328.0926" table:formula="of:=[.C141]*100" table:style-name="ce1">
            <text:p>328.0926</text:p>
          </table:table-cell>
          <table:table-cell office:value-type="float" office:value="-28.209999999999624" table:formula="of:=[.D141]*10000" table:style-name="ce1">
            <text:p>-28.21</text:p>
          </table:table-cell>
          <table:table-cell office:value-type="float" office:value="-24.86999999999906" table:formula="of:=[.I141]-[.I140]" table:style-name="ce1">
            <text:p>-24.8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25</text:p>
          </table:table-cell>
          <table:table-cell office:value-type="float" office:value="3.274384" table:style-name="ce1">
            <text:p>3.274384</text:p>
          </table:table-cell>
          <table:table-cell office:value-type="float" office:value="-6.5420000000000478E-3" table:formula="of:=[.C142]-[.C141]" table:style-name="ce1">
            <text:p>-0.006542</text:p>
          </table:table-cell>
          <table:table-cell office:value-type="float" office:value="431" table:style-name="ce1">
            <text:p>431</text:p>
          </table:table-cell>
          <table:table-cell office:value-type="float" office:value="1.0744450000000001" table:style-name="ce1">
            <text:p>1.074445</text:p>
          </table:table-cell>
          <table:table-cell office:value-type="float" office:value="30" table:style-name="ce1">
            <text:p>30</text:p>
          </table:table-cell>
          <table:table-cell office:value-type="float" office:value="327.4384" table:formula="of:=[.C142]*100" table:style-name="ce1">
            <text:p>327.4384</text:p>
          </table:table-cell>
          <table:table-cell office:value-type="float" office:value="-65.420000000000471" table:formula="of:=[.D142]*10000" table:style-name="ce1">
            <text:p>-65.42</text:p>
          </table:table-cell>
          <table:table-cell office:value-type="float" office:value="-37.210000000000846" table:formula="of:=[.I142]-[.I141]" table:style-name="ce1">
            <text:p>-37.2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26</text:p>
          </table:table-cell>
          <table:table-cell office:value-type="float" office:value="3.268634" table:style-name="ce1">
            <text:p>3.268634</text:p>
          </table:table-cell>
          <table:table-cell office:value-type="float" office:value="-5.7499999999999218E-3" table:formula="of:=[.C143]-[.C142]" table:style-name="ce1">
            <text:p>-0.00575</text:p>
          </table:table-cell>
          <table:table-cell office:value-type="float" office:value="427" table:style-name="ce1">
            <text:p>427</text:p>
          </table:table-cell>
          <table:table-cell office:value-type="float" office:value="1.5826990000000001" table:style-name="ce1">
            <text:p>1.582699</text:p>
          </table:table-cell>
          <table:table-cell office:value-type="float" office:value="30" table:style-name="ce1">
            <text:p>30</text:p>
          </table:table-cell>
          <table:table-cell office:value-type="float" office:value="326.86340000000001" table:formula="of:=[.C143]*100" table:style-name="ce1">
            <text:p>326.8634</text:p>
          </table:table-cell>
          <table:table-cell office:value-type="float" office:value="-57.499999999999218" table:formula="of:=[.D143]*10000" table:style-name="ce1">
            <text:p>-57.5</text:p>
          </table:table-cell>
          <table:table-cell office:value-type="float" office:value="7.9200000000012523" table:formula="of:=[.I143]-[.I142]" table:style-name="ce1">
            <text:p>7.9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27</text:p>
          </table:table-cell>
          <table:table-cell office:value-type="float" office:value="3.2605189999999999" table:style-name="ce1">
            <text:p>3.260519</text:p>
          </table:table-cell>
          <table:table-cell office:value-type="float" office:value="-8.1150000000000944E-3" table:formula="of:=[.C144]-[.C143]" table:style-name="ce1">
            <text:p>-0.008115</text:p>
          </table:table-cell>
          <table:table-cell office:value-type="float" office:value="433" table:style-name="ce1">
            <text:p>433</text:p>
          </table:table-cell>
          <table:table-cell office:value-type="float" office:value="2.005782" table:style-name="ce1">
            <text:p>2.005782</text:p>
          </table:table-cell>
          <table:table-cell office:value-type="float" office:value="30" table:style-name="ce1">
            <text:p>30</text:p>
          </table:table-cell>
          <table:table-cell office:value-type="float" office:value="326.05189999999999" table:formula="of:=[.C144]*100" table:style-name="ce1">
            <text:p>326.0519</text:p>
          </table:table-cell>
          <table:table-cell office:value-type="float" office:value="-81.150000000000944" table:formula="of:=[.D144]*10000" table:style-name="ce1">
            <text:p>-81.15</text:p>
          </table:table-cell>
          <table:table-cell office:value-type="float" office:value="-23.650000000001725" table:formula="of:=[.I144]-[.I143]" table:style-name="ce1">
            <text:p>-23.6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28</text:p>
          </table:table-cell>
          <table:table-cell office:value-type="float" office:value="3.258629" table:style-name="ce1">
            <text:p>3.258629</text:p>
          </table:table-cell>
          <table:table-cell office:value-type="float" office:value="-1.8899999999999473E-3" table:formula="of:=[.C145]-[.C144]" table:style-name="ce1">
            <text:p>-0.00189</text:p>
          </table:table-cell>
          <table:table-cell office:value-type="float" office:value="431" table:style-name="ce1">
            <text:p>431</text:p>
          </table:table-cell>
          <table:table-cell office:value-type="float" office:value="2.480556" table:style-name="ce1">
            <text:p>2.480556</text:p>
          </table:table-cell>
          <table:table-cell office:value-type="float" office:value="30" table:style-name="ce1">
            <text:p>30</text:p>
          </table:table-cell>
          <table:table-cell office:value-type="float" office:value="325.86290000000002" table:formula="of:=[.C145]*100" table:style-name="ce1">
            <text:p>325.8629</text:p>
          </table:table-cell>
          <table:table-cell office:value-type="float" office:value="-18.899999999999473" table:formula="of:=[.D145]*10000" table:style-name="ce1">
            <text:p>-18.9</text:p>
          </table:table-cell>
          <table:table-cell office:value-type="float" office:value="62.250000000001471" table:formula="of:=[.I145]-[.I144]" table:style-name="ce1">
            <text:p>62.2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29</text:p>
          </table:table-cell>
          <table:table-cell office:value-type="float" office:value="3.25787" table:style-name="ce1">
            <text:p>3.25787</text:p>
          </table:table-cell>
          <table:table-cell office:value-type="float" office:value="-7.5899999999995416E-4" table:formula="of:=[.C146]-[.C145]" table:style-name="ce1">
            <text:p>-0.000759</text:p>
          </table:table-cell>
          <table:table-cell office:value-type="float" office:value="429" table:style-name="ce1">
            <text:p>429</text:p>
          </table:table-cell>
          <table:table-cell office:value-type="float" office:value="2.7176870000000002" table:style-name="ce1">
            <text:p>2.717687</text:p>
          </table:table-cell>
          <table:table-cell office:value-type="float" office:value="30" table:style-name="ce1">
            <text:p>30</text:p>
          </table:table-cell>
          <table:table-cell office:value-type="float" office:value="325.78699999999998" table:formula="of:=[.C146]*100" table:style-name="ce1">
            <text:p>325.787</text:p>
          </table:table-cell>
          <table:table-cell office:value-type="float" office:value="-7.5899999999995416" table:formula="of:=[.D146]*10000" table:style-name="ce1">
            <text:p>-7.59</text:p>
          </table:table-cell>
          <table:table-cell office:value-type="float" office:value="11.309999999999931" table:formula="of:=[.I146]-[.I145]" table:style-name="ce1">
            <text:p>11.3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30</text:p>
          </table:table-cell>
          <table:table-cell office:value-type="float" office:value="3.2629329999999999" table:style-name="ce1">
            <text:p>3.262933</text:p>
          </table:table-cell>
          <table:table-cell office:value-type="float" office:value="5.0629999999998176E-3" table:formula="of:=[.C147]-[.C146]" table:style-name="ce1">
            <text:p>0.005063</text:p>
          </table:table-cell>
          <table:table-cell office:value-type="float" office:value="426" table:style-name="ce1">
            <text:p>426</text:p>
          </table:table-cell>
          <table:table-cell office:value-type="float" office:value="2.8709259999999999" table:style-name="ce1">
            <text:p>2.870926</text:p>
          </table:table-cell>
          <table:table-cell office:value-type="float" office:value="30" table:style-name="ce1">
            <text:p>30</text:p>
          </table:table-cell>
          <table:table-cell office:value-type="float" office:value="326.29329999999999" table:formula="of:=[.C147]*100" table:style-name="ce1">
            <text:p>326.2933</text:p>
          </table:table-cell>
          <table:table-cell office:value-type="float" office:value="50.629999999998176" table:formula="of:=[.D147]*10000" table:style-name="ce1">
            <text:p>50.63</text:p>
          </table:table-cell>
          <table:table-cell office:value-type="float" office:value="58.219999999997718" table:formula="of:=[.I147]-[.I146]" table:style-name="ce1">
            <text:p>58.2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31</text:p>
          </table:table-cell>
          <table:table-cell office:value-type="float" office:value="3.2730899999999998" table:style-name="ce1">
            <text:p>3.27309</text:p>
          </table:table-cell>
          <table:table-cell office:value-type="float" office:value="1.0156999999999972E-2" table:formula="of:=[.C148]-[.C147]" table:style-name="ce1">
            <text:p>0.010157</text:p>
          </table:table-cell>
          <table:table-cell office:value-type="float" office:value="420" table:style-name="ce1">
            <text:p>420</text:p>
          </table:table-cell>
          <table:table-cell office:value-type="float" office:value="2.9149210000000001" table:style-name="ce1">
            <text:p>2.914921</text:p>
          </table:table-cell>
          <table:table-cell office:value-type="float" office:value="29" table:style-name="ce1">
            <text:p>29</text:p>
          </table:table-cell>
          <table:table-cell office:value-type="float" office:value="327.30899999999997" table:formula="of:=[.C148]*100" table:style-name="ce1">
            <text:p>327.309</text:p>
          </table:table-cell>
          <table:table-cell office:value-type="float" office:value="101.56999999999971" table:formula="of:=[.D148]*10000" table:style-name="ce1">
            <text:p>101.57</text:p>
          </table:table-cell>
          <table:table-cell office:value-type="float" office:value="50.940000000001532" table:formula="of:=[.I148]-[.I147]" table:style-name="ce1">
            <text:p>50.9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32</text:p>
          </table:table-cell>
          <table:table-cell office:value-type="float" office:value="3.306721" table:style-name="ce1">
            <text:p>3.306721</text:p>
          </table:table-cell>
          <table:table-cell office:value-type="float" office:value="3.3631000000000189E-2" table:formula="of:=[.C149]-[.C148]" table:style-name="ce1">
            <text:p>0.033631</text:p>
          </table:table-cell>
          <table:table-cell office:value-type="float" office:value="412" table:style-name="ce1">
            <text:p>412</text:p>
          </table:table-cell>
          <table:table-cell office:value-type="float" office:value="2.777628" table:style-name="ce1">
            <text:p>2.777628</text:p>
          </table:table-cell>
          <table:table-cell office:value-type="float" office:value="29" table:style-name="ce1">
            <text:p>29</text:p>
          </table:table-cell>
          <table:table-cell office:value-type="float" office:value="330.6721" table:formula="of:=[.C149]*100" table:style-name="ce1">
            <text:p>330.6721</text:p>
          </table:table-cell>
          <table:table-cell office:value-type="float" office:value="336.31000000000188" table:formula="of:=[.D149]*10000" table:style-name="ce1">
            <text:p>336.31</text:p>
          </table:table-cell>
          <table:table-cell office:value-type="float" office:value="234.74000000000217" table:formula="of:=[.I149]-[.I148]" table:style-name="ce1">
            <text:p>234.7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33</text:p>
          </table:table-cell>
          <table:table-cell office:value-type="float" office:value="3.3307579999999999" table:style-name="ce1">
            <text:p>3.330758</text:p>
          </table:table-cell>
          <table:table-cell office:value-type="float" office:value="2.4036999999999864E-2" table:formula="of:=[.C150]-[.C149]" table:style-name="ce1">
            <text:p>0.024037</text:p>
          </table:table-cell>
          <table:table-cell office:value-type="float" office:value="405" table:style-name="ce1">
            <text:p>405</text:p>
          </table:table-cell>
          <table:table-cell office:value-type="float" office:value="2.567015" table:style-name="ce1">
            <text:p>2.567015</text:p>
          </table:table-cell>
          <table:table-cell office:value-type="float" office:value="29" table:style-name="ce1">
            <text:p>29</text:p>
          </table:table-cell>
          <table:table-cell office:value-type="float" office:value="333.07580000000002" table:formula="of:=[.C150]*100" table:style-name="ce1">
            <text:p>333.0758</text:p>
          </table:table-cell>
          <table:table-cell office:value-type="float" office:value="240.36999999999864" table:formula="of:=[.D150]*10000" table:style-name="ce1">
            <text:p>240.37</text:p>
          </table:table-cell>
          <table:table-cell office:value-type="float" office:value="-95.940000000003238" table:formula="of:=[.I150]-[.I149]" table:style-name="ce1">
            <text:p>-95.9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34</text:p>
          </table:table-cell>
          <table:table-cell office:value-type="float" office:value="3.3375859999999999" table:style-name="ce1">
            <text:p>3.337586</text:p>
          </table:table-cell>
          <table:table-cell office:value-type="float" office:value="6.8280000000000562E-3" table:formula="of:=[.C151]-[.C150]" table:style-name="ce1">
            <text:p>0.006828</text:p>
          </table:table-cell>
          <table:table-cell office:value-type="float" office:value="399" table:style-name="ce1">
            <text:p>399</text:p>
          </table:table-cell>
          <table:table-cell office:value-type="float" office:value="2.2108819999999998" table:style-name="ce1">
            <text:p>2.210882</text:p>
          </table:table-cell>
          <table:table-cell office:value-type="float" office:value="29" table:style-name="ce1">
            <text:p>29</text:p>
          </table:table-cell>
          <table:table-cell office:value-type="float" office:value="333.7586" table:formula="of:=[.C151]*100" table:style-name="ce1">
            <text:p>333.7586</text:p>
          </table:table-cell>
          <table:table-cell office:value-type="float" office:value="68.28000000000057" table:formula="of:=[.D151]*10000" table:style-name="ce1">
            <text:p>68.28</text:p>
          </table:table-cell>
          <table:table-cell office:value-type="float" office:value="-172.08999999999807" table:formula="of:=[.I151]-[.I150]" table:style-name="ce1">
            <text:p>-172.0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35</text:p>
          </table:table-cell>
          <table:table-cell office:value-type="float" office:value="3.370714" table:style-name="ce1">
            <text:p>3.370714</text:p>
          </table:table-cell>
          <table:table-cell office:value-type="float" office:value="3.3128000000000046E-2" table:formula="of:=[.C152]-[.C151]" table:style-name="ce1">
            <text:p>0.033128</text:p>
          </table:table-cell>
          <table:table-cell office:value-type="float" office:value="392" table:style-name="ce1">
            <text:p>392</text:p>
          </table:table-cell>
          <table:table-cell office:value-type="float" office:value="1.7349000000000001" table:style-name="ce1">
            <text:p>1.7349</text:p>
          </table:table-cell>
          <table:table-cell office:value-type="float" office:value="29" table:style-name="ce1">
            <text:p>29</text:p>
          </table:table-cell>
          <table:table-cell office:value-type="float" office:value="337.07139999999998" table:formula="of:=[.C152]*100" table:style-name="ce1">
            <text:p>337.0714</text:p>
          </table:table-cell>
          <table:table-cell office:value-type="float" office:value="331.28000000000048" table:formula="of:=[.D152]*10000" table:style-name="ce1">
            <text:p>331.28</text:p>
          </table:table-cell>
          <table:table-cell office:value-type="float" office:value="262.99999999999989" table:formula="of:=[.I152]-[.I151]" table:style-name="ce1">
            <text:p>26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36</text:p>
          </table:table-cell>
          <table:table-cell office:value-type="float" office:value="3.4079090000000001" table:style-name="ce1">
            <text:p>3.407909</text:p>
          </table:table-cell>
          <table:table-cell office:value-type="float" office:value="3.7195000000000089E-2" table:formula="of:=[.C153]-[.C152]" table:style-name="ce1">
            <text:p>0.037195</text:p>
          </table:table-cell>
          <table:table-cell office:value-type="float" office:value="385" table:style-name="ce1">
            <text:p>385</text:p>
          </table:table-cell>
          <table:table-cell office:value-type="float" office:value="1.1513420000000001" table:style-name="ce1">
            <text:p>1.151342</text:p>
          </table:table-cell>
          <table:table-cell office:value-type="float" office:value="28" table:style-name="ce1">
            <text:p>28</text:p>
          </table:table-cell>
          <table:table-cell office:value-type="float" office:value="340.79090000000002" table:formula="of:=[.C153]*100" table:style-name="ce1">
            <text:p>340.7909</text:p>
          </table:table-cell>
          <table:table-cell office:value-type="float" office:value="371.9500000000009" table:formula="of:=[.D153]*10000" table:style-name="ce1">
            <text:p>371.95</text:p>
          </table:table-cell>
          <table:table-cell office:value-type="float" office:value="40.670000000000414" table:formula="of:=[.I153]-[.I152]" table:style-name="ce1">
            <text:p>40.6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37</text:p>
          </table:table-cell>
          <table:table-cell office:value-type="float" office:value="3.4829089999999998" table:style-name="ce1">
            <text:p>3.482909</text:p>
          </table:table-cell>
          <table:table-cell office:value-type="float" office:value="7.4999999999999734E-2" table:formula="of:=[.C154]-[.C153]" table:style-name="ce1">
            <text:p>0.075</text:p>
          </table:table-cell>
          <table:table-cell office:value-type="float" office:value="377" table:style-name="ce1">
            <text:p>377</text:p>
          </table:table-cell>
          <table:table-cell office:value-type="float" office:value="0.213197" table:style-name="ce1">
            <text:p>0.213197</text:p>
          </table:table-cell>
          <table:table-cell office:value-type="float" office:value="29" table:style-name="ce1">
            <text:p>29</text:p>
          </table:table-cell>
          <table:table-cell office:value-type="float" office:value="348.29089999999997" table:formula="of:=[.C154]*100" table:style-name="ce1">
            <text:p>348.2909</text:p>
          </table:table-cell>
          <table:table-cell office:value-type="float" office:value="749.99999999999739" table:formula="of:=[.D154]*10000" table:style-name="ce1">
            <text:p>750</text:p>
          </table:table-cell>
          <table:table-cell office:value-type="float" office:value="378.04999999999649" table:formula="of:=[.I154]-[.I153]" table:style-name="ce1">
            <text:p>378.0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38</text:p>
          </table:table-cell>
          <table:table-cell office:value-type="float" office:value="3.5285690000000001" table:style-name="ce1">
            <text:p>3.528569</text:p>
          </table:table-cell>
          <table:table-cell office:value-type="float" office:value="4.5660000000000256E-2" table:formula="of:=[.C155]-[.C154]" table:style-name="ce1">
            <text:p>0.04566</text:p>
          </table:table-cell>
          <table:table-cell office:value-type="float" office:value="370" table:style-name="ce1">
            <text:p>370</text:p>
          </table:table-cell>
          <table:table-cell office:value-type="float" office:value="-0.55077200000000004" table:style-name="ce1">
            <text:p>-0.550772</text:p>
          </table:table-cell>
          <table:table-cell office:value-type="float" office:value="29" table:style-name="ce1">
            <text:p>29</text:p>
          </table:table-cell>
          <table:table-cell office:value-type="float" office:value="352.8569" table:formula="of:=[.C155]*100" table:style-name="ce1">
            <text:p>352.8569</text:p>
          </table:table-cell>
          <table:table-cell office:value-type="float" office:value="456.60000000000258" table:formula="of:=[.D155]*10000" table:style-name="ce1">
            <text:p>456.6</text:p>
          </table:table-cell>
          <table:table-cell office:value-type="float" office:value="-293.3999999999948" table:formula="of:=[.I155]-[.I154]" table:style-name="ce1">
            <text:p>-293.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39</text:p>
          </table:table-cell>
          <table:table-cell office:value-type="float" office:value="3.5451959999999998" table:style-name="ce1">
            <text:p>3.545196</text:p>
          </table:table-cell>
          <table:table-cell office:value-type="float" office:value="1.6626999999999725E-2" table:formula="of:=[.C156]-[.C155]" table:style-name="ce1">
            <text:p>0.016627</text:p>
          </table:table-cell>
          <table:table-cell office:value-type="float" office:value="362" table:style-name="ce1">
            <text:p>362</text:p>
          </table:table-cell>
          <table:table-cell office:value-type="float" office:value="-1.417419" table:style-name="ce1">
            <text:p>-1.417419</text:p>
          </table:table-cell>
          <table:table-cell office:value-type="float" office:value="30" table:style-name="ce1">
            <text:p>30</text:p>
          </table:table-cell>
          <table:table-cell office:value-type="float" office:value="354.51959999999997" table:formula="of:=[.C156]*100" table:style-name="ce1">
            <text:p>354.5196</text:p>
          </table:table-cell>
          <table:table-cell office:value-type="float" office:value="166.26999999999725" table:formula="of:=[.D156]*10000" table:style-name="ce1">
            <text:p>166.27</text:p>
          </table:table-cell>
          <table:table-cell office:value-type="float" office:value="-290.33000000000533" table:formula="of:=[.I156]-[.I155]" table:style-name="ce1">
            <text:p>-290.3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40</text:p>
          </table:table-cell>
          <table:table-cell office:value-type="float" office:value="3.5953889999999999" table:style-name="ce1">
            <text:p>3.595389</text:p>
          </table:table-cell>
          <table:table-cell office:value-type="float" office:value="5.0193000000000154E-2" table:formula="of:=[.C157]-[.C156]" table:style-name="ce1">
            <text:p>0.050193</text:p>
          </table:table-cell>
          <table:table-cell office:value-type="float" office:value="355" table:style-name="ce1">
            <text:p>355</text:p>
          </table:table-cell>
          <table:table-cell office:value-type="float" office:value="-2.3138740000000002" table:style-name="ce1">
            <text:p>-2.313874</text:p>
          </table:table-cell>
          <table:table-cell office:value-type="float" office:value="30" table:style-name="ce1">
            <text:p>30</text:p>
          </table:table-cell>
          <table:table-cell office:value-type="float" office:value="359.53890000000001" table:formula="of:=[.C157]*100" table:style-name="ce1">
            <text:p>359.5389</text:p>
          </table:table-cell>
          <table:table-cell office:value-type="float" office:value="501.93000000000154" table:formula="of:=[.D157]*10000" table:style-name="ce1">
            <text:p>501.93</text:p>
          </table:table-cell>
          <table:table-cell office:value-type="float" office:value="335.66000000000429" table:formula="of:=[.I157]-[.I156]" table:style-name="ce1">
            <text:p>335.6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41</text:p>
          </table:table-cell>
          <table:table-cell office:value-type="float" office:value="3.6797960000000001" table:style-name="ce1">
            <text:p>3.679796</text:p>
          </table:table-cell>
          <table:table-cell office:value-type="float" office:value="8.4407000000000121E-2" table:formula="of:=[.C158]-[.C157]" table:style-name="ce1">
            <text:p>0.084407</text:p>
          </table:table-cell>
          <table:table-cell office:value-type="float" office:value="347" table:style-name="ce1">
            <text:p>347</text:p>
          </table:table-cell>
          <table:table-cell office:value-type="float" office:value="-3.4309219999999998" table:style-name="ce1">
            <text:p>-3.430922</text:p>
          </table:table-cell>
          <table:table-cell office:value-type="float" office:value="30" table:style-name="ce1">
            <text:p>30</text:p>
          </table:table-cell>
          <table:table-cell office:value-type="float" office:value="367.9796" table:formula="of:=[.C158]*100" table:style-name="ce1">
            <text:p>367.9796</text:p>
          </table:table-cell>
          <table:table-cell office:value-type="float" office:value="844.07000000000119" table:formula="of:=[.D158]*10000" table:style-name="ce1">
            <text:p>844.07</text:p>
          </table:table-cell>
          <table:table-cell office:value-type="float" office:value="342.13999999999965" table:formula="of:=[.I158]-[.I157]" table:style-name="ce1">
            <text:p>342.1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42</text:p>
          </table:table-cell>
          <table:table-cell office:value-type="float" office:value="3.721911" table:style-name="ce1">
            <text:p>3.721911</text:p>
          </table:table-cell>
          <table:table-cell office:value-type="float" office:value="4.2114999999999903E-2" table:formula="of:=[.C159]-[.C158]" table:style-name="ce1">
            <text:p>0.042115</text:p>
          </table:table-cell>
          <table:table-cell office:value-type="float" office:value="340" table:style-name="ce1">
            <text:p>340</text:p>
          </table:table-cell>
          <table:table-cell office:value-type="float" office:value="-4.2203689999999998" table:style-name="ce1">
            <text:p>-4.220369</text:p>
          </table:table-cell>
          <table:table-cell office:value-type="float" office:value="30" table:style-name="ce1">
            <text:p>30</text:p>
          </table:table-cell>
          <table:table-cell office:value-type="float" office:value="372.19110000000001" table:formula="of:=[.C159]*100" table:style-name="ce1">
            <text:p>372.1911</text:p>
          </table:table-cell>
          <table:table-cell office:value-type="float" office:value="421.14999999999901" table:formula="of:=[.D159]*10000" table:style-name="ce1">
            <text:p>421.15</text:p>
          </table:table-cell>
          <table:table-cell office:value-type="float" office:value="-422.92000000000218" table:formula="of:=[.I159]-[.I158]" table:style-name="ce1">
            <text:p>-422.9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43</text:p>
          </table:table-cell>
          <table:table-cell office:value-type="float" office:value="3.7356220000000002" table:style-name="ce1">
            <text:p>3.735622</text:p>
          </table:table-cell>
          <table:table-cell office:value-type="float" office:value="1.3711000000000251E-2" table:formula="of:=[.C160]-[.C159]" table:style-name="ce1">
            <text:p>0.013711</text:p>
          </table:table-cell>
          <table:table-cell office:value-type="float" office:value="332" table:style-name="ce1">
            <text:p>332</text:p>
          </table:table-cell>
          <table:table-cell office:value-type="float" office:value="-4.937176" table:style-name="ce1">
            <text:p>-4.937176</text:p>
          </table:table-cell>
          <table:table-cell office:value-type="float" office:value="30" table:style-name="ce1">
            <text:p>30</text:p>
          </table:table-cell>
          <table:table-cell office:value-type="float" office:value="373.56220000000002" table:formula="of:=[.C160]*100" table:style-name="ce1">
            <text:p>373.5622</text:p>
          </table:table-cell>
          <table:table-cell office:value-type="float" office:value="137.11000000000251" table:formula="of:=[.D160]*10000" table:style-name="ce1">
            <text:p>137.11</text:p>
          </table:table-cell>
          <table:table-cell office:value-type="float" office:value="-284.0399999999965" table:formula="of:=[.I160]-[.I159]" table:style-name="ce1">
            <text:p>-284.0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44</text:p>
          </table:table-cell>
          <table:table-cell office:value-type="float" office:value="3.7753199999999998" table:style-name="ce1">
            <text:p>3.77532</text:p>
          </table:table-cell>
          <table:table-cell office:value-type="float" office:value="3.9697999999999567E-2" table:formula="of:=[.C161]-[.C160]" table:style-name="ce1">
            <text:p>0.039698</text:p>
          </table:table-cell>
          <table:table-cell office:value-type="float" office:value="325" table:style-name="ce1">
            <text:p>325</text:p>
          </table:table-cell>
          <table:table-cell office:value-type="float" office:value="-5.5493480000000002" table:style-name="ce1">
            <text:p>-5.549348</text:p>
          </table:table-cell>
          <table:table-cell office:value-type="float" office:value="31" table:style-name="ce1">
            <text:p>31</text:p>
          </table:table-cell>
          <table:table-cell office:value-type="float" office:value="377.53199999999998" table:formula="of:=[.C161]*100" table:style-name="ce1">
            <text:p>377.532</text:p>
          </table:table-cell>
          <table:table-cell office:value-type="float" office:value="396.9799999999957" table:formula="of:=[.D161]*10000" table:style-name="ce1">
            <text:p>396.98</text:p>
          </table:table-cell>
          <table:table-cell office:value-type="float" office:value="259.86999999999318" table:formula="of:=[.I161]-[.I160]" table:style-name="ce1">
            <text:p>259.8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45</text:p>
          </table:table-cell>
          <table:table-cell office:value-type="float" office:value="3.82599" table:style-name="ce1">
            <text:p>3.82599</text:p>
          </table:table-cell>
          <table:table-cell office:value-type="float" office:value="5.0670000000000215E-2" table:formula="of:=[.C162]-[.C161]" table:style-name="ce1">
            <text:p>0.05067</text:p>
          </table:table-cell>
          <table:table-cell office:value-type="float" office:value="317" table:style-name="ce1">
            <text:p>317</text:p>
          </table:table-cell>
          <table:table-cell office:value-type="float" office:value="-6.2131270000000001" table:style-name="ce1">
            <text:p>-6.213127</text:p>
          </table:table-cell>
          <table:table-cell office:value-type="float" office:value="31" table:style-name="ce1">
            <text:p>31</text:p>
          </table:table-cell>
          <table:table-cell office:value-type="float" office:value="382.59899999999999" table:formula="of:=[.C162]*100" table:style-name="ce1">
            <text:p>382.599</text:p>
          </table:table-cell>
          <table:table-cell office:value-type="float" office:value="506.70000000000215" table:formula="of:=[.D162]*10000" table:style-name="ce1">
            <text:p>506.7</text:p>
          </table:table-cell>
          <table:table-cell office:value-type="float" office:value="109.72000000000645" table:formula="of:=[.I162]-[.I161]" table:style-name="ce1">
            <text:p>109.7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46</text:p>
          </table:table-cell>
          <table:table-cell office:value-type="float" office:value="3.8318319999999999" table:style-name="ce1">
            <text:p>3.831832</text:p>
          </table:table-cell>
          <table:table-cell office:value-type="float" office:value="5.8419999999999028E-3" table:formula="of:=[.C163]-[.C162]" table:style-name="ce1">
            <text:p>0.005842</text:p>
          </table:table-cell>
          <table:table-cell office:value-type="float" office:value="318" table:style-name="ce1">
            <text:p>318</text:p>
          </table:table-cell>
          <table:table-cell office:value-type="float" office:value="-6.5194970000000003" table:style-name="ce1">
            <text:p>-6.519497</text:p>
          </table:table-cell>
          <table:table-cell office:value-type="float" office:value="31" table:style-name="ce1">
            <text:p>31</text:p>
          </table:table-cell>
          <table:table-cell office:value-type="float" office:value="383.1832" table:formula="of:=[.C163]*100" table:style-name="ce1">
            <text:p>383.1832</text:p>
          </table:table-cell>
          <table:table-cell office:value-type="float" office:value="58.419999999999028" table:formula="of:=[.D163]*10000" table:style-name="ce1">
            <text:p>58.42</text:p>
          </table:table-cell>
          <table:table-cell office:value-type="float" office:value="-448.2800000000031" table:formula="of:=[.I163]-[.I162]" table:style-name="ce1">
            <text:p>-448.2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47</text:p>
          </table:table-cell>
          <table:table-cell office:value-type="float" office:value="3.8475739999999998" table:style-name="ce1">
            <text:p>3.847574</text:p>
          </table:table-cell>
          <table:table-cell office:value-type="float" office:value="1.5741999999999923E-2" table:formula="of:=[.C164]-[.C163]" table:style-name="ce1">
            <text:p>0.015742</text:p>
          </table:table-cell>
          <table:table-cell office:value-type="float" office:value="310" table:style-name="ce1">
            <text:p>310</text:p>
          </table:table-cell>
          <table:table-cell office:value-type="float" office:value="-6.7157559999999998" table:style-name="ce1">
            <text:p>-6.715756</text:p>
          </table:table-cell>
          <table:table-cell office:value-type="float" office:value="31" table:style-name="ce1">
            <text:p>31</text:p>
          </table:table-cell>
          <table:table-cell office:value-type="float" office:value="384.75739999999996" table:formula="of:=[.C164]*100" table:style-name="ce1">
            <text:p>384.7574</text:p>
          </table:table-cell>
          <table:table-cell office:value-type="float" office:value="157.41999999999922" table:formula="of:=[.D164]*10000" table:style-name="ce1">
            <text:p>157.42</text:p>
          </table:table-cell>
          <table:table-cell office:value-type="float" office:value="99.000000000000199" table:formula="of:=[.I164]-[.I163]" table:style-name="ce1">
            <text:p>9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48</text:p>
          </table:table-cell>
          <table:table-cell office:value-type="float" office:value="3.8534510000000002" table:style-name="ce1">
            <text:p>3.853451</text:p>
          </table:table-cell>
          <table:table-cell office:value-type="float" office:value="5.8770000000003542E-3" table:formula="of:=[.C165]-[.C164]" table:style-name="ce1">
            <text:p>0.005877</text:p>
          </table:table-cell>
          <table:table-cell office:value-type="float" office:value="312" table:style-name="ce1">
            <text:p>312</text:p>
          </table:table-cell>
          <table:table-cell office:value-type="float" office:value="-6.7093319999999999" table:style-name="ce1">
            <text:p>-6.709332</text:p>
          </table:table-cell>
          <table:table-cell office:value-type="float" office:value="31" table:style-name="ce1">
            <text:p>31</text:p>
          </table:table-cell>
          <table:table-cell office:value-type="float" office:value="385.3451" table:formula="of:=[.C165]*100" table:style-name="ce1">
            <text:p>385.3451</text:p>
          </table:table-cell>
          <table:table-cell office:value-type="float" office:value="58.770000000003542" table:formula="of:=[.D165]*10000" table:style-name="ce1">
            <text:p>58.77</text:p>
          </table:table-cell>
          <table:table-cell office:value-type="float" office:value="-98.649999999995686" table:formula="of:=[.I165]-[.I164]" table:style-name="ce1">
            <text:p>-98.6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49</text:p>
          </table:table-cell>
          <table:table-cell office:value-type="float" office:value="3.8496869999999999" table:style-name="ce1">
            <text:p>3.849687</text:p>
          </table:table-cell>
          <table:table-cell office:value-type="float" office:value="-3.7640000000003226E-3" table:formula="of:=[.C166]-[.C165]" table:style-name="ce1">
            <text:p>-0.003764</text:p>
          </table:table-cell>
          <table:table-cell office:value-type="float" office:value="322" table:style-name="ce1">
            <text:p>322</text:p>
          </table:table-cell>
          <table:table-cell office:value-type="float" office:value="-6.5118679999999998" table:style-name="ce1">
            <text:p>-6.511868</text:p>
          </table:table-cell>
          <table:table-cell office:value-type="float" office:value="32" table:style-name="ce1">
            <text:p>32</text:p>
          </table:table-cell>
          <table:table-cell office:value-type="float" office:value="384.96870000000001" table:formula="of:=[.C166]*100" table:style-name="ce1">
            <text:p>384.9687</text:p>
          </table:table-cell>
          <table:table-cell office:value-type="float" office:value="-37.640000000003226" table:formula="of:=[.D166]*10000" table:style-name="ce1">
            <text:p>-37.64</text:p>
          </table:table-cell>
          <table:table-cell office:value-type="float" office:value="-96.410000000006761" table:formula="of:=[.I166]-[.I165]" table:style-name="ce1">
            <text:p>-96.4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50</text:p>
          </table:table-cell>
          <table:table-cell office:value-type="float" office:value="3.8391920000000002" table:style-name="ce1">
            <text:p>3.839192</text:p>
          </table:table-cell>
          <table:table-cell office:value-type="float" office:value="-1.0494999999999699E-2" table:formula="of:=[.C167]-[.C166]" table:style-name="ce1">
            <text:p>-0.010495</text:p>
          </table:table-cell>
          <table:table-cell office:value-type="float" office:value="317" table:style-name="ce1">
            <text:p>317</text:p>
          </table:table-cell>
          <table:table-cell office:value-type="float" office:value="-6.1713079999999998" table:style-name="ce1">
            <text:p>-6.171308</text:p>
          </table:table-cell>
          <table:table-cell office:value-type="float" office:value="32" table:style-name="ce1">
            <text:p>32</text:p>
          </table:table-cell>
          <table:table-cell office:value-type="float" office:value="383.91919999999999" table:formula="of:=[.C167]*100" table:style-name="ce1">
            <text:p>383.9192</text:p>
          </table:table-cell>
          <table:table-cell office:value-type="float" office:value="-104.94999999999699" table:formula="of:=[.D167]*10000" table:style-name="ce1">
            <text:p>-104.95</text:p>
          </table:table-cell>
          <table:table-cell office:value-type="float" office:value="-67.309999999993764" table:formula="of:=[.I167]-[.I166]" table:style-name="ce1">
            <text:p>-67.3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51</text:p>
          </table:table-cell>
          <table:table-cell office:value-type="float" office:value="3.7993809999999999" table:style-name="ce1">
            <text:p>3.799381</text:p>
          </table:table-cell>
          <table:table-cell office:value-type="float" office:value="-3.9811000000000263E-2" table:formula="of:=[.C168]-[.C167]" table:style-name="ce1">
            <text:p>-0.039811</text:p>
          </table:table-cell>
          <table:table-cell office:value-type="float" office:value="327" table:style-name="ce1">
            <text:p>327</text:p>
          </table:table-cell>
          <table:table-cell office:value-type="float" office:value="-5.5001769999999999" table:style-name="ce1">
            <text:p>-5.500177</text:p>
          </table:table-cell>
          <table:table-cell office:value-type="float" office:value="32" table:style-name="ce1">
            <text:p>32</text:p>
          </table:table-cell>
          <table:table-cell office:value-type="float" office:value="379.93809999999996" table:formula="of:=[.C168]*100" table:style-name="ce1">
            <text:p>379.9381</text:p>
          </table:table-cell>
          <table:table-cell office:value-type="float" office:value="-398.11000000000263" table:formula="of:=[.D168]*10000" table:style-name="ce1">
            <text:p>-398.11</text:p>
          </table:table-cell>
          <table:table-cell office:value-type="float" office:value="-293.16000000000565" table:formula="of:=[.I168]-[.I167]" table:style-name="ce1">
            <text:p>-293.1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52</text:p>
          </table:table-cell>
          <table:table-cell office:value-type="float" office:value="3.7632840000000001" table:style-name="ce1">
            <text:p>3.763284</text:p>
          </table:table-cell>
          <table:table-cell office:value-type="float" office:value="-3.6096999999999824E-2" table:formula="of:=[.C169]-[.C168]" table:style-name="ce1">
            <text:p>-0.036097</text:p>
          </table:table-cell>
          <table:table-cell office:value-type="float" office:value="332" table:style-name="ce1">
            <text:p>332</text:p>
          </table:table-cell>
          <table:table-cell office:value-type="float" office:value="-4.8148970000000002" table:style-name="ce1">
            <text:p>-4.814897</text:p>
          </table:table-cell>
          <table:table-cell office:value-type="float" office:value="32" table:style-name="ce1">
            <text:p>32</text:p>
          </table:table-cell>
          <table:table-cell office:value-type="float" office:value="376.32839999999999" table:formula="of:=[.C169]*100" table:style-name="ce1">
            <text:p>376.3284</text:p>
          </table:table-cell>
          <table:table-cell office:value-type="float" office:value="-360.96999999999821" table:formula="of:=[.D169]*10000" table:style-name="ce1">
            <text:p>-360.97</text:p>
          </table:table-cell>
          <table:table-cell office:value-type="float" office:value="37.14000000000442" table:formula="of:=[.I169]-[.I168]" table:style-name="ce1">
            <text:p>37.1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53</text:p>
          </table:table-cell>
          <table:table-cell office:value-type="float" office:value="3.7485560000000002" table:style-name="ce1">
            <text:p>3.748556</text:p>
          </table:table-cell>
          <table:table-cell office:value-type="float" office:value="-1.4727999999999852E-2" table:formula="of:=[.C170]-[.C169]" table:style-name="ce1">
            <text:p>-0.014728</text:p>
          </table:table-cell>
          <table:table-cell office:value-type="float" office:value="337" table:style-name="ce1">
            <text:p>337</text:p>
          </table:table-cell>
          <table:table-cell office:value-type="float" office:value="-4.0450910000000002" table:style-name="ce1">
            <text:p>-4.045091</text:p>
          </table:table-cell>
          <table:table-cell office:value-type="float" office:value="32" table:style-name="ce1">
            <text:p>32</text:p>
          </table:table-cell>
          <table:table-cell office:value-type="float" office:value="374.85560000000004" table:formula="of:=[.C170]*100" table:style-name="ce1">
            <text:p>374.8556</text:p>
          </table:table-cell>
          <table:table-cell office:value-type="float" office:value="-147.27999999999852" table:formula="of:=[.D170]*10000" table:style-name="ce1">
            <text:p>-147.28</text:p>
          </table:table-cell>
          <table:table-cell office:value-type="float" office:value="213.68999999999969" table:formula="of:=[.I170]-[.I169]" table:style-name="ce1">
            <text:p>213.6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54</text:p>
          </table:table-cell>
          <table:table-cell office:value-type="float" office:value="3.706995" table:style-name="ce1">
            <text:p>3.706995</text:p>
          </table:table-cell>
          <table:table-cell office:value-type="float" office:value="-4.1561000000000181E-2" table:formula="of:=[.C171]-[.C170]" table:style-name="ce1">
            <text:p>-0.041561</text:p>
          </table:table-cell>
          <table:table-cell office:value-type="float" office:value="342" table:style-name="ce1">
            <text:p>342</text:p>
          </table:table-cell>
          <table:table-cell office:value-type="float" office:value="-3.18032" table:style-name="ce1">
            <text:p>-3.18032</text:p>
          </table:table-cell>
          <table:table-cell office:value-type="float" office:value="33" table:style-name="ce1">
            <text:p>33</text:p>
          </table:table-cell>
          <table:table-cell office:value-type="float" office:value="370.6995" table:formula="of:=[.C171]*100" table:style-name="ce1">
            <text:p>370.6995</text:p>
          </table:table-cell>
          <table:table-cell office:value-type="float" office:value="-415.61000000000183" table:formula="of:=[.D171]*10000" table:style-name="ce1">
            <text:p>-415.61</text:p>
          </table:table-cell>
          <table:table-cell office:value-type="float" office:value="-268.33000000000334" table:formula="of:=[.I171]-[.I170]" table:style-name="ce1">
            <text:p>-268.3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55</text:p>
          </table:table-cell>
          <table:table-cell office:value-type="float" office:value="3.6208040000000001" table:style-name="ce1">
            <text:p>3.620804</text:p>
          </table:table-cell>
          <table:table-cell office:value-type="float" office:value="-8.6190999999999907E-2" table:formula="of:=[.C172]-[.C171]" table:style-name="ce1">
            <text:p>-0.086191</text:p>
          </table:table-cell>
          <table:table-cell office:value-type="float" office:value="347" table:style-name="ce1">
            <text:p>347</text:p>
          </table:table-cell>
          <table:table-cell office:value-type="float" office:value="-1.866198" table:style-name="ce1">
            <text:p>-1.866198</text:p>
          </table:table-cell>
          <table:table-cell office:value-type="float" office:value="33" table:style-name="ce1">
            <text:p>33</text:p>
          </table:table-cell>
          <table:table-cell office:value-type="float" office:value="362.0804" table:formula="of:=[.C172]*100" table:style-name="ce1">
            <text:p>362.0804</text:p>
          </table:table-cell>
          <table:table-cell office:value-type="float" office:value="-861.90999999999906" table:formula="of:=[.D172]*10000" table:style-name="ce1">
            <text:p>-861.91</text:p>
          </table:table-cell>
          <table:table-cell office:value-type="float" office:value="-446.29999999999723" table:formula="of:=[.I172]-[.I171]" table:style-name="ce1">
            <text:p>-446.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56</text:p>
          </table:table-cell>
          <table:table-cell office:value-type="float" office:value="3.5676239999999999" table:style-name="ce1">
            <text:p>3.567624</text:p>
          </table:table-cell>
          <table:table-cell office:value-type="float" office:value="-5.3180000000000227E-2" table:formula="of:=[.C173]-[.C172]" table:style-name="ce1">
            <text:p>-0.05318</text:p>
          </table:table-cell>
          <table:table-cell office:value-type="float" office:value="352" table:style-name="ce1">
            <text:p>352</text:p>
          </table:table-cell>
          <table:table-cell office:value-type="float" office:value="-0.86636899999999994" table:style-name="ce1">
            <text:p>-0.866369</text:p>
          </table:table-cell>
          <table:table-cell office:value-type="float" office:value="33" table:style-name="ce1">
            <text:p>33</text:p>
          </table:table-cell>
          <table:table-cell office:value-type="float" office:value="356.76240000000001" table:formula="of:=[.C173]*100" table:style-name="ce1">
            <text:p>356.7624</text:p>
          </table:table-cell>
          <table:table-cell office:value-type="float" office:value="-531.80000000000223" table:formula="of:=[.D173]*10000" table:style-name="ce1">
            <text:p>-531.8</text:p>
          </table:table-cell>
          <table:table-cell office:value-type="float" office:value="330.10999999999683" table:formula="of:=[.I173]-[.I172]" table:style-name="ce1">
            <text:p>330.1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57</text:p>
          </table:table-cell>
          <table:table-cell office:value-type="float" office:value="3.547142" table:style-name="ce1">
            <text:p>3.547142</text:p>
          </table:table-cell>
          <table:table-cell office:value-type="float" office:value="-2.0481999999999889E-2" table:formula="of:=[.C174]-[.C173]" table:style-name="ce1">
            <text:p>-0.020482</text:p>
          </table:table-cell>
          <table:table-cell office:value-type="float" office:value="357" table:style-name="ce1">
            <text:p>357</text:p>
          </table:table-cell>
          <table:table-cell office:value-type="float" office:value="0.20106199999999999" table:style-name="ce1">
            <text:p>0.201062</text:p>
          </table:table-cell>
          <table:table-cell office:value-type="float" office:value="33" table:style-name="ce1">
            <text:p>33</text:p>
          </table:table-cell>
          <table:table-cell office:value-type="float" office:value="354.71420000000001" table:formula="of:=[.C174]*100" table:style-name="ce1">
            <text:p>354.7142</text:p>
          </table:table-cell>
          <table:table-cell office:value-type="float" office:value="-204.81999999999888" table:formula="of:=[.D174]*10000" table:style-name="ce1">
            <text:p>-204.82</text:p>
          </table:table-cell>
          <table:table-cell office:value-type="float" office:value="326.98000000000332" table:formula="of:=[.I174]-[.I173]" table:style-name="ce1">
            <text:p>326.9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58</text:p>
          </table:table-cell>
          <table:table-cell office:value-type="float" office:value="3.451873" table:style-name="ce1">
            <text:p>3.451873</text:p>
          </table:table-cell>
          <table:table-cell office:value-type="float" office:value="-9.5269000000000048E-2" table:formula="of:=[.C175]-[.C174]" table:style-name="ce1">
            <text:p>-0.095269</text:p>
          </table:table-cell>
          <table:table-cell office:value-type="float" office:value="362" table:style-name="ce1">
            <text:p>362</text:p>
          </table:table-cell>
          <table:table-cell office:value-type="float" office:value="1.5180629999999999" table:style-name="ce1">
            <text:p>1.518063</text:p>
          </table:table-cell>
          <table:table-cell office:value-type="float" office:value="33" table:style-name="ce1">
            <text:p>33</text:p>
          </table:table-cell>
          <table:table-cell office:value-type="float" office:value="345.18729999999999" table:formula="of:=[.C175]*100" table:style-name="ce1">
            <text:p>345.1873</text:p>
          </table:table-cell>
          <table:table-cell office:value-type="float" office:value="-952.69000000000051" table:formula="of:=[.D175]*10000" table:style-name="ce1">
            <text:p>-952.69</text:p>
          </table:table-cell>
          <table:table-cell office:value-type="float" office:value="-747.8700000000016" table:formula="of:=[.I175]-[.I174]" table:style-name="ce1">
            <text:p>-747.8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2:59</text:p>
          </table:table-cell>
          <table:table-cell office:value-type="float" office:value="3.4009719999999999" table:style-name="ce1">
            <text:p>3.400972</text:p>
          </table:table-cell>
          <table:table-cell office:value-type="float" office:value="-5.0901000000000085E-2" table:formula="of:=[.C176]-[.C175]" table:style-name="ce1">
            <text:p>-0.050901</text:p>
          </table:table-cell>
          <table:table-cell office:value-type="float" office:value="366" table:style-name="ce1">
            <text:p>366</text:p>
          </table:table-cell>
          <table:table-cell office:value-type="float" office:value="2.3993929999999999" table:style-name="ce1">
            <text:p>2.399393</text:p>
          </table:table-cell>
          <table:table-cell office:value-type="float" office:value="34" table:style-name="ce1">
            <text:p>34</text:p>
          </table:table-cell>
          <table:table-cell office:value-type="float" office:value="340.09719999999999" table:formula="of:=[.C176]*100" table:style-name="ce1">
            <text:p>340.0972</text:p>
          </table:table-cell>
          <table:table-cell office:value-type="float" office:value="-509.01000000000084" table:formula="of:=[.D176]*10000" table:style-name="ce1">
            <text:p>-509.01</text:p>
          </table:table-cell>
          <table:table-cell office:value-type="float" office:value="443.67999999999967" table:formula="of:=[.I176]-[.I175]" table:style-name="ce1">
            <text:p>443.6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00</text:p>
          </table:table-cell>
          <table:table-cell office:value-type="float" office:value="3.3832650000000002" table:style-name="ce1">
            <text:p>3.383265</text:p>
          </table:table-cell>
          <table:table-cell office:value-type="float" office:value="-1.7706999999999695E-2" table:formula="of:=[.C177]-[.C176]" table:style-name="ce1">
            <text:p>-0.017707</text:p>
          </table:table-cell>
          <table:table-cell office:value-type="float" office:value="362" table:style-name="ce1">
            <text:p>362</text:p>
          </table:table-cell>
          <table:table-cell office:value-type="float" office:value="3.3233280000000001" table:style-name="ce1">
            <text:p>3.323328</text:p>
          </table:table-cell>
          <table:table-cell office:value-type="float" office:value="34" table:style-name="ce1">
            <text:p>34</text:p>
          </table:table-cell>
          <table:table-cell office:value-type="float" office:value="338.32650000000001" table:formula="of:=[.C177]*100" table:style-name="ce1">
            <text:p>338.3265</text:p>
          </table:table-cell>
          <table:table-cell office:value-type="float" office:value="-177.06999999999695" table:formula="of:=[.D177]*10000" table:style-name="ce1">
            <text:p>-177.07</text:p>
          </table:table-cell>
          <table:table-cell office:value-type="float" office:value="331.94000000000392" table:formula="of:=[.I177]-[.I176]" table:style-name="ce1">
            <text:p>331.9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01</text:p>
          </table:table-cell>
          <table:table-cell office:value-type="float" office:value="3.2999800000000001" table:style-name="ce1">
            <text:p>3.29998</text:p>
          </table:table-cell>
          <table:table-cell office:value-type="float" office:value="-8.3285000000000053E-2" table:formula="of:=[.C178]-[.C177]" table:style-name="ce1">
            <text:p>-0.083285</text:p>
          </table:table-cell>
          <table:table-cell office:value-type="float" office:value="372" table:style-name="ce1">
            <text:p>372</text:p>
          </table:table-cell>
          <table:table-cell office:value-type="float" office:value="4.3305660000000001" table:style-name="ce1">
            <text:p>4.330566</text:p>
          </table:table-cell>
          <table:table-cell office:value-type="float" office:value="34" table:style-name="ce1">
            <text:p>34</text:p>
          </table:table-cell>
          <table:table-cell office:value-type="float" office:value="329.99799999999999" table:formula="of:=[.C178]*100" table:style-name="ce1">
            <text:p>329.998</text:p>
          </table:table-cell>
          <table:table-cell office:value-type="float" office:value="-832.85000000000059" table:formula="of:=[.D178]*10000" table:style-name="ce1">
            <text:p>-832.85</text:p>
          </table:table-cell>
          <table:table-cell office:value-type="float" office:value="-655.78000000000361" table:formula="of:=[.I178]-[.I177]" table:style-name="ce1">
            <text:p>-655.7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02</text:p>
          </table:table-cell>
          <table:table-cell office:value-type="float" office:value="3.2583630000000001" table:style-name="ce1">
            <text:p>3.258363</text:p>
          </table:table-cell>
          <table:table-cell office:value-type="float" office:value="-4.1617000000000015E-2" table:formula="of:=[.C179]-[.C178]" table:style-name="ce1">
            <text:p>-0.041617</text:p>
          </table:table-cell>
          <table:table-cell office:value-type="float" office:value="357" table:style-name="ce1">
            <text:p>357</text:p>
          </table:table-cell>
          <table:table-cell office:value-type="float" office:value="5.0425839999999997" table:style-name="ce1">
            <text:p>5.042584</text:p>
          </table:table-cell>
          <table:table-cell office:value-type="float" office:value="34" table:style-name="ce1">
            <text:p>34</text:p>
          </table:table-cell>
          <table:table-cell office:value-type="float" office:value="325.83629999999999" table:formula="of:=[.C179]*100" table:style-name="ce1">
            <text:p>325.8363</text:p>
          </table:table-cell>
          <table:table-cell office:value-type="float" office:value="-416.17000000000013" table:formula="of:=[.D179]*10000" table:style-name="ce1">
            <text:p>-416.17</text:p>
          </table:table-cell>
          <table:table-cell office:value-type="float" office:value="416.68000000000046" table:formula="of:=[.I179]-[.I178]" table:style-name="ce1">
            <text:p>416.6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03</text:p>
          </table:table-cell>
          <table:table-cell office:value-type="float" office:value="3.2473969999999999" table:style-name="ce1">
            <text:p>3.247397</text:p>
          </table:table-cell>
          <table:table-cell office:value-type="float" office:value="-1.0966000000000253E-2" table:formula="of:=[.C180]-[.C179]" table:style-name="ce1">
            <text:p>-0.010966</text:p>
          </table:table-cell>
          <table:table-cell office:value-type="float" office:value="350" table:style-name="ce1">
            <text:p>350</text:p>
          </table:table-cell>
          <table:table-cell office:value-type="float" office:value="5.6165339999999997" table:style-name="ce1">
            <text:p>5.616534</text:p>
          </table:table-cell>
          <table:table-cell office:value-type="float" office:value="34" table:style-name="ce1">
            <text:p>34</text:p>
          </table:table-cell>
          <table:table-cell office:value-type="float" office:value="324.73969999999997" table:formula="of:=[.C180]*100" table:style-name="ce1">
            <text:p>324.7397</text:p>
          </table:table-cell>
          <table:table-cell office:value-type="float" office:value="-109.66000000000253" table:formula="of:=[.D180]*10000" table:style-name="ce1">
            <text:p>-109.66</text:p>
          </table:table-cell>
          <table:table-cell office:value-type="float" office:value="306.5099999999976" table:formula="of:=[.I180]-[.I179]" table:style-name="ce1">
            <text:p>306.5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04</text:p>
          </table:table-cell>
          <table:table-cell office:value-type="float" office:value="3.1940059999999999" table:style-name="ce1">
            <text:p>3.194006</text:p>
          </table:table-cell>
          <table:table-cell office:value-type="float" office:value="-5.3390999999999966E-2" table:formula="of:=[.C181]-[.C180]" table:style-name="ce1">
            <text:p>-0.053391</text:p>
          </table:table-cell>
          <table:table-cell office:value-type="float" office:value="362" table:style-name="ce1">
            <text:p>362</text:p>
          </table:table-cell>
          <table:table-cell office:value-type="float" office:value="6.2133209999999996" table:style-name="ce1">
            <text:p>6.213321</text:p>
          </table:table-cell>
          <table:table-cell office:value-type="float" office:value="35" table:style-name="ce1">
            <text:p>35</text:p>
          </table:table-cell>
          <table:table-cell office:value-type="float" office:value="319.4006" table:formula="of:=[.C181]*100" table:style-name="ce1">
            <text:p>319.4006</text:p>
          </table:table-cell>
          <table:table-cell office:value-type="float" office:value="-533.90999999999963" table:formula="of:=[.D181]*10000" table:style-name="ce1">
            <text:p>-533.91</text:p>
          </table:table-cell>
          <table:table-cell office:value-type="float" office:value="-424.2499999999971" table:formula="of:=[.I181]-[.I180]" table:style-name="ce1">
            <text:p>-424.2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05</text:p>
          </table:table-cell>
          <table:table-cell office:value-type="float" office:value="3.1727590000000001" table:style-name="ce1">
            <text:p>3.172759</text:p>
          </table:table-cell>
          <table:table-cell office:value-type="float" office:value="-2.1246999999999794E-2" table:formula="of:=[.C182]-[.C181]" table:style-name="ce1">
            <text:p>-0.021247</text:p>
          </table:table-cell>
          <table:table-cell office:value-type="float" office:value="347" table:style-name="ce1">
            <text:p>347</text:p>
          </table:table-cell>
          <table:table-cell office:value-type="float" office:value="6.540953" table:style-name="ce1">
            <text:p>6.540953</text:p>
          </table:table-cell>
          <table:table-cell office:value-type="float" office:value="35" table:style-name="ce1">
            <text:p>35</text:p>
          </table:table-cell>
          <table:table-cell office:value-type="float" office:value="317.27590000000004" table:formula="of:=[.C182]*100" table:style-name="ce1">
            <text:p>317.2759</text:p>
          </table:table-cell>
          <table:table-cell office:value-type="float" office:value="-212.46999999999792" table:formula="of:=[.D182]*10000" table:style-name="ce1">
            <text:p>-212.47</text:p>
          </table:table-cell>
          <table:table-cell office:value-type="float" office:value="321.4400000000017" table:formula="of:=[.I182]-[.I181]" table:style-name="ce1">
            <text:p>321.4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06</text:p>
          </table:table-cell>
          <table:table-cell office:value-type="float" office:value="3.1688100000000001" table:style-name="ce1">
            <text:p>3.16881</text:p>
          </table:table-cell>
          <table:table-cell office:value-type="float" office:value="-3.9489999999999803E-3" table:formula="of:=[.C183]-[.C182]" table:style-name="ce1">
            <text:p>-0.003949</text:p>
          </table:table-cell>
          <table:table-cell office:value-type="float" office:value="340" table:style-name="ce1">
            <text:p>340</text:p>
          </table:table-cell>
          <table:table-cell office:value-type="float" office:value="6.7481439999999999" table:style-name="ce1">
            <text:p>6.748144</text:p>
          </table:table-cell>
          <table:table-cell office:value-type="float" office:value="35" table:style-name="ce1">
            <text:p>35</text:p>
          </table:table-cell>
          <table:table-cell office:value-type="float" office:value="316.88100000000003" table:formula="of:=[.C183]*100" table:style-name="ce1">
            <text:p>316.881</text:p>
          </table:table-cell>
          <table:table-cell office:value-type="float" office:value="-39.489999999999803" table:formula="of:=[.D183]*10000" table:style-name="ce1">
            <text:p>-39.49</text:p>
          </table:table-cell>
          <table:table-cell office:value-type="float" office:value="172.97999999999811" table:formula="of:=[.I183]-[.I182]" table:style-name="ce1">
            <text:p>172.9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07</text:p>
          </table:table-cell>
          <table:table-cell office:value-type="float" office:value="3.1378629999999998" table:style-name="ce1">
            <text:p>3.137863</text:p>
          </table:table-cell>
          <table:table-cell office:value-type="float" office:value="-3.094700000000028E-2" table:formula="of:=[.C184]-[.C183]" table:style-name="ce1">
            <text:p>-0.030947</text:p>
          </table:table-cell>
          <table:table-cell office:value-type="float" office:value="350" table:style-name="ce1">
            <text:p>350</text:p>
          </table:table-cell>
          <table:table-cell office:value-type="float" office:value="6.9027719999999997" table:style-name="ce1">
            <text:p>6.902772</text:p>
          </table:table-cell>
          <table:table-cell office:value-type="float" office:value="35" table:style-name="ce1">
            <text:p>35</text:p>
          </table:table-cell>
          <table:table-cell office:value-type="float" office:value="313.78629999999998" table:formula="of:=[.C184]*100" table:style-name="ce1">
            <text:p>313.7863</text:p>
          </table:table-cell>
          <table:table-cell office:value-type="float" office:value="-309.47000000000281" table:formula="of:=[.D184]*10000" table:style-name="ce1">
            <text:p>-309.47</text:p>
          </table:table-cell>
          <table:table-cell office:value-type="float" office:value="-269.98000000000303" table:formula="of:=[.I184]-[.I183]" table:style-name="ce1">
            <text:p>-269.9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08</text:p>
          </table:table-cell>
          <table:table-cell office:value-type="float" office:value="3.137581" table:style-name="ce1">
            <text:p>3.137581</text:p>
          </table:table-cell>
          <table:table-cell office:value-type="float" office:value="-2.8199999999989345E-4" table:formula="of:=[.C185]-[.C184]" table:style-name="ce1">
            <text:p>-0.000282</text:p>
          </table:table-cell>
          <table:table-cell office:value-type="float" office:value="337" table:style-name="ce1">
            <text:p>337</text:p>
          </table:table-cell>
          <table:table-cell office:value-type="float" office:value="6.9176099999999998" table:style-name="ce1">
            <text:p>6.91761</text:p>
          </table:table-cell>
          <table:table-cell office:value-type="float" office:value="35" table:style-name="ce1">
            <text:p>35</text:p>
          </table:table-cell>
          <table:table-cell office:value-type="float" office:value="313.75810000000001" table:formula="of:=[.C185]*100" table:style-name="ce1">
            <text:p>313.7581</text:p>
          </table:table-cell>
          <table:table-cell office:value-type="float" office:value="-2.8199999999989345" table:formula="of:=[.D185]*10000" table:style-name="ce1">
            <text:p>-2.82</text:p>
          </table:table-cell>
          <table:table-cell office:value-type="float" office:value="306.6500000000039" table:formula="of:=[.I185]-[.I184]" table:style-name="ce1">
            <text:p>306.6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09</text:p>
          </table:table-cell>
          <table:table-cell office:value-type="float" office:value="3.1278320000000002" table:style-name="ce1">
            <text:p>3.127832</text:p>
          </table:table-cell>
          <table:table-cell office:value-type="float" office:value="-9.7489999999997856E-3" table:formula="of:=[.C186]-[.C185]" table:style-name="ce1">
            <text:p>-0.009749</text:p>
          </table:table-cell>
          <table:table-cell office:value-type="float" office:value="330" table:style-name="ce1">
            <text:p>330</text:p>
          </table:table-cell>
          <table:table-cell office:value-type="float" office:value="6.851934" table:style-name="ce1">
            <text:p>6.851934</text:p>
          </table:table-cell>
          <table:table-cell office:value-type="float" office:value="36" table:style-name="ce1">
            <text:p>36</text:p>
          </table:table-cell>
          <table:table-cell office:value-type="float" office:value="312.78320000000002" table:formula="of:=[.C186]*100" table:style-name="ce1">
            <text:p>312.7832</text:p>
          </table:table-cell>
          <table:table-cell office:value-type="float" office:value="-97.489999999997849" table:formula="of:=[.D186]*10000" table:style-name="ce1">
            <text:p>-97.49</text:p>
          </table:table-cell>
          <table:table-cell office:value-type="float" office:value="-94.669999999998907" table:formula="of:=[.I186]-[.I185]" table:style-name="ce1">
            <text:p>-94.6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10</text:p>
          </table:table-cell>
          <table:table-cell office:value-type="float" office:value="3.1133899999999999" table:style-name="ce1">
            <text:p>3.11339</text:p>
          </table:table-cell>
          <table:table-cell office:value-type="float" office:value="-1.4442000000000288E-2" table:formula="of:=[.C187]-[.C186]" table:style-name="ce1">
            <text:p>-0.014442</text:p>
          </table:table-cell>
          <table:table-cell office:value-type="float" office:value="331" table:style-name="ce1">
            <text:p>331</text:p>
          </table:table-cell>
          <table:table-cell office:value-type="float" office:value="6.6652139999999997" table:style-name="ce1">
            <text:p>6.665214</text:p>
          </table:table-cell>
          <table:table-cell office:value-type="float" office:value="36" table:style-name="ce1">
            <text:p>36</text:p>
          </table:table-cell>
          <table:table-cell office:value-type="float" office:value="311.339" table:formula="of:=[.C187]*100" table:style-name="ce1">
            <text:p>311.339</text:p>
          </table:table-cell>
          <table:table-cell office:value-type="float" office:value="-144.42000000000289" table:formula="of:=[.D187]*10000" table:style-name="ce1">
            <text:p>-144.42</text:p>
          </table:table-cell>
          <table:table-cell office:value-type="float" office:value="-46.930000000005037" table:formula="of:=[.I187]-[.I186]" table:style-name="ce1">
            <text:p>-46.9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11</text:p>
          </table:table-cell>
          <table:table-cell office:value-type="float" office:value="3.110611" table:style-name="ce1">
            <text:p>3.110611</text:p>
          </table:table-cell>
          <table:table-cell office:value-type="float" office:value="-2.7789999999998649E-3" table:formula="of:=[.C188]-[.C187]" table:style-name="ce1">
            <text:p>-0.002779</text:p>
          </table:table-cell>
          <table:table-cell office:value-type="float" office:value="322" table:style-name="ce1">
            <text:p>322</text:p>
          </table:table-cell>
          <table:table-cell office:value-type="float" office:value="6.4437740000000003" table:style-name="ce1">
            <text:p>6.443774</text:p>
          </table:table-cell>
          <table:table-cell office:value-type="float" office:value="36" table:style-name="ce1">
            <text:p>36</text:p>
          </table:table-cell>
          <table:table-cell office:value-type="float" office:value="311.06110000000001" table:formula="of:=[.C188]*100" table:style-name="ce1">
            <text:p>311.0611</text:p>
          </table:table-cell>
          <table:table-cell office:value-type="float" office:value="-27.789999999998649" table:formula="of:=[.D188]*10000" table:style-name="ce1">
            <text:p>-27.79</text:p>
          </table:table-cell>
          <table:table-cell office:value-type="float" office:value="116.63000000000423" table:formula="of:=[.I188]-[.I187]" table:style-name="ce1">
            <text:p>116.6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12</text:p>
          </table:table-cell>
          <table:table-cell office:value-type="float" office:value="3.1147879999999999" table:style-name="ce1">
            <text:p>3.114788</text:p>
          </table:table-cell>
          <table:table-cell office:value-type="float" office:value="4.1769999999998753E-3" table:formula="of:=[.C189]-[.C188]" table:style-name="ce1">
            <text:p>0.004177</text:p>
          </table:table-cell>
          <table:table-cell office:value-type="float" office:value="315" table:style-name="ce1">
            <text:p>315</text:p>
          </table:table-cell>
          <table:table-cell office:value-type="float" office:value="6.2248020000000004" table:style-name="ce1">
            <text:p>6.224802</text:p>
          </table:table-cell>
          <table:table-cell office:value-type="float" office:value="36" table:style-name="ce1">
            <text:p>36</text:p>
          </table:table-cell>
          <table:table-cell office:value-type="float" office:value="311.47879999999998" table:formula="of:=[.C189]*100" table:style-name="ce1">
            <text:p>311.4788</text:p>
          </table:table-cell>
          <table:table-cell office:value-type="float" office:value="41.769999999998753" table:formula="of:=[.D189]*10000" table:style-name="ce1">
            <text:p>41.77</text:p>
          </table:table-cell>
          <table:table-cell office:value-type="float" office:value="69.559999999997402" table:formula="of:=[.I189]-[.I188]" table:style-name="ce1">
            <text:p>69.5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13</text:p>
          </table:table-cell>
          <table:table-cell office:value-type="float" office:value="3.1131359999999999" table:style-name="ce1">
            <text:p>3.113136</text:p>
          </table:table-cell>
          <table:table-cell office:value-type="float" office:value="-1.6519999999999868E-3" table:formula="of:=[.C190]-[.C189]" table:style-name="ce1">
            <text:p>-0.001652</text:p>
          </table:table-cell>
          <table:table-cell office:value-type="float" office:value="307" table:style-name="ce1">
            <text:p>307</text:p>
          </table:table-cell>
          <table:table-cell office:value-type="float" office:value="5.9444939999999997" table:style-name="ce1">
            <text:p>5.944494</text:p>
          </table:table-cell>
          <table:table-cell office:value-type="float" office:value="36" table:style-name="ce1">
            <text:p>36</text:p>
          </table:table-cell>
          <table:table-cell office:value-type="float" office:value="311.31360000000001" table:formula="of:=[.C190]*100" table:style-name="ce1">
            <text:p>311.3136</text:p>
          </table:table-cell>
          <table:table-cell office:value-type="float" office:value="-16.519999999999868" table:formula="of:=[.D190]*10000" table:style-name="ce1">
            <text:p>-16.52</text:p>
          </table:table-cell>
          <table:table-cell office:value-type="float" office:value="-58.289999999998621" table:formula="of:=[.I190]-[.I189]" table:style-name="ce1">
            <text:p>-58.2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14</text:p>
          </table:table-cell>
          <table:table-cell office:value-type="float" office:value="3.1090689999999999" table:style-name="ce1">
            <text:p>3.109069</text:p>
          </table:table-cell>
          <table:table-cell office:value-type="float" office:value="-4.0670000000000428E-3" table:formula="of:=[.C191]-[.C190]" table:style-name="ce1">
            <text:p>-0.004067</text:p>
          </table:table-cell>
          <table:table-cell office:value-type="float" office:value="300" table:style-name="ce1">
            <text:p>300</text:p>
          </table:table-cell>
          <table:table-cell office:value-type="float" office:value="5.5813519999999999" table:style-name="ce1">
            <text:p>5.581352</text:p>
          </table:table-cell>
          <table:table-cell office:value-type="float" office:value="37" table:style-name="ce1">
            <text:p>37</text:p>
          </table:table-cell>
          <table:table-cell office:value-type="float" office:value="310.90690000000001" table:formula="of:=[.C191]*100" table:style-name="ce1">
            <text:p>310.9069</text:p>
          </table:table-cell>
          <table:table-cell office:value-type="float" office:value="-40.670000000000428" table:formula="of:=[.D191]*10000" table:style-name="ce1">
            <text:p>-40.67</text:p>
          </table:table-cell>
          <table:table-cell office:value-type="float" office:value="-24.15000000000056" table:formula="of:=[.I191]-[.I190]" table:style-name="ce1">
            <text:p>-24.1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15</text:p>
          </table:table-cell>
          <table:table-cell office:value-type="float" office:value="3.10547" table:style-name="ce1">
            <text:p>3.10547</text:p>
          </table:table-cell>
          <table:table-cell office:value-type="float" office:value="-3.5989999999999078E-3" table:formula="of:=[.C192]-[.C191]" table:style-name="ce1">
            <text:p>-0.003599</text:p>
          </table:table-cell>
          <table:table-cell office:value-type="float" office:value="292" table:style-name="ce1">
            <text:p>292</text:p>
          </table:table-cell>
          <table:table-cell office:value-type="float" office:value="5.2986050000000002" table:style-name="ce1">
            <text:p>5.298605</text:p>
          </table:table-cell>
          <table:table-cell office:value-type="float" office:value="37" table:style-name="ce1">
            <text:p>37</text:p>
          </table:table-cell>
          <table:table-cell office:value-type="float" office:value="310.54699999999997" table:formula="of:=[.C192]*100" table:style-name="ce1">
            <text:p>310.547</text:p>
          </table:table-cell>
          <table:table-cell office:value-type="float" office:value="-35.989999999999078" table:formula="of:=[.D192]*10000" table:style-name="ce1">
            <text:p>-35.99</text:p>
          </table:table-cell>
          <table:table-cell office:value-type="float" office:value="4.6800000000013497" table:formula="of:=[.I192]-[.I191]" table:style-name="ce1">
            <text:p>4.6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16</text:p>
          </table:table-cell>
          <table:table-cell office:value-type="float" office:value="3.1106780000000001" table:style-name="ce1">
            <text:p>3.110678</text:p>
          </table:table-cell>
          <table:table-cell office:value-type="float" office:value="5.2080000000001014E-3" table:formula="of:=[.C193]-[.C192]" table:style-name="ce1">
            <text:p>0.005208</text:p>
          </table:table-cell>
          <table:table-cell office:value-type="float" office:value="285" table:style-name="ce1">
            <text:p>285</text:p>
          </table:table-cell>
          <table:table-cell office:value-type="float" office:value="5.0260910000000001" table:style-name="ce1">
            <text:p>5.026091</text:p>
          </table:table-cell>
          <table:table-cell office:value-type="float" office:value="37" table:style-name="ce1">
            <text:p>37</text:p>
          </table:table-cell>
          <table:table-cell office:value-type="float" office:value="311.06780000000003" table:formula="of:=[.C193]*100" table:style-name="ce1">
            <text:p>311.0678</text:p>
          </table:table-cell>
          <table:table-cell office:value-type="float" office:value="52.080000000001014" table:formula="of:=[.D193]*10000" table:style-name="ce1">
            <text:p>52.08</text:p>
          </table:table-cell>
          <table:table-cell office:value-type="float" office:value="88.070000000000093" table:formula="of:=[.I193]-[.I192]" table:style-name="ce1">
            <text:p>88.0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17</text:p>
          </table:table-cell>
          <table:table-cell office:value-type="float" office:value="3.107075" table:style-name="ce1">
            <text:p>3.107075</text:p>
          </table:table-cell>
          <table:table-cell office:value-type="float" office:value="-3.6030000000000229E-3" table:formula="of:=[.C194]-[.C193]" table:style-name="ce1">
            <text:p>-0.003603</text:p>
          </table:table-cell>
          <table:table-cell office:value-type="float" office:value="277" table:style-name="ce1">
            <text:p>277</text:p>
          </table:table-cell>
          <table:table-cell office:value-type="float" office:value="4.7961049999999998" table:style-name="ce1">
            <text:p>4.796105</text:p>
          </table:table-cell>
          <table:table-cell office:value-type="float" office:value="37" table:style-name="ce1">
            <text:p>37</text:p>
          </table:table-cell>
          <table:table-cell office:value-type="float" office:value="310.70749999999998" table:formula="of:=[.C194]*100" table:style-name="ce1">
            <text:p>310.7075</text:p>
          </table:table-cell>
          <table:table-cell office:value-type="float" office:value="-36.030000000000229" table:formula="of:=[.D194]*10000" table:style-name="ce1">
            <text:p>-36.03</text:p>
          </table:table-cell>
          <table:table-cell office:value-type="float" office:value="-88.110000000001236" table:formula="of:=[.I194]-[.I193]" table:style-name="ce1">
            <text:p>-88.1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18</text:p>
          </table:table-cell>
          <table:table-cell office:value-type="float" office:value="3.0902259999999999" table:style-name="ce1">
            <text:p>3.090226</text:p>
          </table:table-cell>
          <table:table-cell office:value-type="float" office:value="-1.6849000000000114E-2" table:formula="of:=[.C195]-[.C194]" table:style-name="ce1">
            <text:p>-0.016849</text:p>
          </table:table-cell>
          <table:table-cell office:value-type="float" office:value="277" table:style-name="ce1">
            <text:p>277</text:p>
          </table:table-cell>
          <table:table-cell office:value-type="float" office:value="4.526815" table:style-name="ce1">
            <text:p>4.526815</text:p>
          </table:table-cell>
          <table:table-cell office:value-type="float" office:value="37" table:style-name="ce1">
            <text:p>37</text:p>
          </table:table-cell>
          <table:table-cell office:value-type="float" office:value="309.02260000000001" table:formula="of:=[.C195]*100" table:style-name="ce1">
            <text:p>309.0226</text:p>
          </table:table-cell>
          <table:table-cell office:value-type="float" office:value="-168.49000000000115" table:formula="of:=[.D195]*10000" table:style-name="ce1">
            <text:p>-168.49</text:p>
          </table:table-cell>
          <table:table-cell office:value-type="float" office:value="-132.46000000000092" table:formula="of:=[.I195]-[.I194]" table:style-name="ce1">
            <text:p>-132.4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19</text:p>
          </table:table-cell>
          <table:table-cell office:value-type="float" office:value="3.093019" table:style-name="ce1">
            <text:p>3.093019</text:p>
          </table:table-cell>
          <table:table-cell office:value-type="float" office:value="2.7930000000000454E-3" table:formula="of:=[.C196]-[.C195]" table:style-name="ce1">
            <text:p>0.002793</text:p>
          </table:table-cell>
          <table:table-cell office:value-type="float" office:value="270" table:style-name="ce1">
            <text:p>270</text:p>
          </table:table-cell>
          <table:table-cell office:value-type="float" office:value="4.3807869999999998" table:style-name="ce1">
            <text:p>4.380787</text:p>
          </table:table-cell>
          <table:table-cell office:value-type="float" office:value="38" table:style-name="ce1">
            <text:p>38</text:p>
          </table:table-cell>
          <table:table-cell office:value-type="float" office:value="309.30189999999999" table:formula="of:=[.C196]*100" table:style-name="ce1">
            <text:p>309.3019</text:p>
          </table:table-cell>
          <table:table-cell office:value-type="float" office:value="27.930000000000454" table:formula="of:=[.D196]*10000" table:style-name="ce1">
            <text:p>27.93</text:p>
          </table:table-cell>
          <table:table-cell office:value-type="float" office:value="196.42000000000161" table:formula="of:=[.I196]-[.I195]" table:style-name="ce1">
            <text:p>196.4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20</text:p>
          </table:table-cell>
          <table:table-cell office:value-type="float" office:value="3.079717" table:style-name="ce1">
            <text:p>3.079717</text:p>
          </table:table-cell>
          <table:table-cell office:value-type="float" office:value="-1.3301999999999925E-2" table:formula="of:=[.C197]-[.C196]" table:style-name="ce1">
            <text:p>-0.013302</text:p>
          </table:table-cell>
          <table:table-cell office:value-type="float" office:value="272" table:style-name="ce1">
            <text:p>272</text:p>
          </table:table-cell>
          <table:table-cell office:value-type="float" office:value="4.2920509999999998" table:style-name="ce1">
            <text:p>4.292051</text:p>
          </table:table-cell>
          <table:table-cell office:value-type="float" office:value="38" table:style-name="ce1">
            <text:p>38</text:p>
          </table:table-cell>
          <table:table-cell office:value-type="float" office:value="307.9717" table:formula="of:=[.C197]*100" table:style-name="ce1">
            <text:p>307.9717</text:p>
          </table:table-cell>
          <table:table-cell office:value-type="float" office:value="-133.01999999999924" table:formula="of:=[.D197]*10000" table:style-name="ce1">
            <text:p>-133.02</text:p>
          </table:table-cell>
          <table:table-cell office:value-type="float" office:value="-160.9499999999997" table:formula="of:=[.I197]-[.I196]" table:style-name="ce1">
            <text:p>-160.9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21</text:p>
          </table:table-cell>
          <table:table-cell office:value-type="float" office:value="3.0411969999999999" table:style-name="ce1">
            <text:p>3.041197</text:p>
          </table:table-cell>
          <table:table-cell office:value-type="float" office:value="-3.852000000000011E-2" table:formula="of:=[.C198]-[.C197]" table:style-name="ce1">
            <text:p>-0.03852</text:p>
          </table:table-cell>
          <table:table-cell office:value-type="float" office:value="282" table:style-name="ce1">
            <text:p>282</text:p>
          </table:table-cell>
          <table:table-cell office:value-type="float" office:value="4.2669709999999998" table:style-name="ce1">
            <text:p>4.266971</text:p>
          </table:table-cell>
          <table:table-cell office:value-type="float" office:value="38" table:style-name="ce1">
            <text:p>38</text:p>
          </table:table-cell>
          <table:table-cell office:value-type="float" office:value="304.11969999999997" table:formula="of:=[.C198]*100" table:style-name="ce1">
            <text:p>304.1197</text:p>
          </table:table-cell>
          <table:table-cell office:value-type="float" office:value="-385.20000000000107" table:formula="of:=[.D198]*10000" table:style-name="ce1">
            <text:p>-385.2</text:p>
          </table:table-cell>
          <table:table-cell office:value-type="float" office:value="-252.18000000000183" table:formula="of:=[.I198]-[.I197]" table:style-name="ce1">
            <text:p>-252.1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22</text:p>
          </table:table-cell>
          <table:table-cell office:value-type="float" office:value="3.0161549999999999" table:style-name="ce1">
            <text:p>3.016155</text:p>
          </table:table-cell>
          <table:table-cell office:value-type="float" office:value="-2.5042000000000009E-2" table:formula="of:=[.C199]-[.C198]" table:style-name="ce1">
            <text:p>-0.025042</text:p>
          </table:table-cell>
          <table:table-cell office:value-type="float" office:value="277" table:style-name="ce1">
            <text:p>277</text:p>
          </table:table-cell>
          <table:table-cell office:value-type="float" office:value="4.3214550000000003" table:style-name="ce1">
            <text:p>4.321455</text:p>
          </table:table-cell>
          <table:table-cell office:value-type="float" office:value="38" table:style-name="ce1">
            <text:p>38</text:p>
          </table:table-cell>
          <table:table-cell office:value-type="float" office:value="301.6155" table:formula="of:=[.C199]*100" table:style-name="ce1">
            <text:p>301.6155</text:p>
          </table:table-cell>
          <table:table-cell office:value-type="float" office:value="-250.42000000000007" table:formula="of:=[.D199]*10000" table:style-name="ce1">
            <text:p>-250.42</text:p>
          </table:table-cell>
          <table:table-cell office:value-type="float" office:value="134.780000000001" table:formula="of:=[.I199]-[.I198]" table:style-name="ce1">
            <text:p>134.7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23</text:p>
          </table:table-cell>
          <table:table-cell office:value-type="float" office:value="3.0134249999999998" table:style-name="ce1">
            <text:p>3.013425</text:p>
          </table:table-cell>
          <table:table-cell office:value-type="float" office:value="-2.7300000000001212E-3" table:formula="of:=[.C200]-[.C199]" table:style-name="ce1">
            <text:p>-0.00273</text:p>
          </table:table-cell>
          <table:table-cell office:value-type="float" office:value="276" table:style-name="ce1">
            <text:p>276</text:p>
          </table:table-cell>
          <table:table-cell office:value-type="float" office:value="4.4641320000000002" table:style-name="ce1">
            <text:p>4.464132</text:p>
          </table:table-cell>
          <table:table-cell office:value-type="float" office:value="38" table:style-name="ce1">
            <text:p>38</text:p>
          </table:table-cell>
          <table:table-cell office:value-type="float" office:value="301.34249999999997" table:formula="of:=[.C200]*100" table:style-name="ce1">
            <text:p>301.3425</text:p>
          </table:table-cell>
          <table:table-cell office:value-type="float" office:value="-27.300000000001212" table:formula="of:=[.D200]*10000" table:style-name="ce1">
            <text:p>-27.3</text:p>
          </table:table-cell>
          <table:table-cell office:value-type="float" office:value="223.11999999999887" table:formula="of:=[.I200]-[.I199]" table:style-name="ce1">
            <text:p>223.1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24</text:p>
          </table:table-cell>
          <table:table-cell office:value-type="float" office:value="2.9805130000000002" table:style-name="ce1">
            <text:p>2.980513</text:p>
          </table:table-cell>
          <table:table-cell office:value-type="float" office:value="-3.2911999999999608E-2" table:formula="of:=[.C201]-[.C200]" table:style-name="ce1">
            <text:p>-0.032912</text:p>
          </table:table-cell>
          <table:table-cell office:value-type="float" office:value="284" table:style-name="ce1">
            <text:p>284</text:p>
          </table:table-cell>
          <table:table-cell office:value-type="float" office:value="4.7209310000000002" table:style-name="ce1">
            <text:p>4.720931</text:p>
          </table:table-cell>
          <table:table-cell office:value-type="float" office:value="39" table:style-name="ce1">
            <text:p>39</text:p>
          </table:table-cell>
          <table:table-cell office:value-type="float" office:value="298.05130000000003" table:formula="of:=[.C201]*100" table:style-name="ce1">
            <text:p>298.0513</text:p>
          </table:table-cell>
          <table:table-cell office:value-type="float" office:value="-329.11999999999608" table:formula="of:=[.D201]*10000" table:style-name="ce1">
            <text:p>-329.12</text:p>
          </table:table-cell>
          <table:table-cell office:value-type="float" office:value="-301.81999999999488" table:formula="of:=[.I201]-[.I200]" table:style-name="ce1">
            <text:p>-301.8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25</text:p>
          </table:table-cell>
          <table:table-cell office:value-type="float" office:value="2.9117090000000001" table:style-name="ce1">
            <text:p>2.911709</text:p>
          </table:table-cell>
          <table:table-cell office:value-type="float" office:value="-6.8804000000000087E-2" table:formula="of:=[.C202]-[.C201]" table:style-name="ce1">
            <text:p>-0.068804</text:p>
          </table:table-cell>
          <table:table-cell office:value-type="float" office:value="290" table:style-name="ce1">
            <text:p>290</text:p>
          </table:table-cell>
          <table:table-cell office:value-type="float" office:value="5.1291370000000001" table:style-name="ce1">
            <text:p>5.129137</text:p>
          </table:table-cell>
          <table:table-cell office:value-type="float" office:value="39" table:style-name="ce1">
            <text:p>39</text:p>
          </table:table-cell>
          <table:table-cell office:value-type="float" office:value="291.17090000000002" table:formula="of:=[.C202]*100" table:style-name="ce1">
            <text:p>291.1709</text:p>
          </table:table-cell>
          <table:table-cell office:value-type="float" office:value="-688.04000000000087" table:formula="of:=[.D202]*10000" table:style-name="ce1">
            <text:p>-688.04</text:p>
          </table:table-cell>
          <table:table-cell office:value-type="float" office:value="-358.92000000000479" table:formula="of:=[.I202]-[.I201]" table:style-name="ce1">
            <text:p>-358.9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26</text:p>
          </table:table-cell>
          <table:table-cell office:value-type="float" office:value="2.867292" table:style-name="ce1">
            <text:p>2.867292</text:p>
          </table:table-cell>
          <table:table-cell office:value-type="float" office:value="-4.4417000000000151E-2" table:formula="of:=[.C203]-[.C202]" table:style-name="ce1">
            <text:p>-0.044417</text:p>
          </table:table-cell>
          <table:table-cell office:value-type="float" office:value="297" table:style-name="ce1">
            <text:p>297</text:p>
          </table:table-cell>
          <table:table-cell office:value-type="float" office:value="5.5173269999999999" table:style-name="ce1">
            <text:p>5.517327</text:p>
          </table:table-cell>
          <table:table-cell office:value-type="float" office:value="39" table:style-name="ce1">
            <text:p>39</text:p>
          </table:table-cell>
          <table:table-cell office:value-type="float" office:value="286.72919999999999" table:formula="of:=[.C203]*100" table:style-name="ce1">
            <text:p>286.7292</text:p>
          </table:table-cell>
          <table:table-cell office:value-type="float" office:value="-444.17000000000149" table:formula="of:=[.D203]*10000" table:style-name="ce1">
            <text:p>-444.17</text:p>
          </table:table-cell>
          <table:table-cell office:value-type="float" office:value="243.86999999999938" table:formula="of:=[.I203]-[.I202]" table:style-name="ce1">
            <text:p>243.8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27</text:p>
          </table:table-cell>
          <table:table-cell office:value-type="float" office:value="2.858889" table:style-name="ce1">
            <text:p>2.858889</text:p>
          </table:table-cell>
          <table:table-cell office:value-type="float" office:value="-8.4029999999999383E-3" table:formula="of:=[.C204]-[.C203]" table:style-name="ce1">
            <text:p>-0.008403</text:p>
          </table:table-cell>
          <table:table-cell office:value-type="float" office:value="298" table:style-name="ce1">
            <text:p>298</text:p>
          </table:table-cell>
          <table:table-cell office:value-type="float" office:value="5.9574340000000001" table:style-name="ce1">
            <text:p>5.957434</text:p>
          </table:table-cell>
          <table:table-cell office:value-type="float" office:value="39" table:style-name="ce1">
            <text:p>39</text:p>
          </table:table-cell>
          <table:table-cell office:value-type="float" office:value="285.88889999999998" table:formula="of:=[.C204]*100" table:style-name="ce1">
            <text:p>285.8889</text:p>
          </table:table-cell>
          <table:table-cell office:value-type="float" office:value="-84.029999999999376" table:formula="of:=[.D204]*10000" table:style-name="ce1">
            <text:p>-84.03</text:p>
          </table:table-cell>
          <table:table-cell office:value-type="float" office:value="360.14000000000215" table:formula="of:=[.I204]-[.I203]" table:style-name="ce1">
            <text:p>360.1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28</text:p>
          </table:table-cell>
          <table:table-cell office:value-type="float" office:value="2.7702830000000001" table:style-name="ce1">
            <text:p>2.770283</text:p>
          </table:table-cell>
          <table:table-cell office:value-type="float" office:value="-8.8605999999999963E-2" table:formula="of:=[.C205]-[.C204]" table:style-name="ce1">
            <text:p>-0.088606</text:p>
          </table:table-cell>
          <table:table-cell office:value-type="float" office:value="305" table:style-name="ce1">
            <text:p>305</text:p>
          </table:table-cell>
          <table:table-cell office:value-type="float" office:value="6.6183480000000001" table:style-name="ce1">
            <text:p>6.618348</text:p>
          </table:table-cell>
          <table:table-cell office:value-type="float" office:value="39" table:style-name="ce1">
            <text:p>39</text:p>
          </table:table-cell>
          <table:table-cell office:value-type="float" office:value="277.0283" table:formula="of:=[.C205]*100" table:style-name="ce1">
            <text:p>277.0283</text:p>
          </table:table-cell>
          <table:table-cell office:value-type="float" office:value="-886.0599999999996" table:formula="of:=[.D205]*10000" table:style-name="ce1">
            <text:p>-886.06</text:p>
          </table:table-cell>
          <table:table-cell office:value-type="float" office:value="-802.0300000000002" table:formula="of:=[.I205]-[.I204]" table:style-name="ce1">
            <text:p>-802.0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29</text:p>
          </table:table-cell>
          <table:table-cell office:value-type="float" office:value="2.719328" table:style-name="ce1">
            <text:p>2.719328</text:p>
          </table:table-cell>
          <table:table-cell office:value-type="float" office:value="-5.0955000000000084E-2" table:formula="of:=[.C206]-[.C205]" table:style-name="ce1">
            <text:p>-0.050955</text:p>
          </table:table-cell>
          <table:table-cell office:value-type="float" office:value="301" table:style-name="ce1">
            <text:p>301</text:p>
          </table:table-cell>
          <table:table-cell office:value-type="float" office:value="7.1934139999999998" table:style-name="ce1">
            <text:p>7.193414</text:p>
          </table:table-cell>
          <table:table-cell office:value-type="float" office:value="40" table:style-name="ce1">
            <text:p>40</text:p>
          </table:table-cell>
          <table:table-cell office:value-type="float" office:value="271.93279999999999" table:formula="of:=[.C206]*100" table:style-name="ce1">
            <text:p>271.9328</text:p>
          </table:table-cell>
          <table:table-cell office:value-type="float" office:value="-509.55000000000086" table:formula="of:=[.D206]*10000" table:style-name="ce1">
            <text:p>-509.55</text:p>
          </table:table-cell>
          <table:table-cell office:value-type="float" office:value="376.50999999999874" table:formula="of:=[.I206]-[.I205]" table:style-name="ce1">
            <text:p>376.5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30</text:p>
          </table:table-cell>
          <table:table-cell office:value-type="float" office:value="2.7086299999999999" table:style-name="ce1">
            <text:p>2.70863</text:p>
          </table:table-cell>
          <table:table-cell office:value-type="float" office:value="-1.0698000000000096E-2" table:formula="of:=[.C207]-[.C206]" table:style-name="ce1">
            <text:p>-0.010698</text:p>
          </table:table-cell>
          <table:table-cell office:value-type="float" office:value="292" table:style-name="ce1">
            <text:p>292</text:p>
          </table:table-cell>
          <table:table-cell office:value-type="float" office:value="7.755725" table:style-name="ce1">
            <text:p>7.755725</text:p>
          </table:table-cell>
          <table:table-cell office:value-type="float" office:value="40" table:style-name="ce1">
            <text:p>40</text:p>
          </table:table-cell>
          <table:table-cell office:value-type="float" office:value="270.863" table:formula="of:=[.C207]*100" table:style-name="ce1">
            <text:p>270.863</text:p>
          </table:table-cell>
          <table:table-cell office:value-type="float" office:value="-106.98000000000096" table:formula="of:=[.D207]*10000" table:style-name="ce1">
            <text:p>-106.98</text:p>
          </table:table-cell>
          <table:table-cell office:value-type="float" office:value="402.56999999999994" table:formula="of:=[.I207]-[.I206]" table:style-name="ce1">
            <text:p>402.5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31</text:p>
          </table:table-cell>
          <table:table-cell office:value-type="float" office:value="2.6565289999999999" table:style-name="ce1">
            <text:p>2.656529</text:p>
          </table:table-cell>
          <table:table-cell office:value-type="float" office:value="-5.2100999999999953E-2" table:formula="of:=[.C208]-[.C207]" table:style-name="ce1">
            <text:p>-0.052101</text:p>
          </table:table-cell>
          <table:table-cell office:value-type="float" office:value="305" table:style-name="ce1">
            <text:p>305</text:p>
          </table:table-cell>
          <table:table-cell office:value-type="float" office:value="8.287293" table:style-name="ce1">
            <text:p>8.287293</text:p>
          </table:table-cell>
          <table:table-cell office:value-type="float" office:value="40" table:style-name="ce1">
            <text:p>40</text:p>
          </table:table-cell>
          <table:table-cell office:value-type="float" office:value="265.65289999999999" table:formula="of:=[.C208]*100" table:style-name="ce1">
            <text:p>265.6529</text:p>
          </table:table-cell>
          <table:table-cell office:value-type="float" office:value="-521.00999999999954" table:formula="of:=[.D208]*10000" table:style-name="ce1">
            <text:p>-521.01</text:p>
          </table:table-cell>
          <table:table-cell office:value-type="float" office:value="-414.02999999999861" table:formula="of:=[.I208]-[.I207]" table:style-name="ce1">
            <text:p>-414.0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32</text:p>
          </table:table-cell>
          <table:table-cell office:value-type="float" office:value="2.5610430000000002" table:style-name="ce1">
            <text:p>2.561043</text:p>
          </table:table-cell>
          <table:table-cell office:value-type="float" office:value="-9.5485999999999738E-2" table:formula="of:=[.C209]-[.C208]" table:style-name="ce1">
            <text:p>-0.095486</text:p>
          </table:table-cell>
          <table:table-cell office:value-type="float" office:value="312" table:style-name="ce1">
            <text:p>312</text:p>
          </table:table-cell>
          <table:table-cell office:value-type="float" office:value="9.0509310000000003" table:style-name="ce1">
            <text:p>9.050931</text:p>
          </table:table-cell>
          <table:table-cell office:value-type="float" office:value="40" table:style-name="ce1">
            <text:p>40</text:p>
          </table:table-cell>
          <table:table-cell office:value-type="float" office:value="256.10430000000002" table:formula="of:=[.C209]*100" table:style-name="ce1">
            <text:p>256.1043</text:p>
          </table:table-cell>
          <table:table-cell office:value-type="float" office:value="-954.8599999999974" table:formula="of:=[.D209]*10000" table:style-name="ce1">
            <text:p>-954.86</text:p>
          </table:table-cell>
          <table:table-cell office:value-type="float" office:value="-433.84999999999786" table:formula="of:=[.I209]-[.I208]" table:style-name="ce1">
            <text:p>-433.8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33</text:p>
          </table:table-cell>
          <table:table-cell office:value-type="float" office:value="2.5514299999999999" table:style-name="ce1">
            <text:p>2.55143</text:p>
          </table:table-cell>
          <table:table-cell office:value-type="float" office:value="-9.6130000000003157E-3" table:formula="of:=[.C210]-[.C209]" table:style-name="ce1">
            <text:p>-0.009613</text:p>
          </table:table-cell>
          <table:table-cell office:value-type="float" office:value="297" table:style-name="ce1">
            <text:p>297</text:p>
          </table:table-cell>
          <table:table-cell office:value-type="float" office:value="9.5586079999999995" table:style-name="ce1">
            <text:p>9.558608</text:p>
          </table:table-cell>
          <table:table-cell office:value-type="float" office:value="40" table:style-name="ce1">
            <text:p>40</text:p>
          </table:table-cell>
          <table:table-cell office:value-type="float" office:value="255.14299999999997" table:formula="of:=[.C210]*100" table:style-name="ce1">
            <text:p>255.143</text:p>
          </table:table-cell>
          <table:table-cell office:value-type="float" office:value="-96.13000000000315" table:formula="of:=[.D210]*10000" table:style-name="ce1">
            <text:p>-96.13</text:p>
          </table:table-cell>
          <table:table-cell office:value-type="float" office:value="858.72999999999422" table:formula="of:=[.I210]-[.I209]" table:style-name="ce1">
            <text:p>858.7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34</text:p>
          </table:table-cell>
          <table:table-cell office:value-type="float" office:value="2.4582269999999999" table:style-name="ce1">
            <text:p>2.458227</text:p>
          </table:table-cell>
          <table:table-cell office:value-type="float" office:value="-9.3202999999999925E-2" table:formula="of:=[.C211]-[.C210]" table:style-name="ce1">
            <text:p>-0.093203</text:p>
          </table:table-cell>
          <table:table-cell office:value-type="float" office:value="310" table:style-name="ce1">
            <text:p>310</text:p>
          </table:table-cell>
          <table:table-cell office:value-type="float" office:value="10.310002000000001" table:style-name="ce1">
            <text:p>10.310002</text:p>
          </table:table-cell>
          <table:table-cell office:value-type="float" office:value="41" table:style-name="ce1">
            <text:p>41</text:p>
          </table:table-cell>
          <table:table-cell office:value-type="float" office:value="245.8227" table:formula="of:=[.C211]*100" table:style-name="ce1">
            <text:p>245.8227</text:p>
          </table:table-cell>
          <table:table-cell office:value-type="float" office:value="-932.02999999999929" table:formula="of:=[.D211]*10000" table:style-name="ce1">
            <text:p>-932.03</text:p>
          </table:table-cell>
          <table:table-cell office:value-type="float" office:value="-835.89999999999611" table:formula="of:=[.I211]-[.I210]" table:style-name="ce1">
            <text:p>-835.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35</text:p>
          </table:table-cell>
          <table:table-cell office:value-type="float" office:value="2.4074010000000001" table:style-name="ce1">
            <text:p>2.407401</text:p>
          </table:table-cell>
          <table:table-cell office:value-type="float" office:value="-5.0825999999999816E-2" table:formula="of:=[.C212]-[.C211]" table:style-name="ce1">
            <text:p>-0.050826</text:p>
          </table:table-cell>
          <table:table-cell office:value-type="float" office:value="317" table:style-name="ce1">
            <text:p>317</text:p>
          </table:table-cell>
          <table:table-cell office:value-type="float" office:value="10.830914" table:style-name="ce1">
            <text:p>10.830914</text:p>
          </table:table-cell>
          <table:table-cell office:value-type="float" office:value="41" table:style-name="ce1">
            <text:p>41</text:p>
          </table:table-cell>
          <table:table-cell office:value-type="float" office:value="240.74010000000001" table:formula="of:=[.C212]*100" table:style-name="ce1">
            <text:p>240.7401</text:p>
          </table:table-cell>
          <table:table-cell office:value-type="float" office:value="-508.25999999999817" table:formula="of:=[.D212]*10000" table:style-name="ce1">
            <text:p>-508.26</text:p>
          </table:table-cell>
          <table:table-cell office:value-type="float" office:value="423.77000000000112" table:formula="of:=[.I212]-[.I211]" table:style-name="ce1">
            <text:p>423.7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36</text:p>
          </table:table-cell>
          <table:table-cell office:value-type="float" office:value="2.3980350000000001" table:style-name="ce1">
            <text:p>2.398035</text:p>
          </table:table-cell>
          <table:table-cell office:value-type="float" office:value="-9.3659999999999854E-3" table:formula="of:=[.C213]-[.C212]" table:style-name="ce1">
            <text:p>-0.009366</text:p>
          </table:table-cell>
          <table:table-cell office:value-type="float" office:value="302" table:style-name="ce1">
            <text:p>302</text:p>
          </table:table-cell>
          <table:table-cell office:value-type="float" office:value="11.328281" table:style-name="ce1">
            <text:p>11.328281</text:p>
          </table:table-cell>
          <table:table-cell office:value-type="float" office:value="41" table:style-name="ce1">
            <text:p>41</text:p>
          </table:table-cell>
          <table:table-cell office:value-type="float" office:value="239.80350000000001" table:formula="of:=[.C213]*100" table:style-name="ce1">
            <text:p>239.8035</text:p>
          </table:table-cell>
          <table:table-cell office:value-type="float" office:value="-93.659999999999854" table:formula="of:=[.D213]*10000" table:style-name="ce1">
            <text:p>-93.66</text:p>
          </table:table-cell>
          <table:table-cell office:value-type="float" office:value="414.59999999999832" table:formula="of:=[.I213]-[.I212]" table:style-name="ce1">
            <text:p>414.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37</text:p>
          </table:table-cell>
          <table:table-cell office:value-type="float" office:value="2.3525019999999999" table:style-name="ce1">
            <text:p>2.352502</text:p>
          </table:table-cell>
          <table:table-cell office:value-type="float" office:value="-4.5533000000000268E-2" table:formula="of:=[.C214]-[.C213]" table:style-name="ce1">
            <text:p>-0.045533</text:p>
          </table:table-cell>
          <table:table-cell office:value-type="float" office:value="315" table:style-name="ce1">
            <text:p>315</text:p>
          </table:table-cell>
          <table:table-cell office:value-type="float" office:value="11.782128" table:style-name="ce1">
            <text:p>11.782128</text:p>
          </table:table-cell>
          <table:table-cell office:value-type="float" office:value="41" table:style-name="ce1">
            <text:p>41</text:p>
          </table:table-cell>
          <table:table-cell office:value-type="float" office:value="235.25019999999998" table:formula="of:=[.C214]*100" table:style-name="ce1">
            <text:p>235.2502</text:p>
          </table:table-cell>
          <table:table-cell office:value-type="float" office:value="-455.33000000000266" table:formula="of:=[.D214]*10000" table:style-name="ce1">
            <text:p>-455.33</text:p>
          </table:table-cell>
          <table:table-cell office:value-type="float" office:value="-361.6700000000028" table:formula="of:=[.I214]-[.I213]" table:style-name="ce1">
            <text:p>-361.6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38</text:p>
          </table:table-cell>
          <table:table-cell office:value-type="float" office:value="2.267506" table:style-name="ce1">
            <text:p>2.267506</text:p>
          </table:table-cell>
          <table:table-cell office:value-type="float" office:value="-8.4995999999999849E-2" table:formula="of:=[.C215]-[.C214]" table:style-name="ce1">
            <text:p>-0.084996</text:p>
          </table:table-cell>
          <table:table-cell office:value-type="float" office:value="314" table:style-name="ce1">
            <text:p>314</text:p>
          </table:table-cell>
          <table:table-cell office:value-type="float" office:value="12.36816" table:style-name="ce1">
            <text:p>12.36816</text:p>
          </table:table-cell>
          <table:table-cell office:value-type="float" office:value="41" table:style-name="ce1">
            <text:p>41</text:p>
          </table:table-cell>
          <table:table-cell office:value-type="float" office:value="226.75059999999999" table:formula="of:=[.C215]*100" table:style-name="ce1">
            <text:p>226.7506</text:p>
          </table:table-cell>
          <table:table-cell office:value-type="float" office:value="-849.95999999999844" table:formula="of:=[.D215]*10000" table:style-name="ce1">
            <text:p>-849.96</text:p>
          </table:table-cell>
          <table:table-cell office:value-type="float" office:value="-394.62999999999579" table:formula="of:=[.I215]-[.I214]" table:style-name="ce1">
            <text:p>-394.6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39</text:p>
          </table:table-cell>
          <table:table-cell office:value-type="float" office:value="2.2228240000000001" table:style-name="ce1">
            <text:p>2.222824</text:p>
          </table:table-cell>
          <table:table-cell office:value-type="float" office:value="-4.4681999999999888E-2" table:formula="of:=[.C216]-[.C215]" table:style-name="ce1">
            <text:p>-0.044682</text:p>
          </table:table-cell>
          <table:table-cell office:value-type="float" office:value="315" table:style-name="ce1">
            <text:p>315</text:p>
          </table:table-cell>
          <table:table-cell office:value-type="float" office:value="12.778337000000001" table:style-name="ce1">
            <text:p>12.778337</text:p>
          </table:table-cell>
          <table:table-cell office:value-type="float" office:value="42" table:style-name="ce1">
            <text:p>42</text:p>
          </table:table-cell>
          <table:table-cell office:value-type="float" office:value="222.28240000000002" table:formula="of:=[.C216]*100" table:style-name="ce1">
            <text:p>222.2824</text:p>
          </table:table-cell>
          <table:table-cell office:value-type="float" office:value="-446.81999999999891" table:formula="of:=[.D216]*10000" table:style-name="ce1">
            <text:p>-446.82</text:p>
          </table:table-cell>
          <table:table-cell office:value-type="float" office:value="403.13999999999953" table:formula="of:=[.I216]-[.I215]" table:style-name="ce1">
            <text:p>403.1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40</text:p>
          </table:table-cell>
          <table:table-cell office:value-type="float" office:value="2.1837019999999998" table:style-name="ce1">
            <text:p>2.183702</text:p>
          </table:table-cell>
          <table:table-cell office:value-type="float" office:value="-3.9122000000000323E-2" table:formula="of:=[.C217]-[.C216]" table:style-name="ce1">
            <text:p>-0.039122</text:p>
          </table:table-cell>
          <table:table-cell office:value-type="float" office:value="322" table:style-name="ce1">
            <text:p>322</text:p>
          </table:table-cell>
          <table:table-cell office:value-type="float" office:value="13.159162" table:style-name="ce1">
            <text:p>13.159162</text:p>
          </table:table-cell>
          <table:table-cell office:value-type="float" office:value="42" table:style-name="ce1">
            <text:p>42</text:p>
          </table:table-cell>
          <table:table-cell office:value-type="float" office:value="218.37019999999998" table:formula="of:=[.C217]*100" table:style-name="ce1">
            <text:p>218.3702</text:p>
          </table:table-cell>
          <table:table-cell office:value-type="float" office:value="-391.22000000000321" table:formula="of:=[.D217]*10000" table:style-name="ce1">
            <text:p>-391.22</text:p>
          </table:table-cell>
          <table:table-cell office:value-type="float" office:value="55.599999999995703" table:formula="of:=[.I217]-[.I216]" table:style-name="ce1">
            <text:p>55.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41</text:p>
          </table:table-cell>
          <table:table-cell office:value-type="float" office:value="2.1775139999999999" table:style-name="ce1">
            <text:p>2.177514</text:p>
          </table:table-cell>
          <table:table-cell office:value-type="float" office:value="-6.1879999999998603E-3" table:formula="of:=[.C218]-[.C217]" table:style-name="ce1">
            <text:p>-0.006188</text:p>
          </table:table-cell>
          <table:table-cell office:value-type="float" office:value="307" table:style-name="ce1">
            <text:p>307</text:p>
          </table:table-cell>
          <table:table-cell office:value-type="float" office:value="13.490562000000001" table:style-name="ce1">
            <text:p>13.490562</text:p>
          </table:table-cell>
          <table:table-cell office:value-type="float" office:value="42" table:style-name="ce1">
            <text:p>42</text:p>
          </table:table-cell>
          <table:table-cell office:value-type="float" office:value="217.75139999999999" table:formula="of:=[.C218]*100" table:style-name="ce1">
            <text:p>217.7514</text:p>
          </table:table-cell>
          <table:table-cell office:value-type="float" office:value="-61.879999999998603" table:formula="of:=[.D218]*10000" table:style-name="ce1">
            <text:p>-61.88</text:p>
          </table:table-cell>
          <table:table-cell office:value-type="float" office:value="329.34000000000458" table:formula="of:=[.I218]-[.I217]" table:style-name="ce1">
            <text:p>329.3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42</text:p>
          </table:table-cell>
          <table:table-cell office:value-type="float" office:value="2.1374680000000001" table:style-name="ce1">
            <text:p>2.137468</text:p>
          </table:table-cell>
          <table:table-cell office:value-type="float" office:value="-4.0045999999999804E-2" table:formula="of:=[.C219]-[.C218]" table:style-name="ce1">
            <text:p>-0.040046</text:p>
          </table:table-cell>
          <table:table-cell office:value-type="float" office:value="300" table:style-name="ce1">
            <text:p>300</text:p>
          </table:table-cell>
          <table:table-cell office:value-type="float" office:value="13.814788" table:style-name="ce1">
            <text:p>13.814788</text:p>
          </table:table-cell>
          <table:table-cell office:value-type="float" office:value="42" table:style-name="ce1">
            <text:p>42</text:p>
          </table:table-cell>
          <table:table-cell office:value-type="float" office:value="213.74680000000001" table:formula="of:=[.C219]*100" table:style-name="ce1">
            <text:p>213.7468</text:p>
          </table:table-cell>
          <table:table-cell office:value-type="float" office:value="-400.45999999999805" table:formula="of:=[.D219]*10000" table:style-name="ce1">
            <text:p>-400.46</text:p>
          </table:table-cell>
          <table:table-cell office:value-type="float" office:value="-338.57999999999947" table:formula="of:=[.I219]-[.I218]" table:style-name="ce1">
            <text:p>-338.5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43</text:p>
          </table:table-cell>
          <table:table-cell office:value-type="float" office:value="2.0670190000000002" table:style-name="ce1">
            <text:p>2.067019</text:p>
          </table:table-cell>
          <table:table-cell office:value-type="float" office:value="-7.0448999999999984E-2" table:formula="of:=[.C220]-[.C219]" table:style-name="ce1">
            <text:p>-0.070449</text:p>
          </table:table-cell>
          <table:table-cell office:value-type="float" office:value="312" table:style-name="ce1">
            <text:p>312</text:p>
          </table:table-cell>
          <table:table-cell office:value-type="float" office:value="14.161109" table:style-name="ce1">
            <text:p>14.161109</text:p>
          </table:table-cell>
          <table:table-cell office:value-type="float" office:value="41" table:style-name="ce1">
            <text:p>41</text:p>
          </table:table-cell>
          <table:table-cell office:value-type="float" office:value="206.70190000000002" table:formula="of:=[.C220]*100" table:style-name="ce1">
            <text:p>206.7019</text:p>
          </table:table-cell>
          <table:table-cell office:value-type="float" office:value="-704.48999999999978" table:formula="of:=[.D220]*10000" table:style-name="ce1">
            <text:p>-704.49</text:p>
          </table:table-cell>
          <table:table-cell office:value-type="float" office:value="-304.03000000000173" table:formula="of:=[.I220]-[.I219]" table:style-name="ce1">
            <text:p>-304.0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44</text:p>
          </table:table-cell>
          <table:table-cell office:value-type="float" office:value="2.029874" table:style-name="ce1">
            <text:p>2.029874</text:p>
          </table:table-cell>
          <table:table-cell office:value-type="float" office:value="-3.7145000000000206E-2" table:formula="of:=[.C221]-[.C220]" table:style-name="ce1">
            <text:p>-0.037145</text:p>
          </table:table-cell>
          <table:table-cell office:value-type="float" office:value="309" table:style-name="ce1">
            <text:p>309</text:p>
          </table:table-cell>
          <table:table-cell office:value-type="float" office:value="14.384016000000001" table:style-name="ce1">
            <text:p>14.384016</text:p>
          </table:table-cell>
          <table:table-cell office:value-type="float" office:value="41" table:style-name="ce1">
            <text:p>41</text:p>
          </table:table-cell>
          <table:table-cell office:value-type="float" office:value="202.98740000000001" table:formula="of:=[.C221]*100" table:style-name="ce1">
            <text:p>202.9874</text:p>
          </table:table-cell>
          <table:table-cell office:value-type="float" office:value="-371.45000000000203" table:formula="of:=[.D221]*10000" table:style-name="ce1">
            <text:p>-371.45</text:p>
          </table:table-cell>
          <table:table-cell office:value-type="float" office:value="333.03999999999775" table:formula="of:=[.I221]-[.I220]" table:style-name="ce1">
            <text:p>333.0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45</text:p>
          </table:table-cell>
          <table:table-cell office:value-type="float" office:value="2.0266000000000002" table:style-name="ce1">
            <text:p>2.0266</text:p>
          </table:table-cell>
          <table:table-cell office:value-type="float" office:value="-3.2739999999997771E-3" table:formula="of:=[.C222]-[.C221]" table:style-name="ce1">
            <text:p>-0.003274</text:p>
          </table:table-cell>
          <table:table-cell office:value-type="float" office:value="308" table:style-name="ce1">
            <text:p>308</text:p>
          </table:table-cell>
          <table:table-cell office:value-type="float" office:value="14.560209" table:style-name="ce1">
            <text:p>14.560209</text:p>
          </table:table-cell>
          <table:table-cell office:value-type="float" office:value="41" table:style-name="ce1">
            <text:p>41</text:p>
          </table:table-cell>
          <table:table-cell office:value-type="float" office:value="202.66000000000003" table:formula="of:=[.C222]*100" table:style-name="ce1">
            <text:p>202.66</text:p>
          </table:table-cell>
          <table:table-cell office:value-type="float" office:value="-32.739999999997771" table:formula="of:=[.D222]*10000" table:style-name="ce1">
            <text:p>-32.74</text:p>
          </table:table-cell>
          <table:table-cell office:value-type="float" office:value="338.71000000000424" table:formula="of:=[.I222]-[.I221]" table:style-name="ce1">
            <text:p>338.7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46</text:p>
          </table:table-cell>
          <table:table-cell office:value-type="float" office:value="1.9940929999999999" table:style-name="ce1">
            <text:p>1.994093</text:p>
          </table:table-cell>
          <table:table-cell office:value-type="float" office:value="-3.2507000000000286E-2" table:formula="of:=[.C223]-[.C222]" table:style-name="ce1">
            <text:p>-0.032507</text:p>
          </table:table-cell>
          <table:table-cell office:value-type="float" office:value="307" table:style-name="ce1">
            <text:p>307</text:p>
          </table:table-cell>
          <table:table-cell office:value-type="float" office:value="14.69525" table:style-name="ce1">
            <text:p>14.69525</text:p>
          </table:table-cell>
          <table:table-cell office:value-type="float" office:value="41" table:style-name="ce1">
            <text:p>41</text:p>
          </table:table-cell>
          <table:table-cell office:value-type="float" office:value="199.4093" table:formula="of:=[.C223]*100" table:style-name="ce1">
            <text:p>199.4093</text:p>
          </table:table-cell>
          <table:table-cell office:value-type="float" office:value="-325.07000000000284" table:formula="of:=[.D223]*10000" table:style-name="ce1">
            <text:p>-325.07</text:p>
          </table:table-cell>
          <table:table-cell office:value-type="float" office:value="-292.33000000000504" table:formula="of:=[.I223]-[.I222]" table:style-name="ce1">
            <text:p>-292.3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47</text:p>
          </table:table-cell>
          <table:table-cell office:value-type="float" office:value="1.9636819999999999" table:style-name="ce1">
            <text:p>1.963682</text:p>
          </table:table-cell>
          <table:table-cell office:value-type="float" office:value="-3.0410999999999966E-2" table:formula="of:=[.C224]-[.C223]" table:style-name="ce1">
            <text:p>-0.030411</text:p>
          </table:table-cell>
          <table:table-cell office:value-type="float" office:value="297" table:style-name="ce1">
            <text:p>297</text:p>
          </table:table-cell>
          <table:table-cell office:value-type="float" office:value="14.771279" table:style-name="ce1">
            <text:p>14.771279</text:p>
          </table:table-cell>
          <table:table-cell office:value-type="float" office:value="41" table:style-name="ce1">
            <text:p>41</text:p>
          </table:table-cell>
          <table:table-cell office:value-type="float" office:value="196.3682" table:formula="of:=[.C224]*100" table:style-name="ce1">
            <text:p>196.3682</text:p>
          </table:table-cell>
          <table:table-cell office:value-type="float" office:value="-304.10999999999967" table:formula="of:=[.D224]*10000" table:style-name="ce1">
            <text:p>-304.11</text:p>
          </table:table-cell>
          <table:table-cell office:value-type="float" office:value="20.960000000003163" table:formula="of:=[.I224]-[.I223]" table:style-name="ce1">
            <text:p>20.9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48</text:p>
          </table:table-cell>
          <table:table-cell office:value-type="float" office:value="1.9059090000000001" table:style-name="ce1">
            <text:p>1.905909</text:p>
          </table:table-cell>
          <table:table-cell office:value-type="float" office:value="-5.7772999999999852E-2" table:formula="of:=[.C225]-[.C224]" table:style-name="ce1">
            <text:p>-0.057773</text:p>
          </table:table-cell>
          <table:table-cell office:value-type="float" office:value="310" table:style-name="ce1">
            <text:p>310</text:p>
          </table:table-cell>
          <table:table-cell office:value-type="float" office:value="14.759059000000001" table:style-name="ce1">
            <text:p>14.759059</text:p>
          </table:table-cell>
          <table:table-cell office:value-type="float" office:value="41" table:style-name="ce1">
            <text:p>41</text:p>
          </table:table-cell>
          <table:table-cell office:value-type="float" office:value="190.5909" table:formula="of:=[.C225]*100" table:style-name="ce1">
            <text:p>190.5909</text:p>
          </table:table-cell>
          <table:table-cell office:value-type="float" office:value="-577.72999999999854" table:formula="of:=[.D225]*10000" table:style-name="ce1">
            <text:p>-577.73</text:p>
          </table:table-cell>
          <table:table-cell office:value-type="float" office:value="-273.61999999999887" table:formula="of:=[.I225]-[.I224]" table:style-name="ce1">
            <text:p>-273.6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49</text:p>
          </table:table-cell>
          <table:table-cell office:value-type="float" office:value="1.8805339999999999" table:style-name="ce1">
            <text:p>1.880534</text:p>
          </table:table-cell>
          <table:table-cell office:value-type="float" office:value="-2.5375000000000147E-2" table:formula="of:=[.C226]-[.C225]" table:style-name="ce1">
            <text:p>-0.025375</text:p>
          </table:table-cell>
          <table:table-cell office:value-type="float" office:value="317" table:style-name="ce1">
            <text:p>317</text:p>
          </table:table-cell>
          <table:table-cell office:value-type="float" office:value="14.671487000000001" table:style-name="ce1">
            <text:p>14.671487</text:p>
          </table:table-cell>
          <table:table-cell office:value-type="float" office:value="41" table:style-name="ce1">
            <text:p>41</text:p>
          </table:table-cell>
          <table:table-cell office:value-type="float" office:value="188.05339999999998" table:formula="of:=[.C226]*100" table:style-name="ce1">
            <text:p>188.0534</text:p>
          </table:table-cell>
          <table:table-cell office:value-type="float" office:value="-253.75000000000148" table:formula="of:=[.D226]*10000" table:style-name="ce1">
            <text:p>-253.75</text:p>
          </table:table-cell>
          <table:table-cell office:value-type="float" office:value="323.97999999999706" table:formula="of:=[.I226]-[.I225]" table:style-name="ce1">
            <text:p>323.9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50</text:p>
          </table:table-cell>
          <table:table-cell office:value-type="float" office:value="1.883302" table:style-name="ce1">
            <text:p>1.883302</text:p>
          </table:table-cell>
          <table:table-cell office:value-type="float" office:value="2.7680000000001037E-3" table:formula="of:=[.C227]-[.C226]" table:style-name="ce1">
            <text:p>0.002768</text:p>
          </table:table-cell>
          <table:table-cell office:value-type="float" office:value="302" table:style-name="ce1">
            <text:p>302</text:p>
          </table:table-cell>
          <table:table-cell office:value-type="float" office:value="14.522446" table:style-name="ce1">
            <text:p>14.522446</text:p>
          </table:table-cell>
          <table:table-cell office:value-type="float" office:value="41" table:style-name="ce1">
            <text:p>41</text:p>
          </table:table-cell>
          <table:table-cell office:value-type="float" office:value="188.33019999999999" table:formula="of:=[.C227]*100" table:style-name="ce1">
            <text:p>188.3302</text:p>
          </table:table-cell>
          <table:table-cell office:value-type="float" office:value="27.680000000001037" table:formula="of:=[.D227]*10000" table:style-name="ce1">
            <text:p>27.68</text:p>
          </table:table-cell>
          <table:table-cell office:value-type="float" office:value="281.43000000000251" table:formula="of:=[.I227]-[.I226]" table:style-name="ce1">
            <text:p>281.4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51</text:p>
          </table:table-cell>
          <table:table-cell office:value-type="float" office:value="1.837977" table:style-name="ce1">
            <text:p>1.837977</text:p>
          </table:table-cell>
          <table:table-cell office:value-type="float" office:value="-4.532500000000006E-2" table:formula="of:=[.C228]-[.C227]" table:style-name="ce1">
            <text:p>-0.045325</text:p>
          </table:table-cell>
          <table:table-cell office:value-type="float" office:value="315" table:style-name="ce1">
            <text:p>315</text:p>
          </table:table-cell>
          <table:table-cell office:value-type="float" office:value="14.270882" table:style-name="ce1">
            <text:p>14.270882</text:p>
          </table:table-cell>
          <table:table-cell office:value-type="float" office:value="41" table:style-name="ce1">
            <text:p>41</text:p>
          </table:table-cell>
          <table:table-cell office:value-type="float" office:value="183.79769999999999" table:formula="of:=[.C228]*100" table:style-name="ce1">
            <text:p>183.7977</text:p>
          </table:table-cell>
          <table:table-cell office:value-type="float" office:value="-453.25000000000057" table:formula="of:=[.D228]*10000" table:style-name="ce1">
            <text:p>-453.25</text:p>
          </table:table-cell>
          <table:table-cell office:value-type="float" office:value="-480.9300000000016" table:formula="of:=[.I228]-[.I227]" table:style-name="ce1">
            <text:p>-480.9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52</text:p>
          </table:table-cell>
          <table:table-cell office:value-type="float" office:value="1.8189610000000001" table:style-name="ce1">
            <text:p>1.818961</text:p>
          </table:table-cell>
          <table:table-cell office:value-type="float" office:value="-1.9015999999999922E-2" table:formula="of:=[.C229]-[.C228]" table:style-name="ce1">
            <text:p>-0.019016</text:p>
          </table:table-cell>
          <table:table-cell office:value-type="float" office:value="302" table:style-name="ce1">
            <text:p>302</text:p>
          </table:table-cell>
          <table:table-cell office:value-type="float" office:value="14.056763999999999" table:style-name="ce1">
            <text:p>14.056764</text:p>
          </table:table-cell>
          <table:table-cell office:value-type="float" office:value="41" table:style-name="ce1">
            <text:p>41</text:p>
          </table:table-cell>
          <table:table-cell office:value-type="float" office:value="181.89610000000002" table:formula="of:=[.C229]*100" table:style-name="ce1">
            <text:p>181.8961</text:p>
          </table:table-cell>
          <table:table-cell office:value-type="float" office:value="-190.15999999999923" table:formula="of:=[.D229]*10000" table:style-name="ce1">
            <text:p>-190.16</text:p>
          </table:table-cell>
          <table:table-cell office:value-type="float" office:value="263.09000000000134" table:formula="of:=[.I229]-[.I228]" table:style-name="ce1">
            <text:p>263.0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53</text:p>
          </table:table-cell>
          <table:table-cell office:value-type="float" office:value="1.79924" table:style-name="ce1">
            <text:p>1.79924</text:p>
          </table:table-cell>
          <table:table-cell office:value-type="float" office:value="-1.97210000000001E-2" table:formula="of:=[.C230]-[.C229]" table:style-name="ce1">
            <text:p>-0.019721</text:p>
          </table:table-cell>
          <table:table-cell office:value-type="float" office:value="305" table:style-name="ce1">
            <text:p>305</text:p>
          </table:table-cell>
          <table:table-cell office:value-type="float" office:value="13.827014999999999" table:style-name="ce1">
            <text:p>13.827015</text:p>
          </table:table-cell>
          <table:table-cell office:value-type="float" office:value="42" table:style-name="ce1">
            <text:p>42</text:p>
          </table:table-cell>
          <table:table-cell office:value-type="float" office:value="179.92400000000001" table:formula="of:=[.C230]*100" table:style-name="ce1">
            <text:p>179.924</text:p>
          </table:table-cell>
          <table:table-cell office:value-type="float" office:value="-197.210000000001" table:formula="of:=[.D230]*10000" table:style-name="ce1">
            <text:p>-197.21</text:p>
          </table:table-cell>
          <table:table-cell office:value-type="float" office:value="-7.0500000000017735" table:formula="of:=[.I230]-[.I229]" table:style-name="ce1">
            <text:p>-7.0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54</text:p>
          </table:table-cell>
          <table:table-cell office:value-type="float" office:value="1.804071" table:style-name="ce1">
            <text:p>1.804071</text:p>
          </table:table-cell>
          <table:table-cell office:value-type="float" office:value="4.8310000000000297E-3" table:formula="of:=[.C231]-[.C230]" table:style-name="ce1">
            <text:p>0.004831</text:p>
          </table:table-cell>
          <table:table-cell office:value-type="float" office:value="304" table:style-name="ce1">
            <text:p>304</text:p>
          </table:table-cell>
          <table:table-cell office:value-type="float" office:value="13.567924" table:style-name="ce1">
            <text:p>13.567924</text:p>
          </table:table-cell>
          <table:table-cell office:value-type="float" office:value="42" table:style-name="ce1">
            <text:p>42</text:p>
          </table:table-cell>
          <table:table-cell office:value-type="float" office:value="180.40709999999999" table:formula="of:=[.C231]*100" table:style-name="ce1">
            <text:p>180.4071</text:p>
          </table:table-cell>
          <table:table-cell office:value-type="float" office:value="48.310000000000301" table:formula="of:=[.D231]*10000" table:style-name="ce1">
            <text:p>48.31</text:p>
          </table:table-cell>
          <table:table-cell office:value-type="float" office:value="245.52000000000129" table:formula="of:=[.I231]-[.I230]" table:style-name="ce1">
            <text:p>245.5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55</text:p>
          </table:table-cell>
          <table:table-cell office:value-type="float" office:value="1.7596149999999999" table:style-name="ce1">
            <text:p>1.759615</text:p>
          </table:table-cell>
          <table:table-cell office:value-type="float" office:value="-4.4456000000000051E-2" table:formula="of:=[.C232]-[.C231]" table:style-name="ce1">
            <text:p>-0.044456</text:p>
          </table:table-cell>
          <table:table-cell office:value-type="float" office:value="309" table:style-name="ce1">
            <text:p>309</text:p>
          </table:table-cell>
          <table:table-cell office:value-type="float" office:value="13.270899" table:style-name="ce1">
            <text:p>13.270899</text:p>
          </table:table-cell>
          <table:table-cell office:value-type="float" office:value="42" table:style-name="ce1">
            <text:p>42</text:p>
          </table:table-cell>
          <table:table-cell office:value-type="float" office:value="175.9615" table:formula="of:=[.C232]*100" table:style-name="ce1">
            <text:p>175.9615</text:p>
          </table:table-cell>
          <table:table-cell office:value-type="float" office:value="-444.56000000000051" table:formula="of:=[.D232]*10000" table:style-name="ce1">
            <text:p>-444.56</text:p>
          </table:table-cell>
          <table:table-cell office:value-type="float" office:value="-492.8700000000008" table:formula="of:=[.I232]-[.I231]" table:style-name="ce1">
            <text:p>-492.8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56</text:p>
          </table:table-cell>
          <table:table-cell office:value-type="float" office:value="1.73976" table:style-name="ce1">
            <text:p>1.73976</text:p>
          </table:table-cell>
          <table:table-cell office:value-type="float" office:value="-1.9854999999999956E-2" table:formula="of:=[.C233]-[.C232]" table:style-name="ce1">
            <text:p>-0.019855</text:p>
          </table:table-cell>
          <table:table-cell office:value-type="float" office:value="308" table:style-name="ce1">
            <text:p>308</text:p>
          </table:table-cell>
          <table:table-cell office:value-type="float" office:value="13.049084000000001" table:style-name="ce1">
            <text:p>13.049084</text:p>
          </table:table-cell>
          <table:table-cell office:value-type="float" office:value="42" table:style-name="ce1">
            <text:p>42</text:p>
          </table:table-cell>
          <table:table-cell office:value-type="float" office:value="173.976" table:formula="of:=[.C233]*100" table:style-name="ce1">
            <text:p>173.976</text:p>
          </table:table-cell>
          <table:table-cell office:value-type="float" office:value="-198.54999999999956" table:formula="of:=[.D233]*10000" table:style-name="ce1">
            <text:p>-198.55</text:p>
          </table:table-cell>
          <table:table-cell office:value-type="float" office:value="246.01000000000096" table:formula="of:=[.I233]-[.I232]" table:style-name="ce1">
            <text:p>246.0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57</text:p>
          </table:table-cell>
          <table:table-cell office:value-type="float" office:value="1.7427649999999999" table:style-name="ce1">
            <text:p>1.742765</text:p>
          </table:table-cell>
          <table:table-cell office:value-type="float" office:value="3.0049999999999244E-3" table:formula="of:=[.C234]-[.C233]" table:style-name="ce1">
            <text:p>0.003005</text:p>
          </table:table-cell>
          <table:table-cell office:value-type="float" office:value="295" table:style-name="ce1">
            <text:p>295</text:p>
          </table:table-cell>
          <table:table-cell office:value-type="float" office:value="12.888336000000001" table:style-name="ce1">
            <text:p>12.888336</text:p>
          </table:table-cell>
          <table:table-cell office:value-type="float" office:value="42" table:style-name="ce1">
            <text:p>42</text:p>
          </table:table-cell>
          <table:table-cell office:value-type="float" office:value="174.2765" table:formula="of:=[.C234]*100" table:style-name="ce1">
            <text:p>174.2765</text:p>
          </table:table-cell>
          <table:table-cell office:value-type="float" office:value="30.049999999999244" table:formula="of:=[.D234]*10000" table:style-name="ce1">
            <text:p>30.05</text:p>
          </table:table-cell>
          <table:table-cell office:value-type="float" office:value="228.5999999999988" table:formula="of:=[.I234]-[.I233]" table:style-name="ce1">
            <text:p>228.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58</text:p>
          </table:table-cell>
          <table:table-cell office:value-type="float" office:value="1.6904239999999999" table:style-name="ce1">
            <text:p>1.690424</text:p>
          </table:table-cell>
          <table:table-cell office:value-type="float" office:value="-5.2340999999999971E-2" table:formula="of:=[.C235]-[.C234]" table:style-name="ce1">
            <text:p>-0.052341</text:p>
          </table:table-cell>
          <table:table-cell office:value-type="float" office:value="307" table:style-name="ce1">
            <text:p>307</text:p>
          </table:table-cell>
          <table:table-cell office:value-type="float" office:value="12.746274" table:style-name="ce1">
            <text:p>12.746274</text:p>
          </table:table-cell>
          <table:table-cell office:value-type="float" office:value="43" table:style-name="ce1">
            <text:p>43</text:p>
          </table:table-cell>
          <table:table-cell office:value-type="float" office:value="169.04239999999999" table:formula="of:=[.C235]*100" table:style-name="ce1">
            <text:p>169.0424</text:p>
          </table:table-cell>
          <table:table-cell office:value-type="float" office:value="-523.40999999999974" table:formula="of:=[.D235]*10000" table:style-name="ce1">
            <text:p>-523.41</text:p>
          </table:table-cell>
          <table:table-cell office:value-type="float" office:value="-553.45999999999901" table:formula="of:=[.I235]-[.I234]" table:style-name="ce1">
            <text:p>-553.4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3:59</text:p>
          </table:table-cell>
          <table:table-cell office:value-type="float" office:value="1.6621140000000001" table:style-name="ce1">
            <text:p>1.662114</text:p>
          </table:table-cell>
          <table:table-cell office:value-type="float" office:value="-2.8309999999999835E-2" table:formula="of:=[.C236]-[.C235]" table:style-name="ce1">
            <text:p>-0.02831</text:p>
          </table:table-cell>
          <table:table-cell office:value-type="float" office:value="302" table:style-name="ce1">
            <text:p>302</text:p>
          </table:table-cell>
          <table:table-cell office:value-type="float" office:value="12.709390000000001" table:style-name="ce1">
            <text:p>12.70939</text:p>
          </table:table-cell>
          <table:table-cell office:value-type="float" office:value="43" table:style-name="ce1">
            <text:p>43</text:p>
          </table:table-cell>
          <table:table-cell office:value-type="float" office:value="166.2114" table:formula="of:=[.C236]*100" table:style-name="ce1">
            <text:p>166.2114</text:p>
          </table:table-cell>
          <table:table-cell office:value-type="float" office:value="-283.09999999999837" table:formula="of:=[.D236]*10000" table:style-name="ce1">
            <text:p>-283.1</text:p>
          </table:table-cell>
          <table:table-cell office:value-type="float" office:value="240.31000000000137" table:formula="of:=[.I236]-[.I235]" table:style-name="ce1">
            <text:p>240.3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00</text:p>
          </table:table-cell>
          <table:table-cell office:value-type="float" office:value="1.628484" table:style-name="ce1">
            <text:p>1.628484</text:p>
          </table:table-cell>
          <table:table-cell office:value-type="float" office:value="-3.3630000000000049E-2" table:formula="of:=[.C237]-[.C236]" table:style-name="ce1">
            <text:p>-0.03363</text:p>
          </table:table-cell>
          <table:table-cell office:value-type="float" office:value="312" table:style-name="ce1">
            <text:p>312</text:p>
          </table:table-cell>
          <table:table-cell office:value-type="float" office:value="12.743047000000001" table:style-name="ce1">
            <text:p>12.743047</text:p>
          </table:table-cell>
          <table:table-cell office:value-type="float" office:value="43" table:style-name="ce1">
            <text:p>43</text:p>
          </table:table-cell>
          <table:table-cell office:value-type="float" office:value="162.8484" table:formula="of:=[.C237]*100" table:style-name="ce1">
            <text:p>162.8484</text:p>
          </table:table-cell>
          <table:table-cell office:value-type="float" office:value="-336.30000000000047" table:formula="of:=[.D237]*10000" table:style-name="ce1">
            <text:p>-336.3</text:p>
          </table:table-cell>
          <table:table-cell office:value-type="float" office:value="-53.200000000002092" table:formula="of:=[.I237]-[.I236]" table:style-name="ce1">
            <text:p>-53.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01</text:p>
          </table:table-cell>
          <table:table-cell office:value-type="float" office:value="1.6265799999999999" table:style-name="ce1">
            <text:p>1.62658</text:p>
          </table:table-cell>
          <table:table-cell office:value-type="float" office:value="-1.9040000000001278E-3" table:formula="of:=[.C238]-[.C237]" table:style-name="ce1">
            <text:p>-0.001904</text:p>
          </table:table-cell>
          <table:table-cell office:value-type="float" office:value="316" table:style-name="ce1">
            <text:p>316</text:p>
          </table:table-cell>
          <table:table-cell office:value-type="float" office:value="12.844818999999999" table:style-name="ce1">
            <text:p>12.844819</text:p>
          </table:table-cell>
          <table:table-cell office:value-type="float" office:value="43" table:style-name="ce1">
            <text:p>43</text:p>
          </table:table-cell>
          <table:table-cell office:value-type="float" office:value="162.65799999999999" table:formula="of:=[.C238]*100" table:style-name="ce1">
            <text:p>162.658</text:p>
          </table:table-cell>
          <table:table-cell office:value-type="float" office:value="-19.040000000001278" table:formula="of:=[.D238]*10000" table:style-name="ce1">
            <text:p>-19.04</text:p>
          </table:table-cell>
          <table:table-cell office:value-type="float" office:value="317.2599999999992" table:formula="of:=[.I238]-[.I237]" table:style-name="ce1">
            <text:p>317.2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02</text:p>
          </table:table-cell>
          <table:table-cell office:value-type="float" office:value="1.589261" table:style-name="ce1">
            <text:p>1.589261</text:p>
          </table:table-cell>
          <table:table-cell office:value-type="float" office:value="-3.731899999999988E-2" table:formula="of:=[.C239]-[.C238]" table:style-name="ce1">
            <text:p>-0.037319</text:p>
          </table:table-cell>
          <table:table-cell office:value-type="float" office:value="314" table:style-name="ce1">
            <text:p>314</text:p>
          </table:table-cell>
          <table:table-cell office:value-type="float" office:value="13.10989" table:style-name="ce1">
            <text:p>13.10989</text:p>
          </table:table-cell>
          <table:table-cell office:value-type="float" office:value="43" table:style-name="ce1">
            <text:p>43</text:p>
          </table:table-cell>
          <table:table-cell office:value-type="float" office:value="158.92609999999999" table:formula="of:=[.C239]*100" table:style-name="ce1">
            <text:p>158.9261</text:p>
          </table:table-cell>
          <table:table-cell office:value-type="float" office:value="-373.1899999999988" table:formula="of:=[.D239]*10000" table:style-name="ce1">
            <text:p>-373.19</text:p>
          </table:table-cell>
          <table:table-cell office:value-type="float" office:value="-354.14999999999753" table:formula="of:=[.I239]-[.I238]" table:style-name="ce1">
            <text:p>-354.1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03</text:p>
          </table:table-cell>
          <table:table-cell office:value-type="float" office:value="1.5023599999999999" table:style-name="ce1">
            <text:p>1.50236</text:p>
          </table:table-cell>
          <table:table-cell office:value-type="float" office:value="-8.6901000000000117E-2" table:formula="of:=[.C240]-[.C239]" table:style-name="ce1">
            <text:p>-0.086901</text:p>
          </table:table-cell>
          <table:table-cell office:value-type="float" office:value="322" table:style-name="ce1">
            <text:p>322</text:p>
          </table:table-cell>
          <table:table-cell office:value-type="float" office:value="13.391631" table:style-name="ce1">
            <text:p>13.391631</text:p>
          </table:table-cell>
          <table:table-cell office:value-type="float" office:value="44" table:style-name="ce1">
            <text:p>44</text:p>
          </table:table-cell>
          <table:table-cell office:value-type="float" office:value="150.23599999999999" table:formula="of:=[.C240]*100" table:style-name="ce1">
            <text:p>150.236</text:p>
          </table:table-cell>
          <table:table-cell office:value-type="float" office:value="-869.01000000000113" table:formula="of:=[.D240]*10000" table:style-name="ce1">
            <text:p>-869.01</text:p>
          </table:table-cell>
          <table:table-cell office:value-type="float" office:value="-495.82000000000232" table:formula="of:=[.I240]-[.I239]" table:style-name="ce1">
            <text:p>-495.8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04</text:p>
          </table:table-cell>
          <table:table-cell office:value-type="float" office:value="1.454709" table:style-name="ce1">
            <text:p>1.454709</text:p>
          </table:table-cell>
          <table:table-cell office:value-type="float" office:value="-4.7650999999999888E-2" table:formula="of:=[.C241]-[.C240]" table:style-name="ce1">
            <text:p>-0.047651</text:p>
          </table:table-cell>
          <table:table-cell office:value-type="float" office:value="327" table:style-name="ce1">
            <text:p>327</text:p>
          </table:table-cell>
          <table:table-cell office:value-type="float" office:value="13.748220999999999" table:style-name="ce1">
            <text:p>13.748221</text:p>
          </table:table-cell>
          <table:table-cell office:value-type="float" office:value="44" table:style-name="ce1">
            <text:p>44</text:p>
          </table:table-cell>
          <table:table-cell office:value-type="float" office:value="145.4709" table:formula="of:=[.C241]*100" table:style-name="ce1">
            <text:p>145.4709</text:p>
          </table:table-cell>
          <table:table-cell office:value-type="float" office:value="-476.50999999999885" table:formula="of:=[.D241]*10000" table:style-name="ce1">
            <text:p>-476.51</text:p>
          </table:table-cell>
          <table:table-cell office:value-type="float" office:value="392.50000000000227" table:formula="of:=[.I241]-[.I240]" table:style-name="ce1">
            <text:p>392.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05</text:p>
          </table:table-cell>
          <table:table-cell office:value-type="float" office:value="1.4474659999999999" table:style-name="ce1">
            <text:p>1.447466</text:p>
          </table:table-cell>
          <table:table-cell office:value-type="float" office:value="-7.2430000000001105E-3" table:formula="of:=[.C242]-[.C241]" table:style-name="ce1">
            <text:p>-0.007243</text:p>
          </table:table-cell>
          <table:table-cell office:value-type="float" office:value="332" table:style-name="ce1">
            <text:p>332</text:p>
          </table:table-cell>
          <table:table-cell office:value-type="float" office:value="14.137100999999999" table:style-name="ce1">
            <text:p>14.137101</text:p>
          </table:table-cell>
          <table:table-cell office:value-type="float" office:value="43" table:style-name="ce1">
            <text:p>43</text:p>
          </table:table-cell>
          <table:table-cell office:value-type="float" office:value="144.7466" table:formula="of:=[.C242]*100" table:style-name="ce1">
            <text:p>144.7466</text:p>
          </table:table-cell>
          <table:table-cell office:value-type="float" office:value="-72.430000000001101" table:formula="of:=[.D242]*10000" table:style-name="ce1">
            <text:p>-72.43</text:p>
          </table:table-cell>
          <table:table-cell office:value-type="float" office:value="404.07999999999777" table:formula="of:=[.I242]-[.I241]" table:style-name="ce1">
            <text:p>404.0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06</text:p>
          </table:table-cell>
          <table:table-cell office:value-type="float" office:value="1.3516790000000001" table:style-name="ce1">
            <text:p>1.351679</text:p>
          </table:table-cell>
          <table:table-cell office:value-type="float" office:value="-9.5786999999999844E-2" table:formula="of:=[.C243]-[.C242]" table:style-name="ce1">
            <text:p>-0.095787</text:p>
          </table:table-cell>
          <table:table-cell office:value-type="float" office:value="337" table:style-name="ce1">
            <text:p>337</text:p>
          </table:table-cell>
          <table:table-cell office:value-type="float" office:value="14.717567000000001" table:style-name="ce1">
            <text:p>14.717567</text:p>
          </table:table-cell>
          <table:table-cell office:value-type="float" office:value="43" table:style-name="ce1">
            <text:p>43</text:p>
          </table:table-cell>
          <table:table-cell office:value-type="float" office:value="135.1679" table:formula="of:=[.C243]*100" table:style-name="ce1">
            <text:p>135.1679</text:p>
          </table:table-cell>
          <table:table-cell office:value-type="float" office:value="-957.86999999999841" table:formula="of:=[.D243]*10000" table:style-name="ce1">
            <text:p>-957.87</text:p>
          </table:table-cell>
          <table:table-cell office:value-type="float" office:value="-885.43999999999733" table:formula="of:=[.I243]-[.I242]" table:style-name="ce1">
            <text:p>-885.4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07</text:p>
          </table:table-cell>
          <table:table-cell office:value-type="float" office:value="1.2984450000000001" table:style-name="ce1">
            <text:p>1.298445</text:p>
          </table:table-cell>
          <table:table-cell office:value-type="float" office:value="-5.3234000000000004E-2" table:formula="of:=[.C244]-[.C243]" table:style-name="ce1">
            <text:p>-0.053234</text:p>
          </table:table-cell>
          <table:table-cell office:value-type="float" office:value="335" table:style-name="ce1">
            <text:p>335</text:p>
          </table:table-cell>
          <table:table-cell office:value-type="float" office:value="15.161629" table:style-name="ce1">
            <text:p>15.161629</text:p>
          </table:table-cell>
          <table:table-cell office:value-type="float" office:value="43" table:style-name="ce1">
            <text:p>43</text:p>
          </table:table-cell>
          <table:table-cell office:value-type="float" office:value="129.84450000000001" table:formula="of:=[.C244]*100" table:style-name="ce1">
            <text:p>129.8445</text:p>
          </table:table-cell>
          <table:table-cell office:value-type="float" office:value="-532.34" table:formula="of:=[.D244]*10000" table:style-name="ce1">
            <text:p>-532.34</text:p>
          </table:table-cell>
          <table:table-cell office:value-type="float" office:value="425.52999999999838" table:formula="of:=[.I244]-[.I243]" table:style-name="ce1">
            <text:p>425.5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08</text:p>
          </table:table-cell>
          <table:table-cell office:value-type="float" office:value="1.246089" table:style-name="ce1">
            <text:p>1.246089</text:p>
          </table:table-cell>
          <table:table-cell office:value-type="float" office:value="-5.2356000000000069E-2" table:formula="of:=[.C245]-[.C244]" table:style-name="ce1">
            <text:p>-0.052356</text:p>
          </table:table-cell>
          <table:table-cell office:value-type="float" office:value="342" table:style-name="ce1">
            <text:p>342</text:p>
          </table:table-cell>
          <table:table-cell office:value-type="float" office:value="15.667387" table:style-name="ce1">
            <text:p>15.667387</text:p>
          </table:table-cell>
          <table:table-cell office:value-type="float" office:value="43" table:style-name="ce1">
            <text:p>43</text:p>
          </table:table-cell>
          <table:table-cell office:value-type="float" office:value="124.60890000000001" table:formula="of:=[.C245]*100" table:style-name="ce1">
            <text:p>124.6089</text:p>
          </table:table-cell>
          <table:table-cell office:value-type="float" office:value="-523.56000000000074" table:formula="of:=[.D245]*10000" table:style-name="ce1">
            <text:p>-523.56</text:p>
          </table:table-cell>
          <table:table-cell office:value-type="float" office:value="8.7799999999992906" table:formula="of:=[.I245]-[.I244]" table:style-name="ce1">
            <text:p>8.7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09</text:p>
          </table:table-cell>
          <table:table-cell office:value-type="float" office:value="1.2385870000000001" table:style-name="ce1">
            <text:p>1.238587</text:p>
          </table:table-cell>
          <table:table-cell office:value-type="float" office:value="-7.5019999999998976E-3" table:formula="of:=[.C246]-[.C245]" table:style-name="ce1">
            <text:p>-0.007502</text:p>
          </table:table-cell>
          <table:table-cell office:value-type="float" office:value="347" table:style-name="ce1">
            <text:p>347</text:p>
          </table:table-cell>
          <table:table-cell office:value-type="float" office:value="16.073826" table:style-name="ce1">
            <text:p>16.073826</text:p>
          </table:table-cell>
          <table:table-cell office:value-type="float" office:value="42" table:style-name="ce1">
            <text:p>42</text:p>
          </table:table-cell>
          <table:table-cell office:value-type="float" office:value="123.85870000000001" table:formula="of:=[.C246]*100" table:style-name="ce1">
            <text:p>123.8587</text:p>
          </table:table-cell>
          <table:table-cell office:value-type="float" office:value="-75.019999999998973" table:formula="of:=[.D246]*10000" table:style-name="ce1">
            <text:p>-75.02</text:p>
          </table:table-cell>
          <table:table-cell office:value-type="float" office:value="448.54000000000178" table:formula="of:=[.I246]-[.I245]" table:style-name="ce1">
            <text:p>448.5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10</text:p>
          </table:table-cell>
          <table:table-cell office:value-type="float" office:value="1.144819" table:style-name="ce1">
            <text:p>1.144819</text:p>
          </table:table-cell>
          <table:table-cell office:value-type="float" office:value="-9.3768000000000074E-2" table:formula="of:=[.C247]-[.C246]" table:style-name="ce1">
            <text:p>-0.093768</text:p>
          </table:table-cell>
          <table:table-cell office:value-type="float" office:value="352" table:style-name="ce1">
            <text:p>352</text:p>
          </table:table-cell>
          <table:table-cell office:value-type="float" office:value="16.549917000000001" table:style-name="ce1">
            <text:p>16.549917</text:p>
          </table:table-cell>
          <table:table-cell office:value-type="float" office:value="42" table:style-name="ce1">
            <text:p>42</text:p>
          </table:table-cell>
          <table:table-cell office:value-type="float" office:value="114.4819" table:formula="of:=[.C247]*100" table:style-name="ce1">
            <text:p>114.4819</text:p>
          </table:table-cell>
          <table:table-cell office:value-type="float" office:value="-937.68000000000075" table:formula="of:=[.D247]*10000" table:style-name="ce1">
            <text:p>-937.68</text:p>
          </table:table-cell>
          <table:table-cell office:value-type="float" office:value="-862.66000000000179" table:formula="of:=[.I247]-[.I246]" table:style-name="ce1">
            <text:p>-862.6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11</text:p>
          </table:table-cell>
          <table:table-cell office:value-type="float" office:value="1.098247" table:style-name="ce1">
            <text:p>1.098247</text:p>
          </table:table-cell>
          <table:table-cell office:value-type="float" office:value="-4.6572000000000058E-2" table:formula="of:=[.C248]-[.C247]" table:style-name="ce1">
            <text:p>-0.046572</text:p>
          </table:table-cell>
          <table:table-cell office:value-type="float" office:value="357" table:style-name="ce1">
            <text:p>357</text:p>
          </table:table-cell>
          <table:table-cell office:value-type="float" office:value="16.853052000000002" table:style-name="ce1">
            <text:p>16.853052</text:p>
          </table:table-cell>
          <table:table-cell office:value-type="float" office:value="42" table:style-name="ce1">
            <text:p>42</text:p>
          </table:table-cell>
          <table:table-cell office:value-type="float" office:value="109.82469999999999" table:formula="of:=[.C248]*100" table:style-name="ce1">
            <text:p>109.8247</text:p>
          </table:table-cell>
          <table:table-cell office:value-type="float" office:value="-465.7200000000006" table:formula="of:=[.D248]*10000" table:style-name="ce1">
            <text:p>-465.72</text:p>
          </table:table-cell>
          <table:table-cell office:value-type="float" office:value="471.96000000000015" table:formula="of:=[.I248]-[.I247]" table:style-name="ce1">
            <text:p>471.9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12</text:p>
          </table:table-cell>
          <table:table-cell office:value-type="float" office:value="1.0937539999999999" table:style-name="ce1">
            <text:p>1.093754</text:p>
          </table:table-cell>
          <table:table-cell office:value-type="float" office:value="-4.4930000000000803E-3" table:formula="of:=[.C249]-[.C248]" table:style-name="ce1">
            <text:p>-0.004493</text:p>
          </table:table-cell>
          <table:table-cell office:value-type="float" office:value="344" table:style-name="ce1">
            <text:p>344</text:p>
          </table:table-cell>
          <table:table-cell office:value-type="float" office:value="17.097860000000001" table:style-name="ce1">
            <text:p>17.09786</text:p>
          </table:table-cell>
          <table:table-cell office:value-type="float" office:value="42" table:style-name="ce1">
            <text:p>42</text:p>
          </table:table-cell>
          <table:table-cell office:value-type="float" office:value="109.37539999999998" table:formula="of:=[.C249]*100" table:style-name="ce1">
            <text:p>109.3754</text:p>
          </table:table-cell>
          <table:table-cell office:value-type="float" office:value="-44.930000000000803" table:formula="of:=[.D249]*10000" table:style-name="ce1">
            <text:p>-44.93</text:p>
          </table:table-cell>
          <table:table-cell office:value-type="float" office:value="420.78999999999979" table:formula="of:=[.I249]-[.I248]" table:style-name="ce1">
            <text:p>420.7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13</text:p>
          </table:table-cell>
          <table:table-cell office:value-type="float" office:value="1.01471" table:style-name="ce1">
            <text:p>1.01471</text:p>
          </table:table-cell>
          <table:table-cell office:value-type="float" office:value="-7.9043999999999892E-2" table:formula="of:=[.C250]-[.C249]" table:style-name="ce1">
            <text:p>-0.079044</text:p>
          </table:table-cell>
          <table:table-cell office:value-type="float" office:value="357" table:style-name="ce1">
            <text:p>357</text:p>
          </table:table-cell>
          <table:table-cell office:value-type="float" office:value="17.318487000000001" table:style-name="ce1">
            <text:p>17.318487</text:p>
          </table:table-cell>
          <table:table-cell office:value-type="float" office:value="42" table:style-name="ce1">
            <text:p>42</text:p>
          </table:table-cell>
          <table:table-cell office:value-type="float" office:value="101.471" table:formula="of:=[.C250]*100" table:style-name="ce1">
            <text:p>101.471</text:p>
          </table:table-cell>
          <table:table-cell office:value-type="float" office:value="-790.43999999999892" table:formula="of:=[.D250]*10000" table:style-name="ce1">
            <text:p>-790.44</text:p>
          </table:table-cell>
          <table:table-cell office:value-type="float" office:value="-745.50999999999817" table:formula="of:=[.I250]-[.I249]" table:style-name="ce1">
            <text:p>-745.5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14</text:p>
          </table:table-cell>
          <table:table-cell office:value-type="float" office:value="1.0136909999999999" table:style-name="ce1">
            <text:p>1.013691</text:p>
          </table:table-cell>
          <table:table-cell office:value-type="float" office:value="-1.0190000000001032E-3" table:formula="of:=[.C251]-[.C250]" table:style-name="ce1">
            <text:p>-0.001019</text:p>
          </table:table-cell>
          <table:table-cell office:value-type="float" office:value="342" table:style-name="ce1">
            <text:p>342</text:p>
          </table:table-cell>
          <table:table-cell office:value-type="float" office:value="17.396256999999999" table:style-name="ce1">
            <text:p>17.396257</text:p>
          </table:table-cell>
          <table:table-cell office:value-type="float" office:value="41" table:style-name="ce1">
            <text:p>41</text:p>
          </table:table-cell>
          <table:table-cell office:value-type="float" office:value="101.36909999999999" table:formula="of:=[.C251]*100" table:style-name="ce1">
            <text:p>101.3691</text:p>
          </table:table-cell>
          <table:table-cell office:value-type="float" office:value="-10.190000000001032" table:formula="of:=[.D251]*10000" table:style-name="ce1">
            <text:p>-10.19</text:p>
          </table:table-cell>
          <table:table-cell office:value-type="float" office:value="780.24999999999784" table:formula="of:=[.I251]-[.I250]" table:style-name="ce1">
            <text:p>780.2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15</text:p>
          </table:table-cell>
          <table:table-cell office:value-type="float" office:value="0.94337300000000002" table:style-name="ce1">
            <text:p>0.943373</text:p>
          </table:table-cell>
          <table:table-cell office:value-type="float" office:value="-7.0317999999999881E-2" table:formula="of:=[.C252]-[.C251]" table:style-name="ce1">
            <text:p>-0.070318</text:p>
          </table:table-cell>
          <table:table-cell office:value-type="float" office:value="355" table:style-name="ce1">
            <text:p>355</text:p>
          </table:table-cell>
          <table:table-cell office:value-type="float" office:value="17.391456999999999" table:style-name="ce1">
            <text:p>17.391457</text:p>
          </table:table-cell>
          <table:table-cell office:value-type="float" office:value="41" table:style-name="ce1">
            <text:p>41</text:p>
          </table:table-cell>
          <table:table-cell office:value-type="float" office:value="94.337299999999999" table:formula="of:=[.C252]*100" table:style-name="ce1">
            <text:p>94.3373</text:p>
          </table:table-cell>
          <table:table-cell office:value-type="float" office:value="-703.17999999999881" table:formula="of:=[.D252]*10000" table:style-name="ce1">
            <text:p>-703.18</text:p>
          </table:table-cell>
          <table:table-cell office:value-type="float" office:value="-692.98999999999774" table:formula="of:=[.I252]-[.I251]" table:style-name="ce1">
            <text:p>-692.9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16</text:p>
          </table:table-cell>
          <table:table-cell office:value-type="float" office:value="0.91410899999999995" table:style-name="ce1">
            <text:p>0.914109</text:p>
          </table:table-cell>
          <table:table-cell office:value-type="float" office:value="-2.9264000000000068E-2" table:formula="of:=[.C253]-[.C252]" table:style-name="ce1">
            <text:p>-0.029264</text:p>
          </table:table-cell>
          <table:table-cell office:value-type="float" office:value="362" table:style-name="ce1">
            <text:p>362</text:p>
          </table:table-cell>
          <table:table-cell office:value-type="float" office:value="17.296679999999999" table:style-name="ce1">
            <text:p>17.29668</text:p>
          </table:table-cell>
          <table:table-cell office:value-type="float" office:value="41" table:style-name="ce1">
            <text:p>41</text:p>
          </table:table-cell>
          <table:table-cell office:value-type="float" office:value="91.410899999999998" table:formula="of:=[.C253]*100" table:style-name="ce1">
            <text:p>91.4109</text:p>
          </table:table-cell>
          <table:table-cell office:value-type="float" office:value="-292.64000000000067" table:formula="of:=[.D253]*10000" table:style-name="ce1">
            <text:p>-292.64</text:p>
          </table:table-cell>
          <table:table-cell office:value-type="float" office:value="410.53999999999814" table:formula="of:=[.I253]-[.I252]" table:style-name="ce1">
            <text:p>410.5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17</text:p>
          </table:table-cell>
          <table:table-cell office:value-type="float" office:value="0.91725299999999999" table:style-name="ce1">
            <text:p>0.917253</text:p>
          </table:table-cell>
          <table:table-cell office:value-type="float" office:value="3.1440000000000357E-3" table:formula="of:=[.C254]-[.C253]" table:style-name="ce1">
            <text:p>0.003144</text:p>
          </table:table-cell>
          <table:table-cell office:value-type="float" office:value="347" table:style-name="ce1">
            <text:p>347</text:p>
          </table:table-cell>
          <table:table-cell office:value-type="float" office:value="17.125167999999999" table:style-name="ce1">
            <text:p>17.125168</text:p>
          </table:table-cell>
          <table:table-cell office:value-type="float" office:value="41" table:style-name="ce1">
            <text:p>41</text:p>
          </table:table-cell>
          <table:table-cell office:value-type="float" office:value="91.725300000000004" table:formula="of:=[.C254]*100" table:style-name="ce1">
            <text:p>91.7253</text:p>
          </table:table-cell>
          <table:table-cell office:value-type="float" office:value="31.440000000000357" table:formula="of:=[.D254]*10000" table:style-name="ce1">
            <text:p>31.44</text:p>
          </table:table-cell>
          <table:table-cell office:value-type="float" office:value="324.08000000000101" table:formula="of:=[.I254]-[.I253]" table:style-name="ce1">
            <text:p>324.0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18</text:p>
          </table:table-cell>
          <table:table-cell office:value-type="float" office:value="0.86575400000000002" table:style-name="ce1">
            <text:p>0.865754</text:p>
          </table:table-cell>
          <table:table-cell office:value-type="float" office:value="-5.1498999999999961E-2" table:formula="of:=[.C255]-[.C254]" table:style-name="ce1">
            <text:p>-0.051499</text:p>
          </table:table-cell>
          <table:table-cell office:value-type="float" office:value="360" table:style-name="ce1">
            <text:p>360</text:p>
          </table:table-cell>
          <table:table-cell office:value-type="float" office:value="16.771044" table:style-name="ce1">
            <text:p>16.771044</text:p>
          </table:table-cell>
          <table:table-cell office:value-type="float" office:value="41" table:style-name="ce1">
            <text:p>41</text:p>
          </table:table-cell>
          <table:table-cell office:value-type="float" office:value="86.575400000000002" table:formula="of:=[.C255]*100" table:style-name="ce1">
            <text:p>86.5754</text:p>
          </table:table-cell>
          <table:table-cell office:value-type="float" office:value="-514.98999999999967" table:formula="of:=[.D255]*10000" table:style-name="ce1">
            <text:p>-514.99</text:p>
          </table:table-cell>
          <table:table-cell office:value-type="float" office:value="-546.43000000000006" table:formula="of:=[.I255]-[.I254]" table:style-name="ce1">
            <text:p>-546.4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19</text:p>
          </table:table-cell>
          <table:table-cell office:value-type="float" office:value="0.848055" table:style-name="ce1">
            <text:p>0.848055</text:p>
          </table:table-cell>
          <table:table-cell office:value-type="float" office:value="-1.769900000000002E-2" table:formula="of:=[.C256]-[.C255]" table:style-name="ce1">
            <text:p>-0.017699</text:p>
          </table:table-cell>
          <table:table-cell office:value-type="float" office:value="347" table:style-name="ce1">
            <text:p>347</text:p>
          </table:table-cell>
          <table:table-cell office:value-type="float" office:value="16.428394000000001" table:style-name="ce1">
            <text:p>16.428394</text:p>
          </table:table-cell>
          <table:table-cell office:value-type="float" office:value="40" table:style-name="ce1">
            <text:p>40</text:p>
          </table:table-cell>
          <table:table-cell office:value-type="float" office:value="84.805499999999995" table:formula="of:=[.C256]*100" table:style-name="ce1">
            <text:p>84.8055</text:p>
          </table:table-cell>
          <table:table-cell office:value-type="float" office:value="-176.99000000000021" table:formula="of:=[.D256]*10000" table:style-name="ce1">
            <text:p>-176.99</text:p>
          </table:table-cell>
          <table:table-cell office:value-type="float" office:value="337.99999999999943" table:formula="of:=[.I256]-[.I255]" table:style-name="ce1">
            <text:p>33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20</text:p>
          </table:table-cell>
          <table:table-cell office:value-type="float" office:value="0.83173600000000003" table:style-name="ce1">
            <text:p>0.831736</text:p>
          </table:table-cell>
          <table:table-cell office:value-type="float" office:value="-1.6318999999999972E-2" table:formula="of:=[.C257]-[.C256]" table:style-name="ce1">
            <text:p>-0.016319</text:p>
          </table:table-cell>
          <table:table-cell office:value-type="float" office:value="351" table:style-name="ce1">
            <text:p>351</text:p>
          </table:table-cell>
          <table:table-cell office:value-type="float" office:value="16.011514999999999" table:style-name="ce1">
            <text:p>16.011515</text:p>
          </table:table-cell>
          <table:table-cell office:value-type="float" office:value="40" table:style-name="ce1">
            <text:p>40</text:p>
          </table:table-cell>
          <table:table-cell office:value-type="float" office:value="83.173600000000008" table:formula="of:=[.C257]*100" table:style-name="ce1">
            <text:p>83.1736</text:p>
          </table:table-cell>
          <table:table-cell office:value-type="float" office:value="-163.18999999999971" table:formula="of:=[.D257]*10000" table:style-name="ce1">
            <text:p>-163.19</text:p>
          </table:table-cell>
          <table:table-cell office:value-type="float" office:value="13.800000000000495" table:formula="of:=[.I257]-[.I256]" table:style-name="ce1">
            <text:p>13.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21</text:p>
          </table:table-cell>
          <table:table-cell office:value-type="float" office:value="0.81731900000000002" table:style-name="ce1">
            <text:p>0.817319</text:p>
          </table:table-cell>
          <table:table-cell office:value-type="float" office:value="-1.4417000000000013E-2" table:formula="of:=[.C258]-[.C257]" table:style-name="ce1">
            <text:p>-0.014417</text:p>
          </table:table-cell>
          <table:table-cell office:value-type="float" office:value="360" table:style-name="ce1">
            <text:p>360</text:p>
          </table:table-cell>
          <table:table-cell office:value-type="float" office:value="15.546723" table:style-name="ce1">
            <text:p>15.546723</text:p>
          </table:table-cell>
          <table:table-cell office:value-type="float" office:value="41" table:style-name="ce1">
            <text:p>41</text:p>
          </table:table-cell>
          <table:table-cell office:value-type="float" office:value="81.731899999999996" table:formula="of:=[.C258]*100" table:style-name="ce1">
            <text:p>81.7319</text:p>
          </table:table-cell>
          <table:table-cell office:value-type="float" office:value="-144.17000000000013" table:formula="of:=[.D258]*10000" table:style-name="ce1">
            <text:p>-144.17</text:p>
          </table:table-cell>
          <table:table-cell office:value-type="float" office:value="19.019999999999584" table:formula="of:=[.I258]-[.I257]" table:style-name="ce1">
            <text:p>19.0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22</text:p>
          </table:table-cell>
          <table:table-cell office:value-type="float" office:value="0.82642199999999999" table:style-name="ce1">
            <text:p>0.826422</text:p>
          </table:table-cell>
          <table:table-cell office:value-type="float" office:value="9.1029999999999722E-3" table:formula="of:=[.C259]-[.C258]" table:style-name="ce1">
            <text:p>0.009103</text:p>
          </table:table-cell>
          <table:table-cell office:value-type="float" office:value="347" table:style-name="ce1">
            <text:p>347</text:p>
          </table:table-cell>
          <table:table-cell office:value-type="float" office:value="15.054935" table:style-name="ce1">
            <text:p>15.054935</text:p>
          </table:table-cell>
          <table:table-cell office:value-type="float" office:value="41" table:style-name="ce1">
            <text:p>41</text:p>
          </table:table-cell>
          <table:table-cell office:value-type="float" office:value="82.642200000000003" table:formula="of:=[.C259]*100" table:style-name="ce1">
            <text:p>82.6422</text:p>
          </table:table-cell>
          <table:table-cell office:value-type="float" office:value="91.029999999999717" table:formula="of:=[.D259]*10000" table:style-name="ce1">
            <text:p>91.03</text:p>
          </table:table-cell>
          <table:table-cell office:value-type="float" office:value="235.19999999999985" table:formula="of:=[.I259]-[.I258]" table:style-name="ce1">
            <text:p>235.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23</text:p>
          </table:table-cell>
          <table:table-cell office:value-type="float" office:value="0.79850900000000002" table:style-name="ce1">
            <text:p>0.798509</text:p>
          </table:table-cell>
          <table:table-cell office:value-type="float" office:value="-2.7912999999999966E-2" table:formula="of:=[.C260]-[.C259]" table:style-name="ce1">
            <text:p>-0.027913</text:p>
          </table:table-cell>
          <table:table-cell office:value-type="float" office:value="360" table:style-name="ce1">
            <text:p>360</text:p>
          </table:table-cell>
          <table:table-cell office:value-type="float" office:value="14.349843" table:style-name="ce1">
            <text:p>14.349843</text:p>
          </table:table-cell>
          <table:table-cell office:value-type="float" office:value="41" table:style-name="ce1">
            <text:p>41</text:p>
          </table:table-cell>
          <table:table-cell office:value-type="float" office:value="79.850899999999996" table:formula="of:=[.C260]*100" table:style-name="ce1">
            <text:p>79.8509</text:p>
          </table:table-cell>
          <table:table-cell office:value-type="float" office:value="-279.12999999999965" table:formula="of:=[.D260]*10000" table:style-name="ce1">
            <text:p>-279.13</text:p>
          </table:table-cell>
          <table:table-cell office:value-type="float" office:value="-370.1599999999994" table:formula="of:=[.I260]-[.I259]" table:style-name="ce1">
            <text:p>-370.1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24</text:p>
          </table:table-cell>
          <table:table-cell office:value-type="float" office:value="0.78696999999999995" table:style-name="ce1">
            <text:p>0.78697</text:p>
          </table:table-cell>
          <table:table-cell office:value-type="float" office:value="-1.1539000000000077E-2" table:formula="of:=[.C261]-[.C260]" table:style-name="ce1">
            <text:p>-0.011539</text:p>
          </table:table-cell>
          <table:table-cell office:value-type="float" office:value="359" table:style-name="ce1">
            <text:p>359</text:p>
          </table:table-cell>
          <table:table-cell office:value-type="float" office:value="13.841502999999999" table:style-name="ce1">
            <text:p>13.841503</text:p>
          </table:table-cell>
          <table:table-cell office:value-type="float" office:value="42" table:style-name="ce1">
            <text:p>42</text:p>
          </table:table-cell>
          <table:table-cell office:value-type="float" office:value="78.696999999999989" table:formula="of:=[.C261]*100" table:style-name="ce1">
            <text:p>78.697</text:p>
          </table:table-cell>
          <table:table-cell office:value-type="float" office:value="-115.39000000000077" table:formula="of:=[.D261]*10000" table:style-name="ce1">
            <text:p>-115.39</text:p>
          </table:table-cell>
          <table:table-cell office:value-type="float" office:value="163.73999999999887" table:formula="of:=[.I261]-[.I260]" table:style-name="ce1">
            <text:p>163.7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25</text:p>
          </table:table-cell>
          <table:table-cell office:value-type="float" office:value="0.794991" table:style-name="ce1">
            <text:p>0.794991</text:p>
          </table:table-cell>
          <table:table-cell office:value-type="float" office:value="8.0210000000000559E-3" table:formula="of:=[.C262]-[.C261]" table:style-name="ce1">
            <text:p>0.008021</text:p>
          </table:table-cell>
          <table:table-cell office:value-type="float" office:value="349" table:style-name="ce1">
            <text:p>349</text:p>
          </table:table-cell>
          <table:table-cell office:value-type="float" office:value="13.411396999999999" table:style-name="ce1">
            <text:p>13.411397</text:p>
          </table:table-cell>
          <table:table-cell office:value-type="float" office:value="42" table:style-name="ce1">
            <text:p>42</text:p>
          </table:table-cell>
          <table:table-cell office:value-type="float" office:value="79.499099999999999" table:formula="of:=[.C262]*100" table:style-name="ce1">
            <text:p>79.4991</text:p>
          </table:table-cell>
          <table:table-cell office:value-type="float" office:value="80.210000000000562" table:formula="of:=[.D262]*10000" table:style-name="ce1">
            <text:p>80.21</text:p>
          </table:table-cell>
          <table:table-cell office:value-type="float" office:value="195.60000000000133" table:formula="of:=[.I262]-[.I261]" table:style-name="ce1">
            <text:p>195.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26</text:p>
          </table:table-cell>
          <table:table-cell office:value-type="float" office:value="0.75924199999999997" table:style-name="ce1">
            <text:p>0.759242</text:p>
          </table:table-cell>
          <table:table-cell office:value-type="float" office:value="-3.5749000000000031E-2" table:formula="of:=[.C263]-[.C262]" table:style-name="ce1">
            <text:p>-0.035749</text:p>
          </table:table-cell>
          <table:table-cell office:value-type="float" office:value="362" table:style-name="ce1">
            <text:p>362</text:p>
          </table:table-cell>
          <table:table-cell office:value-type="float" office:value="12.916325000000001" table:style-name="ce1">
            <text:p>12.916325</text:p>
          </table:table-cell>
          <table:table-cell office:value-type="float" office:value="42" table:style-name="ce1">
            <text:p>42</text:p>
          </table:table-cell>
          <table:table-cell office:value-type="float" office:value="75.924199999999999" table:formula="of:=[.C263]*100" table:style-name="ce1">
            <text:p>75.9242</text:p>
          </table:table-cell>
          <table:table-cell office:value-type="float" office:value="-357.49000000000029" table:formula="of:=[.D263]*10000" table:style-name="ce1">
            <text:p>-357.49</text:p>
          </table:table-cell>
          <table:table-cell office:value-type="float" office:value="-437.70000000000084" table:formula="of:=[.I263]-[.I262]" table:style-name="ce1">
            <text:p>-437.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27</text:p>
          </table:table-cell>
          <table:table-cell office:value-type="float" office:value="0.73987899999999995" table:style-name="ce1">
            <text:p>0.739879</text:p>
          </table:table-cell>
          <table:table-cell office:value-type="float" office:value="-1.9363000000000019E-2" table:formula="of:=[.C264]-[.C263]" table:style-name="ce1">
            <text:p>-0.019363</text:p>
          </table:table-cell>
          <table:table-cell office:value-type="float" office:value="358" table:style-name="ce1">
            <text:p>358</text:p>
          </table:table-cell>
          <table:table-cell office:value-type="float" office:value="12.615112999999999" table:style-name="ce1">
            <text:p>12.615113</text:p>
          </table:table-cell>
          <table:table-cell office:value-type="float" office:value="42" table:style-name="ce1">
            <text:p>42</text:p>
          </table:table-cell>
          <table:table-cell office:value-type="float" office:value="73.987899999999996" table:formula="of:=[.C264]*100" table:style-name="ce1">
            <text:p>73.9879</text:p>
          </table:table-cell>
          <table:table-cell office:value-type="float" office:value="-193.63000000000019" table:formula="of:=[.D264]*10000" table:style-name="ce1">
            <text:p>-193.63</text:p>
          </table:table-cell>
          <table:table-cell office:value-type="float" office:value="163.8600000000001" table:formula="of:=[.I264]-[.I263]" table:style-name="ce1">
            <text:p>163.8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28</text:p>
          </table:table-cell>
          <table:table-cell office:value-type="float" office:value="0.71900500000000001" table:style-name="ce1">
            <text:p>0.719005</text:p>
          </table:table-cell>
          <table:table-cell office:value-type="float" office:value="-2.0873999999999948E-2" table:formula="of:=[.C265]-[.C264]" table:style-name="ce1">
            <text:p>-0.020874</text:p>
          </table:table-cell>
          <table:table-cell office:value-type="float" office:value="367" table:style-name="ce1">
            <text:p>367</text:p>
          </table:table-cell>
          <table:table-cell office:value-type="float" office:value="12.394871" table:style-name="ce1">
            <text:p>12.394871</text:p>
          </table:table-cell>
          <table:table-cell office:value-type="float" office:value="42" table:style-name="ce1">
            <text:p>42</text:p>
          </table:table-cell>
          <table:table-cell office:value-type="float" office:value="71.900499999999994" table:formula="of:=[.C265]*100" table:style-name="ce1">
            <text:p>71.9005</text:p>
          </table:table-cell>
          <table:table-cell office:value-type="float" office:value="-208.73999999999947" table:formula="of:=[.D265]*10000" table:style-name="ce1">
            <text:p>-208.74</text:p>
          </table:table-cell>
          <table:table-cell office:value-type="float" office:value="-15.109999999999275" table:formula="of:=[.I265]-[.I264]" table:style-name="ce1">
            <text:p>-15.1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29</text:p>
          </table:table-cell>
          <table:table-cell office:value-type="float" office:value="0.69002699999999995" table:style-name="ce1">
            <text:p>0.690027</text:p>
          </table:table-cell>
          <table:table-cell office:value-type="float" office:value="-2.8978000000000059E-2" table:formula="of:=[.C266]-[.C265]" table:style-name="ce1">
            <text:p>-0.028978</text:p>
          </table:table-cell>
          <table:table-cell office:value-type="float" office:value="372" table:style-name="ce1">
            <text:p>372</text:p>
          </table:table-cell>
          <table:table-cell office:value-type="float" office:value="12.28701" table:style-name="ce1">
            <text:p>12.28701</text:p>
          </table:table-cell>
          <table:table-cell office:value-type="float" office:value="43" table:style-name="ce1">
            <text:p>43</text:p>
          </table:table-cell>
          <table:table-cell office:value-type="float" office:value="69.00269999999999" table:formula="of:=[.C266]*100" table:style-name="ce1">
            <text:p>69.0027</text:p>
          </table:table-cell>
          <table:table-cell office:value-type="float" office:value="-289.7800000000006" table:formula="of:=[.D266]*10000" table:style-name="ce1">
            <text:p>-289.78</text:p>
          </table:table-cell>
          <table:table-cell office:value-type="float" office:value="-81.040000000001129" table:formula="of:=[.I266]-[.I265]" table:style-name="ce1">
            <text:p>-81.0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30</text:p>
          </table:table-cell>
          <table:table-cell office:value-type="float" office:value="0.65729499999999996" table:style-name="ce1">
            <text:p>0.657295</text:p>
          </table:table-cell>
          <table:table-cell office:value-type="float" office:value="-3.2731999999999983E-2" table:formula="of:=[.C267]-[.C266]" table:style-name="ce1">
            <text:p>-0.032732</text:p>
          </table:table-cell>
          <table:table-cell office:value-type="float" office:value="375" table:style-name="ce1">
            <text:p>375</text:p>
          </table:table-cell>
          <table:table-cell office:value-type="float" office:value="12.326036999999999" table:style-name="ce1">
            <text:p>12.326037</text:p>
          </table:table-cell>
          <table:table-cell office:value-type="float" office:value="43" table:style-name="ce1">
            <text:p>43</text:p>
          </table:table-cell>
          <table:table-cell office:value-type="float" office:value="65.729500000000002" table:formula="of:=[.C267]*100" table:style-name="ce1">
            <text:p>65.7295</text:p>
          </table:table-cell>
          <table:table-cell office:value-type="float" office:value="-327.31999999999982" table:formula="of:=[.D267]*10000" table:style-name="ce1">
            <text:p>-327.32</text:p>
          </table:table-cell>
          <table:table-cell office:value-type="float" office:value="-37.539999999999225" table:formula="of:=[.I267]-[.I266]" table:style-name="ce1">
            <text:p>-37.5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31</text:p>
          </table:table-cell>
          <table:table-cell office:value-type="float" office:value="0.62226300000000001" table:style-name="ce1">
            <text:p>0.622263</text:p>
          </table:table-cell>
          <table:table-cell office:value-type="float" office:value="-3.5031999999999952E-2" table:formula="of:=[.C268]-[.C267]" table:style-name="ce1">
            <text:p>-0.035032</text:p>
          </table:table-cell>
          <table:table-cell office:value-type="float" office:value="382" table:style-name="ce1">
            <text:p>382</text:p>
          </table:table-cell>
          <table:table-cell office:value-type="float" office:value="12.487821" table:style-name="ce1">
            <text:p>12.487821</text:p>
          </table:table-cell>
          <table:table-cell office:value-type="float" office:value="43" table:style-name="ce1">
            <text:p>43</text:p>
          </table:table-cell>
          <table:table-cell office:value-type="float" office:value="62.226300000000002" table:formula="of:=[.C268]*100" table:style-name="ce1">
            <text:p>62.2263</text:p>
          </table:table-cell>
          <table:table-cell office:value-type="float" office:value="-350.31999999999954" table:formula="of:=[.D268]*10000" table:style-name="ce1">
            <text:p>-350.32</text:p>
          </table:table-cell>
          <table:table-cell office:value-type="float" office:value="-22.999999999999716" table:formula="of:=[.I268]-[.I267]" table:style-name="ce1">
            <text:p>-2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32</text:p>
          </table:table-cell>
          <table:table-cell office:value-type="float" office:value="0.57870100000000002" table:style-name="ce1">
            <text:p>0.578701</text:p>
          </table:table-cell>
          <table:table-cell office:value-type="float" office:value="-4.356199999999999E-2" table:formula="of:=[.C269]-[.C268]" table:style-name="ce1">
            <text:p>-0.043562</text:p>
          </table:table-cell>
          <table:table-cell office:value-type="float" office:value="387" table:style-name="ce1">
            <text:p>387</text:p>
          </table:table-cell>
          <table:table-cell office:value-type="float" office:value="12.731433000000001" table:style-name="ce1">
            <text:p>12.731433</text:p>
          </table:table-cell>
          <table:table-cell office:value-type="float" office:value="43" table:style-name="ce1">
            <text:p>43</text:p>
          </table:table-cell>
          <table:table-cell office:value-type="float" office:value="57.870100000000001" table:formula="of:=[.C269]*100" table:style-name="ce1">
            <text:p>57.8701</text:p>
          </table:table-cell>
          <table:table-cell office:value-type="float" office:value="-435.61999999999989" table:formula="of:=[.D269]*10000" table:style-name="ce1">
            <text:p>-435.62</text:p>
          </table:table-cell>
          <table:table-cell office:value-type="float" office:value="-85.300000000000352" table:formula="of:=[.I269]-[.I268]" table:style-name="ce1">
            <text:p>-85.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33</text:p>
          </table:table-cell>
          <table:table-cell office:value-type="float" office:value="0.57118899999999995" table:style-name="ce1">
            <text:p>0.571189</text:p>
          </table:table-cell>
          <table:table-cell office:value-type="float" office:value="-7.5120000000000742E-3" table:formula="of:=[.C270]-[.C269]" table:style-name="ce1">
            <text:p>-0.007512</text:p>
          </table:table-cell>
          <table:table-cell office:value-type="float" office:value="384" table:style-name="ce1">
            <text:p>384</text:p>
          </table:table-cell>
          <table:table-cell office:value-type="float" office:value="13.133095000000001" table:style-name="ce1">
            <text:p>13.133095</text:p>
          </table:table-cell>
          <table:table-cell office:value-type="float" office:value="43" table:style-name="ce1">
            <text:p>43</text:p>
          </table:table-cell>
          <table:table-cell office:value-type="float" office:value="57.118899999999996" table:formula="of:=[.C270]*100" table:style-name="ce1">
            <text:p>57.1189</text:p>
          </table:table-cell>
          <table:table-cell office:value-type="float" office:value="-75.120000000000744" table:formula="of:=[.D270]*10000" table:style-name="ce1">
            <text:p>-75.12</text:p>
          </table:table-cell>
          <table:table-cell office:value-type="float" office:value="360.49999999999915" table:formula="of:=[.I270]-[.I269]" table:style-name="ce1">
            <text:p>360.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34</text:p>
          </table:table-cell>
          <table:table-cell office:value-type="float" office:value="0.52354999999999996" table:style-name="ce1">
            <text:p>0.52355</text:p>
          </table:table-cell>
          <table:table-cell office:value-type="float" office:value="-4.7638999999999987E-2" table:formula="of:=[.C271]-[.C270]" table:style-name="ce1">
            <text:p>-0.047639</text:p>
          </table:table-cell>
          <table:table-cell office:value-type="float" office:value="392" table:style-name="ce1">
            <text:p>392</text:p>
          </table:table-cell>
          <table:table-cell office:value-type="float" office:value="13.595829" table:style-name="ce1">
            <text:p>13.595829</text:p>
          </table:table-cell>
          <table:table-cell office:value-type="float" office:value="44" table:style-name="ce1">
            <text:p>44</text:p>
          </table:table-cell>
          <table:table-cell office:value-type="float" office:value="52.354999999999997" table:formula="of:=[.C271]*100" table:style-name="ce1">
            <text:p>52.355</text:p>
          </table:table-cell>
          <table:table-cell office:value-type="float" office:value="-476.38999999999987" table:formula="of:=[.D271]*10000" table:style-name="ce1">
            <text:p>-476.39</text:p>
          </table:table-cell>
          <table:table-cell office:value-type="float" office:value="-401.26999999999913" table:formula="of:=[.I271]-[.I270]" table:style-name="ce1">
            <text:p>-401.2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35</text:p>
          </table:table-cell>
          <table:table-cell office:value-type="float" office:value="0.42301499999999997" table:style-name="ce1">
            <text:p>0.423015</text:p>
          </table:table-cell>
          <table:table-cell office:value-type="float" office:value="-0.10053499999999999" table:formula="of:=[.C272]-[.C271]" table:style-name="ce1">
            <text:p>-0.100535</text:p>
          </table:table-cell>
          <table:table-cell office:value-type="float" office:value="397" table:style-name="ce1">
            <text:p>397</text:p>
          </table:table-cell>
          <table:table-cell office:value-type="float" office:value="14.376436" table:style-name="ce1">
            <text:p>14.376436</text:p>
          </table:table-cell>
          <table:table-cell office:value-type="float" office:value="43" table:style-name="ce1">
            <text:p>43</text:p>
          </table:table-cell>
          <table:table-cell office:value-type="float" office:value="42.301499999999997" table:formula="of:=[.C272]*100" table:style-name="ce1">
            <text:p>42.3015</text:p>
          </table:table-cell>
          <table:table-cell office:value-type="float" office:value="-1005.3499999999999" table:formula="of:=[.D272]*10000" table:style-name="ce1">
            <text:p>-1005.35</text:p>
          </table:table-cell>
          <table:table-cell office:value-type="float" office:value="-528.96" table:formula="of:=[.I272]-[.I271]" table:style-name="ce1">
            <text:p>-528.9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36</text:p>
          </table:table-cell>
          <table:table-cell office:value-type="float" office:value="0.36627199999999999" table:style-name="ce1">
            <text:p>0.366272</text:p>
          </table:table-cell>
          <table:table-cell office:value-type="float" office:value="-5.6742999999999988E-2" table:formula="of:=[.C273]-[.C272]" table:style-name="ce1">
            <text:p>-0.056743</text:p>
          </table:table-cell>
          <table:table-cell office:value-type="float" office:value="402" table:style-name="ce1">
            <text:p>402</text:p>
          </table:table-cell>
          <table:table-cell office:value-type="float" office:value="15.009074" table:style-name="ce1">
            <text:p>15.009074</text:p>
          </table:table-cell>
          <table:table-cell office:value-type="float" office:value="43" table:style-name="ce1">
            <text:p>43</text:p>
          </table:table-cell>
          <table:table-cell office:value-type="float" office:value="36.627200000000002" table:formula="of:=[.C273]*100" table:style-name="ce1">
            <text:p>36.6272</text:p>
          </table:table-cell>
          <table:table-cell office:value-type="float" office:value="-567.42999999999984" table:formula="of:=[.D273]*10000" table:style-name="ce1">
            <text:p>-567.43</text:p>
          </table:table-cell>
          <table:table-cell office:value-type="float" office:value="437.92000000000007" table:formula="of:=[.I273]-[.I272]" table:style-name="ce1">
            <text:p>437.9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37</text:p>
          </table:table-cell>
          <table:table-cell office:value-type="float" office:value="0.30768800000000002" table:style-name="ce1">
            <text:p>0.307688</text:p>
          </table:table-cell>
          <table:table-cell office:value-type="float" office:value="-5.8583999999999969E-2" table:formula="of:=[.C274]-[.C273]" table:style-name="ce1">
            <text:p>-0.058584</text:p>
          </table:table-cell>
          <table:table-cell office:value-type="float" office:value="407" table:style-name="ce1">
            <text:p>407</text:p>
          </table:table-cell>
          <table:table-cell office:value-type="float" office:value="15.634966" table:style-name="ce1">
            <text:p>15.634966</text:p>
          </table:table-cell>
          <table:table-cell office:value-type="float" office:value="43" table:style-name="ce1">
            <text:p>43</text:p>
          </table:table-cell>
          <table:table-cell office:value-type="float" office:value="30.768800000000002" table:formula="of:=[.C274]*100" table:style-name="ce1">
            <text:p>30.7688</text:p>
          </table:table-cell>
          <table:table-cell office:value-type="float" office:value="-585.83999999999969" table:formula="of:=[.D274]*10000" table:style-name="ce1">
            <text:p>-585.84</text:p>
          </table:table-cell>
          <table:table-cell office:value-type="float" office:value="-18.409999999999854" table:formula="of:=[.I274]-[.I273]" table:style-name="ce1">
            <text:p>-18.4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38</text:p>
          </table:table-cell>
          <table:table-cell office:value-type="float" office:value="0.29621799999999998" table:style-name="ce1">
            <text:p>0.296218</text:p>
          </table:table-cell>
          <table:table-cell office:value-type="float" office:value="-1.1470000000000036E-2" table:formula="of:=[.C275]-[.C274]" table:style-name="ce1">
            <text:p>-0.01147</text:p>
          </table:table-cell>
          <table:table-cell office:value-type="float" office:value="412" table:style-name="ce1">
            <text:p>412</text:p>
          </table:table-cell>
          <table:table-cell office:value-type="float" office:value="16.256630000000001" table:style-name="ce1">
            <text:p>16.25663</text:p>
          </table:table-cell>
          <table:table-cell office:value-type="float" office:value="42" table:style-name="ce1">
            <text:p>42</text:p>
          </table:table-cell>
          <table:table-cell office:value-type="float" office:value="29.621799999999997" table:formula="of:=[.C275]*100" table:style-name="ce1">
            <text:p>29.6218</text:p>
          </table:table-cell>
          <table:table-cell office:value-type="float" office:value="-114.70000000000036" table:formula="of:=[.D275]*10000" table:style-name="ce1">
            <text:p>-114.7</text:p>
          </table:table-cell>
          <table:table-cell office:value-type="float" office:value="471.1399999999993" table:formula="of:=[.I275]-[.I274]" table:style-name="ce1">
            <text:p>471.1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39</text:p>
          </table:table-cell>
          <table:table-cell office:value-type="float" office:value="0.18911500000000001" table:style-name="ce1">
            <text:p>0.189115</text:p>
          </table:table-cell>
          <table:table-cell office:value-type="float" office:value="-0.10710299999999998" table:formula="of:=[.C276]-[.C275]" table:style-name="ce1">
            <text:p>-0.107103</text:p>
          </table:table-cell>
          <table:table-cell office:value-type="float" office:value="417" table:style-name="ce1">
            <text:p>417</text:p>
          </table:table-cell>
          <table:table-cell office:value-type="float" office:value="17.078182000000002" table:style-name="ce1">
            <text:p>17.078182</text:p>
          </table:table-cell>
          <table:table-cell office:value-type="float" office:value="42" table:style-name="ce1">
            <text:p>42</text:p>
          </table:table-cell>
          <table:table-cell office:value-type="float" office:value="18.9115" table:formula="of:=[.C276]*100" table:style-name="ce1">
            <text:p>18.9115</text:p>
          </table:table-cell>
          <table:table-cell office:value-type="float" office:value="-1071.0299999999997" table:formula="of:=[.D276]*10000" table:style-name="ce1">
            <text:p>-1071.03</text:p>
          </table:table-cell>
          <table:table-cell office:value-type="float" office:value="-956.32999999999936" table:formula="of:=[.I276]-[.I275]" table:style-name="ce1">
            <text:p>-956.3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40</text:p>
          </table:table-cell>
          <table:table-cell office:value-type="float" office:value="0.13536500000000001" table:style-name="ce1">
            <text:p>0.135365</text:p>
          </table:table-cell>
          <table:table-cell office:value-type="float" office:value="-5.3749999999999992E-2" table:formula="of:=[.C277]-[.C276]" table:style-name="ce1">
            <text:p>-0.05375</text:p>
          </table:table-cell>
          <table:table-cell office:value-type="float" office:value="422" table:style-name="ce1">
            <text:p>422</text:p>
          </table:table-cell>
          <table:table-cell office:value-type="float" office:value="17.610444999999999" table:style-name="ce1">
            <text:p>17.610445</text:p>
          </table:table-cell>
          <table:table-cell office:value-type="float" office:value="42" table:style-name="ce1">
            <text:p>42</text:p>
          </table:table-cell>
          <table:table-cell office:value-type="float" office:value="13.536500000000002" table:formula="of:=[.C277]*100" table:style-name="ce1">
            <text:p>13.5365</text:p>
          </table:table-cell>
          <table:table-cell office:value-type="float" office:value="-537.49999999999989" table:formula="of:=[.D277]*10000" table:style-name="ce1">
            <text:p>-537.5</text:p>
          </table:table-cell>
          <table:table-cell office:value-type="float" office:value="533.52999999999986" table:formula="of:=[.I277]-[.I276]" table:style-name="ce1">
            <text:p>533.5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41</text:p>
          </table:table-cell>
          <table:table-cell office:value-type="float" office:value="8.1290000000000001E-2" table:style-name="ce1">
            <text:p>0.08129</text:p>
          </table:table-cell>
          <table:table-cell office:value-type="float" office:value="-5.4075000000000012E-2" table:formula="of:=[.C278]-[.C277]" table:style-name="ce1">
            <text:p>-0.054075</text:p>
          </table:table-cell>
          <table:table-cell office:value-type="float" office:value="427" table:style-name="ce1">
            <text:p>427</text:p>
          </table:table-cell>
          <table:table-cell office:value-type="float" office:value="18.107316999999998" table:style-name="ce1">
            <text:p>18.107317</text:p>
          </table:table-cell>
          <table:table-cell office:value-type="float" office:value="42" table:style-name="ce1">
            <text:p>42</text:p>
          </table:table-cell>
          <table:table-cell office:value-type="float" office:value="8.1289999999999996" table:formula="of:=[.C278]*100" table:style-name="ce1">
            <text:p>8.129</text:p>
          </table:table-cell>
          <table:table-cell office:value-type="float" office:value="-540.75000000000011" table:formula="of:=[.D278]*10000" table:style-name="ce1">
            <text:p>-540.75</text:p>
          </table:table-cell>
          <table:table-cell office:value-type="float" office:value="-3.2500000000002274" table:formula="of:=[.I278]-[.I277]" table:style-name="ce1">
            <text:p>-3.2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42</text:p>
          </table:table-cell>
          <table:table-cell office:value-type="float" office:value="3.2310999999999999E-2" table:style-name="ce1">
            <text:p>0.032311</text:p>
          </table:table-cell>
          <table:table-cell office:value-type="float" office:value="-4.8979000000000002E-2" table:formula="of:=[.C279]-[.C278]" table:style-name="ce1">
            <text:p>-0.048979</text:p>
          </table:table-cell>
          <table:table-cell office:value-type="float" office:value="432" table:style-name="ce1">
            <text:p>432</text:p>
          </table:table-cell>
          <table:table-cell office:value-type="float" office:value="18.600301999999999" table:style-name="ce1">
            <text:p>18.600302</text:p>
          </table:table-cell>
          <table:table-cell office:value-type="float" office:value="42" table:style-name="ce1">
            <text:p>42</text:p>
          </table:table-cell>
          <table:table-cell office:value-type="float" office:value="3.2311000000000001" table:formula="of:=[.C279]*100" table:style-name="ce1">
            <text:p>3.2311</text:p>
          </table:table-cell>
          <table:table-cell office:value-type="float" office:value="-489.79" table:formula="of:=[.D279]*10000" table:style-name="ce1">
            <text:p>-489.79</text:p>
          </table:table-cell>
          <table:table-cell office:value-type="float" office:value="50.960000000000093" table:formula="of:=[.I279]-[.I278]" table:style-name="ce1">
            <text:p>50.9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43</text:p>
          </table:table-cell>
          <table:table-cell office:value-type="float" office:value="-9.5989999999999999E-3" table:style-name="ce1">
            <text:p>-0.009599</text:p>
          </table:table-cell>
          <table:table-cell office:value-type="float" office:value="-4.1910000000000003E-2" table:formula="of:=[.C280]-[.C279]" table:style-name="ce1">
            <text:p>-0.04191</text:p>
          </table:table-cell>
          <table:table-cell office:value-type="float" office:value="429" table:style-name="ce1">
            <text:p>429</text:p>
          </table:table-cell>
          <table:table-cell office:value-type="float" office:value="18.870470000000001" table:style-name="ce1">
            <text:p>18.87047</text:p>
          </table:table-cell>
          <table:table-cell office:value-type="float" office:value="41" table:style-name="ce1">
            <text:p>41</text:p>
          </table:table-cell>
          <table:table-cell office:value-type="float" office:value="-0.95989999999999998" table:formula="of:=[.C280]*100" table:style-name="ce1">
            <text:p>-0.9599</text:p>
          </table:table-cell>
          <table:table-cell office:value-type="float" office:value="-419.1" table:formula="of:=[.D280]*10000" table:style-name="ce1">
            <text:p>-419.1</text:p>
          </table:table-cell>
          <table:table-cell office:value-type="float" office:value="70.69" table:formula="of:=[.I280]-[.I279]" table:style-name="ce1">
            <text:p>70.6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44</text:p>
          </table:table-cell>
          <table:table-cell office:value-type="float" office:value="-5.2338000000000003E-2" table:style-name="ce1">
            <text:p>-0.052338</text:p>
          </table:table-cell>
          <table:table-cell office:value-type="float" office:value="-4.2738999999999999E-2" table:formula="of:=[.C281]-[.C280]" table:style-name="ce1">
            <text:p>-0.042739</text:p>
          </table:table-cell>
          <table:table-cell office:value-type="float" office:value="437" table:style-name="ce1">
            <text:p>437</text:p>
          </table:table-cell>
          <table:table-cell office:value-type="float" office:value="19.021383" table:style-name="ce1">
            <text:p>19.021383</text:p>
          </table:table-cell>
          <table:table-cell office:value-type="float" office:value="41" table:style-name="ce1">
            <text:p>41</text:p>
          </table:table-cell>
          <table:table-cell office:value-type="float" office:value="-5.2338000000000005" table:formula="of:=[.C281]*100" table:style-name="ce1">
            <text:p>-5.2338</text:p>
          </table:table-cell>
          <table:table-cell office:value-type="float" office:value="-427.39" table:formula="of:=[.D281]*10000" table:style-name="ce1">
            <text:p>-427.39</text:p>
          </table:table-cell>
          <table:table-cell office:value-type="float" office:value="-8.2899999999999636" table:formula="of:=[.I281]-[.I280]" table:style-name="ce1">
            <text:p>-8.2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45</text:p>
          </table:table-cell>
          <table:table-cell office:value-type="float" office:value="-8.0185999999999993E-2" table:style-name="ce1">
            <text:p>-0.080186</text:p>
          </table:table-cell>
          <table:table-cell office:value-type="float" office:value="-2.7847999999999991E-2" table:formula="of:=[.C282]-[.C281]" table:style-name="ce1">
            <text:p>-0.027848</text:p>
          </table:table-cell>
          <table:table-cell office:value-type="float" office:value="442" table:style-name="ce1">
            <text:p>442</text:p>
          </table:table-cell>
          <table:table-cell office:value-type="float" office:value="19.068102" table:style-name="ce1">
            <text:p>19.068102</text:p>
          </table:table-cell>
          <table:table-cell office:value-type="float" office:value="41" table:style-name="ce1">
            <text:p>41</text:p>
          </table:table-cell>
          <table:table-cell office:value-type="float" office:value="-8.0185999999999993" table:formula="of:=[.C282]*100" table:style-name="ce1">
            <text:p>-8.0186</text:p>
          </table:table-cell>
          <table:table-cell office:value-type="float" office:value="-278.4799999999999" table:formula="of:=[.D282]*10000" table:style-name="ce1">
            <text:p>-278.48</text:p>
          </table:table-cell>
          <table:table-cell office:value-type="float" office:value="148.91000000000008" table:formula="of:=[.I282]-[.I281]" table:style-name="ce1">
            <text:p>148.9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46</text:p>
          </table:table-cell>
          <table:table-cell office:value-type="float" office:value="-7.8673999999999994E-2" table:style-name="ce1">
            <text:p>-0.078674</text:p>
          </table:table-cell>
          <table:table-cell office:value-type="float" office:value="1.5119999999999995E-3" table:formula="of:=[.C283]-[.C282]" table:style-name="ce1">
            <text:p>0.001512</text:p>
          </table:table-cell>
          <table:table-cell office:value-type="float" office:value="435" table:style-name="ce1">
            <text:p>435</text:p>
          </table:table-cell>
          <table:table-cell office:value-type="float" office:value="18.946511999999998" table:style-name="ce1">
            <text:p>18.946512</text:p>
          </table:table-cell>
          <table:table-cell office:value-type="float" office:value="41" table:style-name="ce1">
            <text:p>41</text:p>
          </table:table-cell>
          <table:table-cell office:value-type="float" office:value="-7.8673999999999991" table:formula="of:=[.C283]*100" table:style-name="ce1">
            <text:p>-7.8674</text:p>
          </table:table-cell>
          <table:table-cell office:value-type="float" office:value="15.119999999999994" table:formula="of:=[.D283]*10000" table:style-name="ce1">
            <text:p>15.12</text:p>
          </table:table-cell>
          <table:table-cell office:value-type="float" office:value="293.59999999999991" table:formula="of:=[.I283]-[.I282]" table:style-name="ce1">
            <text:p>293.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47</text:p>
          </table:table-cell>
          <table:table-cell office:value-type="float" office:value="-0.12618599999999999" table:style-name="ce1">
            <text:p>-0.126186</text:p>
          </table:table-cell>
          <table:table-cell office:value-type="float" office:value="-4.7511999999999999E-2" table:formula="of:=[.C284]-[.C283]" table:style-name="ce1">
            <text:p>-0.047512</text:p>
          </table:table-cell>
          <table:table-cell office:value-type="float" office:value="447" table:style-name="ce1">
            <text:p>447</text:p>
          </table:table-cell>
          <table:table-cell office:value-type="float" office:value="18.737635000000001" table:style-name="ce1">
            <text:p>18.737635</text:p>
          </table:table-cell>
          <table:table-cell office:value-type="float" office:value="41" table:style-name="ce1">
            <text:p>41</text:p>
          </table:table-cell>
          <table:table-cell office:value-type="float" office:value="-12.618599999999999" table:formula="of:=[.C284]*100" table:style-name="ce1">
            <text:p>-12.6186</text:p>
          </table:table-cell>
          <table:table-cell office:value-type="float" office:value="-475.12" table:formula="of:=[.D284]*10000" table:style-name="ce1">
            <text:p>-475.12</text:p>
          </table:table-cell>
          <table:table-cell office:value-type="float" office:value="-490.24" table:formula="of:=[.I284]-[.I283]" table:style-name="ce1">
            <text:p>-490.2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48</text:p>
          </table:table-cell>
          <table:table-cell office:value-type="float" office:value="-0.14144399999999999" table:style-name="ce1">
            <text:p>-0.141444</text:p>
          </table:table-cell>
          <table:table-cell office:value-type="float" office:value="-1.5257999999999994E-2" table:formula="of:=[.C285]-[.C284]" table:style-name="ce1">
            <text:p>-0.015258</text:p>
          </table:table-cell>
          <table:table-cell office:value-type="float" office:value="449" table:style-name="ce1">
            <text:p>449</text:p>
          </table:table-cell>
          <table:table-cell office:value-type="float" office:value="18.421994999999999" table:style-name="ce1">
            <text:p>18.421995</text:p>
          </table:table-cell>
          <table:table-cell office:value-type="float" office:value="40" table:style-name="ce1">
            <text:p>40</text:p>
          </table:table-cell>
          <table:table-cell office:value-type="float" office:value="-14.144399999999999" table:formula="of:=[.C285]*100" table:style-name="ce1">
            <text:p>-14.1444</text:p>
          </table:table-cell>
          <table:table-cell office:value-type="float" office:value="-152.57999999999993" table:formula="of:=[.D285]*10000" table:style-name="ce1">
            <text:p>-152.58</text:p>
          </table:table-cell>
          <table:table-cell office:value-type="float" office:value="322.54000000000008" table:formula="of:=[.I285]-[.I284]" table:style-name="ce1">
            <text:p>322.5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49</text:p>
          </table:table-cell>
          <table:table-cell office:value-type="float" office:value="-0.15260399999999999" table:style-name="ce1">
            <text:p>-0.152604</text:p>
          </table:table-cell>
          <table:table-cell office:value-type="float" office:value="-1.1160000000000003E-2" table:formula="of:=[.C286]-[.C285]" table:style-name="ce1">
            <text:p>-0.01116</text:p>
          </table:table-cell>
          <table:table-cell office:value-type="float" office:value="455" table:style-name="ce1">
            <text:p>455</text:p>
          </table:table-cell>
          <table:table-cell office:value-type="float" office:value="17.991890000000001" table:style-name="ce1">
            <text:p>17.99189</text:p>
          </table:table-cell>
          <table:table-cell office:value-type="float" office:value="40" table:style-name="ce1">
            <text:p>40</text:p>
          </table:table-cell>
          <table:table-cell office:value-type="float" office:value="-15.260399999999999" table:formula="of:=[.C286]*100" table:style-name="ce1">
            <text:p>-15.2604</text:p>
          </table:table-cell>
          <table:table-cell office:value-type="float" office:value="-111.60000000000004" table:formula="of:=[.D286]*10000" table:style-name="ce1">
            <text:p>-111.6</text:p>
          </table:table-cell>
          <table:table-cell office:value-type="float" office:value="40.97999999999989" table:formula="of:=[.I286]-[.I285]" table:style-name="ce1">
            <text:p>40.9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50</text:p>
          </table:table-cell>
          <table:table-cell office:value-type="float" office:value="-0.156079" table:style-name="ce1">
            <text:p>-0.156079</text:p>
          </table:table-cell>
          <table:table-cell office:value-type="float" office:value="-3.4750000000000059E-3" table:formula="of:=[.C287]-[.C286]" table:style-name="ce1">
            <text:p>-0.003475</text:p>
          </table:table-cell>
          <table:table-cell office:value-type="float" office:value="462" table:style-name="ce1">
            <text:p>462</text:p>
          </table:table-cell>
          <table:table-cell office:value-type="float" office:value="17.361521" table:style-name="ce1">
            <text:p>17.361521</text:p>
          </table:table-cell>
          <table:table-cell office:value-type="float" office:value="40" table:style-name="ce1">
            <text:p>40</text:p>
          </table:table-cell>
          <table:table-cell office:value-type="float" office:value="-15.607899999999999" table:formula="of:=[.C287]*100" table:style-name="ce1">
            <text:p>-15.6079</text:p>
          </table:table-cell>
          <table:table-cell office:value-type="float" office:value="-34.750000000000057" table:formula="of:=[.D287]*10000" table:style-name="ce1">
            <text:p>-34.75</text:p>
          </table:table-cell>
          <table:table-cell office:value-type="float" office:value="76.84999999999998" table:formula="of:=[.I287]-[.I286]" table:style-name="ce1">
            <text:p>76.8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51</text:p>
          </table:table-cell>
          <table:table-cell office:value-type="float" office:value="-0.15829399999999999" table:style-name="ce1">
            <text:p>-0.158294</text:p>
          </table:table-cell>
          <table:table-cell office:value-type="float" office:value="-2.2149999999999948E-3" table:formula="of:=[.C288]-[.C287]" table:style-name="ce1">
            <text:p>-0.002215</text:p>
          </table:table-cell>
          <table:table-cell office:value-type="float" office:value="450" table:style-name="ce1">
            <text:p>450</text:p>
          </table:table-cell>
          <table:table-cell office:value-type="float" office:value="16.828047000000002" table:style-name="ce1">
            <text:p>16.828047</text:p>
          </table:table-cell>
          <table:table-cell office:value-type="float" office:value="40" table:style-name="ce1">
            <text:p>40</text:p>
          </table:table-cell>
          <table:table-cell office:value-type="float" office:value="-15.8294" table:formula="of:=[.C288]*100" table:style-name="ce1">
            <text:p>-15.8294</text:p>
          </table:table-cell>
          <table:table-cell office:value-type="float" office:value="-22.149999999999949" table:formula="of:=[.D288]*10000" table:style-name="ce1">
            <text:p>-22.15</text:p>
          </table:table-cell>
          <table:table-cell office:value-type="float" office:value="12.600000000000108" table:formula="of:=[.I288]-[.I287]" table:style-name="ce1">
            <text:p>12.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52</text:p>
          </table:table-cell>
          <table:table-cell office:value-type="float" office:value="-0.16131499999999999" table:style-name="ce1">
            <text:p>-0.161315</text:p>
          </table:table-cell>
          <table:table-cell office:value-type="float" office:value="-3.0209999999999959E-3" table:formula="of:=[.C289]-[.C288]" table:style-name="ce1">
            <text:p>-0.003021</text:p>
          </table:table-cell>
          <table:table-cell office:value-type="float" office:value="459" table:style-name="ce1">
            <text:p>459</text:p>
          </table:table-cell>
          <table:table-cell office:value-type="float" office:value="16.231242999999999" table:style-name="ce1">
            <text:p>16.231243</text:p>
          </table:table-cell>
          <table:table-cell office:value-type="float" office:value="40" table:style-name="ce1">
            <text:p>40</text:p>
          </table:table-cell>
          <table:table-cell office:value-type="float" office:value="-16.131499999999999" table:formula="of:=[.C289]*100" table:style-name="ce1">
            <text:p>-16.1315</text:p>
          </table:table-cell>
          <table:table-cell office:value-type="float" office:value="-30.209999999999958" table:formula="of:=[.D289]*10000" table:style-name="ce1">
            <text:p>-30.21</text:p>
          </table:table-cell>
          <table:table-cell office:value-type="float" office:value="-8.0600000000000094" table:formula="of:=[.I289]-[.I288]" table:style-name="ce1">
            <text:p>-8.0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53</text:p>
          </table:table-cell>
          <table:table-cell office:value-type="float" office:value="-0.15109600000000001" table:style-name="ce1">
            <text:p>-0.151096</text:p>
          </table:table-cell>
          <table:table-cell office:value-type="float" office:value="1.0218999999999978E-2" table:formula="of:=[.C290]-[.C289]" table:style-name="ce1">
            <text:p>0.010219</text:p>
          </table:table-cell>
          <table:table-cell office:value-type="float" office:value="456" table:style-name="ce1">
            <text:p>456</text:p>
          </table:table-cell>
          <table:table-cell office:value-type="float" office:value="15.447634000000001" table:style-name="ce1">
            <text:p>15.447634</text:p>
          </table:table-cell>
          <table:table-cell office:value-type="float" office:value="40" table:style-name="ce1">
            <text:p>40</text:p>
          </table:table-cell>
          <table:table-cell office:value-type="float" office:value="-15.1096" table:formula="of:=[.C290]*100" table:style-name="ce1">
            <text:p>-15.1096</text:p>
          </table:table-cell>
          <table:table-cell office:value-type="float" office:value="102.18999999999978" table:formula="of:=[.D290]*10000" table:style-name="ce1">
            <text:p>102.19</text:p>
          </table:table-cell>
          <table:table-cell office:value-type="float" office:value="132.39999999999975" table:formula="of:=[.I290]-[.I289]" table:style-name="ce1">
            <text:p>132.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54</text:p>
          </table:table-cell>
          <table:table-cell office:value-type="float" office:value="-0.15274699999999999" table:style-name="ce1">
            <text:p>-0.152747</text:p>
          </table:table-cell>
          <table:table-cell office:value-type="float" office:value="-1.6509999999999858E-3" table:formula="of:=[.C291]-[.C290]" table:style-name="ce1">
            <text:p>-0.001651</text:p>
          </table:table-cell>
          <table:table-cell office:value-type="float" office:value="465" table:style-name="ce1">
            <text:p>465</text:p>
          </table:table-cell>
          <table:table-cell office:value-type="float" office:value="14.902203" table:style-name="ce1">
            <text:p>14.902203</text:p>
          </table:table-cell>
          <table:table-cell office:value-type="float" office:value="40" table:style-name="ce1">
            <text:p>40</text:p>
          </table:table-cell>
          <table:table-cell office:value-type="float" office:value="-15.274699999999999" table:formula="of:=[.C291]*100" table:style-name="ce1">
            <text:p>-15.2747</text:p>
          </table:table-cell>
          <table:table-cell office:value-type="float" office:value="-16.509999999999859" table:formula="of:=[.D291]*10000" table:style-name="ce1">
            <text:p>-16.51</text:p>
          </table:table-cell>
          <table:table-cell office:value-type="float" office:value="-118.69999999999965" table:formula="of:=[.I291]-[.I290]" table:style-name="ce1">
            <text:p>-118.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55</text:p>
          </table:table-cell>
          <table:table-cell office:value-type="float" office:value="-0.14949799999999999" table:style-name="ce1">
            <text:p>-0.149498</text:p>
          </table:table-cell>
          <table:table-cell office:value-type="float" office:value="3.2490000000000019E-3" table:formula="of:=[.C292]-[.C291]" table:style-name="ce1">
            <text:p>0.003249</text:p>
          </table:table-cell>
          <table:table-cell office:value-type="float" office:value="470" table:style-name="ce1">
            <text:p>470</text:p>
          </table:table-cell>
          <table:table-cell office:value-type="float" office:value="14.350229000000001" table:style-name="ce1">
            <text:p>14.350229</text:p>
          </table:table-cell>
          <table:table-cell office:value-type="float" office:value="40" table:style-name="ce1">
            <text:p>40</text:p>
          </table:table-cell>
          <table:table-cell office:value-type="float" office:value="-14.9498" table:formula="of:=[.C292]*100" table:style-name="ce1">
            <text:p>-14.9498</text:p>
          </table:table-cell>
          <table:table-cell office:value-type="float" office:value="32.490000000000016" table:formula="of:=[.D292]*10000" table:style-name="ce1">
            <text:p>32.49</text:p>
          </table:table-cell>
          <table:table-cell office:value-type="float" office:value="48.999999999999872" table:formula="of:=[.I292]-[.I291]" table:style-name="ce1">
            <text:p>4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56</text:p>
          </table:table-cell>
          <table:table-cell office:value-type="float" office:value="-0.14290700000000001" table:style-name="ce1">
            <text:p>-0.142907</text:p>
          </table:table-cell>
          <table:table-cell office:value-type="float" office:value="6.5909999999999858E-3" table:formula="of:=[.C293]-[.C292]" table:style-name="ce1">
            <text:p>0.006591</text:p>
          </table:table-cell>
          <table:table-cell office:value-type="float" office:value="472" table:style-name="ce1">
            <text:p>472</text:p>
          </table:table-cell>
          <table:table-cell office:value-type="float" office:value="13.67394" table:style-name="ce1">
            <text:p>13.67394</text:p>
          </table:table-cell>
          <table:table-cell office:value-type="float" office:value="41" table:style-name="ce1">
            <text:p>41</text:p>
          </table:table-cell>
          <table:table-cell office:value-type="float" office:value="-14.290700000000001" table:formula="of:=[.C293]*100" table:style-name="ce1">
            <text:p>-14.2907</text:p>
          </table:table-cell>
          <table:table-cell office:value-type="float" office:value="65.909999999999854" table:formula="of:=[.D293]*10000" table:style-name="ce1">
            <text:p>65.91</text:p>
          </table:table-cell>
          <table:table-cell office:value-type="float" office:value="33.419999999999838" table:formula="of:=[.I293]-[.I292]" table:style-name="ce1">
            <text:p>33.4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57</text:p>
          </table:table-cell>
          <table:table-cell office:value-type="float" office:value="-0.141848" table:style-name="ce1">
            <text:p>-0.141848</text:p>
          </table:table-cell>
          <table:table-cell office:value-type="float" office:value="1.0590000000000044E-3" table:formula="of:=[.C294]-[.C293]" table:style-name="ce1">
            <text:p>0.001059</text:p>
          </table:table-cell>
          <table:table-cell office:value-type="float" office:value="477" table:style-name="ce1">
            <text:p>477</text:p>
          </table:table-cell>
          <table:table-cell office:value-type="float" office:value="13.242117" table:style-name="ce1">
            <text:p>13.242117</text:p>
          </table:table-cell>
          <table:table-cell office:value-type="float" office:value="41" table:style-name="ce1">
            <text:p>41</text:p>
          </table:table-cell>
          <table:table-cell office:value-type="float" office:value="-14.184800000000001" table:formula="of:=[.C294]*100" table:style-name="ce1">
            <text:p>-14.1848</text:p>
          </table:table-cell>
          <table:table-cell office:value-type="float" office:value="10.590000000000044" table:formula="of:=[.D294]*10000" table:style-name="ce1">
            <text:p>10.59</text:p>
          </table:table-cell>
          <table:table-cell office:value-type="float" office:value="-55.319999999999808" table:formula="of:=[.I294]-[.I293]" table:style-name="ce1">
            <text:p>-55.3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58</text:p>
          </table:table-cell>
          <table:table-cell office:value-type="float" office:value="-0.14122299999999999" table:style-name="ce1">
            <text:p>-0.141223</text:p>
          </table:table-cell>
          <table:table-cell office:value-type="float" office:value="6.2500000000001443E-4" table:formula="of:=[.C295]-[.C294]" table:style-name="ce1">
            <text:p>0.000625</text:p>
          </table:table-cell>
          <table:table-cell office:value-type="float" office:value="481" table:style-name="ce1">
            <text:p>481</text:p>
          </table:table-cell>
          <table:table-cell office:value-type="float" office:value="12.887734" table:style-name="ce1">
            <text:p>12.887734</text:p>
          </table:table-cell>
          <table:table-cell office:value-type="float" office:value="41" table:style-name="ce1">
            <text:p>41</text:p>
          </table:table-cell>
          <table:table-cell office:value-type="float" office:value="-14.122299999999999" table:formula="of:=[.C295]*100" table:style-name="ce1">
            <text:p>-14.1223</text:p>
          </table:table-cell>
          <table:table-cell office:value-type="float" office:value="6.2500000000001439" table:formula="of:=[.D295]*10000" table:style-name="ce1">
            <text:p>6.25</text:p>
          </table:table-cell>
          <table:table-cell office:value-type="float" office:value="-4.3399999999999004" table:formula="of:=[.I295]-[.I294]" table:style-name="ce1">
            <text:p>-4.3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4:59</text:p>
          </table:table-cell>
          <table:table-cell office:value-type="float" office:value="-0.13605800000000001" table:style-name="ce1">
            <text:p>-0.136058</text:p>
          </table:table-cell>
          <table:table-cell office:value-type="float" office:value="5.1649999999999752E-3" table:formula="of:=[.C296]-[.C295]" table:style-name="ce1">
            <text:p>0.005165</text:p>
          </table:table-cell>
          <table:table-cell office:value-type="float" office:value="486" table:style-name="ce1">
            <text:p>486</text:p>
          </table:table-cell>
          <table:table-cell office:value-type="float" office:value="12.611748" table:style-name="ce1">
            <text:p>12.611748</text:p>
          </table:table-cell>
          <table:table-cell office:value-type="float" office:value="41" table:style-name="ce1">
            <text:p>41</text:p>
          </table:table-cell>
          <table:table-cell office:value-type="float" office:value="-13.605800000000002" table:formula="of:=[.C296]*100" table:style-name="ce1">
            <text:p>-13.6058</text:p>
          </table:table-cell>
          <table:table-cell office:value-type="float" office:value="51.64999999999975" table:formula="of:=[.D296]*10000" table:style-name="ce1">
            <text:p>51.65</text:p>
          </table:table-cell>
          <table:table-cell office:value-type="float" office:value="45.399999999999608" table:formula="of:=[.I296]-[.I295]" table:style-name="ce1">
            <text:p>45.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00</text:p>
          </table:table-cell>
          <table:table-cell office:value-type="float" office:value="-0.14760200000000001" table:style-name="ce1">
            <text:p>-0.147602</text:p>
          </table:table-cell>
          <table:table-cell office:value-type="float" office:value="-1.1543999999999999E-2" table:formula="of:=[.C297]-[.C296]" table:style-name="ce1">
            <text:p>-0.011544</text:p>
          </table:table-cell>
          <table:table-cell office:value-type="float" office:value="492" table:style-name="ce1">
            <text:p>492</text:p>
          </table:table-cell>
          <table:table-cell office:value-type="float" office:value="12.427265999999999" table:style-name="ce1">
            <text:p>12.427266</text:p>
          </table:table-cell>
          <table:table-cell office:value-type="float" office:value="41" table:style-name="ce1">
            <text:p>41</text:p>
          </table:table-cell>
          <table:table-cell office:value-type="float" office:value="-14.760200000000001" table:formula="of:=[.C297]*100" table:style-name="ce1">
            <text:p>-14.7602</text:p>
          </table:table-cell>
          <table:table-cell office:value-type="float" office:value="-115.43999999999998" table:formula="of:=[.D297]*10000" table:style-name="ce1">
            <text:p>-115.44</text:p>
          </table:table-cell>
          <table:table-cell office:value-type="float" office:value="-167.08999999999975" table:formula="of:=[.I297]-[.I296]" table:style-name="ce1">
            <text:p>-167.0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01</text:p>
          </table:table-cell>
          <table:table-cell office:value-type="float" office:value="-0.15926899999999999" table:style-name="ce1">
            <text:p>-0.159269</text:p>
          </table:table-cell>
          <table:table-cell office:value-type="float" office:value="-1.1666999999999983E-2" table:formula="of:=[.C298]-[.C297]" table:style-name="ce1">
            <text:p>-0.011667</text:p>
          </table:table-cell>
          <table:table-cell office:value-type="float" office:value="497" table:style-name="ce1">
            <text:p>497</text:p>
          </table:table-cell>
          <table:table-cell office:value-type="float" office:value="12.462847" table:style-name="ce1">
            <text:p>12.462847</text:p>
          </table:table-cell>
          <table:table-cell office:value-type="float" office:value="42" table:style-name="ce1">
            <text:p>42</text:p>
          </table:table-cell>
          <table:table-cell office:value-type="float" office:value="-15.9269" table:formula="of:=[.C298]*100" table:style-name="ce1">
            <text:p>-15.9269</text:p>
          </table:table-cell>
          <table:table-cell office:value-type="float" office:value="-116.66999999999983" table:formula="of:=[.D298]*10000" table:style-name="ce1">
            <text:p>-116.67</text:p>
          </table:table-cell>
          <table:table-cell office:value-type="float" office:value="-1.2299999999998477" table:formula="of:=[.I298]-[.I297]" table:style-name="ce1">
            <text:p>-1.2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02</text:p>
          </table:table-cell>
          <table:table-cell office:value-type="float" office:value="-0.171982" table:style-name="ce1">
            <text:p>-0.171982</text:p>
          </table:table-cell>
          <table:table-cell office:value-type="float" office:value="-1.2713000000000002E-2" table:formula="of:=[.C299]-[.C298]" table:style-name="ce1">
            <text:p>-0.012713</text:p>
          </table:table-cell>
          <table:table-cell office:value-type="float" office:value="502" table:style-name="ce1">
            <text:p>502</text:p>
          </table:table-cell>
          <table:table-cell office:value-type="float" office:value="12.607709" table:style-name="ce1">
            <text:p>12.607709</text:p>
          </table:table-cell>
          <table:table-cell office:value-type="float" office:value="42" table:style-name="ce1">
            <text:p>42</text:p>
          </table:table-cell>
          <table:table-cell office:value-type="float" office:value="-17.1982" table:formula="of:=[.C299]*100" table:style-name="ce1">
            <text:p>-17.1982</text:p>
          </table:table-cell>
          <table:table-cell office:value-type="float" office:value="-127.13000000000002" table:formula="of:=[.D299]*10000" table:style-name="ce1">
            <text:p>-127.13</text:p>
          </table:table-cell>
          <table:table-cell office:value-type="float" office:value="-10.460000000000193" table:formula="of:=[.I299]-[.I298]" table:style-name="ce1">
            <text:p>-10.4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03</text:p>
          </table:table-cell>
          <table:table-cell office:value-type="float" office:value="-0.19295799999999999" table:style-name="ce1">
            <text:p>-0.192958</text:p>
          </table:table-cell>
          <table:table-cell office:value-type="float" office:value="-2.0975999999999995E-2" table:formula="of:=[.C300]-[.C299]" table:style-name="ce1">
            <text:p>-0.020976</text:p>
          </table:table-cell>
          <table:table-cell office:value-type="float" office:value="507" table:style-name="ce1">
            <text:p>507</text:p>
          </table:table-cell>
          <table:table-cell office:value-type="float" office:value="12.980491000000001" table:style-name="ce1">
            <text:p>12.980491</text:p>
          </table:table-cell>
          <table:table-cell office:value-type="float" office:value="42" table:style-name="ce1">
            <text:p>42</text:p>
          </table:table-cell>
          <table:table-cell office:value-type="float" office:value="-19.2958" table:formula="of:=[.C300]*100" table:style-name="ce1">
            <text:p>-19.2958</text:p>
          </table:table-cell>
          <table:table-cell office:value-type="float" office:value="-209.75999999999993" table:formula="of:=[.D300]*10000" table:style-name="ce1">
            <text:p>-209.76</text:p>
          </table:table-cell>
          <table:table-cell office:value-type="float" office:value="-82.62999999999991" table:formula="of:=[.I300]-[.I299]" table:style-name="ce1">
            <text:p>-82.6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04</text:p>
          </table:table-cell>
          <table:table-cell office:value-type="float" office:value="-0.21632899999999999" table:style-name="ce1">
            <text:p>-0.216329</text:p>
          </table:table-cell>
          <table:table-cell office:value-type="float" office:value="-2.3371000000000003E-2" table:formula="of:=[.C301]-[.C300]" table:style-name="ce1">
            <text:p>-0.023371</text:p>
          </table:table-cell>
          <table:table-cell office:value-type="float" office:value="512" table:style-name="ce1">
            <text:p>512</text:p>
          </table:table-cell>
          <table:table-cell office:value-type="float" office:value="13.374980000000001" table:style-name="ce1">
            <text:p>13.37498</text:p>
          </table:table-cell>
          <table:table-cell office:value-type="float" office:value="40" table:style-name="ce1">
            <text:p>40</text:p>
          </table:table-cell>
          <table:table-cell office:value-type="float" office:value="-21.632899999999999" table:formula="of:=[.C301]*100" table:style-name="ce1">
            <text:p>-21.6329</text:p>
          </table:table-cell>
          <table:table-cell office:value-type="float" office:value="-233.71000000000004" table:formula="of:=[.D301]*10000" table:style-name="ce1">
            <text:p>-233.71</text:p>
          </table:table-cell>
          <table:table-cell office:value-type="float" office:value="-23.950000000000102" table:formula="of:=[.I301]-[.I300]" table:style-name="ce1">
            <text:p>-23.9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05</text:p>
          </table:table-cell>
          <table:table-cell office:value-type="float" office:value="-0.238979" table:style-name="ce1">
            <text:p>-0.238979</text:p>
          </table:table-cell>
          <table:table-cell office:value-type="float" office:value="-2.2650000000000003E-2" table:formula="of:=[.C302]-[.C301]" table:style-name="ce1">
            <text:p>-0.02265</text:p>
          </table:table-cell>
          <table:table-cell office:value-type="float" office:value="517" table:style-name="ce1">
            <text:p>517</text:p>
          </table:table-cell>
          <table:table-cell office:value-type="float" office:value="13.892462999999999" table:style-name="ce1">
            <text:p>13.892463</text:p>
          </table:table-cell>
          <table:table-cell office:value-type="float" office:value="40" table:style-name="ce1">
            <text:p>40</text:p>
          </table:table-cell>
          <table:table-cell office:value-type="float" office:value="-23.8979" table:formula="of:=[.C302]*100" table:style-name="ce1">
            <text:p>-23.8979</text:p>
          </table:table-cell>
          <table:table-cell office:value-type="float" office:value="-226.50000000000003" table:formula="of:=[.D302]*10000" table:style-name="ce1">
            <text:p>-226.5</text:p>
          </table:table-cell>
          <table:table-cell office:value-type="float" office:value="7.210000000000008" table:formula="of:=[.I302]-[.I301]" table:style-name="ce1">
            <text:p>7.2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06</text:p>
          </table:table-cell>
          <table:table-cell office:value-type="float" office:value="-0.26947700000000002" table:style-name="ce1">
            <text:p>-0.269477</text:p>
          </table:table-cell>
          <table:table-cell office:value-type="float" office:value="-3.0498000000000025E-2" table:formula="of:=[.C303]-[.C302]" table:style-name="ce1">
            <text:p>-0.030498</text:p>
          </table:table-cell>
          <table:table-cell office:value-type="float" office:value="522" table:style-name="ce1">
            <text:p>522</text:p>
          </table:table-cell>
          <table:table-cell office:value-type="float" office:value="14.672053999999999" table:style-name="ce1">
            <text:p>14.672054</text:p>
          </table:table-cell>
          <table:table-cell office:value-type="float" office:value="40" table:style-name="ce1">
            <text:p>40</text:p>
          </table:table-cell>
          <table:table-cell office:value-type="float" office:value="-26.947700000000001" table:formula="of:=[.C303]*100" table:style-name="ce1">
            <text:p>-26.9477</text:p>
          </table:table-cell>
          <table:table-cell office:value-type="float" office:value="-304.98000000000025" table:formula="of:=[.D303]*10000" table:style-name="ce1">
            <text:p>-304.98</text:p>
          </table:table-cell>
          <table:table-cell office:value-type="float" office:value="-78.480000000000217" table:formula="of:=[.I303]-[.I302]" table:style-name="ce1">
            <text:p>-78.4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07</text:p>
          </table:table-cell>
          <table:table-cell office:value-type="float" office:value="-0.28999000000000003" table:style-name="ce1">
            <text:p>-0.28999</text:p>
          </table:table-cell>
          <table:table-cell office:value-type="float" office:value="-2.0513000000000003E-2" table:formula="of:=[.C304]-[.C303]" table:style-name="ce1">
            <text:p>-0.020513</text:p>
          </table:table-cell>
          <table:table-cell office:value-type="float" office:value="527" table:style-name="ce1">
            <text:p>527</text:p>
          </table:table-cell>
          <table:table-cell office:value-type="float" office:value="15.131133" table:style-name="ce1">
            <text:p>15.131133</text:p>
          </table:table-cell>
          <table:table-cell office:value-type="float" office:value="40" table:style-name="ce1">
            <text:p>40</text:p>
          </table:table-cell>
          <table:table-cell office:value-type="float" office:value="-28.999000000000002" table:formula="of:=[.C304]*100" table:style-name="ce1">
            <text:p>-28.999</text:p>
          </table:table-cell>
          <table:table-cell office:value-type="float" office:value="-205.13000000000002" table:formula="of:=[.D304]*10000" table:style-name="ce1">
            <text:p>-205.13</text:p>
          </table:table-cell>
          <table:table-cell office:value-type="float" office:value="99.850000000000222" table:formula="of:=[.I304]-[.I303]" table:style-name="ce1">
            <text:p>99.8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08</text:p>
          </table:table-cell>
          <table:table-cell office:value-type="float" office:value="-0.29522900000000002" table:style-name="ce1">
            <text:p>-0.295229</text:p>
          </table:table-cell>
          <table:table-cell office:value-type="float" office:value="-5.2389999999999937E-3" table:formula="of:=[.C305]-[.C304]" table:style-name="ce1">
            <text:p>-0.005239</text:p>
          </table:table-cell>
          <table:table-cell office:value-type="float" office:value="532" table:style-name="ce1">
            <text:p>532</text:p>
          </table:table-cell>
          <table:table-cell office:value-type="float" office:value="15.252041" table:style-name="ce1">
            <text:p>15.252041</text:p>
          </table:table-cell>
          <table:table-cell office:value-type="float" office:value="40" table:style-name="ce1">
            <text:p>40</text:p>
          </table:table-cell>
          <table:table-cell office:value-type="float" office:value="-29.522900000000003" table:formula="of:=[.C305]*100" table:style-name="ce1">
            <text:p>-29.5229</text:p>
          </table:table-cell>
          <table:table-cell office:value-type="float" office:value="-52.389999999999937" table:formula="of:=[.D305]*10000" table:style-name="ce1">
            <text:p>-52.39</text:p>
          </table:table-cell>
          <table:table-cell office:value-type="float" office:value="152.74000000000009" table:formula="of:=[.I305]-[.I304]" table:style-name="ce1">
            <text:p>152.7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09</text:p>
          </table:table-cell>
          <table:table-cell office:value-type="float" office:value="-0.28301700000000002" table:style-name="ce1">
            <text:p>-0.283017</text:p>
          </table:table-cell>
          <table:table-cell office:value-type="float" office:value="1.2212000000000001E-2" table:formula="of:=[.C306]-[.C305]" table:style-name="ce1">
            <text:p>0.012212</text:p>
          </table:table-cell>
          <table:table-cell office:value-type="float" office:value="526" table:style-name="ce1">
            <text:p>526</text:p>
          </table:table-cell>
          <table:table-cell office:value-type="float" office:value="15.024673999999999" table:style-name="ce1">
            <text:p>15.024674</text:p>
          </table:table-cell>
          <table:table-cell office:value-type="float" office:value="40" table:style-name="ce1">
            <text:p>40</text:p>
          </table:table-cell>
          <table:table-cell office:value-type="float" office:value="-28.3017" table:formula="of:=[.C306]*100" table:style-name="ce1">
            <text:p>-28.3017</text:p>
          </table:table-cell>
          <table:table-cell office:value-type="float" office:value="122.12" table:formula="of:=[.D306]*10000" table:style-name="ce1">
            <text:p>122.12</text:p>
          </table:table-cell>
          <table:table-cell office:value-type="float" office:value="174.50999999999993" table:formula="of:=[.I306]-[.I305]" table:style-name="ce1">
            <text:p>174.5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10</text:p>
          </table:table-cell>
          <table:table-cell office:value-type="float" office:value="-0.26616200000000001" table:style-name="ce1">
            <text:p>-0.266162</text:p>
          </table:table-cell>
          <table:table-cell office:value-type="float" office:value="1.6855000000000009E-2" table:formula="of:=[.C307]-[.C306]" table:style-name="ce1">
            <text:p>0.016855</text:p>
          </table:table-cell>
          <table:table-cell office:value-type="float" office:value="517" table:style-name="ce1">
            <text:p>517</text:p>
          </table:table-cell>
          <table:table-cell office:value-type="float" office:value="14.762865" table:style-name="ce1">
            <text:p>14.762865</text:p>
          </table:table-cell>
          <table:table-cell office:value-type="float" office:value="40" table:style-name="ce1">
            <text:p>40</text:p>
          </table:table-cell>
          <table:table-cell office:value-type="float" office:value="-26.616199999999999" table:formula="of:=[.C307]*100" table:style-name="ce1">
            <text:p>-26.6162</text:p>
          </table:table-cell>
          <table:table-cell office:value-type="float" office:value="168.5500000000001" table:formula="of:=[.D307]*10000" table:style-name="ce1">
            <text:p>168.55</text:p>
          </table:table-cell>
          <table:table-cell office:value-type="float" office:value="46.430000000000092" table:formula="of:=[.I307]-[.I306]" table:style-name="ce1">
            <text:p>46.4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11</text:p>
          </table:table-cell>
          <table:table-cell office:value-type="float" office:value="-0.246945" table:style-name="ce1">
            <text:p>-0.246945</text:p>
          </table:table-cell>
          <table:table-cell office:value-type="float" office:value="1.9217000000000012E-2" table:formula="of:=[.C308]-[.C307]" table:style-name="ce1">
            <text:p>0.019217</text:p>
          </table:table-cell>
          <table:table-cell office:value-type="float" office:value="510" table:style-name="ce1">
            <text:p>510</text:p>
          </table:table-cell>
          <table:table-cell office:value-type="float" office:value="14.589547" table:style-name="ce1">
            <text:p>14.589547</text:p>
          </table:table-cell>
          <table:table-cell office:value-type="float" office:value="40" table:style-name="ce1">
            <text:p>40</text:p>
          </table:table-cell>
          <table:table-cell office:value-type="float" office:value="-24.694500000000001" table:formula="of:=[.C308]*100" table:style-name="ce1">
            <text:p>-24.6945</text:p>
          </table:table-cell>
          <table:table-cell office:value-type="float" office:value="192.17000000000013" table:formula="of:=[.D308]*10000" table:style-name="ce1">
            <text:p>192.17</text:p>
          </table:table-cell>
          <table:table-cell office:value-type="float" office:value="23.620000000000033" table:formula="of:=[.I308]-[.I307]" table:style-name="ce1">
            <text:p>23.6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12</text:p>
          </table:table-cell>
          <table:table-cell office:value-type="float" office:value="-0.22683300000000001" table:style-name="ce1">
            <text:p>-0.226833</text:p>
          </table:table-cell>
          <table:table-cell office:value-type="float" office:value="2.0111999999999991E-2" table:formula="of:=[.C309]-[.C308]" table:style-name="ce1">
            <text:p>0.020112</text:p>
          </table:table-cell>
          <table:table-cell office:value-type="float" office:value="505" table:style-name="ce1">
            <text:p>505</text:p>
          </table:table-cell>
          <table:table-cell office:value-type="float" office:value="14.475868999999999" table:style-name="ce1">
            <text:p>14.475869</text:p>
          </table:table-cell>
          <table:table-cell office:value-type="float" office:value="39" table:style-name="ce1">
            <text:p>39</text:p>
          </table:table-cell>
          <table:table-cell office:value-type="float" office:value="-22.683299999999999" table:formula="of:=[.C309]*100" table:style-name="ce1">
            <text:p>-22.6833</text:p>
          </table:table-cell>
          <table:table-cell office:value-type="float" office:value="201.11999999999992" table:formula="of:=[.D309]*10000" table:style-name="ce1">
            <text:p>201.12</text:p>
          </table:table-cell>
          <table:table-cell office:value-type="float" office:value="8.9499999999997897" table:formula="of:=[.I309]-[.I308]" table:style-name="ce1">
            <text:p>8.9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13</text:p>
          </table:table-cell>
          <table:table-cell office:value-type="float" office:value="-0.21055499999999999" table:style-name="ce1">
            <text:p>-0.210555</text:p>
          </table:table-cell>
          <table:table-cell office:value-type="float" office:value="1.6278000000000015E-2" table:formula="of:=[.C310]-[.C309]" table:style-name="ce1">
            <text:p>0.016278</text:p>
          </table:table-cell>
          <table:table-cell office:value-type="float" office:value="509" table:style-name="ce1">
            <text:p>509</text:p>
          </table:table-cell>
          <table:table-cell office:value-type="float" office:value="14.407087000000001" table:style-name="ce1">
            <text:p>14.407087</text:p>
          </table:table-cell>
          <table:table-cell office:value-type="float" office:value="39" table:style-name="ce1">
            <text:p>39</text:p>
          </table:table-cell>
          <table:table-cell office:value-type="float" office:value="-21.055499999999999" table:formula="of:=[.C310]*100" table:style-name="ce1">
            <text:p>-21.0555</text:p>
          </table:table-cell>
          <table:table-cell office:value-type="float" office:value="162.78000000000014" table:formula="of:=[.D310]*10000" table:style-name="ce1">
            <text:p>162.78</text:p>
          </table:table-cell>
          <table:table-cell office:value-type="float" office:value="-38.339999999999776" table:formula="of:=[.I310]-[.I309]" table:style-name="ce1">
            <text:p>-38.3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14</text:p>
          </table:table-cell>
          <table:table-cell office:value-type="float" office:value="-0.194272" table:style-name="ce1">
            <text:p>-0.194272</text:p>
          </table:table-cell>
          <table:table-cell office:value-type="float" office:value="1.6282999999999992E-2" table:formula="of:=[.C311]-[.C310]" table:style-name="ce1">
            <text:p>0.016283</text:p>
          </table:table-cell>
          <table:table-cell office:value-type="float" office:value="512" table:style-name="ce1">
            <text:p>512</text:p>
          </table:table-cell>
          <table:table-cell office:value-type="float" office:value="14.338061" table:style-name="ce1">
            <text:p>14.338061</text:p>
          </table:table-cell>
          <table:table-cell office:value-type="float" office:value="39" table:style-name="ce1">
            <text:p>39</text:p>
          </table:table-cell>
          <table:table-cell office:value-type="float" office:value="-19.427199999999999" table:formula="of:=[.C311]*100" table:style-name="ce1">
            <text:p>-19.4272</text:p>
          </table:table-cell>
          <table:table-cell office:value-type="float" office:value="162.82999999999993" table:formula="of:=[.D311]*10000" table:style-name="ce1">
            <text:p>162.83</text:p>
          </table:table-cell>
          <table:table-cell office:value-type="float" office:value="4.9999999999783995E-2" table:formula="of:=[.I311]-[.I310]" table:style-name="ce1">
            <text:p>0.0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15</text:p>
          </table:table-cell>
          <table:table-cell office:value-type="float" office:value="-0.17676500000000001" table:style-name="ce1">
            <text:p>-0.176765</text:p>
          </table:table-cell>
          <table:table-cell office:value-type="float" office:value="1.7506999999999995E-2" table:formula="of:=[.C312]-[.C311]" table:style-name="ce1">
            <text:p>0.017507</text:p>
          </table:table-cell>
          <table:table-cell office:value-type="float" office:value="512" table:style-name="ce1">
            <text:p>512</text:p>
          </table:table-cell>
          <table:table-cell office:value-type="float" office:value="14.257054" table:style-name="ce1">
            <text:p>14.257054</text:p>
          </table:table-cell>
          <table:table-cell office:value-type="float" office:value="39" table:style-name="ce1">
            <text:p>39</text:p>
          </table:table-cell>
          <table:table-cell office:value-type="float" office:value="-17.676500000000001" table:formula="of:=[.C312]*100" table:style-name="ce1">
            <text:p>-17.6765</text:p>
          </table:table-cell>
          <table:table-cell office:value-type="float" office:value="175.06999999999994" table:formula="of:=[.D312]*10000" table:style-name="ce1">
            <text:p>175.07</text:p>
          </table:table-cell>
          <table:table-cell office:value-type="float" office:value="12.240000000000009" table:formula="of:=[.I312]-[.I311]" table:style-name="ce1">
            <text:p>12.2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16</text:p>
          </table:table-cell>
          <table:table-cell office:value-type="float" office:value="-0.159252" table:style-name="ce1">
            <text:p>-0.159252</text:p>
          </table:table-cell>
          <table:table-cell office:value-type="float" office:value="1.7513000000000001E-2" table:formula="of:=[.C313]-[.C312]" table:style-name="ce1">
            <text:p>0.017513</text:p>
          </table:table-cell>
          <table:table-cell office:value-type="float" office:value="513" table:style-name="ce1">
            <text:p>513</text:p>
          </table:table-cell>
          <table:table-cell office:value-type="float" office:value="14.229435" table:style-name="ce1">
            <text:p>14.229435</text:p>
          </table:table-cell>
          <table:table-cell office:value-type="float" office:value="39" table:style-name="ce1">
            <text:p>39</text:p>
          </table:table-cell>
          <table:table-cell office:value-type="float" office:value="-15.9252" table:formula="of:=[.C313]*100" table:style-name="ce1">
            <text:p>-15.9252</text:p>
          </table:table-cell>
          <table:table-cell office:value-type="float" office:value="175.13" table:formula="of:=[.D313]*10000" table:style-name="ce1">
            <text:p>175.13</text:p>
          </table:table-cell>
          <table:table-cell office:value-type="float" office:value="6.0000000000059117E-2" table:formula="of:=[.I313]-[.I312]" table:style-name="ce1">
            <text:p>0.0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17</text:p>
          </table:table-cell>
          <table:table-cell office:value-type="float" office:value="-0.14064299999999999" table:style-name="ce1">
            <text:p>-0.140643</text:p>
          </table:table-cell>
          <table:table-cell office:value-type="float" office:value="1.8609000000000014E-2" table:formula="of:=[.C314]-[.C313]" table:style-name="ce1">
            <text:p>0.018609</text:p>
          </table:table-cell>
          <table:table-cell office:value-type="float" office:value="513" table:style-name="ce1">
            <text:p>513</text:p>
          </table:table-cell>
          <table:table-cell office:value-type="float" office:value="14.196697" table:style-name="ce1">
            <text:p>14.196697</text:p>
          </table:table-cell>
          <table:table-cell office:value-type="float" office:value="38" table:style-name="ce1">
            <text:p>38</text:p>
          </table:table-cell>
          <table:table-cell office:value-type="float" office:value="-14.064299999999999" table:formula="of:=[.C314]*100" table:style-name="ce1">
            <text:p>-14.0643</text:p>
          </table:table-cell>
          <table:table-cell office:value-type="float" office:value="186.09000000000015" table:formula="of:=[.D314]*10000" table:style-name="ce1">
            <text:p>186.09</text:p>
          </table:table-cell>
          <table:table-cell office:value-type="float" office:value="10.96000000000015" table:formula="of:=[.I314]-[.I313]" table:style-name="ce1">
            <text:p>10.9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18</text:p>
          </table:table-cell>
          <table:table-cell office:value-type="float" office:value="-0.12223199999999999" table:style-name="ce1">
            <text:p>-0.122232</text:p>
          </table:table-cell>
          <table:table-cell office:value-type="float" office:value="1.8410999999999997E-2" table:formula="of:=[.C315]-[.C314]" table:style-name="ce1">
            <text:p>0.018411</text:p>
          </table:table-cell>
          <table:table-cell office:value-type="float" office:value="513" table:style-name="ce1">
            <text:p>513</text:p>
          </table:table-cell>
          <table:table-cell office:value-type="float" office:value="14.174640999999999" table:style-name="ce1">
            <text:p>14.174641</text:p>
          </table:table-cell>
          <table:table-cell office:value-type="float" office:value="38" table:style-name="ce1">
            <text:p>38</text:p>
          </table:table-cell>
          <table:table-cell office:value-type="float" office:value="-12.223199999999999" table:formula="of:=[.C315]*100" table:style-name="ce1">
            <text:p>-12.2232</text:p>
          </table:table-cell>
          <table:table-cell office:value-type="float" office:value="184.10999999999996" table:formula="of:=[.D315]*10000" table:style-name="ce1">
            <text:p>184.11</text:p>
          </table:table-cell>
          <table:table-cell office:value-type="float" office:value="-1.9800000000001887" table:formula="of:=[.I315]-[.I314]" table:style-name="ce1">
            <text:p>-1.9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19</text:p>
          </table:table-cell>
          <table:table-cell office:value-type="float" office:value="-0.102496" table:style-name="ce1">
            <text:p>-0.102496</text:p>
          </table:table-cell>
          <table:table-cell office:value-type="float" office:value="1.973599999999999E-2" table:formula="of:=[.C316]-[.C315]" table:style-name="ce1">
            <text:p>0.019736</text:p>
          </table:table-cell>
          <table:table-cell office:value-type="float" office:value="513" table:style-name="ce1">
            <text:p>513</text:p>
          </table:table-cell>
          <table:table-cell office:value-type="float" office:value="14.135059999999999" table:style-name="ce1">
            <text:p>14.13506</text:p>
          </table:table-cell>
          <table:table-cell office:value-type="float" office:value="38" table:style-name="ce1">
            <text:p>38</text:p>
          </table:table-cell>
          <table:table-cell office:value-type="float" office:value="-10.249600000000001" table:formula="of:=[.C316]*100" table:style-name="ce1">
            <text:p>-10.2496</text:p>
          </table:table-cell>
          <table:table-cell office:value-type="float" office:value="197.3599999999999" table:formula="of:=[.D316]*10000" table:style-name="ce1">
            <text:p>197.36</text:p>
          </table:table-cell>
          <table:table-cell office:value-type="float" office:value="13.249999999999943" table:formula="of:=[.I316]-[.I315]" table:style-name="ce1">
            <text:p>13.2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20</text:p>
          </table:table-cell>
          <table:table-cell office:value-type="float" office:value="-8.3079E-2" table:style-name="ce1">
            <text:p>-0.083079</text:p>
          </table:table-cell>
          <table:table-cell office:value-type="float" office:value="1.9417000000000004E-2" table:formula="of:=[.C317]-[.C316]" table:style-name="ce1">
            <text:p>0.019417</text:p>
          </table:table-cell>
          <table:table-cell office:value-type="float" office:value="513" table:style-name="ce1">
            <text:p>513</text:p>
          </table:table-cell>
          <table:table-cell office:value-type="float" office:value="14.112648999999999" table:style-name="ce1">
            <text:p>14.112649</text:p>
          </table:table-cell>
          <table:table-cell office:value-type="float" office:value="38" table:style-name="ce1">
            <text:p>38</text:p>
          </table:table-cell>
          <table:table-cell office:value-type="float" office:value="-8.3079000000000001" table:formula="of:=[.C317]*100" table:style-name="ce1">
            <text:p>-8.3079</text:p>
          </table:table-cell>
          <table:table-cell office:value-type="float" office:value="194.17000000000004" table:formula="of:=[.D317]*10000" table:style-name="ce1">
            <text:p>194.17</text:p>
          </table:table-cell>
          <table:table-cell office:value-type="float" office:value="-3.1899999999998556" table:formula="of:=[.I317]-[.I316]" table:style-name="ce1">
            <text:p>-3.1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21</text:p>
          </table:table-cell>
          <table:table-cell office:value-type="float" office:value="-6.2480000000000001E-2" table:style-name="ce1">
            <text:p>-0.06248</text:p>
          </table:table-cell>
          <table:table-cell office:value-type="float" office:value="2.0598999999999999E-2" table:formula="of:=[.C318]-[.C317]" table:style-name="ce1">
            <text:p>0.020599</text:p>
          </table:table-cell>
          <table:table-cell office:value-type="float" office:value="513" table:style-name="ce1">
            <text:p>513</text:p>
          </table:table-cell>
          <table:table-cell office:value-type="float" office:value="14.080476000000001" table:style-name="ce1">
            <text:p>14.080476</text:p>
          </table:table-cell>
          <table:table-cell office:value-type="float" office:value="38" table:style-name="ce1">
            <text:p>38</text:p>
          </table:table-cell>
          <table:table-cell office:value-type="float" office:value="-6.2480000000000002" table:formula="of:=[.C318]*100" table:style-name="ce1">
            <text:p>-6.248</text:p>
          </table:table-cell>
          <table:table-cell office:value-type="float" office:value="205.98999999999998" table:formula="of:=[.D318]*10000" table:style-name="ce1">
            <text:p>205.99</text:p>
          </table:table-cell>
          <table:table-cell office:value-type="float" office:value="11.819999999999936" table:formula="of:=[.I318]-[.I317]" table:style-name="ce1">
            <text:p>11.8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22</text:p>
          </table:table-cell>
          <table:table-cell office:value-type="float" office:value="-6.1546999999999998E-2" table:style-name="ce1">
            <text:p>-0.061547</text:p>
          </table:table-cell>
          <table:table-cell office:value-type="float" office:value="9.3300000000000327E-4" table:formula="of:=[.C319]-[.C318]" table:style-name="ce1">
            <text:p>0.000933</text:p>
          </table:table-cell>
          <table:table-cell office:value-type="float" office:value="520" table:style-name="ce1">
            <text:p>520</text:p>
          </table:table-cell>
          <table:table-cell office:value-type="float" office:value="14.030355999999999" table:style-name="ce1">
            <text:p>14.030356</text:p>
          </table:table-cell>
          <table:table-cell office:value-type="float" office:value="37" table:style-name="ce1">
            <text:p>37</text:p>
          </table:table-cell>
          <table:table-cell office:value-type="float" office:value="-6.1547000000000001" table:formula="of:=[.C319]*100" table:style-name="ce1">
            <text:p>-6.1547</text:p>
          </table:table-cell>
          <table:table-cell office:value-type="float" office:value="9.330000000000032" table:formula="of:=[.D319]*10000" table:style-name="ce1">
            <text:p>9.33</text:p>
          </table:table-cell>
          <table:table-cell office:value-type="float" office:value="-196.65999999999994" table:formula="of:=[.I319]-[.I318]" table:style-name="ce1">
            <text:p>-196.6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23</text:p>
          </table:table-cell>
          <table:table-cell office:value-type="float" office:value="-1.6913999999999998E-2" table:style-name="ce1">
            <text:p>-0.016914</text:p>
          </table:table-cell>
          <table:table-cell office:value-type="float" office:value="4.4632999999999999E-2" table:formula="of:=[.C320]-[.C319]" table:style-name="ce1">
            <text:p>0.044633</text:p>
          </table:table-cell>
          <table:table-cell office:value-type="float" office:value="508" table:style-name="ce1">
            <text:p>508</text:p>
          </table:table-cell>
          <table:table-cell office:value-type="float" office:value="13.942632" table:style-name="ce1">
            <text:p>13.942632</text:p>
          </table:table-cell>
          <table:table-cell office:value-type="float" office:value="37" table:style-name="ce1">
            <text:p>37</text:p>
          </table:table-cell>
          <table:table-cell office:value-type="float" office:value="-1.6913999999999998" table:formula="of:=[.C320]*100" table:style-name="ce1">
            <text:p>-1.6914</text:p>
          </table:table-cell>
          <table:table-cell office:value-type="float" office:value="446.33" table:formula="of:=[.D320]*10000" table:style-name="ce1">
            <text:p>446.33</text:p>
          </table:table-cell>
          <table:table-cell office:value-type="float" office:value="436.99999999999994" table:formula="of:=[.I320]-[.I319]" table:style-name="ce1">
            <text:p>43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24</text:p>
          </table:table-cell>
          <table:table-cell office:value-type="float" office:value="7.7419999999999998E-3" table:style-name="ce1">
            <text:p>0.007742</text:p>
          </table:table-cell>
          <table:table-cell office:value-type="float" office:value="2.4655999999999997E-2" table:formula="of:=[.C321]-[.C320]" table:style-name="ce1">
            <text:p>0.024656</text:p>
          </table:table-cell>
          <table:table-cell office:value-type="float" office:value="512" table:style-name="ce1">
            <text:p>512</text:p>
          </table:table-cell>
          <table:table-cell office:value-type="float" office:value="13.853733" table:style-name="ce1">
            <text:p>13.853733</text:p>
          </table:table-cell>
          <table:table-cell office:value-type="float" office:value="37" table:style-name="ce1">
            <text:p>37</text:p>
          </table:table-cell>
          <table:table-cell office:value-type="float" office:value="0.7742" table:formula="of:=[.C321]*100" table:style-name="ce1">
            <text:p>0.7742</text:p>
          </table:table-cell>
          <table:table-cell office:value-type="float" office:value="246.55999999999997" table:formula="of:=[.D321]*10000" table:style-name="ce1">
            <text:p>246.56</text:p>
          </table:table-cell>
          <table:table-cell office:value-type="float" office:value="-199.77" table:formula="of:=[.I321]-[.I320]" table:style-name="ce1">
            <text:p>-199.7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25</text:p>
          </table:table-cell>
          <table:table-cell office:value-type="float" office:value="3.3637E-2" table:style-name="ce1">
            <text:p>0.033637</text:p>
          </table:table-cell>
          <table:table-cell office:value-type="float" office:value="2.5895000000000001E-2" table:formula="of:=[.C322]-[.C321]" table:style-name="ce1">
            <text:p>0.025895</text:p>
          </table:table-cell>
          <table:table-cell office:value-type="float" office:value="509" table:style-name="ce1">
            <text:p>509</text:p>
          </table:table-cell>
          <table:table-cell office:value-type="float" office:value="13.752079999999999" table:style-name="ce1">
            <text:p>13.75208</text:p>
          </table:table-cell>
          <table:table-cell office:value-type="float" office:value="37" table:style-name="ce1">
            <text:p>37</text:p>
          </table:table-cell>
          <table:table-cell office:value-type="float" office:value="3.3637000000000001" table:formula="of:=[.C322]*100" table:style-name="ce1">
            <text:p>3.3637</text:p>
          </table:table-cell>
          <table:table-cell office:value-type="float" office:value="258.95" table:formula="of:=[.D322]*10000" table:style-name="ce1">
            <text:p>258.95</text:p>
          </table:table-cell>
          <table:table-cell office:value-type="float" office:value="12.390000000000015" table:formula="of:=[.I322]-[.I321]" table:style-name="ce1">
            <text:p>12.3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26</text:p>
          </table:table-cell>
          <table:table-cell office:value-type="float" office:value="6.1584E-2" table:style-name="ce1">
            <text:p>0.061584</text:p>
          </table:table-cell>
          <table:table-cell office:value-type="float" office:value="2.7947E-2" table:formula="of:=[.C323]-[.C322]" table:style-name="ce1">
            <text:p>0.027947</text:p>
          </table:table-cell>
          <table:table-cell office:value-type="float" office:value="502" table:style-name="ce1">
            <text:p>502</text:p>
          </table:table-cell>
          <table:table-cell office:value-type="float" office:value="13.594018999999999" table:style-name="ce1">
            <text:p>13.594019</text:p>
          </table:table-cell>
          <table:table-cell office:value-type="float" office:value="37" table:style-name="ce1">
            <text:p>37</text:p>
          </table:table-cell>
          <table:table-cell office:value-type="float" office:value="6.1584000000000003" table:formula="of:=[.C323]*100" table:style-name="ce1">
            <text:p>6.1584</text:p>
          </table:table-cell>
          <table:table-cell office:value-type="float" office:value="279.46999999999997" table:formula="of:=[.D323]*10000" table:style-name="ce1">
            <text:p>279.47</text:p>
          </table:table-cell>
          <table:table-cell office:value-type="float" office:value="20.519999999999982" table:formula="of:=[.I323]-[.I322]" table:style-name="ce1">
            <text:p>20.5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27</text:p>
          </table:table-cell>
          <table:table-cell office:value-type="float" office:value="8.9283000000000001E-2" table:style-name="ce1">
            <text:p>0.089283</text:p>
          </table:table-cell>
          <table:table-cell office:value-type="float" office:value="2.7699000000000001E-2" table:formula="of:=[.C324]-[.C323]" table:style-name="ce1">
            <text:p>0.027699</text:p>
          </table:table-cell>
          <table:table-cell office:value-type="float" office:value="510" table:style-name="ce1">
            <text:p>510</text:p>
          </table:table-cell>
          <table:table-cell office:value-type="float" office:value="13.449339" table:style-name="ce1">
            <text:p>13.449339</text:p>
          </table:table-cell>
          <table:table-cell office:value-type="float" office:value="36" table:style-name="ce1">
            <text:p>36</text:p>
          </table:table-cell>
          <table:table-cell office:value-type="float" office:value="8.9283000000000001" table:formula="of:=[.C324]*100" table:style-name="ce1">
            <text:p>8.9283</text:p>
          </table:table-cell>
          <table:table-cell office:value-type="float" office:value="276.99" table:formula="of:=[.D324]*10000" table:style-name="ce1">
            <text:p>276.99</text:p>
          </table:table-cell>
          <table:table-cell office:value-type="float" office:value="-2.4799999999999613" table:formula="of:=[.I324]-[.I323]" table:style-name="ce1">
            <text:p>-2.4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28</text:p>
          </table:table-cell>
          <table:table-cell office:value-type="float" office:value="0.11940199999999999" table:style-name="ce1">
            <text:p>0.119402</text:p>
          </table:table-cell>
          <table:table-cell office:value-type="float" office:value="3.0118999999999993E-2" table:formula="of:=[.C325]-[.C324]" table:style-name="ce1">
            <text:p>0.030119</text:p>
          </table:table-cell>
          <table:table-cell office:value-type="float" office:value="500" table:style-name="ce1">
            <text:p>500</text:p>
          </table:table-cell>
          <table:table-cell office:value-type="float" office:value="13.282308" table:style-name="ce1">
            <text:p>13.282308</text:p>
          </table:table-cell>
          <table:table-cell office:value-type="float" office:value="36" table:style-name="ce1">
            <text:p>36</text:p>
          </table:table-cell>
          <table:table-cell office:value-type="float" office:value="11.940199999999999" table:formula="of:=[.C325]*100" table:style-name="ce1">
            <text:p>11.9402</text:p>
          </table:table-cell>
          <table:table-cell office:value-type="float" office:value="301.18999999999994" table:formula="of:=[.D325]*10000" table:style-name="ce1">
            <text:p>301.19</text:p>
          </table:table-cell>
          <table:table-cell office:value-type="float" office:value="24.199999999999932" table:formula="of:=[.I325]-[.I324]" table:style-name="ce1">
            <text:p>24.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29</text:p>
          </table:table-cell>
          <table:table-cell office:value-type="float" office:value="0.14997199999999999" table:style-name="ce1">
            <text:p>0.149972</text:p>
          </table:table-cell>
          <table:table-cell office:value-type="float" office:value="3.057E-2" table:formula="of:=[.C326]-[.C325]" table:style-name="ce1">
            <text:p>0.03057</text:p>
          </table:table-cell>
          <table:table-cell office:value-type="float" office:value="494" table:style-name="ce1">
            <text:p>494</text:p>
          </table:table-cell>
          <table:table-cell office:value-type="float" office:value="13.091203" table:style-name="ce1">
            <text:p>13.091203</text:p>
          </table:table-cell>
          <table:table-cell office:value-type="float" office:value="36" table:style-name="ce1">
            <text:p>36</text:p>
          </table:table-cell>
          <table:table-cell office:value-type="float" office:value="14.997199999999999" table:formula="of:=[.C326]*100" table:style-name="ce1">
            <text:p>14.9972</text:p>
          </table:table-cell>
          <table:table-cell office:value-type="float" office:value="305.7" table:formula="of:=[.D326]*10000" table:style-name="ce1">
            <text:p>305.7</text:p>
          </table:table-cell>
          <table:table-cell office:value-type="float" office:value="4.5100000000000477" table:formula="of:=[.I326]-[.I325]" table:style-name="ce1">
            <text:p>4.5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30</text:p>
          </table:table-cell>
          <table:table-cell office:value-type="float" office:value="0.18243000000000001" table:style-name="ce1">
            <text:p>0.18243</text:p>
          </table:table-cell>
          <table:table-cell office:value-type="float" office:value="3.2458000000000015E-2" table:formula="of:=[.C327]-[.C326]" table:style-name="ce1">
            <text:p>0.032458</text:p>
          </table:table-cell>
          <table:table-cell office:value-type="float" office:value="488" table:style-name="ce1">
            <text:p>488</text:p>
          </table:table-cell>
          <table:table-cell office:value-type="float" office:value="12.79936" table:style-name="ce1">
            <text:p>12.79936</text:p>
          </table:table-cell>
          <table:table-cell office:value-type="float" office:value="36" table:style-name="ce1">
            <text:p>36</text:p>
          </table:table-cell>
          <table:table-cell office:value-type="float" office:value="18.243000000000002" table:formula="of:=[.C327]*100" table:style-name="ce1">
            <text:p>18.243</text:p>
          </table:table-cell>
          <table:table-cell office:value-type="float" office:value="324.58000000000015" table:formula="of:=[.D327]*10000" table:style-name="ce1">
            <text:p>324.58</text:p>
          </table:table-cell>
          <table:table-cell office:value-type="float" office:value="18.880000000000166" table:formula="of:=[.I327]-[.I326]" table:style-name="ce1">
            <text:p>18.8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31</text:p>
          </table:table-cell>
          <table:table-cell office:value-type="float" office:value="0.21770400000000001" table:style-name="ce1">
            <text:p>0.217704</text:p>
          </table:table-cell>
          <table:table-cell office:value-type="float" office:value="3.5274E-2" table:formula="of:=[.C328]-[.C327]" table:style-name="ce1">
            <text:p>0.035274</text:p>
          </table:table-cell>
          <table:table-cell office:value-type="float" office:value="482" table:style-name="ce1">
            <text:p>482</text:p>
          </table:table-cell>
          <table:table-cell office:value-type="float" office:value="12.571065000000001" table:style-name="ce1">
            <text:p>12.571065</text:p>
          </table:table-cell>
          <table:table-cell office:value-type="float" office:value="36" table:style-name="ce1">
            <text:p>36</text:p>
          </table:table-cell>
          <table:table-cell office:value-type="float" office:value="21.770400000000002" table:formula="of:=[.C328]*100" table:style-name="ce1">
            <text:p>21.7704</text:p>
          </table:table-cell>
          <table:table-cell office:value-type="float" office:value="352.74" table:formula="of:=[.D328]*10000" table:style-name="ce1">
            <text:p>352.74</text:p>
          </table:table-cell>
          <table:table-cell office:value-type="float" office:value="28.159999999999854" table:formula="of:=[.I328]-[.I327]" table:style-name="ce1">
            <text:p>28.1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32</text:p>
          </table:table-cell>
          <table:table-cell office:value-type="float" office:value="0.25008000000000002" table:style-name="ce1">
            <text:p>0.25008</text:p>
          </table:table-cell>
          <table:table-cell office:value-type="float" office:value="3.2376000000000016E-2" table:formula="of:=[.C329]-[.C328]" table:style-name="ce1">
            <text:p>0.032376</text:p>
          </table:table-cell>
          <table:table-cell office:value-type="float" office:value="475" table:style-name="ce1">
            <text:p>475</text:p>
          </table:table-cell>
          <table:table-cell office:value-type="float" office:value="12.284215" table:style-name="ce1">
            <text:p>12.284215</text:p>
          </table:table-cell>
          <table:table-cell office:value-type="float" office:value="35" table:style-name="ce1">
            <text:p>35</text:p>
          </table:table-cell>
          <table:table-cell office:value-type="float" office:value="25.008000000000003" table:formula="of:=[.C329]*100" table:style-name="ce1">
            <text:p>25.008</text:p>
          </table:table-cell>
          <table:table-cell office:value-type="float" office:value="323.76000000000016" table:formula="of:=[.D329]*10000" table:style-name="ce1">
            <text:p>323.76</text:p>
          </table:table-cell>
          <table:table-cell office:value-type="float" office:value="-28.979999999999848" table:formula="of:=[.I329]-[.I328]" table:style-name="ce1">
            <text:p>-28.9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33</text:p>
          </table:table-cell>
          <table:table-cell office:value-type="float" office:value="0.28490900000000002" table:style-name="ce1">
            <text:p>0.284909</text:p>
          </table:table-cell>
          <table:table-cell office:value-type="float" office:value="3.4828999999999999E-2" table:formula="of:=[.C330]-[.C329]" table:style-name="ce1">
            <text:p>0.034829</text:p>
          </table:table-cell>
          <table:table-cell office:value-type="float" office:value="467" table:style-name="ce1">
            <text:p>467</text:p>
          </table:table-cell>
          <table:table-cell office:value-type="float" office:value="12.026745999999999" table:style-name="ce1">
            <text:p>12.026746</text:p>
          </table:table-cell>
          <table:table-cell office:value-type="float" office:value="35" table:style-name="ce1">
            <text:p>35</text:p>
          </table:table-cell>
          <table:table-cell office:value-type="float" office:value="28.490900000000003" table:formula="of:=[.C330]*100" table:style-name="ce1">
            <text:p>28.4909</text:p>
          </table:table-cell>
          <table:table-cell office:value-type="float" office:value="348.28999999999996" table:formula="of:=[.D330]*10000" table:style-name="ce1">
            <text:p>348.29</text:p>
          </table:table-cell>
          <table:table-cell office:value-type="float" office:value="24.529999999999802" table:formula="of:=[.I330]-[.I329]" table:style-name="ce1">
            <text:p>24.5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34</text:p>
          </table:table-cell>
          <table:table-cell office:value-type="float" office:value="0.32001600000000002" table:style-name="ce1">
            <text:p>0.320016</text:p>
          </table:table-cell>
          <table:table-cell office:value-type="float" office:value="3.5106999999999999E-2" table:formula="of:=[.C331]-[.C330]" table:style-name="ce1">
            <text:p>0.035107</text:p>
          </table:table-cell>
          <table:table-cell office:value-type="float" office:value="460" table:style-name="ce1">
            <text:p>460</text:p>
          </table:table-cell>
          <table:table-cell office:value-type="float" office:value="11.701556999999999" table:style-name="ce1">
            <text:p>11.701557</text:p>
          </table:table-cell>
          <table:table-cell office:value-type="float" office:value="35" table:style-name="ce1">
            <text:p>35</text:p>
          </table:table-cell>
          <table:table-cell office:value-type="float" office:value="32.001600000000003" table:formula="of:=[.C331]*100" table:style-name="ce1">
            <text:p>32.0016</text:p>
          </table:table-cell>
          <table:table-cell office:value-type="float" office:value="351.07" table:formula="of:=[.D331]*10000" table:style-name="ce1">
            <text:p>351.07</text:p>
          </table:table-cell>
          <table:table-cell office:value-type="float" office:value="2.7800000000000296" table:formula="of:=[.I331]-[.I330]" table:style-name="ce1">
            <text:p>2.7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35</text:p>
          </table:table-cell>
          <table:table-cell office:value-type="float" office:value="0.35772700000000002" table:style-name="ce1">
            <text:p>0.357727</text:p>
          </table:table-cell>
          <table:table-cell office:value-type="float" office:value="3.7710999999999995E-2" table:formula="of:=[.C332]-[.C331]" table:style-name="ce1">
            <text:p>0.037711</text:p>
          </table:table-cell>
          <table:table-cell office:value-type="float" office:value="452" table:style-name="ce1">
            <text:p>452</text:p>
          </table:table-cell>
          <table:table-cell office:value-type="float" office:value="11.238346999999999" table:style-name="ce1">
            <text:p>11.238347</text:p>
          </table:table-cell>
          <table:table-cell office:value-type="float" office:value="35" table:style-name="ce1">
            <text:p>35</text:p>
          </table:table-cell>
          <table:table-cell office:value-type="float" office:value="35.7727" table:formula="of:=[.C332]*100" table:style-name="ce1">
            <text:p>35.7727</text:p>
          </table:table-cell>
          <table:table-cell office:value-type="float" office:value="377.10999999999996" table:formula="of:=[.D332]*10000" table:style-name="ce1">
            <text:p>377.11</text:p>
          </table:table-cell>
          <table:table-cell office:value-type="float" office:value="26.039999999999964" table:formula="of:=[.I332]-[.I331]" table:style-name="ce1">
            <text:p>26.0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36</text:p>
          </table:table-cell>
          <table:table-cell office:value-type="float" office:value="0.39319199999999999" table:style-name="ce1">
            <text:p>0.393192</text:p>
          </table:table-cell>
          <table:table-cell office:value-type="float" office:value="3.5464999999999969E-2" table:formula="of:=[.C333]-[.C332]" table:style-name="ce1">
            <text:p>0.035465</text:p>
          </table:table-cell>
          <table:table-cell office:value-type="float" office:value="445" table:style-name="ce1">
            <text:p>445</text:p>
          </table:table-cell>
          <table:table-cell office:value-type="float" office:value="10.895099999999999" table:style-name="ce1">
            <text:p>10.8951</text:p>
          </table:table-cell>
          <table:table-cell office:value-type="float" office:value="35" table:style-name="ce1">
            <text:p>35</text:p>
          </table:table-cell>
          <table:table-cell office:value-type="float" office:value="39.319199999999995" table:formula="of:=[.C333]*100" table:style-name="ce1">
            <text:p>39.3192</text:p>
          </table:table-cell>
          <table:table-cell office:value-type="float" office:value="354.64999999999969" table:formula="of:=[.D333]*10000" table:style-name="ce1">
            <text:p>354.65</text:p>
          </table:table-cell>
          <table:table-cell office:value-type="float" office:value="-22.460000000000264" table:formula="of:=[.I333]-[.I332]" table:style-name="ce1">
            <text:p>-22.4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37</text:p>
          </table:table-cell>
          <table:table-cell office:value-type="float" office:value="0.42821999999999999" table:style-name="ce1">
            <text:p>0.42822</text:p>
          </table:table-cell>
          <table:table-cell office:value-type="float" office:value="3.5028000000000004E-2" table:formula="of:=[.C334]-[.C333]" table:style-name="ce1">
            <text:p>0.035028</text:p>
          </table:table-cell>
          <table:table-cell office:value-type="float" office:value="437" table:style-name="ce1">
            <text:p>437</text:p>
          </table:table-cell>
          <table:table-cell office:value-type="float" office:value="10.522339000000001" table:style-name="ce1">
            <text:p>10.522339</text:p>
          </table:table-cell>
          <table:table-cell office:value-type="float" office:value="34" table:style-name="ce1">
            <text:p>34</text:p>
          </table:table-cell>
          <table:table-cell office:value-type="float" office:value="42.821999999999996" table:formula="of:=[.C334]*100" table:style-name="ce1">
            <text:p>42.822</text:p>
          </table:table-cell>
          <table:table-cell office:value-type="float" office:value="350.28000000000003" table:formula="of:=[.D334]*10000" table:style-name="ce1">
            <text:p>350.28</text:p>
          </table:table-cell>
          <table:table-cell office:value-type="float" office:value="-4.3699999999996635" table:formula="of:=[.I334]-[.I333]" table:style-name="ce1">
            <text:p>-4.3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38</text:p>
          </table:table-cell>
          <table:table-cell office:value-type="float" office:value="0.46296500000000002" table:style-name="ce1">
            <text:p>0.462965</text:p>
          </table:table-cell>
          <table:table-cell office:value-type="float" office:value="3.4745000000000026E-2" table:formula="of:=[.C335]-[.C334]" table:style-name="ce1">
            <text:p>0.034745</text:p>
          </table:table-cell>
          <table:table-cell office:value-type="float" office:value="430" table:style-name="ce1">
            <text:p>430</text:p>
          </table:table-cell>
          <table:table-cell office:value-type="float" office:value="10.112074" table:style-name="ce1">
            <text:p>10.112074</text:p>
          </table:table-cell>
          <table:table-cell office:value-type="float" office:value="34" table:style-name="ce1">
            <text:p>34</text:p>
          </table:table-cell>
          <table:table-cell office:value-type="float" office:value="46.296500000000002" table:formula="of:=[.C335]*100" table:style-name="ce1">
            <text:p>46.2965</text:p>
          </table:table-cell>
          <table:table-cell office:value-type="float" office:value="347.45000000000027" table:formula="of:=[.D335]*10000" table:style-name="ce1">
            <text:p>347.45</text:p>
          </table:table-cell>
          <table:table-cell office:value-type="float" office:value="-2.8299999999997567" table:formula="of:=[.I335]-[.I334]" table:style-name="ce1">
            <text:p>-2.8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39</text:p>
          </table:table-cell>
          <table:table-cell office:value-type="float" office:value="0.49949500000000002" table:style-name="ce1">
            <text:p>0.499495</text:p>
          </table:table-cell>
          <table:table-cell office:value-type="float" office:value="3.6530000000000007E-2" table:formula="of:=[.C336]-[.C335]" table:style-name="ce1">
            <text:p>0.03653</text:p>
          </table:table-cell>
          <table:table-cell office:value-type="float" office:value="422" table:style-name="ce1">
            <text:p>422</text:p>
          </table:table-cell>
          <table:table-cell office:value-type="float" office:value="9.5551630000000003" table:style-name="ce1">
            <text:p>9.555163</text:p>
          </table:table-cell>
          <table:table-cell office:value-type="float" office:value="34" table:style-name="ce1">
            <text:p>34</text:p>
          </table:table-cell>
          <table:table-cell office:value-type="float" office:value="49.9495" table:formula="of:=[.C336]*100" table:style-name="ce1">
            <text:p>49.9495</text:p>
          </table:table-cell>
          <table:table-cell office:value-type="float" office:value="365.30000000000007" table:formula="of:=[.D336]*10000" table:style-name="ce1">
            <text:p>365.3</text:p>
          </table:table-cell>
          <table:table-cell office:value-type="float" office:value="17.849999999999795" table:formula="of:=[.I336]-[.I335]" table:style-name="ce1">
            <text:p>17.8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40</text:p>
          </table:table-cell>
          <table:table-cell office:value-type="float" office:value="0.53551499999999996" table:style-name="ce1">
            <text:p>0.535515</text:p>
          </table:table-cell>
          <table:table-cell office:value-type="float" office:value="3.6019999999999941E-2" table:formula="of:=[.C337]-[.C336]" table:style-name="ce1">
            <text:p>0.03602</text:p>
          </table:table-cell>
          <table:table-cell office:value-type="float" office:value="415" table:style-name="ce1">
            <text:p>415</text:p>
          </table:table-cell>
          <table:table-cell office:value-type="float" office:value="9.0788189999999993" table:style-name="ce1">
            <text:p>9.078819</text:p>
          </table:table-cell>
          <table:table-cell office:value-type="float" office:value="34" table:style-name="ce1">
            <text:p>34</text:p>
          </table:table-cell>
          <table:table-cell office:value-type="float" office:value="53.551499999999997" table:formula="of:=[.C337]*100" table:style-name="ce1">
            <text:p>53.5515</text:p>
          </table:table-cell>
          <table:table-cell office:value-type="float" office:value="360.19999999999942" table:formula="of:=[.D337]*10000" table:style-name="ce1">
            <text:p>360.2</text:p>
          </table:table-cell>
          <table:table-cell office:value-type="float" office:value="-5.100000000000648" table:formula="of:=[.I337]-[.I336]" table:style-name="ce1">
            <text:p>-5.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41</text:p>
          </table:table-cell>
          <table:table-cell office:value-type="float" office:value="0.56828299999999998" table:style-name="ce1">
            <text:p>0.568283</text:p>
          </table:table-cell>
          <table:table-cell office:value-type="float" office:value="3.2768000000000019E-2" table:formula="of:=[.C338]-[.C337]" table:style-name="ce1">
            <text:p>0.032768</text:p>
          </table:table-cell>
          <table:table-cell office:value-type="float" office:value="407" table:style-name="ce1">
            <text:p>407</text:p>
          </table:table-cell>
          <table:table-cell office:value-type="float" office:value="8.6163989999999995" table:style-name="ce1">
            <text:p>8.616399</text:p>
          </table:table-cell>
          <table:table-cell office:value-type="float" office:value="34" table:style-name="ce1">
            <text:p>34</text:p>
          </table:table-cell>
          <table:table-cell office:value-type="float" office:value="56.828299999999999" table:formula="of:=[.C338]*100" table:style-name="ce1">
            <text:p>56.8283</text:p>
          </table:table-cell>
          <table:table-cell office:value-type="float" office:value="327.68000000000018" table:formula="of:=[.D338]*10000" table:style-name="ce1">
            <text:p>327.68</text:p>
          </table:table-cell>
          <table:table-cell office:value-type="float" office:value="-32.519999999999243" table:formula="of:=[.I338]-[.I337]" table:style-name="ce1">
            <text:p>-32.5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42</text:p>
          </table:table-cell>
          <table:table-cell office:value-type="float" office:value="0.60406899999999997" table:style-name="ce1">
            <text:p>0.604069</text:p>
          </table:table-cell>
          <table:table-cell office:value-type="float" office:value="3.5785999999999984E-2" table:formula="of:=[.C339]-[.C338]" table:style-name="ce1">
            <text:p>0.035786</text:p>
          </table:table-cell>
          <table:table-cell office:value-type="float" office:value="400" table:style-name="ce1">
            <text:p>400</text:p>
          </table:table-cell>
          <table:table-cell office:value-type="float" office:value="7.9956769999999997" table:style-name="ce1">
            <text:p>7.995677</text:p>
          </table:table-cell>
          <table:table-cell office:value-type="float" office:value="33" table:style-name="ce1">
            <text:p>33</text:p>
          </table:table-cell>
          <table:table-cell office:value-type="float" office:value="60.406899999999993" table:formula="of:=[.C339]*100" table:style-name="ce1">
            <text:p>60.4069</text:p>
          </table:table-cell>
          <table:table-cell office:value-type="float" office:value="357.85999999999984" table:formula="of:=[.D339]*10000" table:style-name="ce1">
            <text:p>357.86</text:p>
          </table:table-cell>
          <table:table-cell office:value-type="float" office:value="30.179999999999666" table:formula="of:=[.I339]-[.I338]" table:style-name="ce1">
            <text:p>30.1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43</text:p>
          </table:table-cell>
          <table:table-cell office:value-type="float" office:value="0.63691900000000001" table:style-name="ce1">
            <text:p>0.636919</text:p>
          </table:table-cell>
          <table:table-cell office:value-type="float" office:value="3.2850000000000046E-2" table:formula="of:=[.C340]-[.C339]" table:style-name="ce1">
            <text:p>0.03285</text:p>
          </table:table-cell>
          <table:table-cell office:value-type="float" office:value="392" table:style-name="ce1">
            <text:p>392</text:p>
          </table:table-cell>
          <table:table-cell office:value-type="float" office:value="7.4776220000000002" table:style-name="ce1">
            <text:p>7.477622</text:p>
          </table:table-cell>
          <table:table-cell office:value-type="float" office:value="33" table:style-name="ce1">
            <text:p>33</text:p>
          </table:table-cell>
          <table:table-cell office:value-type="float" office:value="63.691900000000004" table:formula="of:=[.C340]*100" table:style-name="ce1">
            <text:p>63.6919</text:p>
          </table:table-cell>
          <table:table-cell office:value-type="float" office:value="328.50000000000045" table:formula="of:=[.D340]*10000" table:style-name="ce1">
            <text:p>328.5</text:p>
          </table:table-cell>
          <table:table-cell office:value-type="float" office:value="-29.359999999999388" table:formula="of:=[.I340]-[.I339]" table:style-name="ce1">
            <text:p>-29.3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44</text:p>
          </table:table-cell>
          <table:table-cell office:value-type="float" office:value="0.66840999999999995" table:style-name="ce1">
            <text:p>0.66841</text:p>
          </table:table-cell>
          <table:table-cell office:value-type="float" office:value="3.1490999999999936E-2" table:formula="of:=[.C341]-[.C340]" table:style-name="ce1">
            <text:p>0.031491</text:p>
          </table:table-cell>
          <table:table-cell office:value-type="float" office:value="385" table:style-name="ce1">
            <text:p>385</text:p>
          </table:table-cell>
          <table:table-cell office:value-type="float" office:value="6.9265569999999999" table:style-name="ce1">
            <text:p>6.926557</text:p>
          </table:table-cell>
          <table:table-cell office:value-type="float" office:value="33" table:style-name="ce1">
            <text:p>33</text:p>
          </table:table-cell>
          <table:table-cell office:value-type="float" office:value="66.840999999999994" table:formula="of:=[.C341]*100" table:style-name="ce1">
            <text:p>66.841</text:p>
          </table:table-cell>
          <table:table-cell office:value-type="float" office:value="314.90999999999934" table:formula="of:=[.D341]*10000" table:style-name="ce1">
            <text:p>314.91</text:p>
          </table:table-cell>
          <table:table-cell office:value-type="float" office:value="-13.590000000001112" table:formula="of:=[.I341]-[.I340]" table:style-name="ce1">
            <text:p>-13.5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45</text:p>
          </table:table-cell>
          <table:table-cell office:value-type="float" office:value="0.70067800000000002" table:style-name="ce1">
            <text:p>0.700678</text:p>
          </table:table-cell>
          <table:table-cell office:value-type="float" office:value="3.2268000000000074E-2" table:formula="of:=[.C342]-[.C341]" table:style-name="ce1">
            <text:p>0.032268</text:p>
          </table:table-cell>
          <table:table-cell office:value-type="float" office:value="377" table:style-name="ce1">
            <text:p>377</text:p>
          </table:table-cell>
          <table:table-cell office:value-type="float" office:value="6.1781160000000002" table:style-name="ce1">
            <text:p>6.178116</text:p>
          </table:table-cell>
          <table:table-cell office:value-type="float" office:value="33" table:style-name="ce1">
            <text:p>33</text:p>
          </table:table-cell>
          <table:table-cell office:value-type="float" office:value="70.067800000000005" table:formula="of:=[.C342]*100" table:style-name="ce1">
            <text:p>70.0678</text:p>
          </table:table-cell>
          <table:table-cell office:value-type="float" office:value="322.68000000000075" table:formula="of:=[.D342]*10000" table:style-name="ce1">
            <text:p>322.68</text:p>
          </table:table-cell>
          <table:table-cell office:value-type="float" office:value="7.7700000000014029" table:formula="of:=[.I342]-[.I341]" table:style-name="ce1">
            <text:p>7.7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46</text:p>
          </table:table-cell>
          <table:table-cell office:value-type="float" office:value="0.72915300000000005" table:style-name="ce1">
            <text:p>0.729153</text:p>
          </table:table-cell>
          <table:table-cell office:value-type="float" office:value="2.8475000000000028E-2" table:formula="of:=[.C343]-[.C342]" table:style-name="ce1">
            <text:p>0.028475</text:p>
          </table:table-cell>
          <table:table-cell office:value-type="float" office:value="372" table:style-name="ce1">
            <text:p>372</text:p>
          </table:table-cell>
          <table:table-cell office:value-type="float" office:value="5.6293470000000001" table:style-name="ce1">
            <text:p>5.629347</text:p>
          </table:table-cell>
          <table:table-cell office:value-type="float" office:value="33" table:style-name="ce1">
            <text:p>33</text:p>
          </table:table-cell>
          <table:table-cell office:value-type="float" office:value="72.915300000000002" table:formula="of:=[.C343]*100" table:style-name="ce1">
            <text:p>72.9153</text:p>
          </table:table-cell>
          <table:table-cell office:value-type="float" office:value="284.75000000000028" table:formula="of:=[.D343]*10000" table:style-name="ce1">
            <text:p>284.75</text:p>
          </table:table-cell>
          <table:table-cell office:value-type="float" office:value="-37.930000000000462" table:formula="of:=[.I343]-[.I342]" table:style-name="ce1">
            <text:p>-37.9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47</text:p>
          </table:table-cell>
          <table:table-cell office:value-type="float" office:value="0.75495900000000005" table:style-name="ce1">
            <text:p>0.754959</text:p>
          </table:table-cell>
          <table:table-cell office:value-type="float" office:value="2.5805999999999996E-2" table:formula="of:=[.C344]-[.C343]" table:style-name="ce1">
            <text:p>0.025806</text:p>
          </table:table-cell>
          <table:table-cell office:value-type="float" office:value="367" table:style-name="ce1">
            <text:p>367</text:p>
          </table:table-cell>
          <table:table-cell office:value-type="float" office:value="5.0637040000000004" table:style-name="ce1">
            <text:p>5.063704</text:p>
          </table:table-cell>
          <table:table-cell office:value-type="float" office:value="32" table:style-name="ce1">
            <text:p>32</text:p>
          </table:table-cell>
          <table:table-cell office:value-type="float" office:value="75.495900000000006" table:formula="of:=[.C344]*100" table:style-name="ce1">
            <text:p>75.4959</text:p>
          </table:table-cell>
          <table:table-cell office:value-type="float" office:value="258.05999999999995" table:formula="of:=[.D344]*10000" table:style-name="ce1">
            <text:p>258.06</text:p>
          </table:table-cell>
          <table:table-cell office:value-type="float" office:value="-26.690000000000339" table:formula="of:=[.I344]-[.I343]" table:style-name="ce1">
            <text:p>-26.6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48</text:p>
          </table:table-cell>
          <table:table-cell office:value-type="float" office:value="0.78302400000000005" table:style-name="ce1">
            <text:p>0.783024</text:p>
          </table:table-cell>
          <table:table-cell office:value-type="float" office:value="2.8065000000000007E-2" table:formula="of:=[.C345]-[.C344]" table:style-name="ce1">
            <text:p>0.028065</text:p>
          </table:table-cell>
          <table:table-cell office:value-type="float" office:value="361" table:style-name="ce1">
            <text:p>361</text:p>
          </table:table-cell>
          <table:table-cell office:value-type="float" office:value="4.3805550000000002" table:style-name="ce1">
            <text:p>4.380555</text:p>
          </table:table-cell>
          <table:table-cell office:value-type="float" office:value="32" table:style-name="ce1">
            <text:p>32</text:p>
          </table:table-cell>
          <table:table-cell office:value-type="float" office:value="78.302400000000006" table:formula="of:=[.C345]*100" table:style-name="ce1">
            <text:p>78.3024</text:p>
          </table:table-cell>
          <table:table-cell office:value-type="float" office:value="280.65000000000009" table:formula="of:=[.D345]*10000" table:style-name="ce1">
            <text:p>280.65</text:p>
          </table:table-cell>
          <table:table-cell office:value-type="float" office:value="22.590000000000146" table:formula="of:=[.I345]-[.I344]" table:style-name="ce1">
            <text:p>22.5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49</text:p>
          </table:table-cell>
          <table:table-cell office:value-type="float" office:value="0.80537199999999998" table:style-name="ce1">
            <text:p>0.805372</text:p>
          </table:table-cell>
          <table:table-cell office:value-type="float" office:value="2.2347999999999923E-2" table:formula="of:=[.C346]-[.C345]" table:style-name="ce1">
            <text:p>0.022348</text:p>
          </table:table-cell>
          <table:table-cell office:value-type="float" office:value="360" table:style-name="ce1">
            <text:p>360</text:p>
          </table:table-cell>
          <table:table-cell office:value-type="float" office:value="3.787642" table:style-name="ce1">
            <text:p>3.787642</text:p>
          </table:table-cell>
          <table:table-cell office:value-type="float" office:value="32" table:style-name="ce1">
            <text:p>32</text:p>
          </table:table-cell>
          <table:table-cell office:value-type="float" office:value="80.537199999999999" table:formula="of:=[.C346]*100" table:style-name="ce1">
            <text:p>80.5372</text:p>
          </table:table-cell>
          <table:table-cell office:value-type="float" office:value="223.47999999999922" table:formula="of:=[.D346]*10000" table:style-name="ce1">
            <text:p>223.48</text:p>
          </table:table-cell>
          <table:table-cell office:value-type="float" office:value="-57.170000000000869" table:formula="of:=[.I346]-[.I345]" table:style-name="ce1">
            <text:p>-57.1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50</text:p>
          </table:table-cell>
          <table:table-cell office:value-type="float" office:value="0.83180500000000002" table:style-name="ce1">
            <text:p>0.831805</text:p>
          </table:table-cell>
          <table:table-cell office:value-type="float" office:value="2.643300000000004E-2" table:formula="of:=[.C347]-[.C346]" table:style-name="ce1">
            <text:p>0.026433</text:p>
          </table:table-cell>
          <table:table-cell office:value-type="float" office:value="353" table:style-name="ce1">
            <text:p>353</text:p>
          </table:table-cell>
          <table:table-cell office:value-type="float" office:value="2.9819939999999998" table:style-name="ce1">
            <text:p>2.981994</text:p>
          </table:table-cell>
          <table:table-cell office:value-type="float" office:value="32" table:style-name="ce1">
            <text:p>32</text:p>
          </table:table-cell>
          <table:table-cell office:value-type="float" office:value="83.180499999999995" table:formula="of:=[.C347]*100" table:style-name="ce1">
            <text:p>83.1805</text:p>
          </table:table-cell>
          <table:table-cell office:value-type="float" office:value="264.33000000000038" table:formula="of:=[.D347]*10000" table:style-name="ce1">
            <text:p>264.33</text:p>
          </table:table-cell>
          <table:table-cell office:value-type="float" office:value="40.85000000000116" table:formula="of:=[.I347]-[.I346]" table:style-name="ce1">
            <text:p>40.85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51</text:p>
          </table:table-cell>
          <table:table-cell office:value-type="float" office:value="0.85137600000000002" table:style-name="ce1">
            <text:p>0.851376</text:p>
          </table:table-cell>
          <table:table-cell office:value-type="float" office:value="1.9571000000000005E-2" table:formula="of:=[.C348]-[.C347]" table:style-name="ce1">
            <text:p>0.019571</text:p>
          </table:table-cell>
          <table:table-cell office:value-type="float" office:value="351" table:style-name="ce1">
            <text:p>351</text:p>
          </table:table-cell>
          <table:table-cell office:value-type="float" office:value="2.32613" table:style-name="ce1">
            <text:p>2.32613</text:p>
          </table:table-cell>
          <table:table-cell office:value-type="float" office:value="32" table:style-name="ce1">
            <text:p>32</text:p>
          </table:table-cell>
          <table:table-cell office:value-type="float" office:value="85.137600000000006" table:formula="of:=[.C348]*100" table:style-name="ce1">
            <text:p>85.1376</text:p>
          </table:table-cell>
          <table:table-cell office:value-type="float" office:value="195.71000000000004" table:formula="of:=[.D348]*10000" table:style-name="ce1">
            <text:p>195.71</text:p>
          </table:table-cell>
          <table:table-cell office:value-type="float" office:value="-68.620000000000346" table:formula="of:=[.I348]-[.I347]" table:style-name="ce1">
            <text:p>-68.6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52</text:p>
          </table:table-cell>
          <table:table-cell office:value-type="float" office:value="0.86566399999999999" table:style-name="ce1">
            <text:p>0.865664</text:p>
          </table:table-cell>
          <table:table-cell office:value-type="float" office:value="1.4287999999999967E-2" table:formula="of:=[.C349]-[.C348]" table:style-name="ce1">
            <text:p>0.014288</text:p>
          </table:table-cell>
          <table:table-cell office:value-type="float" office:value="354" table:style-name="ce1">
            <text:p>354</text:p>
          </table:table-cell>
          <table:table-cell office:value-type="float" office:value="1.737495" table:style-name="ce1">
            <text:p>1.737495</text:p>
          </table:table-cell>
          <table:table-cell office:value-type="float" office:value="31" table:style-name="ce1">
            <text:p>31</text:p>
          </table:table-cell>
          <table:table-cell office:value-type="float" office:value="86.566400000000002" table:formula="of:=[.C349]*100" table:style-name="ce1">
            <text:p>86.5664</text:p>
          </table:table-cell>
          <table:table-cell office:value-type="float" office:value="142.87999999999968" table:formula="of:=[.D349]*10000" table:style-name="ce1">
            <text:p>142.88</text:p>
          </table:table-cell>
          <table:table-cell office:value-type="float" office:value="-52.830000000000354" table:formula="of:=[.I349]-[.I348]" table:style-name="ce1">
            <text:p>-52.8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53</text:p>
          </table:table-cell>
          <table:table-cell office:value-type="float" office:value="0.88350099999999998" table:style-name="ce1">
            <text:p>0.883501</text:p>
          </table:table-cell>
          <table:table-cell office:value-type="float" office:value="1.7836999999999992E-2" table:formula="of:=[.C350]-[.C349]" table:style-name="ce1">
            <text:p>0.017837</text:p>
          </table:table-cell>
          <table:table-cell office:value-type="float" office:value="350" table:style-name="ce1">
            <text:p>350</text:p>
          </table:table-cell>
          <table:table-cell office:value-type="float" office:value="1.0683339999999999" table:style-name="ce1">
            <text:p>1.068334</text:p>
          </table:table-cell>
          <table:table-cell office:value-type="float" office:value="31" table:style-name="ce1">
            <text:p>31</text:p>
          </table:table-cell>
          <table:table-cell office:value-type="float" office:value="88.350099999999998" table:formula="of:=[.C350]*100" table:style-name="ce1">
            <text:p>88.3501</text:p>
          </table:table-cell>
          <table:table-cell office:value-type="float" office:value="178.36999999999992" table:formula="of:=[.D350]*10000" table:style-name="ce1">
            <text:p>178.37</text:p>
          </table:table-cell>
          <table:table-cell office:value-type="float" office:value="35.490000000000236" table:formula="of:=[.I350]-[.I349]" table:style-name="ce1">
            <text:p>35.4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54</text:p>
          </table:table-cell>
          <table:table-cell office:value-type="float" office:value="0.90032999999999996" table:style-name="ce1">
            <text:p>0.90033</text:p>
          </table:table-cell>
          <table:table-cell office:value-type="float" office:value="1.6828999999999983E-2" table:formula="of:=[.C351]-[.C350]" table:style-name="ce1">
            <text:p>0.016829</text:p>
          </table:table-cell>
          <table:table-cell office:value-type="float" office:value="350" table:style-name="ce1">
            <text:p>350</text:p>
          </table:table-cell>
          <table:table-cell office:value-type="float" office:value="0.19123899999999999" table:style-name="ce1">
            <text:p>0.191239</text:p>
          </table:table-cell>
          <table:table-cell office:value-type="float" office:value="32" table:style-name="ce1">
            <text:p>32</text:p>
          </table:table-cell>
          <table:table-cell office:value-type="float" office:value="90.033000000000001" table:formula="of:=[.C351]*100" table:style-name="ce1">
            <text:p>90.033</text:p>
          </table:table-cell>
          <table:table-cell office:value-type="float" office:value="168.28999999999982" table:formula="of:=[.D351]*10000" table:style-name="ce1">
            <text:p>168.29</text:p>
          </table:table-cell>
          <table:table-cell office:value-type="float" office:value="-10.080000000000098" table:formula="of:=[.I351]-[.I350]" table:style-name="ce1">
            <text:p>-10.0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55</text:p>
          </table:table-cell>
          <table:table-cell office:value-type="float" office:value="0.91168000000000005" table:style-name="ce1">
            <text:p>0.91168</text:p>
          </table:table-cell>
          <table:table-cell office:value-type="float" office:value="1.1350000000000082E-2" table:formula="of:=[.C352]-[.C351]" table:style-name="ce1">
            <text:p>0.01135</text:p>
          </table:table-cell>
          <table:table-cell office:value-type="float" office:value="351" table:style-name="ce1">
            <text:p>351</text:p>
          </table:table-cell>
          <table:table-cell office:value-type="float" office:value="-0.45233600000000002" table:style-name="ce1">
            <text:p>-0.452336</text:p>
          </table:table-cell>
          <table:table-cell office:value-type="float" office:value="32" table:style-name="ce1">
            <text:p>32</text:p>
          </table:table-cell>
          <table:table-cell office:value-type="float" office:value="91.168000000000006" table:formula="of:=[.C352]*100" table:style-name="ce1">
            <text:p>91.168</text:p>
          </table:table-cell>
          <table:table-cell office:value-type="float" office:value="113.50000000000082" table:formula="of:=[.D352]*10000" table:style-name="ce1">
            <text:p>113.5</text:p>
          </table:table-cell>
          <table:table-cell office:value-type="float" office:value="-54.789999999998997" table:formula="of:=[.I352]-[.I351]" table:style-name="ce1">
            <text:p>-54.79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56</text:p>
          </table:table-cell>
          <table:table-cell office:value-type="float" office:value="0.92043600000000003" table:style-name="ce1">
            <text:p>0.920436</text:p>
          </table:table-cell>
          <table:table-cell office:value-type="float" office:value="8.755999999999986E-3" table:formula="of:=[.C353]-[.C352]" table:style-name="ce1">
            <text:p>0.008756</text:p>
          </table:table-cell>
          <table:table-cell office:value-type="float" office:value="350" table:style-name="ce1">
            <text:p>350</text:p>
          </table:table-cell>
          <table:table-cell office:value-type="float" office:value="-1.065032" table:style-name="ce1">
            <text:p>-1.065032</text:p>
          </table:table-cell>
          <table:table-cell office:value-type="float" office:value="33" table:style-name="ce1">
            <text:p>33</text:p>
          </table:table-cell>
          <table:table-cell office:value-type="float" office:value="92.043599999999998" table:formula="of:=[.C353]*100" table:style-name="ce1">
            <text:p>92.0436</text:p>
          </table:table-cell>
          <table:table-cell office:value-type="float" office:value="87.55999999999986" table:formula="of:=[.D353]*10000" table:style-name="ce1">
            <text:p>87.56</text:p>
          </table:table-cell>
          <table:table-cell office:value-type="float" office:value="-25.940000000000964" table:formula="of:=[.I353]-[.I352]" table:style-name="ce1">
            <text:p>-25.94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57</text:p>
          </table:table-cell>
          <table:table-cell office:value-type="float" office:value="0.929234" table:style-name="ce1">
            <text:p>0.929234</text:p>
          </table:table-cell>
          <table:table-cell office:value-type="float" office:value="8.7979999999999725E-3" table:formula="of:=[.C354]-[.C353]" table:style-name="ce1">
            <text:p>0.008798</text:p>
          </table:table-cell>
          <table:table-cell office:value-type="float" office:value="352" table:style-name="ce1">
            <text:p>352</text:p>
          </table:table-cell>
          <table:table-cell office:value-type="float" office:value="-1.7843199999999999" table:style-name="ce1">
            <text:p>-1.78432</text:p>
          </table:table-cell>
          <table:table-cell office:value-type="float" office:value="33" table:style-name="ce1">
            <text:p>33</text:p>
          </table:table-cell>
          <table:table-cell office:value-type="float" office:value="92.923400000000001" table:formula="of:=[.C354]*100" table:style-name="ce1">
            <text:p>92.9234</text:p>
          </table:table-cell>
          <table:table-cell office:value-type="float" office:value="87.97999999999972" table:formula="of:=[.D354]*10000" table:style-name="ce1">
            <text:p>87.98</text:p>
          </table:table-cell>
          <table:table-cell office:value-type="float" office:value="0.4199999999998596" table:formula="of:=[.I354]-[.I353]" table:style-name="ce1">
            <text:p>0.4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58</text:p>
          </table:table-cell>
          <table:table-cell office:value-type="float" office:value="0.93082100000000001" table:style-name="ce1">
            <text:p>0.930821</text:p>
          </table:table-cell>
          <table:table-cell office:value-type="float" office:value="1.5870000000000051E-3" table:formula="of:=[.C355]-[.C354]" table:style-name="ce1">
            <text:p>0.001587</text:p>
          </table:table-cell>
          <table:table-cell office:value-type="float" office:value="356" table:style-name="ce1">
            <text:p>356</text:p>
          </table:table-cell>
          <table:table-cell office:value-type="float" office:value="-2.2842669999999998" table:style-name="ce1">
            <text:p>-2.284267</text:p>
          </table:table-cell>
          <table:table-cell office:value-type="float" office:value="33" table:style-name="ce1">
            <text:p>33</text:p>
          </table:table-cell>
          <table:table-cell office:value-type="float" office:value="93.082099999999997" table:formula="of:=[.C355]*100" table:style-name="ce1">
            <text:p>93.0821</text:p>
          </table:table-cell>
          <table:table-cell office:value-type="float" office:value="15.870000000000051" table:formula="of:=[.D355]*10000" table:style-name="ce1">
            <text:p>15.87</text:p>
          </table:table-cell>
          <table:table-cell office:value-type="float" office:value="-72.109999999999673" table:formula="of:=[.I355]-[.I354]" table:style-name="ce1">
            <text:p>-72.11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5:59</text:p>
          </table:table-cell>
          <table:table-cell office:value-type="float" office:value="0.92911100000000002" table:style-name="ce1">
            <text:p>0.929111</text:p>
          </table:table-cell>
          <table:table-cell office:value-type="float" office:value="-1.7099999999999893E-3" table:formula="of:=[.C356]-[.C355]" table:style-name="ce1">
            <text:p>-0.00171</text:p>
          </table:table-cell>
          <table:table-cell office:value-type="float" office:value="356" table:style-name="ce1">
            <text:p>356</text:p>
          </table:table-cell>
          <table:table-cell office:value-type="float" office:value="-2.7166860000000002" table:style-name="ce1">
            <text:p>-2.716686</text:p>
          </table:table-cell>
          <table:table-cell office:value-type="float" office:value="33" table:style-name="ce1">
            <text:p>33</text:p>
          </table:table-cell>
          <table:table-cell office:value-type="float" office:value="92.911100000000005" table:formula="of:=[.C356]*100" table:style-name="ce1">
            <text:p>92.9111</text:p>
          </table:table-cell>
          <table:table-cell office:value-type="float" office:value="-17.099999999999895" table:formula="of:=[.D356]*10000" table:style-name="ce1">
            <text:p>-17.1</text:p>
          </table:table-cell>
          <table:table-cell office:value-type="float" office:value="-32.969999999999942" table:formula="of:=[.I356]-[.I355]" table:style-name="ce1">
            <text:p>-32.97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6:00</text:p>
          </table:table-cell>
          <table:table-cell office:value-type="float" office:value="0.92204299999999995" table:style-name="ce1">
            <text:p>0.922043</text:p>
          </table:table-cell>
          <table:table-cell office:value-type="float" office:value="-7.0680000000000742E-3" table:formula="of:=[.C357]-[.C356]" table:style-name="ce1">
            <text:p>-0.007068</text:p>
          </table:table-cell>
          <table:table-cell office:value-type="float" office:value="359" table:style-name="ce1">
            <text:p>359</text:p>
          </table:table-cell>
          <table:table-cell office:value-type="float" office:value="-3.1827990000000002" table:style-name="ce1">
            <text:p>-3.182799</text:p>
          </table:table-cell>
          <table:table-cell office:value-type="float" office:value="33" table:style-name="ce1">
            <text:p>33</text:p>
          </table:table-cell>
          <table:table-cell office:value-type="float" office:value="92.204299999999989" table:formula="of:=[.C357]*100" table:style-name="ce1">
            <text:p>92.2043</text:p>
          </table:table-cell>
          <table:table-cell office:value-type="float" office:value="-70.680000000000746" table:formula="of:=[.D357]*10000" table:style-name="ce1">
            <text:p>-70.68</text:p>
          </table:table-cell>
          <table:table-cell office:value-type="float" office:value="-53.580000000000851" table:formula="of:=[.I357]-[.I356]" table:style-name="ce1">
            <text:p>-53.58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6:01</text:p>
          </table:table-cell>
          <table:table-cell office:value-type="float" office:value="0.908833" table:style-name="ce1">
            <text:p>0.908833</text:p>
          </table:table-cell>
          <table:table-cell office:value-type="float" office:value="-1.3209999999999944E-2" table:formula="of:=[.C358]-[.C357]" table:style-name="ce1">
            <text:p>-0.01321</text:p>
          </table:table-cell>
          <table:table-cell office:value-type="float" office:value="365" table:style-name="ce1">
            <text:p>365</text:p>
          </table:table-cell>
          <table:table-cell office:value-type="float" office:value="-3.380655" table:style-name="ce1">
            <text:p>-3.380655</text:p>
          </table:table-cell>
          <table:table-cell office:value-type="float" office:value="34" table:style-name="ce1">
            <text:p>34</text:p>
          </table:table-cell>
          <table:table-cell office:value-type="float" office:value="90.883300000000006" table:formula="of:=[.C358]*100" table:style-name="ce1">
            <text:p>90.8833</text:p>
          </table:table-cell>
          <table:table-cell office:value-type="float" office:value="-132.09999999999945" table:formula="of:=[.D358]*10000" table:style-name="ce1">
            <text:p>-132.1</text:p>
          </table:table-cell>
          <table:table-cell office:value-type="float" office:value="-61.419999999998709" table:formula="of:=[.I358]-[.I357]" table:style-name="ce1">
            <text:p>-61.42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6:02</text:p>
          </table:table-cell>
          <table:table-cell office:value-type="float" office:value="0.88999700000000004" table:style-name="ce1">
            <text:p>0.889997</text:p>
          </table:table-cell>
          <table:table-cell office:value-type="float" office:value="-1.8835999999999964E-2" table:formula="of:=[.C359]-[.C358]" table:style-name="ce1">
            <text:p>-0.018836</text:p>
          </table:table-cell>
          <table:table-cell office:value-type="float" office:value="372" table:style-name="ce1">
            <text:p>372</text:p>
          </table:table-cell>
          <table:table-cell office:value-type="float" office:value="-3.4936129999999999" table:style-name="ce1">
            <text:p>-3.493613</text:p>
          </table:table-cell>
          <table:table-cell office:value-type="float" office:value="34" table:style-name="ce1">
            <text:p>34</text:p>
          </table:table-cell>
          <table:table-cell office:value-type="float" office:value="88.999700000000004" table:formula="of:=[.C359]*100" table:style-name="ce1">
            <text:p>88.9997</text:p>
          </table:table-cell>
          <table:table-cell office:value-type="float" office:value="-188.35999999999964" table:formula="of:=[.D359]*10000" table:style-name="ce1">
            <text:p>-188.36</text:p>
          </table:table-cell>
          <table:table-cell office:value-type="float" office:value="-56.26000000000019" table:formula="of:=[.I359]-[.I358]" table:style-name="ce1">
            <text:p>-56.26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6:03</text:p>
          </table:table-cell>
          <table:table-cell office:value-type="float" office:value="0.86391799999999996" table:style-name="ce1">
            <text:p>0.863918</text:p>
          </table:table-cell>
          <table:table-cell office:value-type="float" office:value="-2.6079000000000074E-2" table:formula="of:=[.C360]-[.C359]" table:style-name="ce1">
            <text:p>-0.026079</text:p>
          </table:table-cell>
          <table:table-cell office:value-type="float" office:value="377" table:style-name="ce1">
            <text:p>377</text:p>
          </table:table-cell>
          <table:table-cell office:value-type="float" office:value="-3.4894959999999999" table:style-name="ce1">
            <text:p>-3.489496</text:p>
          </table:table-cell>
          <table:table-cell office:value-type="float" office:value="34" table:style-name="ce1">
            <text:p>34</text:p>
          </table:table-cell>
          <table:table-cell office:value-type="float" office:value="86.391799999999989" table:formula="of:=[.C360]*100" table:style-name="ce1">
            <text:p>86.3918</text:p>
          </table:table-cell>
          <table:table-cell office:value-type="float" office:value="-260.79000000000076" table:formula="of:=[.D360]*10000" table:style-name="ce1">
            <text:p>-260.79</text:p>
          </table:table-cell>
          <table:table-cell office:value-type="float" office:value="-72.430000000001115" table:formula="of:=[.I360]-[.I359]" table:style-name="ce1">
            <text:p>-72.43</text:p>
          </table:table-cell>
          <table:table-cell table:number-columns-repeated="16374"/>
        </table:table-row>
        <table:table-row table:style-name="ro1">
          <table:table-cell office:value-type="date" office:date-value="2023-06-12T00:00:00" table:style-name="ce2">
            <text:p>2023-06-12</text:p>
          </table:table-cell>
          <table:table-cell office:value-type="string" table:style-name="ce3">
            <text:p>16:36:04</text:p>
          </table:table-cell>
          <table:table-cell office:value-type="float" office:value="0.83312900000000001" table:style-name="ce1">
            <text:p>0.833129</text:p>
          </table:table-cell>
          <table:table-cell office:value-type="float" office:value="-3.0788999999999955E-2" table:formula="of:=[.C361]-[.C360]" table:style-name="ce1">
            <text:p>-0.030789</text:p>
          </table:table-cell>
          <table:table-cell office:value-type="float" office:value="382" table:style-name="ce1">
            <text:p>382</text:p>
          </table:table-cell>
          <table:table-cell office:value-type="float" office:value="-3.3438910000000002" table:style-name="ce1">
            <text:p>-3.343891</text:p>
          </table:table-cell>
          <table:table-cell office:value-type="float" office:value="34" table:style-name="ce1">
            <text:p>34</text:p>
          </table:table-cell>
          <table:table-cell office:value-type="float" office:value="83.312899999999999" table:formula="of:=[.C361]*100" table:style-name="ce1">
            <text:p>83.3129</text:p>
          </table:table-cell>
          <table:table-cell office:value-type="float" office:value="-307.88999999999953" table:formula="of:=[.D361]*10000" table:style-name="ce1">
            <text:p>-307.89</text:p>
          </table:table-cell>
          <table:table-cell office:value-type="float" office:value="-47.099999999998772" table:formula="of:=[.I361]-[.I360]" table:style-name="ce1">
            <text:p>-47.1</text:p>
          </table:table-cell>
          <table:table-cell table:number-columns-repeated="16374"/>
        </table:table-row>
        <table:table-row table:number-rows-repeated="10482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Windows User</dc:creator>
    <dc:date>2023-08-11T15:53:34Z</dc:date>
    <meta:editing-cycles>8</meta:editing-cycles>
    <meta:editing-duration>PT690S</meta:editing-duration>
  </office:meta>
</office:document-meta>
</file>